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16.44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27.24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41.16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1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eighted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9" table:number-columns-repeated="4" table:default-cell-style-name="Default"/>
        <table:table-column table:style-name="co10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row table:style-name="ro1">
          <table:table-cell office:value-type="string" calcext:value-type="string">
            <text:p>round_epochs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val_auro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val_f1K</text:p>
          </table:table-cell>
          <table:table-cell office:value-type="string" calcext:value-type="string">
            <text:p>f1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0act</text:p>
          </table:table-cell>
          <table:table-cell office:value-type="string" calcext:value-type="string">
            <text:p>l0nn</text:p>
          </table:table-cell>
          <table:table-cell office:value-type="string" calcext:value-type="string">
            <text:p>l0reg</text:p>
          </table:table-cell>
          <table:table-cell office:value-type="string" calcext:value-type="string">
            <text:p>l1reg</text:p>
          </table:table-cell>
          <table:table-cell office:value-type="string" calcext:value-type="string">
            <text:p>l1act</text:p>
          </table:table-cell>
          <table:table-cell office:value-type="string" calcext:value-type="string">
            <text:p>l1nn</text:p>
          </table:table-cell>
          <table:table-cell office:value-type="string" calcext:value-type="string">
            <text:p>l2nn</text:p>
          </table:table-cell>
          <table:table-cell office:value-type="string" calcext:value-type="string">
            <text:p>l2reg</text:p>
          </table:table-cell>
          <table:table-cell office:value-type="string" calcext:value-type="string">
            <text:p>l2act</text:p>
          </table:table-cell>
          <table:table-cell office:value-type="string" calcext:value-type="string">
            <text:p>l3reg</text:p>
          </table:table-cell>
          <table:table-cell office:value-type="string" calcext:value-type="string">
            <text:p>l3act</text:p>
          </table:table-cell>
          <table:table-cell office:value-type="string" calcext:value-type="string">
            <text:p>l3nn</text:p>
          </table:table-cell>
          <table:table-cell office:value-type="string" calcext:value-type="string">
            <text:p>l4nn</text:p>
          </table:table-cell>
          <table:table-cell office:value-type="string" calcext:value-type="string">
            <text:p>l4act</text:p>
          </table:table-cell>
          <table:table-cell office:value-type="string" calcext:value-type="string">
            <text:p>l4reg</text:p>
          </table:table-cell>
          <table:table-cell office:value-type="string" calcext:value-type="string">
            <text:p>l5act</text:p>
          </table:table-cell>
          <table:table-cell office:value-type="string" calcext:value-type="string">
            <text:p>l5nn</text:p>
          </table:table-cell>
          <table:table-cell office:value-type="string" calcext:value-type="string">
            <text:p>l5reg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w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0325085" calcext:value-type="percentage">
            <text:p>80.33%</text:p>
          </table:table-cell>
          <table:table-cell table:style-name="ce1" office:value-type="percentage" office:value="0.8198383" calcext:value-type="percentage">
            <text:p>81.98%</text:p>
          </table:table-cell>
          <table:table-cell table:style-name="ce1" office:value-type="percentage" office:value="1.08340965436195" calcext:value-type="percentage">
            <text:p>108.34%</text:p>
          </table:table-cell>
          <table:table-cell table:style-name="ce1" office:value-type="percentage" office:value="1.1952773494796" calcext:value-type="percentage">
            <text:p>119.53%</text:p>
          </table:table-cell>
          <table:table-cell table:style-name="ce1" office:value-type="percentage" office:value="0.8957728" calcext:value-type="percentage">
            <text:p>89.58%</text:p>
          </table:table-cell>
          <table:table-cell table:style-name="ce1" office:value-type="percentage" office:value="0.80294365" calcext:value-type="percentage">
            <text:p>80.29%</text:p>
          </table:table-cell>
          <table:table-cell table:style-name="ce1" office:value-type="percentage" office:value="0.94250065" calcext:value-type="percentage">
            <text:p>94.25%</text:p>
          </table:table-cell>
          <table:table-cell table:style-name="ce1" office:value-type="percentage" office:value="0.8799959" calcext:value-type="percentage">
            <text:p>88.0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179582" calcext:value-type="percentage">
            <text:p>81.80%</text:p>
          </table:table-cell>
          <table:table-cell table:style-name="ce1" office:value-type="percentage" office:value="0.8140016" calcext:value-type="percentage">
            <text:p>81.40%</text:p>
          </table:table-cell>
          <table:table-cell table:style-name="ce1" office:value-type="percentage" office:value="0.593641024050212" calcext:value-type="percentage">
            <text:p>59.36%</text:p>
          </table:table-cell>
          <table:table-cell table:style-name="ce1" office:value-type="percentage" office:value="0.574056225652896" calcext:value-type="percentage">
            <text:p>57.41%</text:p>
          </table:table-cell>
          <table:table-cell table:style-name="ce1" office:value-type="percentage" office:value="0.8237781" calcext:value-type="percentage">
            <text:p>82.38%</text:p>
          </table:table-cell>
          <table:table-cell table:style-name="ce1" office:value-type="percentage" office:value="0.8001132" calcext:value-type="percentage">
            <text:p>80.01%</text:p>
          </table:table-cell>
          <table:table-cell table:style-name="ce1" office:value-type="percentage" office:value="0.89696085" calcext:value-type="percentage">
            <text:p>89.70%</text:p>
          </table:table-cell>
          <table:table-cell table:style-name="ce1" office:value-type="percentage" office:value="0.87647474" calcext:value-type="percentage">
            <text:p>87.65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409218" calcext:value-type="percentage">
            <text:p>84.09%</text:p>
          </table:table-cell>
          <table:table-cell table:style-name="ce1" office:value-type="percentage" office:value="0.8133798" calcext:value-type="percentage">
            <text:p>81.34%</text:p>
          </table:table-cell>
          <table:table-cell table:style-name="ce1" office:value-type="percentage" office:value="0.509541101161124" calcext:value-type="percentage">
            <text:p>50.95%</text:p>
          </table:table-cell>
          <table:table-cell table:style-name="ce1" office:value-type="percentage" office:value="0.533069486819611" calcext:value-type="percentage">
            <text:p>53.31%</text:p>
          </table:table-cell>
          <table:table-cell table:style-name="ce1" office:value-type="percentage" office:value="0.8402906" calcext:value-type="percentage">
            <text:p>84.03%</text:p>
          </table:table-cell>
          <table:table-cell table:style-name="ce1" office:value-type="percentage" office:value="0.82445514" calcext:value-type="percentage">
            <text:p>82.45%</text:p>
          </table:table-cell>
          <table:table-cell table:style-name="ce1" office:value-type="percentage" office:value="0.9055103" calcext:value-type="percentage">
            <text:p>90.55%</text:p>
          </table:table-cell>
          <table:table-cell table:style-name="ce1" office:value-type="percentage" office:value="0.89362836" calcext:value-type="percentage">
            <text:p>89.36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507712" calcext:value-type="percentage">
            <text:p>85.08%</text:p>
          </table:table-cell>
          <table:table-cell table:style-name="ce1" office:value-type="percentage" office:value="0.8130858" calcext:value-type="percentage">
            <text:p>81.31%</text:p>
          </table:table-cell>
          <table:table-cell table:style-name="ce1" office:value-type="percentage" office:value="0.490395995651464" calcext:value-type="percentage">
            <text:p>49.04%</text:p>
          </table:table-cell>
          <table:table-cell table:style-name="ce1" office:value-type="percentage" office:value="0.457093239302994" calcext:value-type="percentage">
            <text:p>45.71%</text:p>
          </table:table-cell>
          <table:table-cell table:style-name="ce1" office:value-type="percentage" office:value="0.85363275" calcext:value-type="percentage">
            <text:p>85.36%</text:p>
          </table:table-cell>
          <table:table-cell table:style-name="ce1" office:value-type="percentage" office:value="0.8286442" calcext:value-type="percentage">
            <text:p>82.86%</text:p>
          </table:table-cell>
          <table:table-cell table:style-name="ce1" office:value-type="percentage" office:value="0.9142592" calcext:value-type="percentage">
            <text:p>91.43%</text:p>
          </table:table-cell>
          <table:table-cell table:style-name="ce1" office:value-type="percentage" office:value="0.8952911" calcext:value-type="percentage">
            <text:p>89.53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182369" calcext:value-type="percentage">
            <text:p>81.82%</text:p>
          </table:table-cell>
          <table:table-cell table:style-name="ce1" office:value-type="percentage" office:value="0.81119186" calcext:value-type="percentage">
            <text:p>81.12%</text:p>
          </table:table-cell>
          <table:table-cell table:style-name="ce1" office:value-type="percentage" office:value="0.623964030699456" calcext:value-type="percentage">
            <text:p>62.40%</text:p>
          </table:table-cell>
          <table:table-cell table:style-name="ce1" office:value-type="percentage" office:value="0.66524259984257" calcext:value-type="percentage">
            <text:p>66.52%</text:p>
          </table:table-cell>
          <table:table-cell table:style-name="ce1" office:value-type="percentage" office:value="0.86856014" calcext:value-type="percentage">
            <text:p>86.86%</text:p>
          </table:table-cell>
          <table:table-cell table:style-name="ce1" office:value-type="percentage" office:value="0.8094537" calcext:value-type="percentage">
            <text:p>80.95%</text:p>
          </table:table-cell>
          <table:table-cell table:style-name="ce1" office:value-type="percentage" office:value="0.9250023" calcext:value-type="percentage">
            <text:p>92.50%</text:p>
          </table:table-cell>
          <table:table-cell table:style-name="ce1" office:value-type="percentage" office:value="0.8823563" calcext:value-type="percentage">
            <text:p>88.24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2752776" calcext:value-type="percentage">
            <text:p>82.75%</text:p>
          </table:table-cell>
          <table:table-cell table:style-name="ce1" office:value-type="percentage" office:value="0.809536" calcext:value-type="percentage">
            <text:p>80.95%</text:p>
          </table:table-cell>
          <table:table-cell table:style-name="ce1" office:value-type="percentage" office:value="0.557439587742487" calcext:value-type="percentage">
            <text:p>55.74%</text:p>
          </table:table-cell>
          <table:table-cell table:style-name="ce1" office:value-type="percentage" office:value="0.497343352480325" calcext:value-type="percentage">
            <text:p>49.73%</text:p>
          </table:table-cell>
          <table:table-cell table:style-name="ce1" office:value-type="percentage" office:value="0.88612944" calcext:value-type="percentage">
            <text:p>88.61%</text:p>
          </table:table-cell>
          <table:table-cell table:style-name="ce1" office:value-type="percentage" office:value="0.8311916" calcext:value-type="percentage">
            <text:p>83.12%</text:p>
          </table:table-cell>
          <table:table-cell table:style-name="ce1" office:value-type="percentage" office:value="0.93543565" calcext:value-type="percentage">
            <text:p>93.54%</text:p>
          </table:table-cell>
          <table:table-cell table:style-name="ce1" office:value-type="percentage" office:value="0.89615166" calcext:value-type="percentage">
            <text:p>89.62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179582" calcext:value-type="percentage">
            <text:p>81.80%</text:p>
          </table:table-cell>
          <table:table-cell table:style-name="ce1" office:value-type="percentage" office:value="0.8092965" calcext:value-type="percentage">
            <text:p>80.93%</text:p>
          </table:table-cell>
          <table:table-cell table:style-name="ce1" office:value-type="percentage" office:value="0.593641024050212" calcext:value-type="percentage">
            <text:p>59.36%</text:p>
          </table:table-cell>
          <table:table-cell table:style-name="ce1" office:value-type="percentage" office:value="0.574056207031366" calcext:value-type="percentage">
            <text:p>57.41%</text:p>
          </table:table-cell>
          <table:table-cell table:style-name="ce1" office:value-type="percentage" office:value="0.8237781" calcext:value-type="percentage">
            <text:p>82.38%</text:p>
          </table:table-cell>
          <table:table-cell table:style-name="ce1" office:value-type="percentage" office:value="0.8001132" calcext:value-type="percentage">
            <text:p>80.01%</text:p>
          </table:table-cell>
          <table:table-cell table:style-name="ce1" office:value-type="percentage" office:value="0.89672965" calcext:value-type="percentage">
            <text:p>89.67%</text:p>
          </table:table-cell>
          <table:table-cell table:style-name="ce1" office:value-type="percentage" office:value="0.87647474" calcext:value-type="percentage">
            <text:p>87.65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3591187" calcext:value-type="percentage">
            <text:p>83.59%</text:p>
          </table:table-cell>
          <table:table-cell table:style-name="ce1" office:value-type="percentage" office:value="0.80813235" calcext:value-type="percentage">
            <text:p>80.81%</text:p>
          </table:table-cell>
          <table:table-cell table:style-name="ce1" office:value-type="percentage" office:value="0.551630940006773" calcext:value-type="percentage">
            <text:p>55.16%</text:p>
          </table:table-cell>
          <table:table-cell table:style-name="ce1" office:value-type="percentage" office:value="0.560963330369644" calcext:value-type="percentage">
            <text:p>56.10%</text:p>
          </table:table-cell>
          <table:table-cell table:style-name="ce1" office:value-type="percentage" office:value="0.7832233" calcext:value-type="percentage">
            <text:p>78.32%</text:p>
          </table:table-cell>
          <table:table-cell table:style-name="ce1" office:value-type="percentage" office:value="0.79920745" calcext:value-type="percentage">
            <text:p>79.92%</text:p>
          </table:table-cell>
          <table:table-cell table:style-name="ce1" office:value-type="percentage" office:value="0.86327165" calcext:value-type="percentage">
            <text:p>86.33%</text:p>
          </table:table-cell>
          <table:table-cell table:style-name="ce1" office:value-type="percentage" office:value="0.87606794" calcext:value-type="percentage">
            <text:p>87.61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2181466" calcext:value-type="percentage">
            <text:p>82.18%</text:p>
          </table:table-cell>
          <table:table-cell table:style-name="ce1" office:value-type="percentage" office:value="0.8067706" calcext:value-type="percentage">
            <text:p>80.68%</text:p>
          </table:table-cell>
          <table:table-cell table:style-name="ce1" office:value-type="percentage" office:value="0.586560310772179" calcext:value-type="percentage">
            <text:p>58.66%</text:p>
          </table:table-cell>
          <table:table-cell table:style-name="ce1" office:value-type="percentage" office:value="0.498970685184711" calcext:value-type="percentage">
            <text:p>49.90%</text:p>
          </table:table-cell>
          <table:table-cell table:style-name="ce1" office:value-type="percentage" office:value="0.9003963" calcext:value-type="percentage">
            <text:p>90.04%</text:p>
          </table:table-cell>
          <table:table-cell table:style-name="ce1" office:value-type="percentage" office:value="0.8352675" calcext:value-type="percentage">
            <text:p>83.53%</text:p>
          </table:table-cell>
          <table:table-cell table:style-name="ce1" office:value-type="percentage" office:value="0.94616306" calcext:value-type="percentage">
            <text:p>94.62%</text:p>
          </table:table-cell>
          <table:table-cell table:style-name="ce1" office:value-type="percentage" office:value="0.9004781" calcext:value-type="percentage">
            <text:p>90.05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340779" calcext:value-type="percentage">
            <text:p>83.41%</text:p>
          </table:table-cell>
          <table:table-cell table:style-name="ce1" office:value-type="percentage" office:value="0.80662113" calcext:value-type="percentage">
            <text:p>80.66%</text:p>
          </table:table-cell>
          <table:table-cell table:style-name="ce1" office:value-type="percentage" office:value="0.51782040942029" calcext:value-type="percentage">
            <text:p>51.78%</text:p>
          </table:table-cell>
          <table:table-cell table:style-name="ce1" office:value-type="percentage" office:value="0.519806287759519" calcext:value-type="percentage">
            <text:p>51.98%</text:p>
          </table:table-cell>
          <table:table-cell table:style-name="ce1" office:value-type="percentage" office:value="0.84544253" calcext:value-type="percentage">
            <text:p>84.54%</text:p>
          </table:table-cell>
          <table:table-cell table:style-name="ce1" office:value-type="percentage" office:value="0.844608" calcext:value-type="percentage">
            <text:p>84.46%</text:p>
          </table:table-cell>
          <table:table-cell table:style-name="ce1" office:value-type="percentage" office:value="0.91015625" calcext:value-type="percentage">
            <text:p>91.02%</text:p>
          </table:table-cell>
          <table:table-cell table:style-name="ce1" office:value-type="percentage" office:value="0.90753675" calcext:value-type="percentage">
            <text:p>90.75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0325085" calcext:value-type="percentage">
            <text:p>80.33%</text:p>
          </table:table-cell>
          <table:table-cell table:style-name="ce1" office:value-type="percentage" office:value="0.80633104" calcext:value-type="percentage">
            <text:p>80.63%</text:p>
          </table:table-cell>
          <table:table-cell table:style-name="ce1" office:value-type="percentage" office:value="1.08340965436195" calcext:value-type="percentage">
            <text:p>108.34%</text:p>
          </table:table-cell>
          <table:table-cell table:style-name="ce1" office:value-type="percentage" office:value="1.19527734711747" calcext:value-type="percentage">
            <text:p>119.53%</text:p>
          </table:table-cell>
          <table:table-cell table:style-name="ce1" office:value-type="percentage" office:value="0.8957728" calcext:value-type="percentage">
            <text:p>89.58%</text:p>
          </table:table-cell>
          <table:table-cell table:style-name="ce1" office:value-type="percentage" office:value="0.80294365" calcext:value-type="percentage">
            <text:p>80.29%</text:p>
          </table:table-cell>
          <table:table-cell table:style-name="ce1" office:value-type="percentage" office:value="0.9407943" calcext:value-type="percentage">
            <text:p>94.08%</text:p>
          </table:table-cell>
          <table:table-cell table:style-name="ce1" office:value-type="percentage" office:value="0.8799959" calcext:value-type="percentage">
            <text:p>88.0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4343195" calcext:value-type="percentage">
            <text:p>84.34%</text:p>
          </table:table-cell>
          <table:table-cell table:style-name="ce1" office:value-type="percentage" office:value="0.80562097" calcext:value-type="percentage">
            <text:p>80.56%</text:p>
          </table:table-cell>
          <table:table-cell table:style-name="ce1" office:value-type="percentage" office:value="0.537747236729478" calcext:value-type="percentage">
            <text:p>53.77%</text:p>
          </table:table-cell>
          <table:table-cell table:style-name="ce1" office:value-type="percentage" office:value="0.470714842430666" calcext:value-type="percentage">
            <text:p>47.07%</text:p>
          </table:table-cell>
          <table:table-cell table:style-name="ce1" office:value-type="percentage" office:value="0.8528402" calcext:value-type="percentage">
            <text:p>85.28%</text:p>
          </table:table-cell>
          <table:table-cell table:style-name="ce1" office:value-type="percentage" office:value="0.79060286" calcext:value-type="percentage">
            <text:p>79.06%</text:p>
          </table:table-cell>
          <table:table-cell table:style-name="ce1" office:value-type="percentage" office:value="0.9137563" calcext:value-type="percentage">
            <text:p>91.38%</text:p>
          </table:table-cell>
          <table:table-cell table:style-name="ce1" office:value-type="percentage" office:value="0.8671935" calcext:value-type="percentage">
            <text:p>86.72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10465" calcext:value-type="percentage">
            <text:p>81.05%</text:p>
          </table:table-cell>
          <table:table-cell table:style-name="ce1" office:value-type="percentage" office:value="0.805529" calcext:value-type="percentage">
            <text:p>80.55%</text:p>
          </table:table-cell>
          <table:table-cell table:style-name="ce1" office:value-type="percentage" office:value="0.926501732388131" calcext:value-type="percentage">
            <text:p>92.65%</text:p>
          </table:table-cell>
          <table:table-cell table:style-name="ce1" office:value-type="percentage" office:value="0.736321882338631" calcext:value-type="percentage">
            <text:p>73.63%</text:p>
          </table:table-cell>
          <table:table-cell table:style-name="ce1" office:value-type="percentage" office:value="0.7396301" calcext:value-type="percentage">
            <text:p>73.96%</text:p>
          </table:table-cell>
          <table:table-cell table:style-name="ce1" office:value-type="percentage" office:value="0.7316728" calcext:value-type="percentage">
            <text:p>73.17%</text:p>
          </table:table-cell>
          <table:table-cell table:style-name="ce1" office:value-type="percentage" office:value="0.8358609" calcext:value-type="percentage">
            <text:p>83.59%</text:p>
          </table:table-cell>
          <table:table-cell table:style-name="ce1" office:value-type="percentage" office:value="0.8265623" calcext:value-type="percentage">
            <text:p>82.66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2344216" calcext:value-type="percentage">
            <text:p>82.34%</text:p>
          </table:table-cell>
          <table:table-cell table:style-name="ce1" office:value-type="percentage" office:value="0.8051576" calcext:value-type="percentage">
            <text:p>80.52%</text:p>
          </table:table-cell>
          <table:table-cell table:style-name="ce1" office:value-type="percentage" office:value="0.566522943646247" calcext:value-type="percentage">
            <text:p>56.65%</text:p>
          </table:table-cell>
          <table:table-cell table:style-name="ce1" office:value-type="percentage" office:value="0.605990577169265" calcext:value-type="percentage">
            <text:p>60.60%</text:p>
          </table:table-cell>
          <table:table-cell table:style-name="ce1" office:value-type="percentage" office:value="0.7929987" calcext:value-type="percentage">
            <text:p>79.30%</text:p>
          </table:table-cell>
          <table:table-cell table:style-name="ce1" office:value-type="percentage" office:value="0.82083213" calcext:value-type="percentage">
            <text:p>82.08%</text:p>
          </table:table-cell>
          <table:table-cell table:style-name="ce1" office:value-type="percentage" office:value="0.8731038" calcext:value-type="percentage">
            <text:p>87.31%</text:p>
          </table:table-cell>
          <table:table-cell table:style-name="ce1" office:value-type="percentage" office:value="0.89087474" calcext:value-type="percentage">
            <text:p>89.09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40267" calcext:value-type="percentage">
            <text:p>84.03%</text:p>
          </table:table-cell>
          <table:table-cell table:style-name="ce1" office:value-type="percentage" office:value="0.80484205" calcext:value-type="percentage">
            <text:p>80.48%</text:p>
          </table:table-cell>
          <table:table-cell table:style-name="ce1" office:value-type="percentage" office:value="0.574371970259971" calcext:value-type="percentage">
            <text:p>57.44%</text:p>
          </table:table-cell>
          <table:table-cell table:style-name="ce1" office:value-type="percentage" office:value="0.536578293481308" calcext:value-type="percentage">
            <text:p>53.66%</text:p>
          </table:table-cell>
          <table:table-cell table:style-name="ce1" office:value-type="percentage" office:value="0.8050198" calcext:value-type="percentage">
            <text:p>80.50%</text:p>
          </table:table-cell>
          <table:table-cell table:style-name="ce1" office:value-type="percentage" office:value="0.7967167" calcext:value-type="percentage">
            <text:p>79.67%</text:p>
          </table:table-cell>
          <table:table-cell table:style-name="ce1" office:value-type="percentage" office:value="0.88282233" calcext:value-type="percentage">
            <text:p>88.28%</text:p>
          </table:table-cell>
          <table:table-cell table:style-name="ce1" office:value-type="percentage" office:value="0.8742232" calcext:value-type="percentage">
            <text:p>87.42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150852" calcext:value-type="percentage">
            <text:p>81.51%</text:p>
          </table:table-cell>
          <table:table-cell table:style-name="ce1" office:value-type="percentage" office:value="0.8047633" calcext:value-type="percentage">
            <text:p>80.48%</text:p>
          </table:table-cell>
          <table:table-cell table:style-name="ce1" office:value-type="percentage" office:value="0.723452573992732" calcext:value-type="percentage">
            <text:p>72.35%</text:p>
          </table:table-cell>
          <table:table-cell table:style-name="ce1" office:value-type="percentage" office:value="0.799456907940667" calcext:value-type="percentage">
            <text:p>79.95%</text:p>
          </table:table-cell>
          <table:table-cell table:style-name="ce1" office:value-type="percentage" office:value="0.85706735" calcext:value-type="percentage">
            <text:p>85.71%</text:p>
          </table:table-cell>
          <table:table-cell table:style-name="ce1" office:value-type="percentage" office:value="0.7987546" calcext:value-type="percentage">
            <text:p>79.88%</text:p>
          </table:table-cell>
          <table:table-cell table:style-name="ce1" office:value-type="percentage" office:value="0.91671556" calcext:value-type="percentage">
            <text:p>91.67%</text:p>
          </table:table-cell>
          <table:table-cell table:style-name="ce1" office:value-type="percentage" office:value="0.8745948" calcext:value-type="percentage">
            <text:p>87.46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455322" calcext:value-type="percentage">
            <text:p>84.55%</text:p>
          </table:table-cell>
          <table:table-cell table:style-name="ce1" office:value-type="percentage" office:value="0.80475396" calcext:value-type="percentage">
            <text:p>80.48%</text:p>
          </table:table-cell>
          <table:table-cell table:style-name="ce1" office:value-type="percentage" office:value="0.51284281756363" calcext:value-type="percentage">
            <text:p>51.28%</text:p>
          </table:table-cell>
          <table:table-cell table:style-name="ce1" office:value-type="percentage" office:value="0.396127065705182" calcext:value-type="percentage">
            <text:p>39.61%</text:p>
          </table:table-cell>
          <table:table-cell table:style-name="ce1" office:value-type="percentage" office:value="0.8694848" calcext:value-type="percentage">
            <text:p>86.95%</text:p>
          </table:table-cell>
          <table:table-cell table:style-name="ce1" office:value-type="percentage" office:value="0.814775" calcext:value-type="percentage">
            <text:p>81.48%</text:p>
          </table:table-cell>
          <table:table-cell table:style-name="ce1" office:value-type="percentage" office:value="0.92448634" calcext:value-type="percentage">
            <text:p>92.45%</text:p>
          </table:table-cell>
          <table:table-cell table:style-name="ce1" office:value-type="percentage" office:value="0.8849389" calcext:value-type="percentage">
            <text:p>88.49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435825" calcext:value-type="percentage">
            <text:p>84.36%</text:p>
          </table:table-cell>
          <table:table-cell table:style-name="ce1" office:value-type="percentage" office:value="0.8044452" calcext:value-type="percentage">
            <text:p>80.44%</text:p>
          </table:table-cell>
          <table:table-cell table:style-name="ce1" office:value-type="percentage" office:value="0.532701725008938" calcext:value-type="percentage">
            <text:p>53.27%</text:p>
          </table:table-cell>
          <table:table-cell table:style-name="ce1" office:value-type="percentage" office:value="0.44092652181968" calcext:value-type="percentage">
            <text:p>44.09%</text:p>
          </table:table-cell>
          <table:table-cell table:style-name="ce1" office:value-type="percentage" office:value="0.8663144" calcext:value-type="percentage">
            <text:p>86.63%</text:p>
          </table:table-cell>
          <table:table-cell table:style-name="ce1" office:value-type="percentage" office:value="0.8230965" calcext:value-type="percentage">
            <text:p>82.31%</text:p>
          </table:table-cell>
          <table:table-cell table:style-name="ce1" office:value-type="percentage" office:value="0.92262" calcext:value-type="percentage">
            <text:p>92.26%</text:p>
          </table:table-cell>
          <table:table-cell table:style-name="ce1" office:value-type="percentage" office:value="0.892131" calcext:value-type="percentage">
            <text:p>89.21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2405895" calcext:value-type="percentage">
            <text:p>82.41%</text:p>
          </table:table-cell>
          <table:table-cell table:style-name="ce1" office:value-type="percentage" office:value="0.8043774" calcext:value-type="percentage">
            <text:p>80.44%</text:p>
          </table:table-cell>
          <table:table-cell table:style-name="ce1" office:value-type="percentage" office:value="0.618605239935243" calcext:value-type="percentage">
            <text:p>61.86%</text:p>
          </table:table-cell>
          <table:table-cell table:style-name="ce1" office:value-type="percentage" office:value="0.530166286458427" calcext:value-type="percentage">
            <text:p>53.02%</text:p>
          </table:table-cell>
          <table:table-cell table:style-name="ce1" office:value-type="percentage" office:value="0.8533686" calcext:value-type="percentage">
            <text:p>85.34%</text:p>
          </table:table-cell>
          <table:table-cell table:style-name="ce1" office:value-type="percentage" office:value="0.7769035" calcext:value-type="percentage">
            <text:p>77.69%</text:p>
          </table:table-cell>
          <table:table-cell table:style-name="ce1" office:value-type="percentage" office:value="0.9153654" calcext:value-type="percentage">
            <text:p>91.54%</text:p>
          </table:table-cell>
          <table:table-cell table:style-name="ce1" office:value-type="percentage" office:value="0.85864747" calcext:value-type="percentage">
            <text:p>85.86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3354247" calcext:value-type="percentage">
            <text:p>83.35%</text:p>
          </table:table-cell>
          <table:table-cell table:style-name="ce1" office:value-type="percentage" office:value="0.8025861" calcext:value-type="percentage">
            <text:p>80.26%</text:p>
          </table:table-cell>
          <table:table-cell table:style-name="ce1" office:value-type="percentage" office:value="0.821328629524216" calcext:value-type="percentage">
            <text:p>82.13%</text:p>
          </table:table-cell>
          <table:table-cell table:style-name="ce1" office:value-type="percentage" office:value="0.550695400729362" calcext:value-type="percentage">
            <text:p>55.07%</text:p>
          </table:table-cell>
          <table:table-cell table:style-name="ce1" office:value-type="percentage" office:value="0.87926024" calcext:value-type="percentage">
            <text:p>87.93%</text:p>
          </table:table-cell>
          <table:table-cell table:style-name="ce1" office:value-type="percentage" office:value="0.792471" calcext:value-type="percentage">
            <text:p>79.25%</text:p>
          </table:table-cell>
          <table:table-cell table:style-name="ce1" office:value-type="percentage" office:value="0.9310826" calcext:value-type="percentage">
            <text:p>93.11%</text:p>
          </table:table-cell>
          <table:table-cell table:style-name="ce1" office:value-type="percentage" office:value="0.86952865" calcext:value-type="percentage">
            <text:p>86.95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4471595" calcext:value-type="percentage">
            <text:p>84.47%</text:p>
          </table:table-cell>
          <table:table-cell table:style-name="ce1" office:value-type="percentage" office:value="0.80242693" calcext:value-type="percentage">
            <text:p>80.24%</text:p>
          </table:table-cell>
          <table:table-cell table:style-name="ce1" office:value-type="percentage" office:value="0.55235853590474" calcext:value-type="percentage">
            <text:p>55.24%</text:p>
          </table:table-cell>
          <table:table-cell table:style-name="ce1" office:value-type="percentage" office:value="0.5378670395208" calcext:value-type="percentage">
            <text:p>53.79%</text:p>
          </table:table-cell>
          <table:table-cell table:style-name="ce1" office:value-type="percentage" office:value="0.78969616" calcext:value-type="percentage">
            <text:p>78.97%</text:p>
          </table:table-cell>
          <table:table-cell table:style-name="ce1" office:value-type="percentage" office:value="0.80362296" calcext:value-type="percentage">
            <text:p>80.36%</text:p>
          </table:table-cell>
          <table:table-cell table:style-name="ce1" office:value-type="percentage" office:value="0.8723764" calcext:value-type="percentage">
            <text:p>87.24%</text:p>
          </table:table-cell>
          <table:table-cell table:style-name="ce1" office:value-type="percentage" office:value="0.87818575" calcext:value-type="percentage">
            <text:p>87.82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067457" calcext:value-type="percentage">
            <text:p>80.67%</text:p>
          </table:table-cell>
          <table:table-cell table:style-name="ce1" office:value-type="percentage" office:value="0.8023769" calcext:value-type="percentage">
            <text:p>80.24%</text:p>
          </table:table-cell>
          <table:table-cell table:style-name="ce1" office:value-type="percentage" office:value="0.730713690639791" calcext:value-type="percentage">
            <text:p>73.07%</text:p>
          </table:table-cell>
          <table:table-cell table:style-name="ce1" office:value-type="percentage" office:value="1.81524567780438" calcext:value-type="percentage">
            <text:p>181.52%</text:p>
          </table:table-cell>
          <table:table-cell table:style-name="ce1" office:value-type="percentage" office:value="0.7725231" calcext:value-type="percentage">
            <text:p>77.25%</text:p>
          </table:table-cell>
          <table:table-cell table:style-name="ce1" office:value-type="percentage" office:value="0.74191904" calcext:value-type="percentage">
            <text:p>74.19%</text:p>
          </table:table-cell>
          <table:table-cell table:style-name="ce1" office:value-type="percentage" office:value="0.8610487" calcext:value-type="percentage">
            <text:p>86.10%</text:p>
          </table:table-cell>
          <table:table-cell table:style-name="ce1" office:value-type="percentage" office:value="0.8329014" calcext:value-type="percentage">
            <text:p>83.29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2653046" calcext:value-type="percentage">
            <text:p>82.65%</text:p>
          </table:table-cell>
          <table:table-cell table:style-name="ce1" office:value-type="percentage" office:value="0.801875" calcext:value-type="percentage">
            <text:p>80.19%</text:p>
          </table:table-cell>
          <table:table-cell table:style-name="ce1" office:value-type="percentage" office:value="0.576619134977051" calcext:value-type="percentage">
            <text:p>57.66%</text:p>
          </table:table-cell>
          <table:table-cell table:style-name="ce1" office:value-type="percentage" office:value="0.830107496310729" calcext:value-type="percentage">
            <text:p>83.01%</text:p>
          </table:table-cell>
          <table:table-cell table:style-name="ce1" office:value-type="percentage" office:value="0.7404227" calcext:value-type="percentage">
            <text:p>74.04%</text:p>
          </table:table-cell>
          <table:table-cell table:style-name="ce1" office:value-type="percentage" office:value="0.8286442" calcext:value-type="percentage">
            <text:p>82.86%</text:p>
          </table:table-cell>
          <table:table-cell table:style-name="ce1" office:value-type="percentage" office:value="0.8346886" calcext:value-type="percentage">
            <text:p>83.47%</text:p>
          </table:table-cell>
          <table:table-cell table:style-name="ce1" office:value-type="percentage" office:value="0.89409804" calcext:value-type="percentage">
            <text:p>89.41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237892" calcext:value-type="percentage">
            <text:p>82.38%</text:p>
          </table:table-cell>
          <table:table-cell table:style-name="ce1" office:value-type="percentage" office:value="0.80177283" calcext:value-type="percentage">
            <text:p>80.18%</text:p>
          </table:table-cell>
          <table:table-cell table:style-name="ce1" office:value-type="percentage" office:value="0.585481641871579" calcext:value-type="percentage">
            <text:p>58.55%</text:p>
          </table:table-cell>
          <table:table-cell table:style-name="ce1" office:value-type="percentage" office:value="0.635339044989179" calcext:value-type="percentage">
            <text:p>63.53%</text:p>
          </table:table-cell>
          <table:table-cell table:style-name="ce1" office:value-type="percentage" office:value="0.7357992" calcext:value-type="percentage">
            <text:p>73.58%</text:p>
          </table:table-cell>
          <table:table-cell table:style-name="ce1" office:value-type="percentage" office:value="0.76603454" calcext:value-type="percentage">
            <text:p>76.60%</text:p>
          </table:table-cell>
          <table:table-cell table:style-name="ce1" office:value-type="percentage" office:value="0.8333587" calcext:value-type="percentage">
            <text:p>83.34%</text:p>
          </table:table-cell>
          <table:table-cell table:style-name="ce1" office:value-type="percentage" office:value="0.85005134" calcext:value-type="percentage">
            <text:p>85.01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195262" calcext:value-type="percentage">
            <text:p>81.95%</text:p>
          </table:table-cell>
          <table:table-cell table:style-name="ce1" office:value-type="percentage" office:value="0.80175877" calcext:value-type="percentage">
            <text:p>80.18%</text:p>
          </table:table-cell>
          <table:table-cell table:style-name="ce1" office:value-type="percentage" office:value="0.586391549221085" calcext:value-type="percentage">
            <text:p>58.64%</text:p>
          </table:table-cell>
          <table:table-cell table:style-name="ce1" office:value-type="percentage" office:value="0.490963537083592" calcext:value-type="percentage">
            <text:p>49.10%</text:p>
          </table:table-cell>
          <table:table-cell table:style-name="ce1" office:value-type="percentage" office:value="0.9095112" calcext:value-type="percentage">
            <text:p>90.95%</text:p>
          </table:table-cell>
          <table:table-cell table:style-name="ce1" office:value-type="percentage" office:value="0.8401359" calcext:value-type="percentage">
            <text:p>84.01%</text:p>
          </table:table-cell>
          <table:table-cell table:style-name="ce1" office:value-type="percentage" office:value="0.94974315" calcext:value-type="percentage">
            <text:p>94.97%</text:p>
          </table:table-cell>
          <table:table-cell table:style-name="ce1" office:value-type="percentage" office:value="0.90368545" calcext:value-type="percentage">
            <text:p>90.37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7848631" calcext:value-type="percentage">
            <text:p>78.49%</text:p>
          </table:table-cell>
          <table:table-cell table:style-name="ce1" office:value-type="percentage" office:value="0.8017329" calcext:value-type="percentage">
            <text:p>80.17%</text:p>
          </table:table-cell>
          <table:table-cell table:style-name="ce1" office:value-type="percentage" office:value="0.587125584453623" calcext:value-type="percentage">
            <text:p>58.71%</text:p>
          </table:table-cell>
          <table:table-cell table:style-name="ce1" office:value-type="percentage" office:value="0.531613793760499" calcext:value-type="percentage">
            <text:p>53.16%</text:p>
          </table:table-cell>
          <table:table-cell table:style-name="ce1" office:value-type="percentage" office:value="0.88745046" calcext:value-type="percentage">
            <text:p>88.75%</text:p>
          </table:table-cell>
          <table:table-cell table:style-name="ce1" office:value-type="percentage" office:value="0.79716957" calcext:value-type="percentage">
            <text:p>79.72%</text:p>
          </table:table-cell>
          <table:table-cell table:style-name="ce1" office:value-type="percentage" office:value="0.93669796" calcext:value-type="percentage">
            <text:p>93.67%</text:p>
          </table:table-cell>
          <table:table-cell table:style-name="ce1" office:value-type="percentage" office:value="0.87490886" calcext:value-type="percentage">
            <text:p>87.49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3728814" calcext:value-type="percentage">
            <text:p>83.73%</text:p>
          </table:table-cell>
          <table:table-cell table:style-name="ce1" office:value-type="percentage" office:value="0.80149674" calcext:value-type="percentage">
            <text:p>80.15%</text:p>
          </table:table-cell>
          <table:table-cell table:style-name="ce1" office:value-type="percentage" office:value="0.548664869986814" calcext:value-type="percentage">
            <text:p>54.87%</text:p>
          </table:table-cell>
          <table:table-cell table:style-name="ce1" office:value-type="percentage" office:value="0.581814326572292" calcext:value-type="percentage">
            <text:p>58.18%</text:p>
          </table:table-cell>
          <table:table-cell table:style-name="ce1" office:value-type="percentage" office:value="0.81109643" calcext:value-type="percentage">
            <text:p>81.11%</text:p>
          </table:table-cell>
          <table:table-cell table:style-name="ce1" office:value-type="percentage" office:value="0.7770733" calcext:value-type="percentage">
            <text:p>77.71%</text:p>
          </table:table-cell>
          <table:table-cell table:style-name="ce1" office:value-type="percentage" office:value="0.88573927" calcext:value-type="percentage">
            <text:p>88.57%</text:p>
          </table:table-cell>
          <table:table-cell table:style-name="ce1" office:value-type="percentage" office:value="0.8601239" calcext:value-type="percentage">
            <text:p>86.01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1759053" calcext:value-type="percentage">
            <text:p>81.76%</text:p>
          </table:table-cell>
          <table:table-cell table:style-name="ce1" office:value-type="percentage" office:value="0.8008305" calcext:value-type="percentage">
            <text:p>80.08%</text:p>
          </table:table-cell>
          <table:table-cell table:style-name="ce1" office:value-type="percentage" office:value="0.701490952311985" calcext:value-type="percentage">
            <text:p>70.15%</text:p>
          </table:table-cell>
          <table:table-cell table:style-name="ce1" office:value-type="percentage" office:value="0.631478732611733" calcext:value-type="percentage">
            <text:p>63.15%</text:p>
          </table:table-cell>
          <table:table-cell table:style-name="ce1" office:value-type="percentage" office:value="0.8626156" calcext:value-type="percentage">
            <text:p>86.26%</text:p>
          </table:table-cell>
          <table:table-cell table:style-name="ce1" office:value-type="percentage" office:value="0.796094" calcext:value-type="percentage">
            <text:p>79.61%</text:p>
          </table:table-cell>
          <table:table-cell table:style-name="ce1" office:value-type="percentage" office:value="0.92089754" calcext:value-type="percentage">
            <text:p>92.09%</text:p>
          </table:table-cell>
          <table:table-cell table:style-name="ce1" office:value-type="percentage" office:value="0.8742682" calcext:value-type="percentage">
            <text:p>87.43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7902425" calcext:value-type="percentage">
            <text:p>79.02%</text:p>
          </table:table-cell>
          <table:table-cell table:style-name="ce1" office:value-type="percentage" office:value="0.8005725" calcext:value-type="percentage">
            <text:p>80.06%</text:p>
          </table:table-cell>
          <table:table-cell table:style-name="ce1" office:value-type="percentage" office:value="0.575707049367113" calcext:value-type="percentage">
            <text:p>57.57%</text:p>
          </table:table-cell>
          <table:table-cell table:style-name="ce1" office:value-type="percentage" office:value="0.532188301987188" calcext:value-type="percentage">
            <text:p>53.22%</text:p>
          </table:table-cell>
          <table:table-cell table:style-name="ce1" office:value-type="percentage" office:value="0.82694846" calcext:value-type="percentage">
            <text:p>82.69%</text:p>
          </table:table-cell>
          <table:table-cell table:style-name="ce1" office:value-type="percentage" office:value="0.7987546" calcext:value-type="percentage">
            <text:p>79.88%</text:p>
          </table:table-cell>
          <table:table-cell table:style-name="ce1" office:value-type="percentage" office:value="0.8973732" calcext:value-type="percentage">
            <text:p>89.74%</text:p>
          </table:table-cell>
          <table:table-cell table:style-name="ce1" office:value-type="percentage" office:value="0.87649405" calcext:value-type="percentage">
            <text:p>87.65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3037394" calcext:value-type="percentage">
            <text:p>83.04%</text:p>
          </table:table-cell>
          <table:table-cell table:style-name="ce1" office:value-type="percentage" office:value="0.8004946" calcext:value-type="percentage">
            <text:p>80.05%</text:p>
          </table:table-cell>
          <table:table-cell table:style-name="ce1" office:value-type="percentage" office:value="0.534809065344244" calcext:value-type="percentage">
            <text:p>53.48%</text:p>
          </table:table-cell>
          <table:table-cell table:style-name="ce1" office:value-type="percentage" office:value="0.430238457620538" calcext:value-type="percentage">
            <text:p>43.02%</text:p>
          </table:table-cell>
          <table:table-cell table:style-name="ce1" office:value-type="percentage" office:value="0.9113606" calcext:value-type="percentage">
            <text:p>91.14%</text:p>
          </table:table-cell>
          <table:table-cell table:style-name="ce1" office:value-type="percentage" office:value="0.8328899" calcext:value-type="percentage">
            <text:p>83.29%</text:p>
          </table:table-cell>
          <table:table-cell table:style-name="ce1" office:value-type="percentage" office:value="0.9504809" calcext:value-type="percentage">
            <text:p>95.05%</text:p>
          </table:table-cell>
          <table:table-cell table:style-name="ce1" office:value-type="percentage" office:value="0.8975142" calcext:value-type="percentage">
            <text:p>89.75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4761703" calcext:value-type="percentage">
            <text:p>84.76%</text:p>
          </table:table-cell>
          <table:table-cell table:style-name="ce1" office:value-type="percentage" office:value="0.80023986" calcext:value-type="percentage">
            <text:p>80.02%</text:p>
          </table:table-cell>
          <table:table-cell table:style-name="ce1" office:value-type="percentage" office:value="0.529890250238521" calcext:value-type="percentage">
            <text:p>52.99%</text:p>
          </table:table-cell>
          <table:table-cell table:style-name="ce1" office:value-type="percentage" office:value="0.563387703391646" calcext:value-type="percentage">
            <text:p>56.34%</text:p>
          </table:table-cell>
          <table:table-cell table:style-name="ce1" office:value-type="percentage" office:value="0.7492734" calcext:value-type="percentage">
            <text:p>74.93%</text:p>
          </table:table-cell>
          <table:table-cell table:style-name="ce1" office:value-type="percentage" office:value="0.81522787" calcext:value-type="percentage">
            <text:p>81.52%</text:p>
          </table:table-cell>
          <table:table-cell table:style-name="ce1" office:value-type="percentage" office:value="0.83975005" calcext:value-type="percentage">
            <text:p>83.98%</text:p>
          </table:table-cell>
          <table:table-cell table:style-name="ce1" office:value-type="percentage" office:value="0.8846939" calcext:value-type="percentage">
            <text:p>88.47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7902425" calcext:value-type="percentage">
            <text:p>79.02%</text:p>
          </table:table-cell>
          <table:table-cell table:style-name="ce1" office:value-type="percentage" office:value="0.80003405" calcext:value-type="percentage">
            <text:p>80.00%</text:p>
          </table:table-cell>
          <table:table-cell table:style-name="ce1" office:value-type="percentage" office:value="0.575707049367113" calcext:value-type="percentage">
            <text:p>57.57%</text:p>
          </table:table-cell>
          <table:table-cell table:style-name="ce1" office:value-type="percentage" office:value="0.532188308286226" calcext:value-type="percentage">
            <text:p>53.22%</text:p>
          </table:table-cell>
          <table:table-cell table:style-name="ce1" office:value-type="percentage" office:value="0.82694846" calcext:value-type="percentage">
            <text:p>82.69%</text:p>
          </table:table-cell>
          <table:table-cell table:style-name="ce1" office:value-type="percentage" office:value="0.7987546" calcext:value-type="percentage">
            <text:p>79.88%</text:p>
          </table:table-cell>
          <table:table-cell table:style-name="ce1" office:value-type="percentage" office:value="0.8970087" calcext:value-type="percentage">
            <text:p>89.70%</text:p>
          </table:table-cell>
          <table:table-cell table:style-name="ce1" office:value-type="percentage" office:value="0.87649405" calcext:value-type="percentage">
            <text:p>87.65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0608827" calcext:value-type="percentage">
            <text:p>80.61%</text:p>
          </table:table-cell>
          <table:table-cell table:style-name="ce1" office:value-type="percentage" office:value="0.80000556" calcext:value-type="percentage">
            <text:p>80.00%</text:p>
          </table:table-cell>
          <table:table-cell table:style-name="ce1" office:value-type="percentage" office:value="1.06792716751549" calcext:value-type="percentage">
            <text:p>106.79%</text:p>
          </table:table-cell>
          <table:table-cell table:style-name="ce1" office:value-type="percentage" office:value="1.17983518157012" calcext:value-type="percentage">
            <text:p>117.98%</text:p>
          </table:table-cell>
          <table:table-cell table:style-name="ce1" office:value-type="percentage" office:value="0.85640687" calcext:value-type="percentage">
            <text:p>85.64%</text:p>
          </table:table-cell>
          <table:table-cell table:style-name="ce1" office:value-type="percentage" office:value="0.84206057" calcext:value-type="percentage">
            <text:p>84.21%</text:p>
          </table:table-cell>
          <table:table-cell table:style-name="ce1" office:value-type="percentage" office:value="0.917635" calcext:value-type="percentage">
            <text:p>91.76%</text:p>
          </table:table-cell>
          <table:table-cell table:style-name="ce1" office:value-type="percentage" office:value="0.9064988" calcext:value-type="percentage">
            <text:p>90.65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3354247" calcext:value-type="percentage">
            <text:p>83.35%</text:p>
          </table:table-cell>
          <table:table-cell table:style-name="ce1" office:value-type="percentage" office:value="0.80000144" calcext:value-type="percentage">
            <text:p>80.00%</text:p>
          </table:table-cell>
          <table:table-cell table:style-name="ce1" office:value-type="percentage" office:value="0.821328629524216" calcext:value-type="percentage">
            <text:p>82.13%</text:p>
          </table:table-cell>
          <table:table-cell table:style-name="ce1" office:value-type="percentage" office:value="0.550695381123607" calcext:value-type="percentage">
            <text:p>55.07%</text:p>
          </table:table-cell>
          <table:table-cell table:style-name="ce1" office:value-type="percentage" office:value="0.87926024" calcext:value-type="percentage">
            <text:p>87.93%</text:p>
          </table:table-cell>
          <table:table-cell table:style-name="ce1" office:value-type="percentage" office:value="0.792471" calcext:value-type="percentage">
            <text:p>79.25%</text:p>
          </table:table-cell>
          <table:table-cell table:style-name="ce1" office:value-type="percentage" office:value="0.9307076" calcext:value-type="percentage">
            <text:p>93.07%</text:p>
          </table:table-cell>
          <table:table-cell table:style-name="ce1" office:value-type="percentage" office:value="0.86952865" calcext:value-type="percentage">
            <text:p>86.95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0699086" calcext:value-type="percentage">
            <text:p>80.70%</text:p>
          </table:table-cell>
          <table:table-cell table:style-name="ce1" office:value-type="percentage" office:value="0.7997066" calcext:value-type="percentage">
            <text:p>79.97%</text:p>
          </table:table-cell>
          <table:table-cell table:style-name="ce1" office:value-type="percentage" office:value="0.571349915147604" calcext:value-type="percentage">
            <text:p>57.13%</text:p>
          </table:table-cell>
          <table:table-cell table:style-name="ce1" office:value-type="percentage" office:value="0.632859036818521" calcext:value-type="percentage">
            <text:p>63.29%</text:p>
          </table:table-cell>
          <table:table-cell table:style-name="ce1" office:value-type="percentage" office:value="0.6974901" calcext:value-type="percentage">
            <text:p>69.75%</text:p>
          </table:table-cell>
          <table:table-cell table:style-name="ce1" office:value-type="percentage" office:value="0.7968865" calcext:value-type="percentage">
            <text:p>79.69%</text:p>
          </table:table-cell>
          <table:table-cell table:style-name="ce1" office:value-type="percentage" office:value="0.7997116" calcext:value-type="percentage">
            <text:p>79.97%</text:p>
          </table:table-cell>
          <table:table-cell table:style-name="ce1" office:value-type="percentage" office:value="0.8648421" calcext:value-type="percentage">
            <text:p>86.48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0313575" calcext:value-type="percentage">
            <text:p>80.31%</text:p>
          </table:table-cell>
          <table:table-cell table:style-name="ce1" office:value-type="percentage" office:value="0.799538" calcext:value-type="percentage">
            <text:p>79.95%</text:p>
          </table:table-cell>
          <table:table-cell table:style-name="ce1" office:value-type="percentage" office:value="0.721292826260854" calcext:value-type="percentage">
            <text:p>72.13%</text:p>
          </table:table-cell>
          <table:table-cell table:style-name="ce1" office:value-type="percentage" office:value="0.617101574196053" calcext:value-type="percentage">
            <text:p>61.71%</text:p>
          </table:table-cell>
          <table:table-cell table:style-name="ce1" office:value-type="percentage" office:value="0.88890356" calcext:value-type="percentage">
            <text:p>88.89%</text:p>
          </table:table-cell>
          <table:table-cell table:style-name="ce1" office:value-type="percentage" office:value="0.82020944" calcext:value-type="percentage">
            <text:p>82.02%</text:p>
          </table:table-cell>
          <table:table-cell table:style-name="ce1" office:value-type="percentage" office:value="0.93657386" calcext:value-type="percentage">
            <text:p>93.66%</text:p>
          </table:table-cell>
          <table:table-cell table:style-name="ce1" office:value-type="percentage" office:value="0.8888541" calcext:value-type="percentage">
            <text:p>88.89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4761703" calcext:value-type="percentage">
            <text:p>84.76%</text:p>
          </table:table-cell>
          <table:table-cell table:style-name="ce1" office:value-type="percentage" office:value="0.7994806" calcext:value-type="percentage">
            <text:p>79.95%</text:p>
          </table:table-cell>
          <table:table-cell table:style-name="ce1" office:value-type="percentage" office:value="0.529890250238521" calcext:value-type="percentage">
            <text:p>52.99%</text:p>
          </table:table-cell>
          <table:table-cell table:style-name="ce1" office:value-type="percentage" office:value="0.563387642920883" calcext:value-type="percentage">
            <text:p>56.34%</text:p>
          </table:table-cell>
          <table:table-cell table:style-name="ce1" office:value-type="percentage" office:value="0.7492734" calcext:value-type="percentage">
            <text:p>74.93%</text:p>
          </table:table-cell>
          <table:table-cell table:style-name="ce1" office:value-type="percentage" office:value="0.81522787" calcext:value-type="percentage">
            <text:p>81.52%</text:p>
          </table:table-cell>
          <table:table-cell table:style-name="ce1" office:value-type="percentage" office:value="0.840809" calcext:value-type="percentage">
            <text:p>84.08%</text:p>
          </table:table-cell>
          <table:table-cell table:style-name="ce1" office:value-type="percentage" office:value="0.8846939" calcext:value-type="percentage">
            <text:p>88.47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2405895" calcext:value-type="percentage">
            <text:p>82.41%</text:p>
          </table:table-cell>
          <table:table-cell table:style-name="ce1" office:value-type="percentage" office:value="0.7992827" calcext:value-type="percentage">
            <text:p>79.93%</text:p>
          </table:table-cell>
          <table:table-cell table:style-name="ce1" office:value-type="percentage" office:value="0.618605239935243" calcext:value-type="percentage">
            <text:p>61.86%</text:p>
          </table:table-cell>
          <table:table-cell table:style-name="ce1" office:value-type="percentage" office:value="0.530166298347861" calcext:value-type="percentage">
            <text:p>53.02%</text:p>
          </table:table-cell>
          <table:table-cell table:style-name="ce1" office:value-type="percentage" office:value="0.8533686" calcext:value-type="percentage">
            <text:p>85.34%</text:p>
          </table:table-cell>
          <table:table-cell table:style-name="ce1" office:value-type="percentage" office:value="0.7769035" calcext:value-type="percentage">
            <text:p>77.69%</text:p>
          </table:table-cell>
          <table:table-cell table:style-name="ce1" office:value-type="percentage" office:value="0.9139206" calcext:value-type="percentage">
            <text:p>91.39%</text:p>
          </table:table-cell>
          <table:table-cell table:style-name="ce1" office:value-type="percentage" office:value="0.85864747" calcext:value-type="percentage">
            <text:p>85.86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1218135" calcext:value-type="percentage">
            <text:p>81.22%</text:p>
          </table:table-cell>
          <table:table-cell table:style-name="ce1" office:value-type="percentage" office:value="0.7990037" calcext:value-type="percentage">
            <text:p>79.90%</text:p>
          </table:table-cell>
          <table:table-cell table:style-name="ce1" office:value-type="percentage" office:value="0.535546801817711" calcext:value-type="percentage">
            <text:p>53.55%</text:p>
          </table:table-cell>
          <table:table-cell table:style-name="ce1" office:value-type="percentage" office:value="0.542643863820967" calcext:value-type="percentage">
            <text:p>54.26%</text:p>
          </table:table-cell>
          <table:table-cell table:style-name="ce1" office:value-type="percentage" office:value="0.8410832" calcext:value-type="percentage">
            <text:p>84.11%</text:p>
          </table:table-cell>
          <table:table-cell table:style-name="ce1" office:value-type="percentage" office:value="0.8564959" calcext:value-type="percentage">
            <text:p>85.65%</text:p>
          </table:table-cell>
          <table:table-cell table:style-name="ce1" office:value-type="percentage" office:value="0.9048781" calcext:value-type="percentage">
            <text:p>90.49%</text:p>
          </table:table-cell>
          <table:table-cell table:style-name="ce1" office:value-type="percentage" office:value="0.91506153" calcext:value-type="percentage">
            <text:p>91.51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395665" calcext:value-type="percentage">
            <text:p>83.96%</text:p>
          </table:table-cell>
          <table:table-cell table:style-name="ce1" office:value-type="percentage" office:value="0.7989919" calcext:value-type="percentage">
            <text:p>79.90%</text:p>
          </table:table-cell>
          <table:table-cell table:style-name="ce1" office:value-type="percentage" office:value="0.518156331775886" calcext:value-type="percentage">
            <text:p>51.82%</text:p>
          </table:table-cell>
          <table:table-cell table:style-name="ce1" office:value-type="percentage" office:value="0.660369357391897" calcext:value-type="percentage">
            <text:p>66.04%</text:p>
          </table:table-cell>
          <table:table-cell table:style-name="ce1" office:value-type="percentage" office:value="0.7" calcext:value-type="percentage">
            <text:p>70.00%</text:p>
          </table:table-cell>
          <table:table-cell table:style-name="ce1" office:value-type="percentage" office:value="0.8254175" calcext:value-type="percentage">
            <text:p>82.54%</text:p>
          </table:table-cell>
          <table:table-cell table:style-name="ce1" office:value-type="percentage" office:value="0.8010133" calcext:value-type="percentage">
            <text:p>80.10%</text:p>
          </table:table-cell>
          <table:table-cell table:style-name="ce1" office:value-type="percentage" office:value="0.89382625" calcext:value-type="percentage">
            <text:p>89.38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1513256" calcext:value-type="percentage">
            <text:p>81.51%</text:p>
          </table:table-cell>
          <table:table-cell table:style-name="ce1" office:value-type="percentage" office:value="0.79867834" calcext:value-type="percentage">
            <text:p>79.87%</text:p>
          </table:table-cell>
          <table:table-cell table:style-name="ce1" office:value-type="percentage" office:value="0.585599071887408" calcext:value-type="percentage">
            <text:p>58.56%</text:p>
          </table:table-cell>
          <table:table-cell table:style-name="ce1" office:value-type="percentage" office:value="0.628810640212882" calcext:value-type="percentage">
            <text:p>62.88%</text:p>
          </table:table-cell>
          <table:table-cell table:style-name="ce1" office:value-type="percentage" office:value="0.78837514" calcext:value-type="percentage">
            <text:p>78.84%</text:p>
          </table:table-cell>
          <table:table-cell table:style-name="ce1" office:value-type="percentage" office:value="0.8317011" calcext:value-type="percentage">
            <text:p>83.17%</text:p>
          </table:table-cell>
          <table:table-cell table:style-name="ce1" office:value-type="percentage" office:value="0.8712088" calcext:value-type="percentage">
            <text:p>87.12%</text:p>
          </table:table-cell>
          <table:table-cell table:style-name="ce1" office:value-type="percentage" office:value="0.89850765" calcext:value-type="percentage">
            <text:p>89.85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183295" calcext:value-type="percentage">
            <text:p>81.83%</text:p>
          </table:table-cell>
          <table:table-cell table:style-name="ce1" office:value-type="percentage" office:value="0.7986049" calcext:value-type="percentage">
            <text:p>79.86%</text:p>
          </table:table-cell>
          <table:table-cell table:style-name="ce1" office:value-type="percentage" office:value="0.720932445477535" calcext:value-type="percentage">
            <text:p>72.09%</text:p>
          </table:table-cell>
          <table:table-cell table:style-name="ce1" office:value-type="percentage" office:value="0.674749216205063" calcext:value-type="percentage">
            <text:p>67.47%</text:p>
          </table:table-cell>
          <table:table-cell table:style-name="ce1" office:value-type="percentage" office:value="0.8590489" calcext:value-type="percentage">
            <text:p>85.90%</text:p>
          </table:table-cell>
          <table:table-cell table:style-name="ce1" office:value-type="percentage" office:value="0.8400226" calcext:value-type="percentage">
            <text:p>84.00%</text:p>
          </table:table-cell>
          <table:table-cell table:style-name="ce1" office:value-type="percentage" office:value="0.9189253" calcext:value-type="percentage">
            <text:p>91.89%</text:p>
          </table:table-cell>
          <table:table-cell table:style-name="ce1" office:value-type="percentage" office:value="0.9045217" calcext:value-type="percentage">
            <text:p>90.45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7947791" calcext:value-type="percentage">
            <text:p>79.48%</text:p>
          </table:table-cell>
          <table:table-cell table:style-name="ce1" office:value-type="percentage" office:value="0.7985801" calcext:value-type="percentage">
            <text:p>79.86%</text:p>
          </table:table-cell>
          <table:table-cell table:style-name="ce1" office:value-type="percentage" office:value="0.783724524787219" calcext:value-type="percentage">
            <text:p>78.37%</text:p>
          </table:table-cell>
          <table:table-cell table:style-name="ce1" office:value-type="percentage" office:value="0.662684302270176" calcext:value-type="percentage">
            <text:p>66.27%</text:p>
          </table:table-cell>
          <table:table-cell table:style-name="ce1" office:value-type="percentage" office:value="0.7443857" calcext:value-type="percentage">
            <text:p>74.44%</text:p>
          </table:table-cell>
          <table:table-cell table:style-name="ce1" office:value-type="percentage" office:value="0.8116615" calcext:value-type="percentage">
            <text:p>81.17%</text:p>
          </table:table-cell>
          <table:table-cell table:style-name="ce1" office:value-type="percentage" office:value="0.8401385" calcext:value-type="percentage">
            <text:p>84.01%</text:p>
          </table:table-cell>
          <table:table-cell table:style-name="ce1" office:value-type="percentage" office:value="0.8838966" calcext:value-type="percentage">
            <text:p>88.39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1691957" calcext:value-type="percentage">
            <text:p>81.69%</text:p>
          </table:table-cell>
          <table:table-cell table:style-name="ce1" office:value-type="percentage" office:value="0.798477" calcext:value-type="percentage">
            <text:p>79.85%</text:p>
          </table:table-cell>
          <table:table-cell table:style-name="ce1" office:value-type="percentage" office:value="0.75890305947893" calcext:value-type="percentage">
            <text:p>75.89%</text:p>
          </table:table-cell>
          <table:table-cell table:style-name="ce1" office:value-type="percentage" office:value="0.665714339504469" calcext:value-type="percentage">
            <text:p>66.57%</text:p>
          </table:table-cell>
          <table:table-cell table:style-name="ce1" office:value-type="percentage" office:value="0.84095114" calcext:value-type="percentage">
            <text:p>84.10%</text:p>
          </table:table-cell>
          <table:table-cell table:style-name="ce1" office:value-type="percentage" office:value="0.8316445" calcext:value-type="percentage">
            <text:p>83.16%</text:p>
          </table:table-cell>
          <table:table-cell table:style-name="ce1" office:value-type="percentage" office:value="0.90673333" calcext:value-type="percentage">
            <text:p>90.67%</text:p>
          </table:table-cell>
          <table:table-cell table:style-name="ce1" office:value-type="percentage" office:value="0.897372" calcext:value-type="percentage">
            <text:p>89.74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184837" calcext:value-type="percentage">
            <text:p>81.85%</text:p>
          </table:table-cell>
          <table:table-cell table:style-name="ce1" office:value-type="percentage" office:value="0.7981445" calcext:value-type="percentage">
            <text:p>79.81%</text:p>
          </table:table-cell>
          <table:table-cell table:style-name="ce1" office:value-type="percentage" office:value="0.630101153862702" calcext:value-type="percentage">
            <text:p>63.01%</text:p>
          </table:table-cell>
          <table:table-cell table:style-name="ce1" office:value-type="percentage" office:value="0.76694700763594" calcext:value-type="percentage">
            <text:p>76.69%</text:p>
          </table:table-cell>
          <table:table-cell table:style-name="ce1" office:value-type="percentage" office:value="0.71479523" calcext:value-type="percentage">
            <text:p>71.48%</text:p>
          </table:table-cell>
          <table:table-cell table:style-name="ce1" office:value-type="percentage" office:value="0.77039343" calcext:value-type="percentage">
            <text:p>77.04%</text:p>
          </table:table-cell>
          <table:table-cell table:style-name="ce1" office:value-type="percentage" office:value="0.8147016" calcext:value-type="percentage">
            <text:p>81.47%</text:p>
          </table:table-cell>
          <table:table-cell table:style-name="ce1" office:value-type="percentage" office:value="0.8525469" calcext:value-type="percentage">
            <text:p>85.25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245752" calcext:value-type="percentage">
            <text:p>82.46%</text:p>
          </table:table-cell>
          <table:table-cell table:style-name="ce1" office:value-type="percentage" office:value="0.79810876" calcext:value-type="percentage">
            <text:p>79.81%</text:p>
          </table:table-cell>
          <table:table-cell table:style-name="ce1" office:value-type="percentage" office:value="0.617402406351917" calcext:value-type="percentage">
            <text:p>61.74%</text:p>
          </table:table-cell>
          <table:table-cell table:style-name="ce1" office:value-type="percentage" office:value="0.770712392175843" calcext:value-type="percentage">
            <text:p>77.07%</text:p>
          </table:table-cell>
          <table:table-cell table:style-name="ce1" office:value-type="percentage" office:value="0.72206074" calcext:value-type="percentage">
            <text:p>72.21%</text:p>
          </table:table-cell>
          <table:table-cell table:style-name="ce1" office:value-type="percentage" office:value="0.8120011" calcext:value-type="percentage">
            <text:p>81.20%</text:p>
          </table:table-cell>
          <table:table-cell table:style-name="ce1" office:value-type="percentage" office:value="0.82241523" calcext:value-type="percentage">
            <text:p>82.24%</text:p>
          </table:table-cell>
          <table:table-cell table:style-name="ce1" office:value-type="percentage" office:value="0.8836577" calcext:value-type="percentage">
            <text:p>88.37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019977" calcext:value-type="percentage">
            <text:p>80.20%</text:p>
          </table:table-cell>
          <table:table-cell table:style-name="ce1" office:value-type="percentage" office:value="0.7979224" calcext:value-type="percentage">
            <text:p>79.79%</text:p>
          </table:table-cell>
          <table:table-cell table:style-name="ce1" office:value-type="percentage" office:value="0.612907191123228" calcext:value-type="percentage">
            <text:p>61.29%</text:p>
          </table:table-cell>
          <table:table-cell table:style-name="ce1" office:value-type="percentage" office:value="0.608751668010394" calcext:value-type="percentage">
            <text:p>60.88%</text:p>
          </table:table-cell>
          <table:table-cell table:style-name="ce1" office:value-type="percentage" office:value="0.82985467" calcext:value-type="percentage">
            <text:p>82.99%</text:p>
          </table:table-cell>
          <table:table-cell table:style-name="ce1" office:value-type="percentage" office:value="0.84449476" calcext:value-type="percentage">
            <text:p>84.45%</text:p>
          </table:table-cell>
          <table:table-cell table:style-name="ce1" office:value-type="percentage" office:value="0.89885855" calcext:value-type="percentage">
            <text:p>89.89%</text:p>
          </table:table-cell>
          <table:table-cell table:style-name="ce1" office:value-type="percentage" office:value="0.90736455" calcext:value-type="percentage">
            <text:p>90.74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067457" calcext:value-type="percentage">
            <text:p>80.67%</text:p>
          </table:table-cell>
          <table:table-cell table:style-name="ce1" office:value-type="percentage" office:value="0.79784894" calcext:value-type="percentage">
            <text:p>79.78%</text:p>
          </table:table-cell>
          <table:table-cell table:style-name="ce1" office:value-type="percentage" office:value="0.730713690639791" calcext:value-type="percentage">
            <text:p>73.07%</text:p>
          </table:table-cell>
          <table:table-cell table:style-name="ce1" office:value-type="percentage" office:value="1.81524570284306" calcext:value-type="percentage">
            <text:p>181.52%</text:p>
          </table:table-cell>
          <table:table-cell table:style-name="ce1" office:value-type="percentage" office:value="0.7725231" calcext:value-type="percentage">
            <text:p>77.25%</text:p>
          </table:table-cell>
          <table:table-cell table:style-name="ce1" office:value-type="percentage" office:value="0.74191904" calcext:value-type="percentage">
            <text:p>74.19%</text:p>
          </table:table-cell>
          <table:table-cell table:style-name="ce1" office:value-type="percentage" office:value="0.85970294" calcext:value-type="percentage">
            <text:p>85.97%</text:p>
          </table:table-cell>
          <table:table-cell table:style-name="ce1" office:value-type="percentage" office:value="0.8329014" calcext:value-type="percentage">
            <text:p>83.29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149005" calcext:value-type="percentage">
            <text:p>81.49%</text:p>
          </table:table-cell>
          <table:table-cell table:style-name="ce1" office:value-type="percentage" office:value="0.79775345" calcext:value-type="percentage">
            <text:p>79.78%</text:p>
          </table:table-cell>
          <table:table-cell table:style-name="ce1" office:value-type="percentage" office:value="1.21310250529007" calcext:value-type="percentage">
            <text:p>121.31%</text:p>
          </table:table-cell>
          <table:table-cell table:style-name="ce1" office:value-type="percentage" office:value="1.49646996601412" calcext:value-type="percentage">
            <text:p>149.65%</text:p>
          </table:table-cell>
          <table:table-cell table:style-name="ce1" office:value-type="percentage" office:value="0.71624833" calcext:value-type="percentage">
            <text:p>71.62%</text:p>
          </table:table-cell>
          <table:table-cell table:style-name="ce1" office:value-type="percentage" office:value="0.7484857" calcext:value-type="percentage">
            <text:p>74.85%</text:p>
          </table:table-cell>
          <table:table-cell table:style-name="ce1" office:value-type="percentage" office:value="0.815395" calcext:value-type="percentage">
            <text:p>81.54%</text:p>
          </table:table-cell>
          <table:table-cell table:style-name="ce1" office:value-type="percentage" office:value="0.8348451" calcext:value-type="percentage">
            <text:p>83.48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422468" calcext:value-type="percentage">
            <text:p>84.22%</text:p>
          </table:table-cell>
          <table:table-cell table:style-name="ce1" office:value-type="percentage" office:value="0.7976239" calcext:value-type="percentage">
            <text:p>79.76%</text:p>
          </table:table-cell>
          <table:table-cell table:style-name="ce1" office:value-type="percentage" office:value="0.502310622929514" calcext:value-type="percentage">
            <text:p>50.23%</text:p>
          </table:table-cell>
          <table:table-cell table:style-name="ce1" office:value-type="percentage" office:value="0.498296928610481" calcext:value-type="percentage">
            <text:p>49.83%</text:p>
          </table:table-cell>
          <table:table-cell table:style-name="ce1" office:value-type="percentage" office:value="0.8372523" calcext:value-type="percentage">
            <text:p>83.73%</text:p>
          </table:table-cell>
          <table:table-cell table:style-name="ce1" office:value-type="percentage" office:value="0.83617324" calcext:value-type="percentage">
            <text:p>83.62%</text:p>
          </table:table-cell>
          <table:table-cell table:style-name="ce1" office:value-type="percentage" office:value="0.90403694" calcext:value-type="percentage">
            <text:p>90.40%</text:p>
          </table:table-cell>
          <table:table-cell table:style-name="ce1" office:value-type="percentage" office:value="0.9007082" calcext:value-type="percentage">
            <text:p>90.07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82921314" calcext:value-type="percentage">
            <text:p>82.92%</text:p>
          </table:table-cell>
          <table:table-cell table:style-name="ce1" office:value-type="percentage" office:value="0.7976174" calcext:value-type="percentage">
            <text:p>79.76%</text:p>
          </table:table-cell>
          <table:table-cell table:style-name="ce1" office:value-type="percentage" office:value="0.567065979413395" calcext:value-type="percentage">
            <text:p>56.71%</text:p>
          </table:table-cell>
          <table:table-cell table:style-name="ce1" office:value-type="percentage" office:value="0.563647155008984" calcext:value-type="percentage">
            <text:p>56.36%</text:p>
          </table:table-cell>
          <table:table-cell table:style-name="ce1" office:value-type="percentage" office:value="0.8779392" calcext:value-type="percentage">
            <text:p>87.79%</text:p>
          </table:table-cell>
          <table:table-cell table:style-name="ce1" office:value-type="percentage" office:value="0.83311635" calcext:value-type="percentage">
            <text:p>83.31%</text:p>
          </table:table-cell>
          <table:table-cell table:style-name="ce1" office:value-type="percentage" office:value="0.9298636" calcext:value-type="percentage">
            <text:p>92.99%</text:p>
          </table:table-cell>
          <table:table-cell table:style-name="ce1" office:value-type="percentage" office:value="0.898363" calcext:value-type="percentage">
            <text:p>89.84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8244616" calcext:value-type="percentage">
            <text:p>82.45%</text:p>
          </table:table-cell>
          <table:table-cell table:style-name="ce1" office:value-type="percentage" office:value="0.7970145" calcext:value-type="percentage">
            <text:p>79.70%</text:p>
          </table:table-cell>
          <table:table-cell table:style-name="ce1" office:value-type="percentage" office:value="0.560057626005411" calcext:value-type="percentage">
            <text:p>56.01%</text:p>
          </table:table-cell>
          <table:table-cell table:style-name="ce1" office:value-type="percentage" office:value="0.484947379427511" calcext:value-type="percentage">
            <text:p>48.49%</text:p>
          </table:table-cell>
          <table:table-cell table:style-name="ce1" office:value-type="percentage" office:value="0.8663144" calcext:value-type="percentage">
            <text:p>86.63%</text:p>
          </table:table-cell>
          <table:table-cell table:style-name="ce1" office:value-type="percentage" office:value="0.8290971" calcext:value-type="percentage">
            <text:p>82.91%</text:p>
          </table:table-cell>
          <table:table-cell table:style-name="ce1" office:value-type="percentage" office:value="0.92193216" calcext:value-type="percentage">
            <text:p>92.19%</text:p>
          </table:table-cell>
          <table:table-cell table:style-name="ce1" office:value-type="percentage" office:value="0.8961439" calcext:value-type="percentage">
            <text:p>89.61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70416" calcext:value-type="float">
            <text:p>0.8570416</text:p>
          </table:table-cell>
          <table:table-cell office:value-type="float" office:value="0.79698247" calcext:value-type="float">
            <text:p>0.79698247</text:p>
          </table:table-cell>
          <table:table-cell office:value-type="float" office:value="0.493570082836505" calcext:value-type="float">
            <text:p>0.493570082836505</text:p>
          </table:table-cell>
          <table:table-cell office:value-type="float" office:value="0.525464595230284" calcext:value-type="float">
            <text:p>0.525464595230284</text:p>
          </table:table-cell>
          <table:table-cell office:value-type="float" office:value="0.7970938" calcext:value-type="float">
            <text:p>0.7970938</text:p>
          </table:table-cell>
          <table:table-cell office:value-type="float" office:value="0.8161902" calcext:value-type="float">
            <text:p>0.8161902</text:p>
          </table:table-cell>
          <table:table-cell office:value-type="float" office:value="0.8731494" calcext:value-type="float">
            <text:p>0.8731494</text:p>
          </table:table-cell>
          <table:table-cell office:value-type="float" office:value="0.88679045" calcext:value-type="float">
            <text:p>0.88679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864196" calcext:value-type="float">
            <text:p>0.81864196</text:p>
          </table:table-cell>
          <table:table-cell office:value-type="float" office:value="0.79697204" calcext:value-type="float">
            <text:p>0.79697204</text:p>
          </table:table-cell>
          <table:table-cell office:value-type="float" office:value="0.589734936971824" calcext:value-type="float">
            <text:p>0.589734936971824</text:p>
          </table:table-cell>
          <table:table-cell office:value-type="float" office:value="0.585034891037834" calcext:value-type="float">
            <text:p>0.585034891037834</text:p>
          </table:table-cell>
          <table:table-cell office:value-type="float" office:value="0.81981504" calcext:value-type="float">
            <text:p>0.81981504</text:p>
          </table:table-cell>
          <table:table-cell office:value-type="float" office:value="0.8455137" calcext:value-type="float">
            <text:p>0.8455137</text:p>
          </table:table-cell>
          <table:table-cell office:value-type="float" office:value="0.8938997" calcext:value-type="float">
            <text:p>0.8938997</text:p>
          </table:table-cell>
          <table:table-cell office:value-type="float" office:value="0.9081828" calcext:value-type="float">
            <text:p>0.90818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657455" calcext:value-type="float">
            <text:p>0.83657455</text:p>
          </table:table-cell>
          <table:table-cell office:value-type="float" office:value="0.79651403" calcext:value-type="float">
            <text:p>0.79651403</text:p>
          </table:table-cell>
          <table:table-cell office:value-type="float" office:value="0.560190073059734" calcext:value-type="float">
            <text:p>0.560190073059734</text:p>
          </table:table-cell>
          <table:table-cell office:value-type="float" office:value="0.544436342807553" calcext:value-type="float">
            <text:p>0.544436342807553</text:p>
          </table:table-cell>
          <table:table-cell office:value-type="float" office:value="0.8014531" calcext:value-type="float">
            <text:p>0.8014531</text:p>
          </table:table-cell>
          <table:table-cell office:value-type="float" office:value="0.8087178" calcext:value-type="float">
            <text:p>0.8087178</text:p>
          </table:table-cell>
          <table:table-cell office:value-type="float" office:value="0.8792236" calcext:value-type="float">
            <text:p>0.8792236</text:p>
          </table:table-cell>
          <table:table-cell office:value-type="float" office:value="0.88115036" calcext:value-type="float">
            <text:p>0.88115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53848" calcext:value-type="float">
            <text:p>0.8653848</text:p>
          </table:table-cell>
          <table:table-cell office:value-type="float" office:value="0.7963382" calcext:value-type="float">
            <text:p>0.7963382</text:p>
          </table:table-cell>
          <table:table-cell office:value-type="float" office:value="0.45234054253623" calcext:value-type="float">
            <text:p>0.45234054253623</text:p>
          </table:table-cell>
          <table:table-cell office:value-type="float" office:value="0.54910034831008" calcext:value-type="float">
            <text:p>0.54910034831008</text:p>
          </table:table-cell>
          <table:table-cell office:value-type="float" office:value="0.78375167" calcext:value-type="float">
            <text:p>0.78375167</text:p>
          </table:table-cell>
          <table:table-cell office:value-type="float" office:value="0.82451177" calcext:value-type="float">
            <text:p>0.82451177</text:p>
          </table:table-cell>
          <table:table-cell office:value-type="float" office:value="0.8643108" calcext:value-type="float">
            <text:p>0.8643108</text:p>
          </table:table-cell>
          <table:table-cell office:value-type="float" office:value="0.8919919" calcext:value-type="float">
            <text:p>0.8919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433004" calcext:value-type="float">
            <text:p>0.8433004</text:p>
          </table:table-cell>
          <table:table-cell office:value-type="float" office:value="0.7962149" calcext:value-type="float">
            <text:p>0.7962149</text:p>
          </table:table-cell>
          <table:table-cell office:value-type="float" office:value="0.50312636315637" calcext:value-type="float">
            <text:p>0.50312636315637</text:p>
          </table:table-cell>
          <table:table-cell office:value-type="float" office:value="0.562221467180013" calcext:value-type="float">
            <text:p>0.562221467180013</text:p>
          </table:table-cell>
          <table:table-cell office:value-type="float" office:value="0.7284016" calcext:value-type="float">
            <text:p>0.7284016</text:p>
          </table:table-cell>
          <table:table-cell office:value-type="float" office:value="0.805208" calcext:value-type="float">
            <text:p>0.805208</text:p>
          </table:table-cell>
          <table:table-cell office:value-type="float" office:value="0.8253457" calcext:value-type="float">
            <text:p>0.8253457</text:p>
          </table:table-cell>
          <table:table-cell office:value-type="float" office:value="0.877751" calcext:value-type="float">
            <text:p>0.877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81999" calcext:value-type="float">
            <text:p>0.7881999</text:p>
          </table:table-cell>
          <table:table-cell office:value-type="float" office:value="0.79550797" calcext:value-type="float">
            <text:p>0.79550797</text:p>
          </table:table-cell>
          <table:table-cell office:value-type="float" office:value="0.574901202634006" calcext:value-type="float">
            <text:p>0.574901202634006</text:p>
          </table:table-cell>
          <table:table-cell office:value-type="float" office:value="0.557191849227311" calcext:value-type="float">
            <text:p>0.557191849227311</text:p>
          </table:table-cell>
          <table:table-cell office:value-type="float" office:value="0.8046235" calcext:value-type="float">
            <text:p>0.8046235</text:p>
          </table:table-cell>
          <table:table-cell office:value-type="float" office:value="0.7954147" calcext:value-type="float">
            <text:p>0.7954147</text:p>
          </table:table-cell>
          <table:table-cell office:value-type="float" office:value="0.88151395" calcext:value-type="float">
            <text:p>0.88151395</text:p>
          </table:table-cell>
          <table:table-cell office:value-type="float" office:value="0.8728655" calcext:value-type="float">
            <text:p>0.87286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19502" calcext:value-type="float">
            <text:p>0.8219502</text:p>
          </table:table-cell>
          <table:table-cell office:value-type="float" office:value="0.79504687" calcext:value-type="float">
            <text:p>0.79504687</text:p>
          </table:table-cell>
          <table:table-cell office:value-type="float" office:value="0.571111933320567" calcext:value-type="float">
            <text:p>0.571111933320567</text:p>
          </table:table-cell>
          <table:table-cell office:value-type="float" office:value="0.587695582461011" calcext:value-type="float">
            <text:p>0.587695582461011</text:p>
          </table:table-cell>
          <table:table-cell office:value-type="float" office:value="0.84147954" calcext:value-type="float">
            <text:p>0.84147954</text:p>
          </table:table-cell>
          <table:table-cell office:value-type="float" office:value="0.8486272" calcext:value-type="float">
            <text:p>0.8486272</text:p>
          </table:table-cell>
          <table:table-cell office:value-type="float" office:value="0.9073033" calcext:value-type="float">
            <text:p>0.9073033</text:p>
          </table:table-cell>
          <table:table-cell office:value-type="float" office:value="0.91083634" calcext:value-type="float">
            <text:p>0.91083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925754" calcext:value-type="float">
            <text:p>0.83925754</text:p>
          </table:table-cell>
          <table:table-cell office:value-type="float" office:value="0.7949651" calcext:value-type="float">
            <text:p>0.7949651</text:p>
          </table:table-cell>
          <table:table-cell office:value-type="float" office:value="0.49596255003748" calcext:value-type="float">
            <text:p>0.49596255003748</text:p>
          </table:table-cell>
          <table:table-cell office:value-type="float" office:value="0.634386343559154" calcext:value-type="float">
            <text:p>0.634386343559154</text:p>
          </table:table-cell>
          <table:table-cell office:value-type="float" office:value="0.78256273" calcext:value-type="float">
            <text:p>0.78256273</text:p>
          </table:table-cell>
          <table:table-cell office:value-type="float" office:value="0.84398526" calcext:value-type="float">
            <text:p>0.84398526</text:p>
          </table:table-cell>
          <table:table-cell office:value-type="float" office:value="0.8652172" calcext:value-type="float">
            <text:p>0.8652172</text:p>
          </table:table-cell>
          <table:table-cell office:value-type="float" office:value="0.9063022" calcext:value-type="float">
            <text:p>0.9063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332525" calcext:value-type="float">
            <text:p>0.79332525</text:p>
          </table:table-cell>
          <table:table-cell office:value-type="float" office:value="0.7948386" calcext:value-type="float">
            <text:p>0.7948386</text:p>
          </table:table-cell>
          <table:table-cell office:value-type="float" office:value="0.742902345404961" calcext:value-type="float">
            <text:p>0.742902345404961</text:p>
          </table:table-cell>
          <table:table-cell office:value-type="float" office:value="0.669865390189888" calcext:value-type="float">
            <text:p>0.669865390189888</text:p>
          </table:table-cell>
          <table:table-cell office:value-type="float" office:value="0.743461" calcext:value-type="float">
            <text:p>0.743461</text:p>
          </table:table-cell>
          <table:table-cell office:value-type="float" office:value="0.7422587" calcext:value-type="float">
            <text:p>0.7422587</text:p>
          </table:table-cell>
          <table:table-cell office:value-type="float" office:value="0.83891875" calcext:value-type="float">
            <text:p>0.83891875</text:p>
          </table:table-cell>
          <table:table-cell office:value-type="float" office:value="0.83474046" calcext:value-type="float">
            <text:p>0.834740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71342" calcext:value-type="float">
            <text:p>0.8271342</text:p>
          </table:table-cell>
          <table:table-cell office:value-type="float" office:value="0.7947956" calcext:value-type="float">
            <text:p>0.7947956</text:p>
          </table:table-cell>
          <table:table-cell office:value-type="float" office:value="0.521645171789755" calcext:value-type="float">
            <text:p>0.521645171789755</text:p>
          </table:table-cell>
          <table:table-cell office:value-type="float" office:value="0.569997109620385" calcext:value-type="float">
            <text:p>0.569997109620385</text:p>
          </table:table-cell>
          <table:table-cell office:value-type="float" office:value="0.81730515" calcext:value-type="float">
            <text:p>0.81730515</text:p>
          </table:table-cell>
          <table:table-cell office:value-type="float" office:value="0.8532126" calcext:value-type="float">
            <text:p>0.8532126</text:p>
          </table:table-cell>
          <table:table-cell office:value-type="float" office:value="0.8915691" calcext:value-type="float">
            <text:p>0.8915691</text:p>
          </table:table-cell>
          <table:table-cell office:value-type="float" office:value="0.9124425" calcext:value-type="float">
            <text:p>0.9124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87716" calcext:value-type="float">
            <text:p>0.8087716</text:p>
          </table:table-cell>
          <table:table-cell office:value-type="float" office:value="0.79473543" calcext:value-type="float">
            <text:p>0.79473543</text:p>
          </table:table-cell>
          <table:table-cell office:value-type="float" office:value="0.672230134343008" calcext:value-type="float">
            <text:p>0.672230134343008</text:p>
          </table:table-cell>
          <table:table-cell office:value-type="float" office:value="0.609068104109014" calcext:value-type="float">
            <text:p>0.609068104109014</text:p>
          </table:table-cell>
          <table:table-cell office:value-type="float" office:value="0.86036986" calcext:value-type="float">
            <text:p>0.86036986</text:p>
          </table:table-cell>
          <table:table-cell office:value-type="float" office:value="0.8590999" calcext:value-type="float">
            <text:p>0.8590999</text:p>
          </table:table-cell>
          <table:table-cell office:value-type="float" office:value="0.9192704" calcext:value-type="float">
            <text:p>0.9192704</text:p>
          </table:table-cell>
          <table:table-cell office:value-type="float" office:value="0.91755325" calcext:value-type="float">
            <text:p>0.91755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74328" calcext:value-type="float">
            <text:p>0.8074328</text:p>
          </table:table-cell>
          <table:table-cell office:value-type="float" office:value="0.7944879" calcext:value-type="float">
            <text:p>0.7944879</text:p>
          </table:table-cell>
          <table:table-cell office:value-type="float" office:value="0.7506857219648" calcext:value-type="float">
            <text:p>0.7506857219648</text:p>
          </table:table-cell>
          <table:table-cell office:value-type="float" office:value="0.876970394441914" calcext:value-type="float">
            <text:p>0.876970394441914</text:p>
          </table:table-cell>
          <table:table-cell office:value-type="float" office:value="0.7273448" calcext:value-type="float">
            <text:p>0.7273448</text:p>
          </table:table-cell>
          <table:table-cell office:value-type="float" office:value="0.7751486" calcext:value-type="float">
            <text:p>0.7751486</text:p>
          </table:table-cell>
          <table:table-cell office:value-type="float" office:value="0.82488525" calcext:value-type="float">
            <text:p>0.82488525</text:p>
          </table:table-cell>
          <table:table-cell office:value-type="float" office:value="0.8566499" calcext:value-type="float">
            <text:p>0.85664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09382" calcext:value-type="float">
            <text:p>0.8309382</text:p>
          </table:table-cell>
          <table:table-cell office:value-type="float" office:value="0.7944262" calcext:value-type="float">
            <text:p>0.7944262</text:p>
          </table:table-cell>
          <table:table-cell office:value-type="float" office:value="0.526146970227458" calcext:value-type="float">
            <text:p>0.526146970227458</text:p>
          </table:table-cell>
          <table:table-cell office:value-type="float" office:value="0.61500296693497" calcext:value-type="float">
            <text:p>0.61500296693497</text:p>
          </table:table-cell>
          <table:table-cell office:value-type="float" office:value="0.72192866" calcext:value-type="float">
            <text:p>0.72192866</text:p>
          </table:table-cell>
          <table:table-cell office:value-type="float" office:value="0.78097934" calcext:value-type="float">
            <text:p>0.78097934</text:p>
          </table:table-cell>
          <table:table-cell office:value-type="float" office:value="0.81702113" calcext:value-type="float">
            <text:p>0.81702113</text:p>
          </table:table-cell>
          <table:table-cell office:value-type="float" office:value="0.86221874" calcext:value-type="float">
            <text:p>0.86221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07951" calcext:value-type="float">
            <text:p>0.8107951</text:p>
          </table:table-cell>
          <table:table-cell office:value-type="float" office:value="0.79437107" calcext:value-type="float">
            <text:p>0.79437107</text:p>
          </table:table-cell>
          <table:table-cell office:value-type="float" office:value="0.896973281567339" calcext:value-type="float">
            <text:p>0.896973281567339</text:p>
          </table:table-cell>
          <table:table-cell office:value-type="float" office:value="0.662960191069065" calcext:value-type="float">
            <text:p>0.662960191069065</text:p>
          </table:table-cell>
          <table:table-cell office:value-type="float" office:value="0.8023778" calcext:value-type="float">
            <text:p>0.8023778</text:p>
          </table:table-cell>
          <table:table-cell office:value-type="float" office:value="0.8002831" calcext:value-type="float">
            <text:p>0.8002831</text:p>
          </table:table-cell>
          <table:table-cell office:value-type="float" office:value="0.8775522" calcext:value-type="float">
            <text:p>0.8775522</text:p>
          </table:table-cell>
          <table:table-cell office:value-type="float" office:value="0.87627864" calcext:value-type="float">
            <text:p>0.87627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448" calcext:value-type="float">
            <text:p>0.79448</text:p>
          </table:table-cell>
          <table:table-cell office:value-type="float" office:value="0.79387224" calcext:value-type="float">
            <text:p>0.79387224</text:p>
          </table:table-cell>
          <table:table-cell office:value-type="float" office:value="0.620025799526157" calcext:value-type="float">
            <text:p>0.620025799526157</text:p>
          </table:table-cell>
          <table:table-cell office:value-type="float" office:value="0.575316461656966" calcext:value-type="float">
            <text:p>0.575316461656966</text:p>
          </table:table-cell>
          <table:table-cell office:value-type="float" office:value="0.8895641" calcext:value-type="float">
            <text:p>0.8895641</text:p>
          </table:table-cell>
          <table:table-cell office:value-type="float" office:value="0.843589" calcext:value-type="float">
            <text:p>0.843589</text:p>
          </table:table-cell>
          <table:table-cell office:value-type="float" office:value="0.9370543" calcext:value-type="float">
            <text:p>0.9370543</text:p>
          </table:table-cell>
          <table:table-cell office:value-type="float" office:value="0.9072397" calcext:value-type="float">
            <text:p>0.90723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738377" calcext:value-type="float">
            <text:p>0.81738377</text:p>
          </table:table-cell>
          <table:table-cell office:value-type="float" office:value="0.79366016" calcext:value-type="float">
            <text:p>0.79366016</text:p>
          </table:table-cell>
          <table:table-cell office:value-type="float" office:value="0.570158712239027" calcext:value-type="float">
            <text:p>0.570158712239027</text:p>
          </table:table-cell>
          <table:table-cell office:value-type="float" office:value="0.511322107544978" calcext:value-type="float">
            <text:p>0.511322107544978</text:p>
          </table:table-cell>
          <table:table-cell office:value-type="float" office:value="0.8708058" calcext:value-type="float">
            <text:p>0.8708058</text:p>
          </table:table-cell>
          <table:table-cell office:value-type="float" office:value="0.85377866" calcext:value-type="float">
            <text:p>0.85377866</text:p>
          </table:table-cell>
          <table:table-cell office:value-type="float" office:value="0.92499137" calcext:value-type="float">
            <text:p>0.92499137</text:p>
          </table:table-cell>
          <table:table-cell office:value-type="float" office:value="0.91322273" calcext:value-type="float">
            <text:p>0.91322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86873" calcext:value-type="float">
            <text:p>0.7986873</text:p>
          </table:table-cell>
          <table:table-cell office:value-type="float" office:value="0.79349124" calcext:value-type="float">
            <text:p>0.79349124</text:p>
          </table:table-cell>
          <table:table-cell office:value-type="float" office:value="0.909864779777915" calcext:value-type="float">
            <text:p>0.909864779777915</text:p>
          </table:table-cell>
          <table:table-cell office:value-type="float" office:value="1.17060728384923" calcext:value-type="float">
            <text:p>1.17060728384923</text:p>
          </table:table-cell>
          <table:table-cell office:value-type="float" office:value="0.8445178" calcext:value-type="float">
            <text:p>0.8445178</text:p>
          </table:table-cell>
          <table:table-cell office:value-type="float" office:value="0.8287574" calcext:value-type="float">
            <text:p>0.8287574</text:p>
          </table:table-cell>
          <table:table-cell office:value-type="float" office:value="0.90973973" calcext:value-type="float">
            <text:p>0.90973973</text:p>
          </table:table-cell>
          <table:table-cell office:value-type="float" office:value="0.89409435" calcext:value-type="float">
            <text:p>0.89409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992344" calcext:value-type="float">
            <text:p>0.83992344</text:p>
          </table:table-cell>
          <table:table-cell office:value-type="float" office:value="0.79348665" calcext:value-type="float">
            <text:p>0.79348665</text:p>
          </table:table-cell>
          <table:table-cell office:value-type="float" office:value="0.517406029460655" calcext:value-type="float">
            <text:p>0.517406029460655</text:p>
          </table:table-cell>
          <table:table-cell office:value-type="float" office:value="0.545046760667425" calcext:value-type="float">
            <text:p>0.545046760667425</text:p>
          </table:table-cell>
          <table:table-cell office:value-type="float" office:value="0.8130779" calcext:value-type="float">
            <text:p>0.8130779</text:p>
          </table:table-cell>
          <table:table-cell office:value-type="float" office:value="0.84919333" calcext:value-type="float">
            <text:p>0.84919333</text:p>
          </table:table-cell>
          <table:table-cell office:value-type="float" office:value="0.88808906" calcext:value-type="float">
            <text:p>0.88808906</text:p>
          </table:table-cell>
          <table:table-cell office:value-type="float" office:value="0.9098511" calcext:value-type="float">
            <text:p>0.90985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149934" calcext:value-type="float">
            <text:p>0.83149934</text:p>
          </table:table-cell>
          <table:table-cell office:value-type="float" office:value="0.7933906" calcext:value-type="float">
            <text:p>0.7933906</text:p>
          </table:table-cell>
          <table:table-cell office:value-type="float" office:value="0.560217514545561" calcext:value-type="float">
            <text:p>0.560217514545561</text:p>
          </table:table-cell>
          <table:table-cell office:value-type="float" office:value="0.517065863864425" calcext:value-type="float">
            <text:p>0.517065863864425</text:p>
          </table:table-cell>
          <table:table-cell office:value-type="float" office:value="0.85019815" calcext:value-type="float">
            <text:p>0.85019815</text:p>
          </table:table-cell>
          <table:table-cell office:value-type="float" office:value="0.8240589" calcext:value-type="float">
            <text:p>0.8240589</text:p>
          </table:table-cell>
          <table:table-cell office:value-type="float" office:value="0.9114632" calcext:value-type="float">
            <text:p>0.9114632</text:p>
          </table:table-cell>
          <table:table-cell office:value-type="float" office:value="0.89257663" calcext:value-type="float">
            <text:p>0.892576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32501" calcext:value-type="float">
            <text:p>0.8232501</text:p>
          </table:table-cell>
          <table:table-cell office:value-type="float" office:value="0.79330254" calcext:value-type="float">
            <text:p>0.79330254</text:p>
          </table:table-cell>
          <table:table-cell office:value-type="float" office:value="0.624392074344855" calcext:value-type="float">
            <text:p>0.624392074344855</text:p>
          </table:table-cell>
          <table:table-cell office:value-type="float" office:value="0.539598989596928" calcext:value-type="float">
            <text:p>0.539598989596928</text:p>
          </table:table-cell>
          <table:table-cell office:value-type="float" office:value="0.8616909" calcext:value-type="float">
            <text:p>0.8616909</text:p>
          </table:table-cell>
          <table:table-cell office:value-type="float" office:value="0.8043023" calcext:value-type="float">
            <text:p>0.8043023</text:p>
          </table:table-cell>
          <table:table-cell office:value-type="float" office:value="0.9195241" calcext:value-type="float">
            <text:p>0.9195241</text:p>
          </table:table-cell>
          <table:table-cell office:value-type="float" office:value="0.8801616" calcext:value-type="float">
            <text:p>0.8801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56764" calcext:value-type="float">
            <text:p>0.8256764</text:p>
          </table:table-cell>
          <table:table-cell office:value-type="float" office:value="0.7929244" calcext:value-type="float">
            <text:p>0.7929244</text:p>
          </table:table-cell>
          <table:table-cell office:value-type="float" office:value="0.683604285614436" calcext:value-type="float">
            <text:p>0.683604285614436</text:p>
          </table:table-cell>
          <table:table-cell office:value-type="float" office:value="0.736767969011788" calcext:value-type="float">
            <text:p>0.736767969011788</text:p>
          </table:table-cell>
          <table:table-cell office:value-type="float" office:value="0.80660504" calcext:value-type="float">
            <text:p>0.80660504</text:p>
          </table:table-cell>
          <table:table-cell office:value-type="float" office:value="0.84041893" calcext:value-type="float">
            <text:p>0.84041893</text:p>
          </table:table-cell>
          <table:table-cell office:value-type="float" office:value="0.88295585" calcext:value-type="float">
            <text:p>0.88295585</text:p>
          </table:table-cell>
          <table:table-cell office:value-type="float" office:value="0.9042951" calcext:value-type="float">
            <text:p>0.90429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31142" calcext:value-type="float">
            <text:p>0.8331142</text:p>
          </table:table-cell>
          <table:table-cell office:value-type="float" office:value="0.7926822" calcext:value-type="float">
            <text:p>0.7926822</text:p>
          </table:table-cell>
          <table:table-cell office:value-type="float" office:value="0.536816608777574" calcext:value-type="float">
            <text:p>0.536816608777574</text:p>
          </table:table-cell>
          <table:table-cell office:value-type="float" office:value="0.557937686399236" calcext:value-type="float">
            <text:p>0.557937686399236</text:p>
          </table:table-cell>
          <table:table-cell office:value-type="float" office:value="0.81492734" calcext:value-type="float">
            <text:p>0.81492734</text:p>
          </table:table-cell>
          <table:table-cell office:value-type="float" office:value="0.82530427" calcext:value-type="float">
            <text:p>0.82530427</text:p>
          </table:table-cell>
          <table:table-cell office:value-type="float" office:value="0.88495904" calcext:value-type="float">
            <text:p>0.88495904</text:p>
          </table:table-cell>
          <table:table-cell office:value-type="float" office:value="0.89410293" calcext:value-type="float">
            <text:p>0.89410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608827" calcext:value-type="float">
            <text:p>0.80608827</text:p>
          </table:table-cell>
          <table:table-cell office:value-type="float" office:value="0.7924832" calcext:value-type="float">
            <text:p>0.7924832</text:p>
          </table:table-cell>
          <table:table-cell office:value-type="float" office:value="1.06792716751549" calcext:value-type="float">
            <text:p>1.06792716751549</text:p>
          </table:table-cell>
          <table:table-cell office:value-type="float" office:value="1.17983520172704" calcext:value-type="float">
            <text:p>1.17983520172704</text:p>
          </table:table-cell>
          <table:table-cell office:value-type="float" office:value="0.85640687" calcext:value-type="float">
            <text:p>0.85640687</text:p>
          </table:table-cell>
          <table:table-cell office:value-type="float" office:value="0.84206057" calcext:value-type="float">
            <text:p>0.84206057</text:p>
          </table:table-cell>
          <table:table-cell office:value-type="float" office:value="0.9157073" calcext:value-type="float">
            <text:p>0.9157073</text:p>
          </table:table-cell>
          <table:table-cell office:value-type="float" office:value="0.9064988" calcext:value-type="float">
            <text:p>0.9064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738377" calcext:value-type="float">
            <text:p>0.81738377</text:p>
          </table:table-cell>
          <table:table-cell office:value-type="float" office:value="0.79244834" calcext:value-type="float">
            <text:p>0.79244834</text:p>
          </table:table-cell>
          <table:table-cell office:value-type="float" office:value="0.570158712239027" calcext:value-type="float">
            <text:p>0.570158712239027</text:p>
          </table:table-cell>
          <table:table-cell office:value-type="float" office:value="0.51132213077268" calcext:value-type="float">
            <text:p>0.51132213077268</text:p>
          </table:table-cell>
          <table:table-cell office:value-type="float" office:value="0.8708058" calcext:value-type="float">
            <text:p>0.8708058</text:p>
          </table:table-cell>
          <table:table-cell office:value-type="float" office:value="0.85377866" calcext:value-type="float">
            <text:p>0.85377866</text:p>
          </table:table-cell>
          <table:table-cell office:value-type="float" office:value="0.92463565" calcext:value-type="float">
            <text:p>0.92463565</text:p>
          </table:table-cell>
          <table:table-cell office:value-type="float" office:value="0.91322273" calcext:value-type="float">
            <text:p>0.91322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738377" calcext:value-type="float">
            <text:p>0.81738377</text:p>
          </table:table-cell>
          <table:table-cell office:value-type="float" office:value="0.792299" calcext:value-type="float">
            <text:p>0.792299</text:p>
          </table:table-cell>
          <table:table-cell office:value-type="float" office:value="0.570158712239027" calcext:value-type="float">
            <text:p>0.570158712239027</text:p>
          </table:table-cell>
          <table:table-cell office:value-type="float" office:value="0.511322111796829" calcext:value-type="float">
            <text:p>0.511322111796829</text:p>
          </table:table-cell>
          <table:table-cell office:value-type="float" office:value="0.8708058" calcext:value-type="float">
            <text:p>0.8708058</text:p>
          </table:table-cell>
          <table:table-cell office:value-type="float" office:value="0.85377866" calcext:value-type="float">
            <text:p>0.85377866</text:p>
          </table:table-cell>
          <table:table-cell office:value-type="float" office:value="0.92535466" calcext:value-type="float">
            <text:p>0.92535466</text:p>
          </table:table-cell>
          <table:table-cell office:value-type="float" office:value="0.91322273" calcext:value-type="float">
            <text:p>0.91322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31142" calcext:value-type="float">
            <text:p>0.8331142</text:p>
          </table:table-cell>
          <table:table-cell office:value-type="float" office:value="0.79197866" calcext:value-type="float">
            <text:p>0.79197866</text:p>
          </table:table-cell>
          <table:table-cell office:value-type="float" office:value="0.536816608777574" calcext:value-type="float">
            <text:p>0.536816608777574</text:p>
          </table:table-cell>
          <table:table-cell office:value-type="float" office:value="0.557937677423107" calcext:value-type="float">
            <text:p>0.557937677423107</text:p>
          </table:table-cell>
          <table:table-cell office:value-type="float" office:value="0.81492734" calcext:value-type="float">
            <text:p>0.81492734</text:p>
          </table:table-cell>
          <table:table-cell office:value-type="float" office:value="0.82530427" calcext:value-type="float">
            <text:p>0.82530427</text:p>
          </table:table-cell>
          <table:table-cell office:value-type="float" office:value="0.88811284" calcext:value-type="float">
            <text:p>0.88811284</text:p>
          </table:table-cell>
          <table:table-cell office:value-type="float" office:value="0.89410293" calcext:value-type="float">
            <text:p>0.89410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039855" calcext:value-type="float">
            <text:p>0.84039855</text:p>
          </table:table-cell>
          <table:table-cell office:value-type="float" office:value="0.7918949" calcext:value-type="float">
            <text:p>0.7918949</text:p>
          </table:table-cell>
          <table:table-cell office:value-type="float" office:value="0.54372363489679" calcext:value-type="float">
            <text:p>0.54372363489679</text:p>
          </table:table-cell>
          <table:table-cell office:value-type="float" office:value="0.592603774965203" calcext:value-type="float">
            <text:p>0.592603774965203</text:p>
          </table:table-cell>
          <table:table-cell office:value-type="float" office:value="0.8819022" calcext:value-type="float">
            <text:p>0.8819022</text:p>
          </table:table-cell>
          <table:table-cell office:value-type="float" office:value="0.8273422" calcext:value-type="float">
            <text:p>0.8273422</text:p>
          </table:table-cell>
          <table:table-cell office:value-type="float" office:value="0.9336389" calcext:value-type="float">
            <text:p>0.9336389</text:p>
          </table:table-cell>
          <table:table-cell office:value-type="float" office:value="0.8956905" calcext:value-type="float">
            <text:p>0.8956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93648" calcext:value-type="float">
            <text:p>0.8293648</text:p>
          </table:table-cell>
          <table:table-cell office:value-type="float" office:value="0.7918008" calcext:value-type="float">
            <text:p>0.7918008</text:p>
          </table:table-cell>
          <table:table-cell office:value-type="float" office:value="0.518023696679284" calcext:value-type="float">
            <text:p>0.518023696679284</text:p>
          </table:table-cell>
          <table:table-cell office:value-type="float" office:value="0.522603747236839" calcext:value-type="float">
            <text:p>0.522603747236839</text:p>
          </table:table-cell>
          <table:table-cell office:value-type="float" office:value="0.8344782" calcext:value-type="float">
            <text:p>0.8344782</text:p>
          </table:table-cell>
          <table:table-cell office:value-type="float" office:value="0.8445514" calcext:value-type="float">
            <text:p>0.8445514</text:p>
          </table:table-cell>
          <table:table-cell office:value-type="float" office:value="0.901956" calcext:value-type="float">
            <text:p>0.901956</text:p>
          </table:table-cell>
          <table:table-cell office:value-type="float" office:value="0.9073553" calcext:value-type="float">
            <text:p>0.90735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40442" calcext:value-type="float">
            <text:p>0.8240442</text:p>
          </table:table-cell>
          <table:table-cell office:value-type="float" office:value="0.79171455" calcext:value-type="float">
            <text:p>0.79171455</text:p>
          </table:table-cell>
          <table:table-cell office:value-type="float" office:value="0.515247374646494" calcext:value-type="float">
            <text:p>0.515247374646494</text:p>
          </table:table-cell>
          <table:table-cell office:value-type="float" office:value="0.510288959529" calcext:value-type="float">
            <text:p>0.510288959529</text:p>
          </table:table-cell>
          <table:table-cell office:value-type="float" office:value="0.85350066" calcext:value-type="float">
            <text:p>0.85350066</text:p>
          </table:table-cell>
          <table:table-cell office:value-type="float" office:value="0.85796773" calcext:value-type="float">
            <text:p>0.85796773</text:p>
          </table:table-cell>
          <table:table-cell office:value-type="float" office:value="0.9150414" calcext:value-type="float">
            <text:p>0.9150414</text:p>
          </table:table-cell>
          <table:table-cell office:value-type="float" office:value="0.91639465" calcext:value-type="float">
            <text:p>0.91639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999863" calcext:value-type="float">
            <text:p>0.80999863</text:p>
          </table:table-cell>
          <table:table-cell office:value-type="float" office:value="0.79141355" calcext:value-type="float">
            <text:p>0.79141355</text:p>
          </table:table-cell>
          <table:table-cell office:value-type="float" office:value="0.78988463077942" calcext:value-type="float">
            <text:p>0.78988463077942</text:p>
          </table:table-cell>
          <table:table-cell office:value-type="float" office:value="0.679784521322742" calcext:value-type="float">
            <text:p>0.679784521322742</text:p>
          </table:table-cell>
          <table:table-cell office:value-type="float" office:value="0.7265522" calcext:value-type="float">
            <text:p>0.7265522</text:p>
          </table:table-cell>
          <table:table-cell office:value-type="float" office:value="0.7353524" calcext:value-type="float">
            <text:p>0.7353524</text:p>
          </table:table-cell>
          <table:table-cell office:value-type="float" office:value="0.8232665" calcext:value-type="float">
            <text:p>0.8232665</text:p>
          </table:table-cell>
          <table:table-cell office:value-type="float" office:value="0.82653046" calcext:value-type="float">
            <text:p>0.826530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75137" calcext:value-type="float">
            <text:p>0.7975137</text:p>
          </table:table-cell>
          <table:table-cell office:value-type="float" office:value="0.79129916" calcext:value-type="float">
            <text:p>0.79129916</text:p>
          </table:table-cell>
          <table:table-cell office:value-type="float" office:value="0.553644588006781" calcext:value-type="float">
            <text:p>0.553644588006781</text:p>
          </table:table-cell>
          <table:table-cell office:value-type="float" office:value="0.544398058200922" calcext:value-type="float">
            <text:p>0.544398058200922</text:p>
          </table:table-cell>
          <table:table-cell office:value-type="float" office:value="0.84544253" calcext:value-type="float">
            <text:p>0.84544253</text:p>
          </table:table-cell>
          <table:table-cell office:value-type="float" office:value="0.85049534" calcext:value-type="float">
            <text:p>0.85049534</text:p>
          </table:table-cell>
          <table:table-cell office:value-type="float" office:value="0.91186154" calcext:value-type="float">
            <text:p>0.91186154</text:p>
          </table:table-cell>
          <table:table-cell office:value-type="float" office:value="0.9121193" calcext:value-type="float">
            <text:p>0.9121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88102" calcext:value-type="float">
            <text:p>0.8388102</text:p>
          </table:table-cell>
          <table:table-cell office:value-type="float" office:value="0.791205" calcext:value-type="float">
            <text:p>0.791205</text:p>
          </table:table-cell>
          <table:table-cell office:value-type="float" office:value="0.507872244908862" calcext:value-type="float">
            <text:p>0.507872244908862</text:p>
          </table:table-cell>
          <table:table-cell office:value-type="float" office:value="0.497247955876266" calcext:value-type="float">
            <text:p>0.497247955876266</text:p>
          </table:table-cell>
          <table:table-cell office:value-type="float" office:value="0.8367239" calcext:value-type="float">
            <text:p>0.8367239</text:p>
          </table:table-cell>
          <table:table-cell office:value-type="float" office:value="0.84692895" calcext:value-type="float">
            <text:p>0.84692895</text:p>
          </table:table-cell>
          <table:table-cell office:value-type="float" office:value="0.9038166" calcext:value-type="float">
            <text:p>0.9038166</text:p>
          </table:table-cell>
          <table:table-cell office:value-type="float" office:value="0.9082049" calcext:value-type="float">
            <text:p>0.9082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76018" calcext:value-type="float">
            <text:p>0.8076018</text:p>
          </table:table-cell>
          <table:table-cell office:value-type="float" office:value="0.7911063" calcext:value-type="float">
            <text:p>0.7911063</text:p>
          </table:table-cell>
          <table:table-cell office:value-type="float" office:value="0.723646787418848" calcext:value-type="float">
            <text:p>0.723646787418848</text:p>
          </table:table-cell>
          <table:table-cell office:value-type="float" office:value="0.705103963337927" calcext:value-type="float">
            <text:p>0.705103963337927</text:p>
          </table:table-cell>
          <table:table-cell office:value-type="float" office:value="0.8607662" calcext:value-type="float">
            <text:p>0.8607662</text:p>
          </table:table-cell>
          <table:table-cell office:value-type="float" office:value="0.8722332" calcext:value-type="float">
            <text:p>0.8722332</text:p>
          </table:table-cell>
          <table:table-cell office:value-type="float" office:value="0.92033136" calcext:value-type="float">
            <text:p>0.92033136</text:p>
          </table:table-cell>
          <table:table-cell office:value-type="float" office:value="0.92609257" calcext:value-type="float">
            <text:p>0.92609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30379" calcext:value-type="float">
            <text:p>0.8030379</text:p>
          </table:table-cell>
          <table:table-cell office:value-type="float" office:value="0.79105663" calcext:value-type="float">
            <text:p>0.79105663</text:p>
          </table:table-cell>
          <table:table-cell office:value-type="float" office:value="0.694916886848733" calcext:value-type="float">
            <text:p>0.694916886848733</text:p>
          </table:table-cell>
          <table:table-cell office:value-type="float" office:value="0.910793605379888" calcext:value-type="float">
            <text:p>0.910793605379888</text:p>
          </table:table-cell>
          <table:table-cell office:value-type="float" office:value="0.8396301" calcext:value-type="float">
            <text:p>0.8396301</text:p>
          </table:table-cell>
          <table:table-cell office:value-type="float" office:value="0.8349278" calcext:value-type="float">
            <text:p>0.8349278</text:p>
          </table:table-cell>
          <table:table-cell office:value-type="float" office:value="0.90554976" calcext:value-type="float">
            <text:p>0.90554976</text:p>
          </table:table-cell>
          <table:table-cell office:value-type="float" office:value="0.9005339" calcext:value-type="float">
            <text:p>0.90053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78844" calcext:value-type="float">
            <text:p>0.8678844</text:p>
          </table:table-cell>
          <table:table-cell office:value-type="float" office:value="0.7907609" calcext:value-type="float">
            <text:p>0.7907609</text:p>
          </table:table-cell>
          <table:table-cell office:value-type="float" office:value="0.465571565741761" calcext:value-type="float">
            <text:p>0.465571565741761</text:p>
          </table:table-cell>
          <table:table-cell office:value-type="float" office:value="0.554966740949938" calcext:value-type="float">
            <text:p>0.554966740949938</text:p>
          </table:table-cell>
          <table:table-cell office:value-type="float" office:value="0.7660502" calcext:value-type="float">
            <text:p>0.7660502</text:p>
          </table:table-cell>
          <table:table-cell office:value-type="float" office:value="0.79388624" calcext:value-type="float">
            <text:p>0.79388624</text:p>
          </table:table-cell>
          <table:table-cell office:value-type="float" office:value="0.85489726" calcext:value-type="float">
            <text:p>0.85489726</text:p>
          </table:table-cell>
          <table:table-cell office:value-type="float" office:value="0.86999154" calcext:value-type="float">
            <text:p>0.86999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39266" calcext:value-type="float">
            <text:p>0.8439266</text:p>
          </table:table-cell>
          <table:table-cell office:value-type="float" office:value="0.7905817" calcext:value-type="float">
            <text:p>0.7905817</text:p>
          </table:table-cell>
          <table:table-cell office:value-type="float" office:value="0.502136251768174" calcext:value-type="float">
            <text:p>0.502136251768174</text:p>
          </table:table-cell>
          <table:table-cell office:value-type="float" office:value="0.524634775192608" calcext:value-type="float">
            <text:p>0.524634775192608</text:p>
          </table:table-cell>
          <table:table-cell office:value-type="float" office:value="0.78771466" calcext:value-type="float">
            <text:p>0.78771466</text:p>
          </table:table-cell>
          <table:table-cell office:value-type="float" office:value="0.80396265" calcext:value-type="float">
            <text:p>0.80396265</text:p>
          </table:table-cell>
          <table:table-cell office:value-type="float" office:value="0.870324" calcext:value-type="float">
            <text:p>0.870324</text:p>
          </table:table-cell>
          <table:table-cell office:value-type="float" office:value="0.87858707" calcext:value-type="float">
            <text:p>0.87858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13621" calcext:value-type="float">
            <text:p>0.8213621</text:p>
          </table:table-cell>
          <table:table-cell office:value-type="float" office:value="0.79056823" calcext:value-type="float">
            <text:p>0.79056823</text:p>
          </table:table-cell>
          <table:table-cell office:value-type="float" office:value="0.549600515003215" calcext:value-type="float">
            <text:p>0.549600515003215</text:p>
          </table:table-cell>
          <table:table-cell office:value-type="float" office:value="0.513863374645203" calcext:value-type="float">
            <text:p>0.513863374645203</text:p>
          </table:table-cell>
          <table:table-cell office:value-type="float" office:value="0.8984148" calcext:value-type="float">
            <text:p>0.8984148</text:p>
          </table:table-cell>
          <table:table-cell office:value-type="float" office:value="0.8442117" calcext:value-type="float">
            <text:p>0.8442117</text:p>
          </table:table-cell>
          <table:table-cell office:value-type="float" office:value="0.94247097" calcext:value-type="float">
            <text:p>0.94247097</text:p>
          </table:table-cell>
          <table:table-cell office:value-type="float" office:value="0.9074478" calcext:value-type="float">
            <text:p>0.9074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60444" calcext:value-type="float">
            <text:p>0.8260444</text:p>
          </table:table-cell>
          <table:table-cell office:value-type="float" office:value="0.7903073" calcext:value-type="float">
            <text:p>0.7903073</text:p>
          </table:table-cell>
          <table:table-cell office:value-type="float" office:value="0.599035291893773" calcext:value-type="float">
            <text:p>0.599035291893773</text:p>
          </table:table-cell>
          <table:table-cell office:value-type="float" office:value="0.552136720329169" calcext:value-type="float">
            <text:p>0.552136720329169</text:p>
          </table:table-cell>
          <table:table-cell office:value-type="float" office:value="0.78731835" calcext:value-type="float">
            <text:p>0.78731835</text:p>
          </table:table-cell>
          <table:table-cell office:value-type="float" office:value="0.7923012" calcext:value-type="float">
            <text:p>0.7923012</text:p>
          </table:table-cell>
          <table:table-cell office:value-type="float" office:value="0.87004125" calcext:value-type="float">
            <text:p>0.87004125</text:p>
          </table:table-cell>
          <table:table-cell office:value-type="float" office:value="0.8677323" calcext:value-type="float">
            <text:p>0.86773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042206" calcext:value-type="float">
            <text:p>0.81042206</text:p>
          </table:table-cell>
          <table:table-cell office:value-type="float" office:value="0.7902552" calcext:value-type="float">
            <text:p>0.7902552</text:p>
          </table:table-cell>
          <table:table-cell office:value-type="float" office:value="0.64171406914349" calcext:value-type="float">
            <text:p>0.64171406914349</text:p>
          </table:table-cell>
          <table:table-cell office:value-type="float" office:value="0.902505966284788" calcext:value-type="float">
            <text:p>0.902505966284788</text:p>
          </table:table-cell>
          <table:table-cell office:value-type="float" office:value="0.76789963" calcext:value-type="float">
            <text:p>0.76789963</text:p>
          </table:table-cell>
          <table:table-cell office:value-type="float" office:value="0.7709595" calcext:value-type="float">
            <text:p>0.7709595</text:p>
          </table:table-cell>
          <table:table-cell office:value-type="float" office:value="0.8563785" calcext:value-type="float">
            <text:p>0.8563785</text:p>
          </table:table-cell>
          <table:table-cell office:value-type="float" office:value="0.8536115" calcext:value-type="float">
            <text:p>0.8536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55551" calcext:value-type="float">
            <text:p>0.7855551</text:p>
          </table:table-cell>
          <table:table-cell office:value-type="float" office:value="0.7902227" calcext:value-type="float">
            <text:p>0.7902227</text:p>
          </table:table-cell>
          <table:table-cell office:value-type="float" office:value="0.721049958641253" calcext:value-type="float">
            <text:p>0.721049958641253</text:p>
          </table:table-cell>
          <table:table-cell office:value-type="float" office:value="0.753070372492665" calcext:value-type="float">
            <text:p>0.753070372492665</text:p>
          </table:table-cell>
          <table:table-cell office:value-type="float" office:value="0.8343461" calcext:value-type="float">
            <text:p>0.8343461</text:p>
          </table:table-cell>
          <table:table-cell office:value-type="float" office:value="0.8234362" calcext:value-type="float">
            <text:p>0.8234362</text:p>
          </table:table-cell>
          <table:table-cell office:value-type="float" office:value="0.9028684" calcext:value-type="float">
            <text:p>0.9028684</text:p>
          </table:table-cell>
          <table:table-cell office:value-type="float" office:value="0.8919255" calcext:value-type="float">
            <text:p>0.89192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360503" calcext:value-type="float">
            <text:p>0.85360503</text:p>
          </table:table-cell>
          <table:table-cell office:value-type="float" office:value="0.7897963" calcext:value-type="float">
            <text:p>0.7897963</text:p>
          </table:table-cell>
          <table:table-cell office:value-type="float" office:value="0.492259984520181" calcext:value-type="float">
            <text:p>0.492259984520181</text:p>
          </table:table-cell>
          <table:table-cell office:value-type="float" office:value="0.461551429691529" calcext:value-type="float">
            <text:p>0.461551429691529</text:p>
          </table:table-cell>
          <table:table-cell office:value-type="float" office:value="0.84095114" calcext:value-type="float">
            <text:p>0.84095114</text:p>
          </table:table-cell>
          <table:table-cell office:value-type="float" office:value="0.83470136" calcext:value-type="float">
            <text:p>0.83470136</text:p>
          </table:table-cell>
          <table:table-cell office:value-type="float" office:value="0.9063655" calcext:value-type="float">
            <text:p>0.9063655</text:p>
          </table:table-cell>
          <table:table-cell office:value-type="float" office:value="0.89939374" calcext:value-type="float">
            <text:p>0.899393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292907" calcext:value-type="float">
            <text:p>0.84292907</text:p>
          </table:table-cell>
          <table:table-cell office:value-type="float" office:value="0.78965235" calcext:value-type="float">
            <text:p>0.78965235</text:p>
          </table:table-cell>
          <table:table-cell office:value-type="float" office:value="0.519784195848946" calcext:value-type="float">
            <text:p>0.519784195848946</text:p>
          </table:table-cell>
          <table:table-cell office:value-type="float" office:value="0.555554255547895" calcext:value-type="float">
            <text:p>0.555554255547895</text:p>
          </table:table-cell>
          <table:table-cell office:value-type="float" office:value="0.8266843" calcext:value-type="float">
            <text:p>0.8266843</text:p>
          </table:table-cell>
          <table:table-cell office:value-type="float" office:value="0.848514" calcext:value-type="float">
            <text:p>0.848514</text:p>
          </table:table-cell>
          <table:table-cell office:value-type="float" office:value="0.8970022" calcext:value-type="float">
            <text:p>0.8970022</text:p>
          </table:table-cell>
          <table:table-cell office:value-type="float" office:value="0.90929085" calcext:value-type="float">
            <text:p>0.909290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042206" calcext:value-type="float">
            <text:p>0.81042206</text:p>
          </table:table-cell>
          <table:table-cell office:value-type="float" office:value="0.7895648" calcext:value-type="float">
            <text:p>0.7895648</text:p>
          </table:table-cell>
          <table:table-cell office:value-type="float" office:value="0.64171406914349" calcext:value-type="float">
            <text:p>0.64171406914349</text:p>
          </table:table-cell>
          <table:table-cell office:value-type="float" office:value="0.902505996362694" calcext:value-type="float">
            <text:p>0.902505996362694</text:p>
          </table:table-cell>
          <table:table-cell office:value-type="float" office:value="0.76789963" calcext:value-type="float">
            <text:p>0.76789963</text:p>
          </table:table-cell>
          <table:table-cell office:value-type="float" office:value="0.7709595" calcext:value-type="float">
            <text:p>0.7709595</text:p>
          </table:table-cell>
          <table:table-cell office:value-type="float" office:value="0.8571685" calcext:value-type="float">
            <text:p>0.8571685</text:p>
          </table:table-cell>
          <table:table-cell office:value-type="float" office:value="0.8536115" calcext:value-type="float">
            <text:p>0.8536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20366" calcext:value-type="float">
            <text:p>0.7820366</text:p>
          </table:table-cell>
          <table:table-cell office:value-type="float" office:value="0.7893244" calcext:value-type="float">
            <text:p>0.7893244</text:p>
          </table:table-cell>
          <table:table-cell office:value-type="float" office:value="0.832133072987515" calcext:value-type="float">
            <text:p>0.832133072987515</text:p>
          </table:table-cell>
          <table:table-cell office:value-type="float" office:value="0.974282119831604" calcext:value-type="float">
            <text:p>0.974282119831604</text:p>
          </table:table-cell>
          <table:table-cell office:value-type="float" office:value="0.84689564" calcext:value-type="float">
            <text:p>0.84689564</text:p>
          </table:table-cell>
          <table:table-cell office:value-type="float" office:value="0.8823097" calcext:value-type="float">
            <text:p>0.8823097</text:p>
          </table:table-cell>
          <table:table-cell office:value-type="float" office:value="0.9112837" calcext:value-type="float">
            <text:p>0.9112837</text:p>
          </table:table-cell>
          <table:table-cell office:value-type="float" office:value="0.93290955" calcext:value-type="float">
            <text:p>0.932909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59428" calcext:value-type="float">
            <text:p>0.8059428</text:p>
          </table:table-cell>
          <table:table-cell office:value-type="float" office:value="0.78862107" calcext:value-type="float">
            <text:p>0.78862107</text:p>
          </table:table-cell>
          <table:table-cell office:value-type="float" office:value="0.687670858122963" calcext:value-type="float">
            <text:p>0.687670858122963</text:p>
          </table:table-cell>
          <table:table-cell office:value-type="float" office:value="0.593716039131623" calcext:value-type="float">
            <text:p>0.593716039131623</text:p>
          </table:table-cell>
          <table:table-cell office:value-type="float" office:value="0.7433289" calcext:value-type="float">
            <text:p>0.7433289</text:p>
          </table:table-cell>
          <table:table-cell office:value-type="float" office:value="0.75250494" calcext:value-type="float">
            <text:p>0.75250494</text:p>
          </table:table-cell>
          <table:table-cell office:value-type="float" office:value="0.8379949" calcext:value-type="float">
            <text:p>0.8379949</text:p>
          </table:table-cell>
          <table:table-cell office:value-type="float" office:value="0.83961725" calcext:value-type="float">
            <text:p>0.839617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89755" calcext:value-type="float">
            <text:p>0.8389755</text:p>
          </table:table-cell>
          <table:table-cell office:value-type="float" office:value="0.78854454" calcext:value-type="float">
            <text:p>0.78854454</text:p>
          </table:table-cell>
          <table:table-cell office:value-type="float" office:value="0.493774772820714" calcext:value-type="float">
            <text:p>0.493774772820714</text:p>
          </table:table-cell>
          <table:table-cell office:value-type="float" office:value="0.557891356228522" calcext:value-type="float">
            <text:p>0.557891356228522</text:p>
          </table:table-cell>
          <table:table-cell office:value-type="float" office:value="0.71822983" calcext:value-type="float">
            <text:p>0.71822983</text:p>
          </table:table-cell>
          <table:table-cell office:value-type="float" office:value="0.7455986" calcext:value-type="float">
            <text:p>0.7455986</text:p>
          </table:table-cell>
          <table:table-cell office:value-type="float" office:value="0.81901085" calcext:value-type="float">
            <text:p>0.81901085</text:p>
          </table:table-cell>
          <table:table-cell office:value-type="float" office:value="0.83613694" calcext:value-type="float">
            <text:p>0.836136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663465" calcext:value-type="float">
            <text:p>0.82663465</text:p>
          </table:table-cell>
          <table:table-cell office:value-type="float" office:value="0.78848714" calcext:value-type="float">
            <text:p>0.78848714</text:p>
          </table:table-cell>
          <table:table-cell office:value-type="float" office:value="0.493895733589293" calcext:value-type="float">
            <text:p>0.493895733589293</text:p>
          </table:table-cell>
          <table:table-cell office:value-type="float" office:value="0.595427029671411" calcext:value-type="float">
            <text:p>0.595427029671411</text:p>
          </table:table-cell>
          <table:table-cell office:value-type="float" office:value="0.6690885" calcext:value-type="float">
            <text:p>0.6690885</text:p>
          </table:table-cell>
          <table:table-cell office:value-type="float" office:value="0.7098217" calcext:value-type="float">
            <text:p>0.7098217</text:p>
          </table:table-cell>
          <table:table-cell office:value-type="float" office:value="0.7778779" calcext:value-type="float">
            <text:p>0.7778779</text:p>
          </table:table-cell>
          <table:table-cell office:value-type="float" office:value="0.80486536" calcext:value-type="float">
            <text:p>0.80486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350233" calcext:value-type="float">
            <text:p>0.85350233</text:p>
          </table:table-cell>
          <table:table-cell office:value-type="float" office:value="0.7881606" calcext:value-type="float">
            <text:p>0.7881606</text:p>
          </table:table-cell>
          <table:table-cell office:value-type="float" office:value="0.466748582213451" calcext:value-type="float">
            <text:p>0.466748582213451</text:p>
          </table:table-cell>
          <table:table-cell office:value-type="float" office:value="0.549720641407658" calcext:value-type="float">
            <text:p>0.549720641407658</text:p>
          </table:table-cell>
          <table:table-cell office:value-type="float" office:value="0.7721268" calcext:value-type="float">
            <text:p>0.7721268</text:p>
          </table:table-cell>
          <table:table-cell office:value-type="float" office:value="0.84432495" calcext:value-type="float">
            <text:p>0.84432495</text:p>
          </table:table-cell>
          <table:table-cell office:value-type="float" office:value="0.8591062" calcext:value-type="float">
            <text:p>0.8591062</text:p>
          </table:table-cell>
          <table:table-cell office:value-type="float" office:value="0.9056597" calcext:value-type="float">
            <text:p>0.9056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6311" calcext:value-type="float">
            <text:p>0.816311</text:p>
          </table:table-cell>
          <table:table-cell office:value-type="float" office:value="0.78791994" calcext:value-type="float">
            <text:p>0.78791994</text:p>
          </table:table-cell>
          <table:table-cell office:value-type="float" office:value="0.526141582747002" calcext:value-type="float">
            <text:p>0.526141582747002</text:p>
          </table:table-cell>
          <table:table-cell office:value-type="float" office:value="0.619639795554047" calcext:value-type="float">
            <text:p>0.619639795554047</text:p>
          </table:table-cell>
          <table:table-cell office:value-type="float" office:value="0.74848086" calcext:value-type="float">
            <text:p>0.74848086</text:p>
          </table:table-cell>
          <table:table-cell office:value-type="float" office:value="0.7749222" calcext:value-type="float">
            <text:p>0.7749222</text:p>
          </table:table-cell>
          <table:table-cell office:value-type="float" office:value="0.8422887" calcext:value-type="float">
            <text:p>0.8422887</text:p>
          </table:table-cell>
          <table:table-cell office:value-type="float" office:value="0.85899866" calcext:value-type="float">
            <text:p>0.85899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20138" calcext:value-type="float">
            <text:p>0.8220138</text:p>
          </table:table-cell>
          <table:table-cell office:value-type="float" office:value="0.7877833" calcext:value-type="float">
            <text:p>0.7877833</text:p>
          </table:table-cell>
          <table:table-cell office:value-type="float" office:value="0.646555917258982" calcext:value-type="float">
            <text:p>0.646555917258982</text:p>
          </table:table-cell>
          <table:table-cell office:value-type="float" office:value="0.614453547067025" calcext:value-type="float">
            <text:p>0.614453547067025</text:p>
          </table:table-cell>
          <table:table-cell office:value-type="float" office:value="0.8046235" calcext:value-type="float">
            <text:p>0.8046235</text:p>
          </table:table-cell>
          <table:table-cell office:value-type="float" office:value="0.7867535" calcext:value-type="float">
            <text:p>0.7867535</text:p>
          </table:table-cell>
          <table:table-cell office:value-type="float" office:value="0.88158137" calcext:value-type="float">
            <text:p>0.88158137</text:p>
          </table:table-cell>
          <table:table-cell office:value-type="float" office:value="0.86754787" calcext:value-type="float">
            <text:p>0.867547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110983" calcext:value-type="float">
            <text:p>0.82110983</text:p>
          </table:table-cell>
          <table:table-cell office:value-type="float" office:value="0.7877139" calcext:value-type="float">
            <text:p>0.7877139</text:p>
          </table:table-cell>
          <table:table-cell office:value-type="float" office:value="0.540094732377808" calcext:value-type="float">
            <text:p>0.540094732377808</text:p>
          </table:table-cell>
          <table:table-cell office:value-type="float" office:value="0.475605122518665" calcext:value-type="float">
            <text:p>0.475605122518665</text:p>
          </table:table-cell>
          <table:table-cell office:value-type="float" office:value="0.89128137" calcext:value-type="float">
            <text:p>0.89128137</text:p>
          </table:table-cell>
          <table:table-cell office:value-type="float" office:value="0.8536654" calcext:value-type="float">
            <text:p>0.8536654</text:p>
          </table:table-cell>
          <table:table-cell office:value-type="float" office:value="0.93831754" calcext:value-type="float">
            <text:p>0.93831754</text:p>
          </table:table-cell>
          <table:table-cell office:value-type="float" office:value="0.91304463" calcext:value-type="float">
            <text:p>0.913044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736306" calcext:value-type="float">
            <text:p>0.77736306</text:p>
          </table:table-cell>
          <table:table-cell office:value-type="float" office:value="0.7875997" calcext:value-type="float">
            <text:p>0.7875997</text:p>
          </table:table-cell>
          <table:table-cell office:value-type="float" office:value="0.71967041752273" calcext:value-type="float">
            <text:p>0.71967041752273</text:p>
          </table:table-cell>
          <table:table-cell office:value-type="float" office:value="0.60873981731571" calcext:value-type="float">
            <text:p>0.60873981731571</text:p>
          </table:table-cell>
          <table:table-cell office:value-type="float" office:value="0.75138706" calcext:value-type="float">
            <text:p>0.75138706</text:p>
          </table:table-cell>
          <table:table-cell office:value-type="float" office:value="0.7896972" calcext:value-type="float">
            <text:p>0.7896972</text:p>
          </table:table-cell>
          <table:table-cell office:value-type="float" office:value="0.84114295" calcext:value-type="float">
            <text:p>0.84114295</text:p>
          </table:table-cell>
          <table:table-cell office:value-type="float" office:value="0.8675951" calcext:value-type="float">
            <text:p>0.86759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86214" calcext:value-type="float">
            <text:p>0.7986214</text:p>
          </table:table-cell>
          <table:table-cell office:value-type="float" office:value="0.78740656" calcext:value-type="float">
            <text:p>0.78740656</text:p>
          </table:table-cell>
          <table:table-cell office:value-type="float" office:value="0.737018233718192" calcext:value-type="float">
            <text:p>0.737018233718192</text:p>
          </table:table-cell>
          <table:table-cell office:value-type="float" office:value="0.672929872846036" calcext:value-type="float">
            <text:p>0.672929872846036</text:p>
          </table:table-cell>
          <table:table-cell office:value-type="float" office:value="0.79550856" calcext:value-type="float">
            <text:p>0.79550856</text:p>
          </table:table-cell>
          <table:table-cell office:value-type="float" office:value="0.8229833" calcext:value-type="float">
            <text:p>0.8229833</text:p>
          </table:table-cell>
          <table:table-cell office:value-type="float" office:value="0.8749127" calcext:value-type="float">
            <text:p>0.8749127</text:p>
          </table:table-cell>
          <table:table-cell office:value-type="float" office:value="0.89163536" calcext:value-type="float">
            <text:p>0.89163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26884" calcext:value-type="float">
            <text:p>0.8226884</text:p>
          </table:table-cell>
          <table:table-cell office:value-type="float" office:value="0.7872856" calcext:value-type="float">
            <text:p>0.7872856</text:p>
          </table:table-cell>
          <table:table-cell office:value-type="float" office:value="0.615967640045376" calcext:value-type="float">
            <text:p>0.615967640045376</text:p>
          </table:table-cell>
          <table:table-cell office:value-type="float" office:value="0.699496435914361" calcext:value-type="float">
            <text:p>0.699496435914361</text:p>
          </table:table-cell>
          <table:table-cell office:value-type="float" office:value="0.7416116" calcext:value-type="float">
            <text:p>0.7416116</text:p>
          </table:table-cell>
          <table:table-cell office:value-type="float" office:value="0.7839796" calcext:value-type="float">
            <text:p>0.7839796</text:p>
          </table:table-cell>
          <table:table-cell office:value-type="float" office:value="0.8354882" calcext:value-type="float">
            <text:p>0.8354882</text:p>
          </table:table-cell>
          <table:table-cell office:value-type="float" office:value="0.86517864" calcext:value-type="float">
            <text:p>0.865178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363616" calcext:value-type="float">
            <text:p>0.83363616</text:p>
          </table:table-cell>
          <table:table-cell office:value-type="float" office:value="0.78702086" calcext:value-type="float">
            <text:p>0.78702086</text:p>
          </table:table-cell>
          <table:table-cell office:value-type="float" office:value="0.554258573908931" calcext:value-type="float">
            <text:p>0.554258573908931</text:p>
          </table:table-cell>
          <table:table-cell office:value-type="float" office:value="0.588614857889702" calcext:value-type="float">
            <text:p>0.588614857889702</text:p>
          </table:table-cell>
          <table:table-cell office:value-type="float" office:value="0.7301189" calcext:value-type="float">
            <text:p>0.7301189</text:p>
          </table:table-cell>
          <table:table-cell office:value-type="float" office:value="0.7996603" calcext:value-type="float">
            <text:p>0.7996603</text:p>
          </table:table-cell>
          <table:table-cell office:value-type="float" office:value="0.82610077" calcext:value-type="float">
            <text:p>0.82610077</text:p>
          </table:table-cell>
          <table:table-cell office:value-type="float" office:value="0.8754487" calcext:value-type="float">
            <text:p>0.87544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32673" calcext:value-type="float">
            <text:p>0.8032673</text:p>
          </table:table-cell>
          <table:table-cell office:value-type="float" office:value="0.7866986" calcext:value-type="float">
            <text:p>0.7866986</text:p>
          </table:table-cell>
          <table:table-cell office:value-type="float" office:value="0.612075526097527" calcext:value-type="float">
            <text:p>0.612075526097527</text:p>
          </table:table-cell>
          <table:table-cell office:value-type="float" office:value="0.839237354626901" calcext:value-type="float">
            <text:p>0.839237354626901</text:p>
          </table:table-cell>
          <table:table-cell office:value-type="float" office:value="0.6627477" calcext:value-type="float">
            <text:p>0.6627477</text:p>
          </table:table-cell>
          <table:table-cell office:value-type="float" office:value="0.85700536" calcext:value-type="float">
            <text:p>0.85700536</text:p>
          </table:table-cell>
          <table:table-cell office:value-type="float" office:value="0.77251077" calcext:value-type="float">
            <text:p>0.77251077</text:p>
          </table:table-cell>
          <table:table-cell office:value-type="float" office:value="0.9113467" calcext:value-type="float">
            <text:p>0.91134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88792" calcext:value-type="float">
            <text:p>0.7788792</text:p>
          </table:table-cell>
          <table:table-cell office:value-type="float" office:value="0.7864495" calcext:value-type="float">
            <text:p>0.7864495</text:p>
          </table:table-cell>
          <table:table-cell office:value-type="float" office:value="0.956658462239095" calcext:value-type="float">
            <text:p>0.956658462239095</text:p>
          </table:table-cell>
          <table:table-cell office:value-type="float" office:value="0.770428192584014" calcext:value-type="float">
            <text:p>0.770428192584014</text:p>
          </table:table-cell>
          <table:table-cell office:value-type="float" office:value="0.8048877" calcext:value-type="float">
            <text:p>0.8048877</text:p>
          </table:table-cell>
          <table:table-cell office:value-type="float" office:value="0.77237475" calcext:value-type="float">
            <text:p>0.77237475</text:p>
          </table:table-cell>
          <table:table-cell office:value-type="float" office:value="0.881731" calcext:value-type="float">
            <text:p>0.881731</text:p>
          </table:table-cell>
          <table:table-cell office:value-type="float" office:value="0.8545442" calcext:value-type="float">
            <text:p>0.85454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387935" calcext:value-type="float">
            <text:p>0.77387935</text:p>
          </table:table-cell>
          <table:table-cell office:value-type="float" office:value="0.7863944" calcext:value-type="float">
            <text:p>0.7863944</text:p>
          </table:table-cell>
          <table:table-cell office:value-type="float" office:value="0.836910130381753" calcext:value-type="float">
            <text:p>0.836910130381753</text:p>
          </table:table-cell>
          <table:table-cell office:value-type="float" office:value="0.953661221494133" calcext:value-type="float">
            <text:p>0.953661221494133</text:p>
          </table:table-cell>
          <table:table-cell office:value-type="float" office:value="0.76116246" calcext:value-type="float">
            <text:p>0.76116246</text:p>
          </table:table-cell>
          <table:table-cell office:value-type="float" office:value="0.7412397" calcext:value-type="float">
            <text:p>0.7412397</text:p>
          </table:table-cell>
          <table:table-cell office:value-type="float" office:value="0.85076797" calcext:value-type="float">
            <text:p>0.85076797</text:p>
          </table:table-cell>
          <table:table-cell office:value-type="float" office:value="0.8322894" calcext:value-type="float">
            <text:p>0.8322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07904" calcext:value-type="float">
            <text:p>0.7907904</text:p>
          </table:table-cell>
          <table:table-cell office:value-type="float" office:value="0.78637755" calcext:value-type="float">
            <text:p>0.78637755</text:p>
          </table:table-cell>
          <table:table-cell office:value-type="float" office:value="0.947886518267306" calcext:value-type="float">
            <text:p>0.947886518267306</text:p>
          </table:table-cell>
          <table:table-cell office:value-type="float" office:value="1.11016314536766" calcext:value-type="float">
            <text:p>1.11016314536766</text:p>
          </table:table-cell>
          <table:table-cell office:value-type="float" office:value="0.75046235" calcext:value-type="float">
            <text:p>0.75046235</text:p>
          </table:table-cell>
          <table:table-cell office:value-type="float" office:value="0.80475515" calcext:value-type="float">
            <text:p>0.80475515</text:p>
          </table:table-cell>
          <table:table-cell office:value-type="float" office:value="0.8428403" calcext:value-type="float">
            <text:p>0.8428403</text:p>
          </table:table-cell>
          <table:table-cell office:value-type="float" office:value="0.88041866" calcext:value-type="float">
            <text:p>0.88041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14534" calcext:value-type="float">
            <text:p>0.8014534</text:p>
          </table:table-cell>
          <table:table-cell office:value-type="float" office:value="0.7860217" calcext:value-type="float">
            <text:p>0.7860217</text:p>
          </table:table-cell>
          <table:table-cell office:value-type="float" office:value="0.769380109862839" calcext:value-type="float">
            <text:p>0.769380109862839</text:p>
          </table:table-cell>
          <table:table-cell office:value-type="float" office:value="0.608897590652955" calcext:value-type="float">
            <text:p>0.608897590652955</text:p>
          </table:table-cell>
          <table:table-cell office:value-type="float" office:value="0.8977543" calcext:value-type="float">
            <text:p>0.8977543</text:p>
          </table:table-cell>
          <table:table-cell office:value-type="float" office:value="0.8541183" calcext:value-type="float">
            <text:p>0.8541183</text:p>
          </table:table-cell>
          <table:table-cell office:value-type="float" office:value="0.94217896" calcext:value-type="float">
            <text:p>0.94217896</text:p>
          </table:table-cell>
          <table:table-cell office:value-type="float" office:value="0.9143072" calcext:value-type="float">
            <text:p>0.9143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292907" calcext:value-type="float">
            <text:p>0.84292907</text:p>
          </table:table-cell>
          <table:table-cell office:value-type="float" office:value="0.7859199" calcext:value-type="float">
            <text:p>0.7859199</text:p>
          </table:table-cell>
          <table:table-cell office:value-type="float" office:value="0.519784195848946" calcext:value-type="float">
            <text:p>0.519784195848946</text:p>
          </table:table-cell>
          <table:table-cell office:value-type="float" office:value="0.555554262555575" calcext:value-type="float">
            <text:p>0.555554262555575</text:p>
          </table:table-cell>
          <table:table-cell office:value-type="float" office:value="0.8266843" calcext:value-type="float">
            <text:p>0.8266843</text:p>
          </table:table-cell>
          <table:table-cell office:value-type="float" office:value="0.848514" calcext:value-type="float">
            <text:p>0.848514</text:p>
          </table:table-cell>
          <table:table-cell office:value-type="float" office:value="0.89735913" calcext:value-type="float">
            <text:p>0.89735913</text:p>
          </table:table-cell>
          <table:table-cell office:value-type="float" office:value="0.90929085" calcext:value-type="float">
            <text:p>0.909290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0779" calcext:value-type="float">
            <text:p>0.850779</text:p>
          </table:table-cell>
          <table:table-cell office:value-type="float" office:value="0.7859063" calcext:value-type="float">
            <text:p>0.7859063</text:p>
          </table:table-cell>
          <table:table-cell office:value-type="float" office:value="0.46757001757723" calcext:value-type="float">
            <text:p>0.46757001757723</text:p>
          </table:table-cell>
          <table:table-cell office:value-type="float" office:value="0.573948186880059" calcext:value-type="float">
            <text:p>0.573948186880059</text:p>
          </table:table-cell>
          <table:table-cell office:value-type="float" office:value="0.7709379" calcext:value-type="float">
            <text:p>0.7709379</text:p>
          </table:table-cell>
          <table:table-cell office:value-type="float" office:value="0.8246816" calcext:value-type="float">
            <text:p>0.8246816</text:p>
          </table:table-cell>
          <table:table-cell office:value-type="float" office:value="0.8573398" calcext:value-type="float">
            <text:p>0.8573398</text:p>
          </table:table-cell>
          <table:table-cell office:value-type="float" office:value="0.8935168" calcext:value-type="float">
            <text:p>0.8935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21921" calcext:value-type="float">
            <text:p>0.8321921</text:p>
          </table:table-cell>
          <table:table-cell office:value-type="float" office:value="0.78549033" calcext:value-type="float">
            <text:p>0.78549033</text:p>
          </table:table-cell>
          <table:table-cell office:value-type="float" office:value="0.542639149861669" calcext:value-type="float">
            <text:p>0.542639149861669</text:p>
          </table:table-cell>
          <table:table-cell office:value-type="float" office:value="0.556957789897289" calcext:value-type="float">
            <text:p>0.556957789897289</text:p>
          </table:table-cell>
          <table:table-cell office:value-type="float" office:value="0.74451786" calcext:value-type="float">
            <text:p>0.74451786</text:p>
          </table:table-cell>
          <table:table-cell office:value-type="float" office:value="0.78052646" calcext:value-type="float">
            <text:p>0.78052646</text:p>
          </table:table-cell>
          <table:table-cell office:value-type="float" office:value="0.8366983" calcext:value-type="float">
            <text:p>0.8366983</text:p>
          </table:table-cell>
          <table:table-cell office:value-type="float" office:value="0.8610755" calcext:value-type="float">
            <text:p>0.86107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46361" calcext:value-type="float">
            <text:p>0.8246361</text:p>
          </table:table-cell>
          <table:table-cell office:value-type="float" office:value="0.78524506" calcext:value-type="float">
            <text:p>0.78524506</text:p>
          </table:table-cell>
          <table:table-cell office:value-type="float" office:value="0.519451485623593" calcext:value-type="float">
            <text:p>0.519451485623593</text:p>
          </table:table-cell>
          <table:table-cell office:value-type="float" office:value="0.573349219411021" calcext:value-type="float">
            <text:p>0.573349219411021</text:p>
          </table:table-cell>
          <table:table-cell office:value-type="float" office:value="0.68480843" calcext:value-type="float">
            <text:p>0.68480843</text:p>
          </table:table-cell>
          <table:table-cell office:value-type="float" office:value="0.802604" calcext:value-type="float">
            <text:p>0.802604</text:p>
          </table:table-cell>
          <table:table-cell office:value-type="float" office:value="0.79127383" calcext:value-type="float">
            <text:p>0.79127383</text:p>
          </table:table-cell>
          <table:table-cell office:value-type="float" office:value="0.87518466" calcext:value-type="float">
            <text:p>0.875184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90525" calcext:value-type="float">
            <text:p>0.8190525</text:p>
          </table:table-cell>
          <table:table-cell office:value-type="float" office:value="0.7851718" calcext:value-type="float">
            <text:p>0.7851718</text:p>
          </table:table-cell>
          <table:table-cell office:value-type="float" office:value="0.87486455712479" calcext:value-type="float">
            <text:p>0.87486455712479</text:p>
          </table:table-cell>
          <table:table-cell office:value-type="float" office:value="0.785081579159241" calcext:value-type="float">
            <text:p>0.785081579159241</text:p>
          </table:table-cell>
          <table:table-cell office:value-type="float" office:value="0.7598415" calcext:value-type="float">
            <text:p>0.7598415</text:p>
          </table:table-cell>
          <table:table-cell office:value-type="float" office:value="0.8178319" calcext:value-type="float">
            <text:p>0.8178319</text:p>
          </table:table-cell>
          <table:table-cell office:value-type="float" office:value="0.8486645" calcext:value-type="float">
            <text:p>0.8486645</text:p>
          </table:table-cell>
          <table:table-cell office:value-type="float" office:value="0.888093" calcext:value-type="float">
            <text:p>0.8880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039486" calcext:value-type="float">
            <text:p>0.83039486</text:p>
          </table:table-cell>
          <table:table-cell office:value-type="float" office:value="0.7848334" calcext:value-type="float">
            <text:p>0.7848334</text:p>
          </table:table-cell>
          <table:table-cell office:value-type="float" office:value="0.533893831283014" calcext:value-type="float">
            <text:p>0.533893831283014</text:p>
          </table:table-cell>
          <table:table-cell office:value-type="float" office:value="0.513114054735302" calcext:value-type="float">
            <text:p>0.513114054735302</text:p>
          </table:table-cell>
          <table:table-cell office:value-type="float" office:value="0.8696169" calcext:value-type="float">
            <text:p>0.8696169</text:p>
          </table:table-cell>
          <table:table-cell office:value-type="float" office:value="0.85100484" calcext:value-type="float">
            <text:p>0.85100484</text:p>
          </table:table-cell>
          <table:table-cell office:value-type="float" office:value="0.92386603" calcext:value-type="float">
            <text:p>0.92386603</text:p>
          </table:table-cell>
          <table:table-cell office:value-type="float" office:value="0.9112676" calcext:value-type="float">
            <text:p>0.91126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727205" calcext:value-type="float">
            <text:p>0.83727205</text:p>
          </table:table-cell>
          <table:table-cell office:value-type="float" office:value="0.7844679" calcext:value-type="float">
            <text:p>0.7844679</text:p>
          </table:table-cell>
          <table:table-cell office:value-type="float" office:value="0.569830253311166" calcext:value-type="float">
            <text:p>0.569830253311166</text:p>
          </table:table-cell>
          <table:table-cell office:value-type="float" office:value="0.648037969278691" calcext:value-type="float">
            <text:p>0.648037969278691</text:p>
          </table:table-cell>
          <table:table-cell office:value-type="float" office:value="0.71968293" calcext:value-type="float">
            <text:p>0.71968293</text:p>
          </table:table-cell>
          <table:table-cell office:value-type="float" office:value="0.8135862" calcext:value-type="float">
            <text:p>0.8135862</text:p>
          </table:table-cell>
          <table:table-cell office:value-type="float" office:value="0.8193102" calcext:value-type="float">
            <text:p>0.8193102</text:p>
          </table:table-cell>
          <table:table-cell office:value-type="float" office:value="0.88510346" calcext:value-type="float">
            <text:p>0.8851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19022" calcext:value-type="float">
            <text:p>0.7819022</text:p>
          </table:table-cell>
          <table:table-cell office:value-type="float" office:value="0.7843502" calcext:value-type="float">
            <text:p>0.7843502</text:p>
          </table:table-cell>
          <table:table-cell office:value-type="float" office:value="0.988952466964452" calcext:value-type="float">
            <text:p>0.988952466964452</text:p>
          </table:table-cell>
          <table:table-cell office:value-type="float" office:value="0.714742577060211" calcext:value-type="float">
            <text:p>0.714742577060211</text:p>
          </table:table-cell>
          <table:table-cell office:value-type="float" office:value="0.8887715" calcext:value-type="float">
            <text:p>0.8887715</text:p>
          </table:table-cell>
          <table:table-cell office:value-type="float" office:value="0.7428248" calcext:value-type="float">
            <text:p>0.7428248</text:p>
          </table:table-cell>
          <table:table-cell office:value-type="float" office:value="0.937891" calcext:value-type="float">
            <text:p>0.937891</text:p>
          </table:table-cell>
          <table:table-cell office:value-type="float" office:value="0.8305379" calcext:value-type="float">
            <text:p>0.83053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78444" calcext:value-type="float">
            <text:p>0.8178444</text:p>
          </table:table-cell>
          <table:table-cell office:value-type="float" office:value="0.784315" calcext:value-type="float">
            <text:p>0.784315</text:p>
          </table:table-cell>
          <table:table-cell office:value-type="float" office:value="0.555995252444189" calcext:value-type="float">
            <text:p>0.555995252444189</text:p>
          </table:table-cell>
          <table:table-cell office:value-type="float" office:value="0.690180697796997" calcext:value-type="float">
            <text:p>0.690180697796997</text:p>
          </table:table-cell>
          <table:table-cell office:value-type="float" office:value="0.6577279" calcext:value-type="float">
            <text:p>0.6577279</text:p>
          </table:table-cell>
          <table:table-cell office:value-type="float" office:value="0.81551087" calcext:value-type="float">
            <text:p>0.81551087</text:p>
          </table:table-cell>
          <table:table-cell office:value-type="float" office:value="0.7670715" calcext:value-type="float">
            <text:p>0.7670715</text:p>
          </table:table-cell>
          <table:table-cell office:value-type="float" office:value="0.8822773" calcext:value-type="float">
            <text:p>0.8822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039486" calcext:value-type="float">
            <text:p>0.83039486</text:p>
          </table:table-cell>
          <table:table-cell office:value-type="float" office:value="0.78399736" calcext:value-type="float">
            <text:p>0.78399736</text:p>
          </table:table-cell>
          <table:table-cell office:value-type="float" office:value="0.533893831283014" calcext:value-type="float">
            <text:p>0.533893831283014</text:p>
          </table:table-cell>
          <table:table-cell office:value-type="float" office:value="0.513114041428585" calcext:value-type="float">
            <text:p>0.513114041428585</text:p>
          </table:table-cell>
          <table:table-cell office:value-type="float" office:value="0.8696169" calcext:value-type="float">
            <text:p>0.8696169</text:p>
          </table:table-cell>
          <table:table-cell office:value-type="float" office:value="0.85100484" calcext:value-type="float">
            <text:p>0.85100484</text:p>
          </table:table-cell>
          <table:table-cell office:value-type="float" office:value="0.9247839" calcext:value-type="float">
            <text:p>0.9247839</text:p>
          </table:table-cell>
          <table:table-cell office:value-type="float" office:value="0.9112676" calcext:value-type="float">
            <text:p>0.91126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74328" calcext:value-type="float">
            <text:p>0.8074328</text:p>
          </table:table-cell>
          <table:table-cell office:value-type="float" office:value="0.7839226" calcext:value-type="float">
            <text:p>0.7839226</text:p>
          </table:table-cell>
          <table:table-cell office:value-type="float" office:value="0.7506857219648" calcext:value-type="float">
            <text:p>0.7506857219648</text:p>
          </table:table-cell>
          <table:table-cell office:value-type="float" office:value="0.876970382867433" calcext:value-type="float">
            <text:p>0.876970382867433</text:p>
          </table:table-cell>
          <table:table-cell office:value-type="float" office:value="0.7273448" calcext:value-type="float">
            <text:p>0.7273448</text:p>
          </table:table-cell>
          <table:table-cell office:value-type="float" office:value="0.7751486" calcext:value-type="float">
            <text:p>0.7751486</text:p>
          </table:table-cell>
          <table:table-cell office:value-type="float" office:value="0.82545877" calcext:value-type="float">
            <text:p>0.82545877</text:p>
          </table:table-cell>
          <table:table-cell office:value-type="float" office:value="0.8566499" calcext:value-type="float">
            <text:p>0.85664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78844" calcext:value-type="float">
            <text:p>0.8678844</text:p>
          </table:table-cell>
          <table:table-cell office:value-type="float" office:value="0.78369915" calcext:value-type="float">
            <text:p>0.78369915</text:p>
          </table:table-cell>
          <table:table-cell office:value-type="float" office:value="0.465571565741761" calcext:value-type="float">
            <text:p>0.465571565741761</text:p>
          </table:table-cell>
          <table:table-cell office:value-type="float" office:value="0.554966714021552" calcext:value-type="float">
            <text:p>0.554966714021552</text:p>
          </table:table-cell>
          <table:table-cell office:value-type="float" office:value="0.7660502" calcext:value-type="float">
            <text:p>0.7660502</text:p>
          </table:table-cell>
          <table:table-cell office:value-type="float" office:value="0.79388624" calcext:value-type="float">
            <text:p>0.79388624</text:p>
          </table:table-cell>
          <table:table-cell office:value-type="float" office:value="0.85321283" calcext:value-type="float">
            <text:p>0.85321283</text:p>
          </table:table-cell>
          <table:table-cell office:value-type="float" office:value="0.86999154" calcext:value-type="float">
            <text:p>0.86999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207446" calcext:value-type="float">
            <text:p>0.83207446</text:p>
          </table:table-cell>
          <table:table-cell office:value-type="float" office:value="0.78335303" calcext:value-type="float">
            <text:p>0.78335303</text:p>
          </table:table-cell>
          <table:table-cell office:value-type="float" office:value="0.537082577709972" calcext:value-type="float">
            <text:p>0.537082577709972</text:p>
          </table:table-cell>
          <table:table-cell office:value-type="float" office:value="0.641294509999188" calcext:value-type="float">
            <text:p>0.641294509999188</text:p>
          </table:table-cell>
          <table:table-cell office:value-type="float" office:value="0.78599733" calcext:value-type="float">
            <text:p>0.78599733</text:p>
          </table:table-cell>
          <table:table-cell office:value-type="float" office:value="0.8298896" calcext:value-type="float">
            <text:p>0.8298896</text:p>
          </table:table-cell>
          <table:table-cell office:value-type="float" office:value="0.8683716" calcext:value-type="float">
            <text:p>0.8683716</text:p>
          </table:table-cell>
          <table:table-cell office:value-type="float" office:value="0.8966356" calcext:value-type="float">
            <text:p>0.89663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06377" calcext:value-type="float">
            <text:p>0.7906377</text:p>
          </table:table-cell>
          <table:table-cell office:value-type="float" office:value="0.78273904" calcext:value-type="float">
            <text:p>0.78273904</text:p>
          </table:table-cell>
          <table:table-cell office:value-type="float" office:value="0.599988435504459" calcext:value-type="float">
            <text:p>0.599988435504459</text:p>
          </table:table-cell>
          <table:table-cell office:value-type="float" office:value="0.649076343527558" calcext:value-type="float">
            <text:p>0.649076343527558</text:p>
          </table:table-cell>
          <table:table-cell office:value-type="float" office:value="0.87239105" calcext:value-type="float">
            <text:p>0.87239105</text:p>
          </table:table-cell>
          <table:table-cell office:value-type="float" office:value="0.8764789" calcext:value-type="float">
            <text:p>0.8764789</text:p>
          </table:table-cell>
          <table:table-cell office:value-type="float" office:value="0.9280258" calcext:value-type="float">
            <text:p>0.9280258</text:p>
          </table:table-cell>
          <table:table-cell office:value-type="float" office:value="0.92891437" calcext:value-type="float">
            <text:p>0.928914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67027" calcext:value-type="float">
            <text:p>0.7367027</text:p>
          </table:table-cell>
          <table:table-cell office:value-type="float" office:value="0.7827374" calcext:value-type="float">
            <text:p>0.7827374</text:p>
          </table:table-cell>
          <table:table-cell office:value-type="float" office:value="2.00585833754514" calcext:value-type="float">
            <text:p>2.00585833754514</text:p>
          </table:table-cell>
          <table:table-cell office:value-type="float" office:value="1.25726481047773" calcext:value-type="float">
            <text:p>1.25726481047773</text:p>
          </table:table-cell>
          <table:table-cell office:value-type="float" office:value="0.8199472" calcext:value-type="float">
            <text:p>0.8199472</text:p>
          </table:table-cell>
          <table:table-cell office:value-type="float" office:value="0.74440986" calcext:value-type="float">
            <text:p>0.74440986</text:p>
          </table:table-cell>
          <table:table-cell office:value-type="float" office:value="0.89288026" calcext:value-type="float">
            <text:p>0.89288026</text:p>
          </table:table-cell>
          <table:table-cell office:value-type="float" office:value="0.8060734" calcext:value-type="float">
            <text:p>0.80607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54124" calcext:value-type="float">
            <text:p>0.7654124</text:p>
          </table:table-cell>
          <table:table-cell office:value-type="float" office:value="0.7825991" calcext:value-type="float">
            <text:p>0.7825991</text:p>
          </table:table-cell>
          <table:table-cell office:value-type="float" office:value="0.612223629468296" calcext:value-type="float">
            <text:p>0.612223629468296</text:p>
          </table:table-cell>
          <table:table-cell office:value-type="float" office:value="0.661920645120437" calcext:value-type="float">
            <text:p>0.661920645120437</text:p>
          </table:table-cell>
          <table:table-cell office:value-type="float" office:value="0.71400267" calcext:value-type="float">
            <text:p>0.71400267</text:p>
          </table:table-cell>
          <table:table-cell office:value-type="float" office:value="0.787546" calcext:value-type="float">
            <text:p>0.787546</text:p>
          </table:table-cell>
          <table:table-cell office:value-type="float" office:value="0.8160895" calcext:value-type="float">
            <text:p>0.8160895</text:p>
          </table:table-cell>
          <table:table-cell office:value-type="float" office:value="0.8671722" calcext:value-type="float">
            <text:p>0.86717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363616" calcext:value-type="float">
            <text:p>0.83363616</text:p>
          </table:table-cell>
          <table:table-cell office:value-type="float" office:value="0.7824269" calcext:value-type="float">
            <text:p>0.7824269</text:p>
          </table:table-cell>
          <table:table-cell office:value-type="float" office:value="0.554258573908931" calcext:value-type="float">
            <text:p>0.554258573908931</text:p>
          </table:table-cell>
          <table:table-cell office:value-type="float" office:value="0.588614845291627" calcext:value-type="float">
            <text:p>0.588614845291627</text:p>
          </table:table-cell>
          <table:table-cell office:value-type="float" office:value="0.7301189" calcext:value-type="float">
            <text:p>0.7301189</text:p>
          </table:table-cell>
          <table:table-cell office:value-type="float" office:value="0.7996603" calcext:value-type="float">
            <text:p>0.7996603</text:p>
          </table:table-cell>
          <table:table-cell office:value-type="float" office:value="0.82654315" calcext:value-type="float">
            <text:p>0.82654315</text:p>
          </table:table-cell>
          <table:table-cell office:value-type="float" office:value="0.8754487" calcext:value-type="float">
            <text:p>0.87544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56328" calcext:value-type="float">
            <text:p>0.8256328</text:p>
          </table:table-cell>
          <table:table-cell office:value-type="float" office:value="0.78229433" calcext:value-type="float">
            <text:p>0.78229433</text:p>
          </table:table-cell>
          <table:table-cell office:value-type="float" office:value="0.492119797913238" calcext:value-type="float">
            <text:p>0.492119797913238</text:p>
          </table:table-cell>
          <table:table-cell office:value-type="float" office:value="0.527956548423717" calcext:value-type="float">
            <text:p>0.527956548423717</text:p>
          </table:table-cell>
          <table:table-cell office:value-type="float" office:value="0.8268164" calcext:value-type="float">
            <text:p>0.8268164</text:p>
          </table:table-cell>
          <table:table-cell office:value-type="float" office:value="0.84302294" calcext:value-type="float">
            <text:p>0.84302294</text:p>
          </table:table-cell>
          <table:table-cell office:value-type="float" office:value="0.89665705" calcext:value-type="float">
            <text:p>0.89665705</text:p>
          </table:table-cell>
          <table:table-cell office:value-type="float" office:value="0.90642047" calcext:value-type="float">
            <text:p>0.906420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727205" calcext:value-type="float">
            <text:p>0.83727205</text:p>
          </table:table-cell>
          <table:table-cell office:value-type="float" office:value="0.78205264" calcext:value-type="float">
            <text:p>0.78205264</text:p>
          </table:table-cell>
          <table:table-cell office:value-type="float" office:value="0.569830253311166" calcext:value-type="float">
            <text:p>0.569830253311166</text:p>
          </table:table-cell>
          <table:table-cell office:value-type="float" office:value="0.648037980459483" calcext:value-type="float">
            <text:p>0.648037980459483</text:p>
          </table:table-cell>
          <table:table-cell office:value-type="float" office:value="0.71968293" calcext:value-type="float">
            <text:p>0.71968293</text:p>
          </table:table-cell>
          <table:table-cell office:value-type="float" office:value="0.8135862" calcext:value-type="float">
            <text:p>0.8135862</text:p>
          </table:table-cell>
          <table:table-cell office:value-type="float" office:value="0.8182504" calcext:value-type="float">
            <text:p>0.8182504</text:p>
          </table:table-cell>
          <table:table-cell office:value-type="float" office:value="0.88510346" calcext:value-type="float">
            <text:p>0.8851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0985" calcext:value-type="float">
            <text:p>0.800985</text:p>
          </table:table-cell>
          <table:table-cell office:value-type="float" office:value="0.7820309" calcext:value-type="float">
            <text:p>0.7820309</text:p>
          </table:table-cell>
          <table:table-cell office:value-type="float" office:value="0.697112598265327" calcext:value-type="float">
            <text:p>0.697112598265327</text:p>
          </table:table-cell>
          <table:table-cell office:value-type="float" office:value="1.03511847498552" calcext:value-type="float">
            <text:p>1.03511847498552</text:p>
          </table:table-cell>
          <table:table-cell office:value-type="float" office:value="0.7768824" calcext:value-type="float">
            <text:p>0.7768824</text:p>
          </table:table-cell>
          <table:table-cell office:value-type="float" office:value="0.82887065" calcext:value-type="float">
            <text:p>0.82887065</text:p>
          </table:table-cell>
          <table:table-cell office:value-type="float" office:value="0.86127925" calcext:value-type="float">
            <text:p>0.86127925</text:p>
          </table:table-cell>
          <table:table-cell office:value-type="float" office:value="0.896858" calcext:value-type="float">
            <text:p>0.8968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54316" calcext:value-type="float">
            <text:p>0.7854316</text:p>
          </table:table-cell>
          <table:table-cell office:value-type="float" office:value="0.7819943" calcext:value-type="float">
            <text:p>0.7819943</text:p>
          </table:table-cell>
          <table:table-cell office:value-type="float" office:value="0.649088548055088" calcext:value-type="float">
            <text:p>0.649088548055088</text:p>
          </table:table-cell>
          <table:table-cell office:value-type="float" office:value="0.64758605205871" calcext:value-type="float">
            <text:p>0.64758605205871</text:p>
          </table:table-cell>
          <table:table-cell office:value-type="float" office:value="0.7692206" calcext:value-type="float">
            <text:p>0.7692206</text:p>
          </table:table-cell>
          <table:table-cell office:value-type="float" office:value="0.73263514" calcext:value-type="float">
            <text:p>0.73263514</text:p>
          </table:table-cell>
          <table:table-cell office:value-type="float" office:value="0.85622734" calcext:value-type="float">
            <text:p>0.85622734</text:p>
          </table:table-cell>
          <table:table-cell office:value-type="float" office:value="0.82401216" calcext:value-type="float">
            <text:p>0.82401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964883" calcext:value-type="float">
            <text:p>0.78964883</text:p>
          </table:table-cell>
          <table:table-cell office:value-type="float" office:value="0.7816621" calcext:value-type="float">
            <text:p>0.7816621</text:p>
          </table:table-cell>
          <table:table-cell office:value-type="float" office:value="1.08093233578204" calcext:value-type="float">
            <text:p>1.08093233578204</text:p>
          </table:table-cell>
          <table:table-cell office:value-type="float" office:value="1.1174880178003" calcext:value-type="float">
            <text:p>1.1174880178003</text:p>
          </table:table-cell>
          <table:table-cell office:value-type="float" office:value="0.8853369" calcext:value-type="float">
            <text:p>0.8853369</text:p>
          </table:table-cell>
          <table:table-cell office:value-type="float" office:value="0.75397676" calcext:value-type="float">
            <text:p>0.75397676</text:p>
          </table:table-cell>
          <table:table-cell office:value-type="float" office:value="0.9355937" calcext:value-type="float">
            <text:p>0.9355937</text:p>
          </table:table-cell>
          <table:table-cell office:value-type="float" office:value="0.830791" calcext:value-type="float">
            <text:p>0.8307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70524" calcext:value-type="float">
            <text:p>0.7870524</text:p>
          </table:table-cell>
          <table:table-cell office:value-type="float" office:value="0.7816565" calcext:value-type="float">
            <text:p>0.7816565</text:p>
          </table:table-cell>
          <table:table-cell office:value-type="float" office:value="0.649081589411043" calcext:value-type="float">
            <text:p>0.649081589411043</text:p>
          </table:table-cell>
          <table:table-cell office:value-type="float" office:value="0.54746250479508" calcext:value-type="float">
            <text:p>0.54746250479508</text:p>
          </table:table-cell>
          <table:table-cell office:value-type="float" office:value="0.74953765" calcext:value-type="float">
            <text:p>0.74953765</text:p>
          </table:table-cell>
          <table:table-cell office:value-type="float" office:value="0.76501554" calcext:value-type="float">
            <text:p>0.76501554</text:p>
          </table:table-cell>
          <table:table-cell office:value-type="float" office:value="0.84463143" calcext:value-type="float">
            <text:p>0.84463143</text:p>
          </table:table-cell>
          <table:table-cell office:value-type="float" office:value="0.85021347" calcext:value-type="float">
            <text:p>0.850213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727205" calcext:value-type="float">
            <text:p>0.83727205</text:p>
          </table:table-cell>
          <table:table-cell office:value-type="float" office:value="0.78132826" calcext:value-type="float">
            <text:p>0.78132826</text:p>
          </table:table-cell>
          <table:table-cell office:value-type="float" office:value="0.569830253311166" calcext:value-type="float">
            <text:p>0.569830253311166</text:p>
          </table:table-cell>
          <table:table-cell office:value-type="float" office:value="0.648037988963184" calcext:value-type="float">
            <text:p>0.648037988963184</text:p>
          </table:table-cell>
          <table:table-cell office:value-type="float" office:value="0.71968293" calcext:value-type="float">
            <text:p>0.71968293</text:p>
          </table:table-cell>
          <table:table-cell office:value-type="float" office:value="0.8135862" calcext:value-type="float">
            <text:p>0.8135862</text:p>
          </table:table-cell>
          <table:table-cell office:value-type="float" office:value="0.8185488" calcext:value-type="float">
            <text:p>0.8185488</text:p>
          </table:table-cell>
          <table:table-cell office:value-type="float" office:value="0.88510346" calcext:value-type="float">
            <text:p>0.8851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70017" calcext:value-type="float">
            <text:p>0.7870017</text:p>
          </table:table-cell>
          <table:table-cell office:value-type="float" office:value="0.78132004" calcext:value-type="float">
            <text:p>0.78132004</text:p>
          </table:table-cell>
          <table:table-cell office:value-type="float" office:value="1.53658837756522" calcext:value-type="float">
            <text:p>1.53658837756522</text:p>
          </table:table-cell>
          <table:table-cell office:value-type="float" office:value="1.31749405429417" calcext:value-type="float">
            <text:p>1.31749405429417</text:p>
          </table:table-cell>
          <table:table-cell office:value-type="float" office:value="0.7652576" calcext:value-type="float">
            <text:p>0.7652576</text:p>
          </table:table-cell>
          <table:table-cell office:value-type="float" office:value="0.8229833" calcext:value-type="float">
            <text:p>0.8229833</text:p>
          </table:table-cell>
          <table:table-cell office:value-type="float" office:value="0.8538914" calcext:value-type="float">
            <text:p>0.8538914</text:p>
          </table:table-cell>
          <table:table-cell office:value-type="float" office:value="0.89249706" calcext:value-type="float">
            <text:p>0.892497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488643" calcext:value-type="float">
            <text:p>0.83488643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498413586056405" calcext:value-type="float">
            <text:p>0.498413586056405</text:p>
          </table:table-cell>
          <table:table-cell office:value-type="float" office:value="0.60190531205942" calcext:value-type="float">
            <text:p>0.60190531205942</text:p>
          </table:table-cell>
          <table:table-cell office:value-type="float" office:value="0.702642" calcext:value-type="float">
            <text:p>0.702642</text:p>
          </table:table-cell>
          <table:table-cell office:value-type="float" office:value="0.76750636" calcext:value-type="float">
            <text:p>0.76750636</text:p>
          </table:table-cell>
          <table:table-cell office:value-type="float" office:value="0.80478925" calcext:value-type="float">
            <text:p>0.80478925</text:p>
          </table:table-cell>
          <table:table-cell office:value-type="float" office:value="0.851924" calcext:value-type="float">
            <text:p>0.8519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31259" calcext:value-type="float">
            <text:p>0.7731259</text:p>
          </table:table-cell>
          <table:table-cell office:value-type="float" office:value="0.7807607" calcext:value-type="float">
            <text:p>0.7807607</text:p>
          </table:table-cell>
          <table:table-cell office:value-type="float" office:value="0.612488674891424" calcext:value-type="float">
            <text:p>0.612488674891424</text:p>
          </table:table-cell>
          <table:table-cell office:value-type="float" office:value="0.639973109433012" calcext:value-type="float">
            <text:p>0.639973109433012</text:p>
          </table:table-cell>
          <table:table-cell office:value-type="float" office:value="0.7047556" calcext:value-type="float">
            <text:p>0.7047556</text:p>
          </table:table-cell>
          <table:table-cell office:value-type="float" office:value="0.7806963" calcext:value-type="float">
            <text:p>0.7806963</text:p>
          </table:table-cell>
          <table:table-cell office:value-type="float" office:value="0.8036676" calcext:value-type="float">
            <text:p>0.8036676</text:p>
          </table:table-cell>
          <table:table-cell office:value-type="float" office:value="0.86439717" calcext:value-type="float">
            <text:p>0.864397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52673" calcext:value-type="float">
            <text:p>0.8252673</text:p>
          </table:table-cell>
          <table:table-cell office:value-type="float" office:value="0.780689" calcext:value-type="float">
            <text:p>0.780689</text:p>
          </table:table-cell>
          <table:table-cell office:value-type="float" office:value="0.668505204270522" calcext:value-type="float">
            <text:p>0.668505204270522</text:p>
          </table:table-cell>
          <table:table-cell office:value-type="float" office:value="0.823474914189846" calcext:value-type="float">
            <text:p>0.823474914189846</text:p>
          </table:table-cell>
          <table:table-cell office:value-type="float" office:value="0.85799205" calcext:value-type="float">
            <text:p>0.85799205</text:p>
          </table:table-cell>
          <table:table-cell office:value-type="float" office:value="0.84449476" calcext:value-type="float">
            <text:p>0.84449476</text:p>
          </table:table-cell>
          <table:table-cell office:value-type="float" office:value="0.91733253" calcext:value-type="float">
            <text:p>0.91733253</text:p>
          </table:table-cell>
          <table:table-cell office:value-type="float" office:value="0.90668553" calcext:value-type="float">
            <text:p>0.906685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07904" calcext:value-type="float">
            <text:p>0.7907904</text:p>
          </table:table-cell>
          <table:table-cell office:value-type="float" office:value="0.7803199" calcext:value-type="float">
            <text:p>0.7803199</text:p>
          </table:table-cell>
          <table:table-cell office:value-type="float" office:value="0.947886518267306" calcext:value-type="float">
            <text:p>0.947886518267306</text:p>
          </table:table-cell>
          <table:table-cell office:value-type="float" office:value="1.11016315922554" calcext:value-type="float">
            <text:p>1.11016315922554</text:p>
          </table:table-cell>
          <table:table-cell office:value-type="float" office:value="0.75046235" calcext:value-type="float">
            <text:p>0.75046235</text:p>
          </table:table-cell>
          <table:table-cell office:value-type="float" office:value="0.80475515" calcext:value-type="float">
            <text:p>0.80475515</text:p>
          </table:table-cell>
          <table:table-cell office:value-type="float" office:value="0.8420783" calcext:value-type="float">
            <text:p>0.8420783</text:p>
          </table:table-cell>
          <table:table-cell office:value-type="float" office:value="0.88041866" calcext:value-type="float">
            <text:p>0.88041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89499" calcext:value-type="float">
            <text:p>0.8089499</text:p>
          </table:table-cell>
          <table:table-cell office:value-type="float" office:value="0.78000295" calcext:value-type="float">
            <text:p>0.78000295</text:p>
          </table:table-cell>
          <table:table-cell office:value-type="float" office:value="0.616421145873876" calcext:value-type="float">
            <text:p>0.616421145873876</text:p>
          </table:table-cell>
          <table:table-cell office:value-type="float" office:value="0.642556054116555" calcext:value-type="float">
            <text:p>0.642556054116555</text:p>
          </table:table-cell>
          <table:table-cell office:value-type="float" office:value="0.72100395" calcext:value-type="float">
            <text:p>0.72100395</text:p>
          </table:table-cell>
          <table:table-cell office:value-type="float" office:value="0.76116616" calcext:value-type="float">
            <text:p>0.76116616</text:p>
          </table:table-cell>
          <table:table-cell office:value-type="float" office:value="0.82073116" calcext:value-type="float">
            <text:p>0.82073116</text:p>
          </table:table-cell>
          <table:table-cell office:value-type="float" office:value="0.8469915" calcext:value-type="float">
            <text:p>0.8469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71931" calcext:value-type="float">
            <text:p>0.7771931</text:p>
          </table:table-cell>
          <table:table-cell office:value-type="float" office:value="0.77996546" calcext:value-type="float">
            <text:p>0.77996546</text:p>
          </table:table-cell>
          <table:table-cell office:value-type="float" office:value="0.623662929814293" calcext:value-type="float">
            <text:p>0.623662929814293</text:p>
          </table:table-cell>
          <table:table-cell office:value-type="float" office:value="0.610589252122957" calcext:value-type="float">
            <text:p>0.610589252122957</text:p>
          </table:table-cell>
          <table:table-cell office:value-type="float" office:value="0.8402906" calcext:value-type="float">
            <text:p>0.8402906</text:p>
          </table:table-cell>
          <table:table-cell office:value-type="float" office:value="0.8117181" calcext:value-type="float">
            <text:p>0.8117181</text:p>
          </table:table-cell>
          <table:table-cell office:value-type="float" office:value="0.9065754" calcext:value-type="float">
            <text:p>0.9065754</text:p>
          </table:table-cell>
          <table:table-cell office:value-type="float" office:value="0.88407403" calcext:value-type="float">
            <text:p>0.88407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71931" calcext:value-type="float">
            <text:p>0.7771931</text:p>
          </table:table-cell>
          <table:table-cell office:value-type="float" office:value="0.7798728" calcext:value-type="float">
            <text:p>0.7798728</text:p>
          </table:table-cell>
          <table:table-cell office:value-type="float" office:value="0.623662929814293" calcext:value-type="float">
            <text:p>0.623662929814293</text:p>
          </table:table-cell>
          <table:table-cell office:value-type="float" office:value="0.610589234643127" calcext:value-type="float">
            <text:p>0.610589234643127</text:p>
          </table:table-cell>
          <table:table-cell office:value-type="float" office:value="0.8402906" calcext:value-type="float">
            <text:p>0.8402906</text:p>
          </table:table-cell>
          <table:table-cell office:value-type="float" office:value="0.8117181" calcext:value-type="float">
            <text:p>0.8117181</text:p>
          </table:table-cell>
          <table:table-cell office:value-type="float" office:value="0.90604305" calcext:value-type="float">
            <text:p>0.90604305</text:p>
          </table:table-cell>
          <table:table-cell office:value-type="float" office:value="0.88407403" calcext:value-type="float">
            <text:p>0.88407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09382" calcext:value-type="float">
            <text:p>0.8309382</text:p>
          </table:table-cell>
          <table:table-cell office:value-type="float" office:value="0.77953535" calcext:value-type="float">
            <text:p>0.77953535</text:p>
          </table:table-cell>
          <table:table-cell office:value-type="float" office:value="0.526146970227458" calcext:value-type="float">
            <text:p>0.526146970227458</text:p>
          </table:table-cell>
          <table:table-cell office:value-type="float" office:value="0.615002967564874" calcext:value-type="float">
            <text:p>0.615002967564874</text:p>
          </table:table-cell>
          <table:table-cell office:value-type="float" office:value="0.72192866" calcext:value-type="float">
            <text:p>0.72192866</text:p>
          </table:table-cell>
          <table:table-cell office:value-type="float" office:value="0.78097934" calcext:value-type="float">
            <text:p>0.78097934</text:p>
          </table:table-cell>
          <table:table-cell office:value-type="float" office:value="0.81845963" calcext:value-type="float">
            <text:p>0.81845963</text:p>
          </table:table-cell>
          <table:table-cell office:value-type="float" office:value="0.86221874" calcext:value-type="float">
            <text:p>0.86221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14734" calcext:value-type="float">
            <text:p>0.8214734</text:p>
          </table:table-cell>
          <table:table-cell office:value-type="float" office:value="0.7792851" calcext:value-type="float">
            <text:p>0.7792851</text:p>
          </table:table-cell>
          <table:table-cell office:value-type="float" office:value="0.524265595503782" calcext:value-type="float">
            <text:p>0.524265595503782</text:p>
          </table:table-cell>
          <table:table-cell office:value-type="float" office:value="0.555063558853129" calcext:value-type="float">
            <text:p>0.555063558853129</text:p>
          </table:table-cell>
          <table:table-cell office:value-type="float" office:value="0.7056803" calcext:value-type="float">
            <text:p>0.7056803</text:p>
          </table:table-cell>
          <table:table-cell office:value-type="float" office:value="0.7187093" calcext:value-type="float">
            <text:p>0.7187093</text:p>
          </table:table-cell>
          <table:table-cell office:value-type="float" office:value="0.8085727" calcext:value-type="float">
            <text:p>0.8085727</text:p>
          </table:table-cell>
          <table:table-cell office:value-type="float" office:value="0.8149837" calcext:value-type="float">
            <text:p>0.8149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75137" calcext:value-type="float">
            <text:p>0.7975137</text:p>
          </table:table-cell>
          <table:table-cell office:value-type="float" office:value="0.77890664" calcext:value-type="float">
            <text:p>0.77890664</text:p>
          </table:table-cell>
          <table:table-cell office:value-type="float" office:value="0.553644588006781" calcext:value-type="float">
            <text:p>0.553644588006781</text:p>
          </table:table-cell>
          <table:table-cell office:value-type="float" office:value="0.544398040366771" calcext:value-type="float">
            <text:p>0.544398040366771</text:p>
          </table:table-cell>
          <table:table-cell office:value-type="float" office:value="0.84544253" calcext:value-type="float">
            <text:p>0.84544253</text:p>
          </table:table-cell>
          <table:table-cell office:value-type="float" office:value="0.85049534" calcext:value-type="float">
            <text:p>0.85049534</text:p>
          </table:table-cell>
          <table:table-cell office:value-type="float" office:value="0.9082121" calcext:value-type="float">
            <text:p>0.9082121</text:p>
          </table:table-cell>
          <table:table-cell office:value-type="float" office:value="0.9121193" calcext:value-type="float">
            <text:p>0.9121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74414" calcext:value-type="float">
            <text:p>0.8374414</text:p>
          </table:table-cell>
          <table:table-cell office:value-type="float" office:value="0.7781373" calcext:value-type="float">
            <text:p>0.7781373</text:p>
          </table:table-cell>
          <table:table-cell office:value-type="float" office:value="0.486541383012712" calcext:value-type="float">
            <text:p>0.486541383012712</text:p>
          </table:table-cell>
          <table:table-cell office:value-type="float" office:value="0.541251550577433" calcext:value-type="float">
            <text:p>0.541251550577433</text:p>
          </table:table-cell>
          <table:table-cell office:value-type="float" office:value="0.64346105" calcext:value-type="float">
            <text:p>0.64346105</text:p>
          </table:table-cell>
          <table:table-cell office:value-type="float" office:value="0.8097368" calcext:value-type="float">
            <text:p>0.8097368</text:p>
          </table:table-cell>
          <table:table-cell office:value-type="float" office:value="0.7561396" calcext:value-type="float">
            <text:p>0.7561396</text:p>
          </table:table-cell>
          <table:table-cell office:value-type="float" office:value="0.8760916" calcext:value-type="float">
            <text:p>0.8760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023447" calcext:value-type="float">
            <text:p>0.77023447</text:p>
          </table:table-cell>
          <table:table-cell office:value-type="float" office:value="0.7779975" calcext:value-type="float">
            <text:p>0.7779975</text:p>
          </table:table-cell>
          <table:table-cell office:value-type="float" office:value="0.601613135098939" calcext:value-type="float">
            <text:p>0.601613135098939</text:p>
          </table:table-cell>
          <table:table-cell office:value-type="float" office:value="0.618793479596293" calcext:value-type="float">
            <text:p>0.618793479596293</text:p>
          </table:table-cell>
          <table:table-cell office:value-type="float" office:value="0.75006604" calcext:value-type="float">
            <text:p>0.75006604</text:p>
          </table:table-cell>
          <table:table-cell office:value-type="float" office:value="0.81222755" calcext:value-type="float">
            <text:p>0.81222755</text:p>
          </table:table-cell>
          <table:table-cell office:value-type="float" office:value="0.8462988" calcext:value-type="float">
            <text:p>0.8462988</text:p>
          </table:table-cell>
          <table:table-cell office:value-type="float" office:value="0.8860807" calcext:value-type="float">
            <text:p>0.88608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06377" calcext:value-type="float">
            <text:p>0.7906377</text:p>
          </table:table-cell>
          <table:table-cell office:value-type="float" office:value="0.7779946" calcext:value-type="float">
            <text:p>0.7779946</text:p>
          </table:table-cell>
          <table:table-cell office:value-type="float" office:value="0.599988435504459" calcext:value-type="float">
            <text:p>0.599988435504459</text:p>
          </table:table-cell>
          <table:table-cell office:value-type="float" office:value="0.649076372266918" calcext:value-type="float">
            <text:p>0.649076372266918</text:p>
          </table:table-cell>
          <table:table-cell office:value-type="float" office:value="0.87239105" calcext:value-type="float">
            <text:p>0.87239105</text:p>
          </table:table-cell>
          <table:table-cell office:value-type="float" office:value="0.8764789" calcext:value-type="float">
            <text:p>0.8764789</text:p>
          </table:table-cell>
          <table:table-cell office:value-type="float" office:value="0.92514646" calcext:value-type="float">
            <text:p>0.92514646</text:p>
          </table:table-cell>
          <table:table-cell office:value-type="float" office:value="0.92891437" calcext:value-type="float">
            <text:p>0.928914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307395" calcext:value-type="float">
            <text:p>0.79307395</text:p>
          </table:table-cell>
          <table:table-cell office:value-type="float" office:value="0.7771428" calcext:value-type="float">
            <text:p>0.7771428</text:p>
          </table:table-cell>
          <table:table-cell office:value-type="float" office:value="0.527746240579134" calcext:value-type="float">
            <text:p>0.527746240579134</text:p>
          </table:table-cell>
          <table:table-cell office:value-type="float" office:value="0.527436489591195" calcext:value-type="float">
            <text:p>0.527436489591195</text:p>
          </table:table-cell>
          <table:table-cell office:value-type="float" office:value="0.85151917" calcext:value-type="float">
            <text:p>0.85151917</text:p>
          </table:table-cell>
          <table:table-cell office:value-type="float" office:value="0.8579111" calcext:value-type="float">
            <text:p>0.8579111</text:p>
          </table:table-cell>
          <table:table-cell office:value-type="float" office:value="0.91420305" calcext:value-type="float">
            <text:p>0.91420305</text:p>
          </table:table-cell>
          <table:table-cell office:value-type="float" office:value="0.9167636" calcext:value-type="float">
            <text:p>0.91676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072097" calcext:value-type="float">
            <text:p>0.76072097</text:p>
          </table:table-cell>
          <table:table-cell office:value-type="float" office:value="0.7770203" calcext:value-type="float">
            <text:p>0.7770203</text:p>
          </table:table-cell>
          <table:table-cell office:value-type="float" office:value="2.01781172803668" calcext:value-type="float">
            <text:p>2.01781172803668</text:p>
          </table:table-cell>
          <table:table-cell office:value-type="float" office:value="1.44765002818845" calcext:value-type="float">
            <text:p>1.44765002818845</text:p>
          </table:table-cell>
          <table:table-cell office:value-type="float" office:value="0.8504624" calcext:value-type="float">
            <text:p>0.8504624</text:p>
          </table:table-cell>
          <table:table-cell office:value-type="float" office:value="0.8035098" calcext:value-type="float">
            <text:p>0.8035098</text:p>
          </table:table-cell>
          <table:table-cell office:value-type="float" office:value="0.9154805" calcext:value-type="float">
            <text:p>0.9154805</text:p>
          </table:table-cell>
          <table:table-cell office:value-type="float" office:value="0.881089" calcext:value-type="float">
            <text:p>0.8810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13849" calcext:value-type="float">
            <text:p>0.8013849</text:p>
          </table:table-cell>
          <table:table-cell office:value-type="float" office:value="0.7770182" calcext:value-type="float">
            <text:p>0.7770182</text:p>
          </table:table-cell>
          <table:table-cell office:value-type="float" office:value="0.851394122310917" calcext:value-type="float">
            <text:p>0.851394122310917</text:p>
          </table:table-cell>
          <table:table-cell office:value-type="float" office:value="0.907771684928173" calcext:value-type="float">
            <text:p>0.907771684928173</text:p>
          </table:table-cell>
          <table:table-cell office:value-type="float" office:value="0.7667107" calcext:value-type="float">
            <text:p>0.7667107</text:p>
          </table:table-cell>
          <table:table-cell office:value-type="float" office:value="0.8296066" calcext:value-type="float">
            <text:p>0.8296066</text:p>
          </table:table-cell>
          <table:table-cell office:value-type="float" office:value="0.85505676" calcext:value-type="float">
            <text:p>0.85505676</text:p>
          </table:table-cell>
          <table:table-cell office:value-type="float" office:value="0.89655507" calcext:value-type="float">
            <text:p>0.896555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20261" calcext:value-type="float">
            <text:p>0.8220261</text:p>
          </table:table-cell>
          <table:table-cell office:value-type="float" office:value="0.7767549" calcext:value-type="float">
            <text:p>0.7767549</text:p>
          </table:table-cell>
          <table:table-cell office:value-type="float" office:value="0.605059349989034" calcext:value-type="float">
            <text:p>0.605059349989034</text:p>
          </table:table-cell>
          <table:table-cell office:value-type="float" office:value="0.530339595427444" calcext:value-type="float">
            <text:p>0.530339595427444</text:p>
          </table:table-cell>
          <table:table-cell office:value-type="float" office:value="0.88031703" calcext:value-type="float">
            <text:p>0.88031703</text:p>
          </table:table-cell>
          <table:table-cell office:value-type="float" office:value="0.8408152" calcext:value-type="float">
            <text:p>0.8408152</text:p>
          </table:table-cell>
          <table:table-cell office:value-type="float" office:value="0.9315461" calcext:value-type="float">
            <text:p>0.9315461</text:p>
          </table:table-cell>
          <table:table-cell office:value-type="float" office:value="0.9044759" calcext:value-type="float">
            <text:p>0.90447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07904" calcext:value-type="float">
            <text:p>0.7907904</text:p>
          </table:table-cell>
          <table:table-cell office:value-type="float" office:value="0.7765331" calcext:value-type="float">
            <text:p>0.7765331</text:p>
          </table:table-cell>
          <table:table-cell office:value-type="float" office:value="0.947886518267306" calcext:value-type="float">
            <text:p>0.947886518267306</text:p>
          </table:table-cell>
          <table:table-cell office:value-type="float" office:value="1.11016315828069" calcext:value-type="float">
            <text:p>1.11016315828069</text:p>
          </table:table-cell>
          <table:table-cell office:value-type="float" office:value="0.75046235" calcext:value-type="float">
            <text:p>0.75046235</text:p>
          </table:table-cell>
          <table:table-cell office:value-type="float" office:value="0.80475515" calcext:value-type="float">
            <text:p>0.80475515</text:p>
          </table:table-cell>
          <table:table-cell office:value-type="float" office:value="0.84347063" calcext:value-type="float">
            <text:p>0.84347063</text:p>
          </table:table-cell>
          <table:table-cell office:value-type="float" office:value="0.88041866" calcext:value-type="float">
            <text:p>0.88041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192083" calcext:value-type="float">
            <text:p>0.80192083</text:p>
          </table:table-cell>
          <table:table-cell office:value-type="float" office:value="0.7765018" calcext:value-type="float">
            <text:p>0.7765018</text:p>
          </table:table-cell>
          <table:table-cell office:value-type="float" office:value="0.51672196578885" calcext:value-type="float">
            <text:p>0.51672196578885</text:p>
          </table:table-cell>
          <table:table-cell office:value-type="float" office:value="0.509789029744059" calcext:value-type="float">
            <text:p>0.509789029744059</text:p>
          </table:table-cell>
          <table:table-cell office:value-type="float" office:value="0.8673712" calcext:value-type="float">
            <text:p>0.8673712</text:p>
          </table:table-cell>
          <table:table-cell office:value-type="float" office:value="0.86119443" calcext:value-type="float">
            <text:p>0.86119443</text:p>
          </table:table-cell>
          <table:table-cell office:value-type="float" office:value="0.9237147" calcext:value-type="float">
            <text:p>0.9237147</text:p>
          </table:table-cell>
          <table:table-cell office:value-type="float" office:value="0.9185874" calcext:value-type="float">
            <text:p>0.9185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15818" calcext:value-type="float">
            <text:p>0.8215818</text:p>
          </table:table-cell>
          <table:table-cell office:value-type="float" office:value="0.7762505" calcext:value-type="float">
            <text:p>0.7762505</text:p>
          </table:table-cell>
          <table:table-cell office:value-type="float" office:value="0.614196972505519" calcext:value-type="float">
            <text:p>0.614196972505519</text:p>
          </table:table-cell>
          <table:table-cell office:value-type="float" office:value="0.595689815920599" calcext:value-type="float">
            <text:p>0.595689815920599</text:p>
          </table:table-cell>
          <table:table-cell office:value-type="float" office:value="0.8229855" calcext:value-type="float">
            <text:p>0.8229855</text:p>
          </table:table-cell>
          <table:table-cell office:value-type="float" office:value="0.84172094" calcext:value-type="float">
            <text:p>0.84172094</text:p>
          </table:table-cell>
          <table:table-cell office:value-type="float" office:value="0.894328" calcext:value-type="float">
            <text:p>0.894328</text:p>
          </table:table-cell>
          <table:table-cell office:value-type="float" office:value="0.90475327" calcext:value-type="float">
            <text:p>0.90475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14782" calcext:value-type="float">
            <text:p>0.7914782</text:p>
          </table:table-cell>
          <table:table-cell office:value-type="float" office:value="0.77610797" calcext:value-type="float">
            <text:p>0.77610797</text:p>
          </table:table-cell>
          <table:table-cell office:value-type="float" office:value="0.62679372632129" calcext:value-type="float">
            <text:p>0.62679372632129</text:p>
          </table:table-cell>
          <table:table-cell office:value-type="float" office:value="0.556111415988388" calcext:value-type="float">
            <text:p>0.556111415988388</text:p>
          </table:table-cell>
          <table:table-cell office:value-type="float" office:value="0.7458388" calcext:value-type="float">
            <text:p>0.7458388</text:p>
          </table:table-cell>
          <table:table-cell office:value-type="float" office:value="0.71593547" calcext:value-type="float">
            <text:p>0.71593547</text:p>
          </table:table-cell>
          <table:table-cell office:value-type="float" office:value="0.840752" calcext:value-type="float">
            <text:p>0.840752</text:p>
          </table:table-cell>
          <table:table-cell office:value-type="float" office:value="0.8137683" calcext:value-type="float">
            <text:p>0.81376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454455" calcext:value-type="float">
            <text:p>0.76454455</text:p>
          </table:table-cell>
          <table:table-cell office:value-type="float" office:value="0.7760995" calcext:value-type="float">
            <text:p>0.7760995</text:p>
          </table:table-cell>
          <table:table-cell office:value-type="float" office:value="0.682892248308628" calcext:value-type="float">
            <text:p>0.682892248308628</text:p>
          </table:table-cell>
          <table:table-cell office:value-type="float" office:value="0.688395650572632" calcext:value-type="float">
            <text:p>0.688395650572632</text:p>
          </table:table-cell>
          <table:table-cell office:value-type="float" office:value="0.7738441" calcext:value-type="float">
            <text:p>0.7738441</text:p>
          </table:table-cell>
          <table:table-cell office:value-type="float" office:value="0.75737333" calcext:value-type="float">
            <text:p>0.75737333</text:p>
          </table:table-cell>
          <table:table-cell office:value-type="float" office:value="0.86250764" calcext:value-type="float">
            <text:p>0.86250764</text:p>
          </table:table-cell>
          <table:table-cell office:value-type="float" office:value="0.8435812" calcext:value-type="float">
            <text:p>0.84358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566924" calcext:value-type="float">
            <text:p>0.81566924</text:p>
          </table:table-cell>
          <table:table-cell office:value-type="float" office:value="0.776036" calcext:value-type="float">
            <text:p>0.776036</text:p>
          </table:table-cell>
          <table:table-cell office:value-type="float" office:value="0.555726647967493" calcext:value-type="float">
            <text:p>0.555726647967493</text:p>
          </table:table-cell>
          <table:table-cell office:value-type="float" office:value="0.54929774865764" calcext:value-type="float">
            <text:p>0.54929774865764</text:p>
          </table:table-cell>
          <table:table-cell office:value-type="float" office:value="0.84478205" calcext:value-type="float">
            <text:p>0.84478205</text:p>
          </table:table-cell>
          <table:table-cell office:value-type="float" office:value="0.846193" calcext:value-type="float">
            <text:p>0.846193</text:p>
          </table:table-cell>
          <table:table-cell office:value-type="float" office:value="0.90894043" calcext:value-type="float">
            <text:p>0.90894043</text:p>
          </table:table-cell>
          <table:table-cell office:value-type="float" office:value="0.9074549" calcext:value-type="float">
            <text:p>0.90745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807456" calcext:value-type="float">
            <text:p>0.77807456</text:p>
          </table:table-cell>
          <table:table-cell office:value-type="float" office:value="0.7758479" calcext:value-type="float">
            <text:p>0.7758479</text:p>
          </table:table-cell>
          <table:table-cell office:value-type="float" office:value="1.44093393682253" calcext:value-type="float">
            <text:p>1.44093393682253</text:p>
          </table:table-cell>
          <table:table-cell office:value-type="float" office:value="0.914776006651996" calcext:value-type="float">
            <text:p>0.914776006651996</text:p>
          </table:table-cell>
          <table:table-cell office:value-type="float" office:value="0.8742404" calcext:value-type="float">
            <text:p>0.8742404</text:p>
          </table:table-cell>
          <table:table-cell office:value-type="float" office:value="0.736711" calcext:value-type="float">
            <text:p>0.736711</text:p>
          </table:table-cell>
          <table:table-cell office:value-type="float" office:value="0.9277129" calcext:value-type="float">
            <text:p>0.9277129</text:p>
          </table:table-cell>
          <table:table-cell office:value-type="float" office:value="0.81825745" calcext:value-type="float">
            <text:p>0.81825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307395" calcext:value-type="float">
            <text:p>0.79307395</text:p>
          </table:table-cell>
          <table:table-cell office:value-type="float" office:value="0.7757147" calcext:value-type="float">
            <text:p>0.7757147</text:p>
          </table:table-cell>
          <table:table-cell office:value-type="float" office:value="0.527746240579134" calcext:value-type="float">
            <text:p>0.527746240579134</text:p>
          </table:table-cell>
          <table:table-cell office:value-type="float" office:value="0.527436496244554" calcext:value-type="float">
            <text:p>0.527436496244554</text:p>
          </table:table-cell>
          <table:table-cell office:value-type="float" office:value="0.85151917" calcext:value-type="float">
            <text:p>0.85151917</text:p>
          </table:table-cell>
          <table:table-cell office:value-type="float" office:value="0.8579111" calcext:value-type="float">
            <text:p>0.8579111</text:p>
          </table:table-cell>
          <table:table-cell office:value-type="float" office:value="0.91370356" calcext:value-type="float">
            <text:p>0.91370356</text:p>
          </table:table-cell>
          <table:table-cell office:value-type="float" office:value="0.9167636" calcext:value-type="float">
            <text:p>0.91676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024144" calcext:value-type="float">
            <text:p>0.77024144</text:p>
          </table:table-cell>
          <table:table-cell office:value-type="float" office:value="0.77560306" calcext:value-type="float">
            <text:p>0.77560306</text:p>
          </table:table-cell>
          <table:table-cell office:value-type="float" office:value="0.610318733516847" calcext:value-type="float">
            <text:p>0.610318733516847</text:p>
          </table:table-cell>
          <table:table-cell office:value-type="float" office:value="0.607223497356732" calcext:value-type="float">
            <text:p>0.607223497356732</text:p>
          </table:table-cell>
          <table:table-cell office:value-type="float" office:value="0.8397622" calcext:value-type="float">
            <text:p>0.8397622</text:p>
          </table:table-cell>
          <table:table-cell office:value-type="float" office:value="0.81262386" calcext:value-type="float">
            <text:p>0.81262386</text:p>
          </table:table-cell>
          <table:table-cell office:value-type="float" office:value="0.9064498" calcext:value-type="float">
            <text:p>0.9064498</text:p>
          </table:table-cell>
          <table:table-cell office:value-type="float" office:value="0.885712" calcext:value-type="float">
            <text:p>0.885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254964" calcext:value-type="float">
            <text:p>0.76254964</text:p>
          </table:table-cell>
          <table:table-cell office:value-type="float" office:value="0.77473754" calcext:value-type="float">
            <text:p>0.77473754</text:p>
          </table:table-cell>
          <table:table-cell office:value-type="float" office:value="0.60780631274432" calcext:value-type="float">
            <text:p>0.60780631274432</text:p>
          </table:table-cell>
          <table:table-cell office:value-type="float" office:value="0.618353480313224" calcext:value-type="float">
            <text:p>0.618353480313224</text:p>
          </table:table-cell>
          <table:table-cell office:value-type="float" office:value="0.797358" calcext:value-type="float">
            <text:p>0.797358</text:p>
          </table:table-cell>
          <table:table-cell office:value-type="float" office:value="0.8374186" calcext:value-type="float">
            <text:p>0.8374186</text:p>
          </table:table-cell>
          <table:table-cell office:value-type="float" office:value="0.8766513" calcext:value-type="float">
            <text:p>0.8766513</text:p>
          </table:table-cell>
          <table:table-cell office:value-type="float" office:value="0.90328383" calcext:value-type="float">
            <text:p>0.903283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58437" calcext:value-type="float">
            <text:p>0.7858437</text:p>
          </table:table-cell>
          <table:table-cell office:value-type="float" office:value="0.77468526" calcext:value-type="float">
            <text:p>0.77468526</text:p>
          </table:table-cell>
          <table:table-cell office:value-type="float" office:value="0.600179686041551" calcext:value-type="float">
            <text:p>0.600179686041551</text:p>
          </table:table-cell>
          <table:table-cell office:value-type="float" office:value="0.586065680221648" calcext:value-type="float">
            <text:p>0.586065680221648</text:p>
          </table:table-cell>
          <table:table-cell office:value-type="float" office:value="0.8323646" calcext:value-type="float">
            <text:p>0.8323646</text:p>
          </table:table-cell>
          <table:table-cell office:value-type="float" office:value="0.86985564" calcext:value-type="float">
            <text:p>0.86985564</text:p>
          </table:table-cell>
          <table:table-cell office:value-type="float" office:value="0.9002919" calcext:value-type="float">
            <text:p>0.9002919</text:p>
          </table:table-cell>
          <table:table-cell office:value-type="float" office:value="0.9237366" calcext:value-type="float">
            <text:p>0.92373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990267" calcext:value-type="float">
            <text:p>0.74990267</text:p>
          </table:table-cell>
          <table:table-cell office:value-type="float" office:value="0.7744856" calcext:value-type="float">
            <text:p>0.7744856</text:p>
          </table:table-cell>
          <table:table-cell office:value-type="float" office:value="1.17952048932058" calcext:value-type="float">
            <text:p>1.17952048932058</text:p>
          </table:table-cell>
          <table:table-cell office:value-type="float" office:value="0.89807623223238" calcext:value-type="float">
            <text:p>0.89807623223238</text:p>
          </table:table-cell>
          <table:table-cell office:value-type="float" office:value="0.87397623" calcext:value-type="float">
            <text:p>0.87397623</text:p>
          </table:table-cell>
          <table:table-cell office:value-type="float" office:value="0.8493065" calcext:value-type="float">
            <text:p>0.8493065</text:p>
          </table:table-cell>
          <table:table-cell office:value-type="float" office:value="0.925994" calcext:value-type="float">
            <text:p>0.925994</text:p>
          </table:table-cell>
          <table:table-cell office:value-type="float" office:value="0.91094947" calcext:value-type="float">
            <text:p>0.910949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75929" calcext:value-type="float">
            <text:p>0.8275929</text:p>
          </table:table-cell>
          <table:table-cell office:value-type="float" office:value="0.77429026" calcext:value-type="float">
            <text:p>0.77429026</text:p>
          </table:table-cell>
          <table:table-cell office:value-type="float" office:value="0.559168082642684" calcext:value-type="float">
            <text:p>0.559168082642684</text:p>
          </table:table-cell>
          <table:table-cell office:value-type="float" office:value="0.606500729308261" calcext:value-type="float">
            <text:p>0.606500729308261</text:p>
          </table:table-cell>
          <table:table-cell office:value-type="float" office:value="0.87001324" calcext:value-type="float">
            <text:p>0.87001324</text:p>
          </table:table-cell>
          <table:table-cell office:value-type="float" office:value="0.8385508" calcext:value-type="float">
            <text:p>0.8385508</text:p>
          </table:table-cell>
          <table:table-cell office:value-type="float" office:value="0.92550874" calcext:value-type="float">
            <text:p>0.92550874</text:p>
          </table:table-cell>
          <table:table-cell office:value-type="float" office:value="0.9030011" calcext:value-type="float">
            <text:p>0.9030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198124" calcext:value-type="float">
            <text:p>0.77198124</text:p>
          </table:table-cell>
          <table:table-cell office:value-type="float" office:value="0.77404845" calcext:value-type="float">
            <text:p>0.77404845</text:p>
          </table:table-cell>
          <table:table-cell office:value-type="float" office:value="0.612477605416422" calcext:value-type="float">
            <text:p>0.612477605416422</text:p>
          </table:table-cell>
          <table:table-cell office:value-type="float" office:value="0.582224574948869" calcext:value-type="float">
            <text:p>0.582224574948869</text:p>
          </table:table-cell>
          <table:table-cell office:value-type="float" office:value="0.8630119" calcext:value-type="float">
            <text:p>0.8630119</text:p>
          </table:table-cell>
          <table:table-cell office:value-type="float" office:value="0.80220777" calcext:value-type="float">
            <text:p>0.80220777</text:p>
          </table:table-cell>
          <table:table-cell office:value-type="float" office:value="0.9219878" calcext:value-type="float">
            <text:p>0.9219878</text:p>
          </table:table-cell>
          <table:table-cell office:value-type="float" office:value="0.8787982" calcext:value-type="float">
            <text:p>0.87879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374414" calcext:value-type="float">
            <text:p>0.8374414</text:p>
          </table:table-cell>
          <table:table-cell office:value-type="float" office:value="0.773816" calcext:value-type="float">
            <text:p>0.773816</text:p>
          </table:table-cell>
          <table:table-cell office:value-type="float" office:value="0.486541383012712" calcext:value-type="float">
            <text:p>0.486541383012712</text:p>
          </table:table-cell>
          <table:table-cell office:value-type="float" office:value="0.541251533884983" calcext:value-type="float">
            <text:p>0.541251533884983</text:p>
          </table:table-cell>
          <table:table-cell office:value-type="float" office:value="0.64346105" calcext:value-type="float">
            <text:p>0.64346105</text:p>
          </table:table-cell>
          <table:table-cell office:value-type="float" office:value="0.8097368" calcext:value-type="float">
            <text:p>0.8097368</text:p>
          </table:table-cell>
          <table:table-cell office:value-type="float" office:value="0.75245154" calcext:value-type="float">
            <text:p>0.75245154</text:p>
          </table:table-cell>
          <table:table-cell office:value-type="float" office:value="0.8760916" calcext:value-type="float">
            <text:p>0.8760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37119" calcext:value-type="float">
            <text:p>0.8037119</text:p>
          </table:table-cell>
          <table:table-cell office:value-type="float" office:value="0.7728145" calcext:value-type="float">
            <text:p>0.7728145</text:p>
          </table:table-cell>
          <table:table-cell office:value-type="float" office:value="0.876251132806097" calcext:value-type="float">
            <text:p>0.876251132806097</text:p>
          </table:table-cell>
          <table:table-cell office:value-type="float" office:value="0.72529335877067" calcext:value-type="float">
            <text:p>0.72529335877067</text:p>
          </table:table-cell>
          <table:table-cell office:value-type="float" office:value="0.7725231" calcext:value-type="float">
            <text:p>0.7725231</text:p>
          </table:table-cell>
          <table:table-cell office:value-type="float" office:value="0.81517124" calcext:value-type="float">
            <text:p>0.81517124</text:p>
          </table:table-cell>
          <table:table-cell office:value-type="float" office:value="0.85704273" calcext:value-type="float">
            <text:p>0.85704273</text:p>
          </table:table-cell>
          <table:table-cell office:value-type="float" office:value="0.8862435" calcext:value-type="float">
            <text:p>0.88624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647093" calcext:value-type="float">
            <text:p>0.80647093</text:p>
          </table:table-cell>
          <table:table-cell office:value-type="float" office:value="0.7725953" calcext:value-type="float">
            <text:p>0.7725953</text:p>
          </table:table-cell>
          <table:table-cell office:value-type="float" office:value="0.860966470536449" calcext:value-type="float">
            <text:p>0.860966470536449</text:p>
          </table:table-cell>
          <table:table-cell office:value-type="float" office:value="1.08889806569804" calcext:value-type="float">
            <text:p>1.08889806569804</text:p>
          </table:table-cell>
          <table:table-cell office:value-type="float" office:value="0.76116246" calcext:value-type="float">
            <text:p>0.76116246</text:p>
          </table:table-cell>
          <table:table-cell office:value-type="float" office:value="0.80673647" calcext:value-type="float">
            <text:p>0.80673647</text:p>
          </table:table-cell>
          <table:table-cell office:value-type="float" office:value="0.8518654" calcext:value-type="float">
            <text:p>0.8518654</text:p>
          </table:table-cell>
          <table:table-cell office:value-type="float" office:value="0.88112926" calcext:value-type="float">
            <text:p>0.881129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72979" calcext:value-type="float">
            <text:p>0.8272979</text:p>
          </table:table-cell>
          <table:table-cell office:value-type="float" office:value="0.7725302" calcext:value-type="float">
            <text:p>0.7725302</text:p>
          </table:table-cell>
          <table:table-cell office:value-type="float" office:value="0.616733319928752" calcext:value-type="float">
            <text:p>0.616733319928752</text:p>
          </table:table-cell>
          <table:table-cell office:value-type="float" office:value="0.765570972916945" calcext:value-type="float">
            <text:p>0.765570972916945</text:p>
          </table:table-cell>
          <table:table-cell office:value-type="float" office:value="0.8064729" calcext:value-type="float">
            <text:p>0.8064729</text:p>
          </table:table-cell>
          <table:table-cell office:value-type="float" office:value="0.8328899" calcext:value-type="float">
            <text:p>0.8328899</text:p>
          </table:table-cell>
          <table:table-cell office:value-type="float" office:value="0.88347745" calcext:value-type="float">
            <text:p>0.88347745</text:p>
          </table:table-cell>
          <table:table-cell office:value-type="float" office:value="0.8994823" calcext:value-type="float">
            <text:p>0.89948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87212" calcext:value-type="float">
            <text:p>0.7487212</text:p>
          </table:table-cell>
          <table:table-cell office:value-type="float" office:value="0.77248657" calcext:value-type="float">
            <text:p>0.77248657</text:p>
          </table:table-cell>
          <table:table-cell office:value-type="float" office:value="1.48078122147075" calcext:value-type="float">
            <text:p>1.48078122147075</text:p>
          </table:table-cell>
          <table:table-cell office:value-type="float" office:value="0.684246289446615" calcext:value-type="float">
            <text:p>0.684246289446615</text:p>
          </table:table-cell>
          <table:table-cell office:value-type="float" office:value="0.8742404" calcext:value-type="float">
            <text:p>0.8742404</text:p>
          </table:table-cell>
          <table:table-cell office:value-type="float" office:value="0.70693463" calcext:value-type="float">
            <text:p>0.70693463</text:p>
          </table:table-cell>
          <table:table-cell office:value-type="float" office:value="0.9273644" calcext:value-type="float">
            <text:p>0.9273644</text:p>
          </table:table-cell>
          <table:table-cell office:value-type="float" office:value="0.73556876" calcext:value-type="float">
            <text:p>0.73556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41224" calcext:value-type="float">
            <text:p>0.7941224</text:p>
          </table:table-cell>
          <table:table-cell office:value-type="float" office:value="0.77244633" calcext:value-type="float">
            <text:p>0.77244633</text:p>
          </table:table-cell>
          <table:table-cell office:value-type="float" office:value="0.639770001240503" calcext:value-type="float">
            <text:p>0.639770001240503</text:p>
          </table:table-cell>
          <table:table-cell office:value-type="float" office:value="0.609603751485225" calcext:value-type="float">
            <text:p>0.609603751485225</text:p>
          </table:table-cell>
          <table:table-cell office:value-type="float" office:value="0.85455745" calcext:value-type="float">
            <text:p>0.85455745</text:p>
          </table:table-cell>
          <table:table-cell office:value-type="float" office:value="0.87178034" calcext:value-type="float">
            <text:p>0.87178034</text:p>
          </table:table-cell>
          <table:table-cell office:value-type="float" office:value="0.91573125" calcext:value-type="float">
            <text:p>0.91573125</text:p>
          </table:table-cell>
          <table:table-cell office:value-type="float" office:value="0.9258318" calcext:value-type="float">
            <text:p>0.9258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337855" calcext:value-type="float">
            <text:p>0.77337855</text:p>
          </table:table-cell>
          <table:table-cell office:value-type="float" office:value="0.7724178" calcext:value-type="float">
            <text:p>0.7724178</text:p>
          </table:table-cell>
          <table:table-cell office:value-type="float" office:value="0.62972234390695" calcext:value-type="float">
            <text:p>0.62972234390695</text:p>
          </table:table-cell>
          <table:table-cell office:value-type="float" office:value="0.602405953911211" calcext:value-type="float">
            <text:p>0.602405953911211</text:p>
          </table:table-cell>
          <table:table-cell office:value-type="float" office:value="0.8232497" calcext:value-type="float">
            <text:p>0.8232497</text:p>
          </table:table-cell>
          <table:table-cell office:value-type="float" office:value="0.81352955" calcext:value-type="float">
            <text:p>0.81352955</text:p>
          </table:table-cell>
          <table:table-cell office:value-type="float" office:value="0.89484453" calcext:value-type="float">
            <text:p>0.89484453</text:p>
          </table:table-cell>
          <table:table-cell office:value-type="float" office:value="0.88768107" calcext:value-type="float">
            <text:p>0.88768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648797" calcext:value-type="float">
            <text:p>0.81648797</text:p>
          </table:table-cell>
          <table:table-cell office:value-type="float" office:value="0.77146864" calcext:value-type="float">
            <text:p>0.77146864</text:p>
          </table:table-cell>
          <table:table-cell office:value-type="float" office:value="0.545428506762186" calcext:value-type="float">
            <text:p>0.545428506762186</text:p>
          </table:table-cell>
          <table:table-cell office:value-type="float" office:value="0.611923675319793" calcext:value-type="float">
            <text:p>0.611923675319793</text:p>
          </table:table-cell>
          <table:table-cell office:value-type="float" office:value="0.797358" calcext:value-type="float">
            <text:p>0.797358</text:p>
          </table:table-cell>
          <table:table-cell office:value-type="float" office:value="0.8541749" calcext:value-type="float">
            <text:p>0.8541749</text:p>
          </table:table-cell>
          <table:table-cell office:value-type="float" office:value="0.875716" calcext:value-type="float">
            <text:p>0.875716</text:p>
          </table:table-cell>
          <table:table-cell office:value-type="float" office:value="0.9137617" calcext:value-type="float">
            <text:p>0.91376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45932" calcext:value-type="float">
            <text:p>0.8145932</text:p>
          </table:table-cell>
          <table:table-cell office:value-type="float" office:value="0.77114606" calcext:value-type="float">
            <text:p>0.77114606</text:p>
          </table:table-cell>
          <table:table-cell office:value-type="float" office:value="0.63229041412671" calcext:value-type="float">
            <text:p>0.63229041412671</text:p>
          </table:table-cell>
          <table:table-cell office:value-type="float" office:value="0.60143490881712" calcext:value-type="float">
            <text:p>0.60143490881712</text:p>
          </table:table-cell>
          <table:table-cell office:value-type="float" office:value="0.88467634" calcext:value-type="float">
            <text:p>0.88467634</text:p>
          </table:table-cell>
          <table:table-cell office:value-type="float" office:value="0.83322954" calcext:value-type="float">
            <text:p>0.83322954</text:p>
          </table:table-cell>
          <table:table-cell office:value-type="float" office:value="0.93471843" calcext:value-type="float">
            <text:p>0.93471843</text:p>
          </table:table-cell>
          <table:table-cell office:value-type="float" office:value="0.8984018" calcext:value-type="float">
            <text:p>0.8984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26979" calcext:value-type="float">
            <text:p>0.8226979</text:p>
          </table:table-cell>
          <table:table-cell office:value-type="float" office:value="0.77096087" calcext:value-type="float">
            <text:p>0.77096087</text:p>
          </table:table-cell>
          <table:table-cell office:value-type="float" office:value="0.511235001309546" calcext:value-type="float">
            <text:p>0.511235001309546</text:p>
          </table:table-cell>
          <table:table-cell office:value-type="float" office:value="0.495246201399296" calcext:value-type="float">
            <text:p>0.495246201399296</text:p>
          </table:table-cell>
          <table:table-cell office:value-type="float" office:value="0.84240425" calcext:value-type="float">
            <text:p>0.84240425</text:p>
          </table:table-cell>
          <table:table-cell office:value-type="float" office:value="0.8520238" calcext:value-type="float">
            <text:p>0.8520238</text:p>
          </table:table-cell>
          <table:table-cell office:value-type="float" office:value="0.90749955" calcext:value-type="float">
            <text:p>0.90749955</text:p>
          </table:table-cell>
          <table:table-cell office:value-type="float" office:value="0.91225696" calcext:value-type="float">
            <text:p>0.912256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337855" calcext:value-type="float">
            <text:p>0.77337855</text:p>
          </table:table-cell>
          <table:table-cell office:value-type="float" office:value="0.770882" calcext:value-type="float">
            <text:p>0.770882</text:p>
          </table:table-cell>
          <table:table-cell office:value-type="float" office:value="0.62972234390695" calcext:value-type="float">
            <text:p>0.62972234390695</text:p>
          </table:table-cell>
          <table:table-cell office:value-type="float" office:value="0.602405958084323" calcext:value-type="float">
            <text:p>0.602405958084323</text:p>
          </table:table-cell>
          <table:table-cell office:value-type="float" office:value="0.8232497" calcext:value-type="float">
            <text:p>0.8232497</text:p>
          </table:table-cell>
          <table:table-cell office:value-type="float" office:value="0.81352955" calcext:value-type="float">
            <text:p>0.81352955</text:p>
          </table:table-cell>
          <table:table-cell office:value-type="float" office:value="0.8959623" calcext:value-type="float">
            <text:p>0.8959623</text:p>
          </table:table-cell>
          <table:table-cell office:value-type="float" office:value="0.88768107" calcext:value-type="float">
            <text:p>0.88768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2895" calcext:value-type="float">
            <text:p>0.792895</text:p>
          </table:table-cell>
          <table:table-cell office:value-type="float" office:value="0.770855" calcext:value-type="float">
            <text:p>0.770855</text:p>
          </table:table-cell>
          <table:table-cell office:value-type="float" office:value="0.829271467488513" calcext:value-type="float">
            <text:p>0.829271467488513</text:p>
          </table:table-cell>
          <table:table-cell office:value-type="float" office:value="0.851136744337321" calcext:value-type="float">
            <text:p>0.851136744337321</text:p>
          </table:table-cell>
          <table:table-cell office:value-type="float" office:value="0.81717306" calcext:value-type="float">
            <text:p>0.81717306</text:p>
          </table:table-cell>
          <table:table-cell office:value-type="float" office:value="0.8658364" calcext:value-type="float">
            <text:p>0.8658364</text:p>
          </table:table-cell>
          <table:table-cell office:value-type="float" office:value="0.8906554" calcext:value-type="float">
            <text:p>0.8906554</text:p>
          </table:table-cell>
          <table:table-cell office:value-type="float" office:value="0.9223073" calcext:value-type="float">
            <text:p>0.92230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26287" calcext:value-type="float">
            <text:p>0.7826287</text:p>
          </table:table-cell>
          <table:table-cell office:value-type="float" office:value="0.77084124" calcext:value-type="float">
            <text:p>0.77084124</text:p>
          </table:table-cell>
          <table:table-cell office:value-type="float" office:value="1.03740183925143" calcext:value-type="float">
            <text:p>1.03740183925143</text:p>
          </table:table-cell>
          <table:table-cell office:value-type="float" office:value="0.83124124602251" calcext:value-type="float">
            <text:p>0.83124124602251</text:p>
          </table:table-cell>
          <table:table-cell office:value-type="float" office:value="0.87780714" calcext:value-type="float">
            <text:p>0.87780714</text:p>
          </table:table-cell>
          <table:table-cell office:value-type="float" office:value="0.8669686" calcext:value-type="float">
            <text:p>0.8669686</text:p>
          </table:table-cell>
          <table:table-cell office:value-type="float" office:value="0.9309401" calcext:value-type="float">
            <text:p>0.9309401</text:p>
          </table:table-cell>
          <table:table-cell office:value-type="float" office:value="0.9231679" calcext:value-type="float">
            <text:p>0.923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729287" calcext:value-type="float">
            <text:p>0.75729287</text:p>
          </table:table-cell>
          <table:table-cell office:value-type="float" office:value="0.7703793" calcext:value-type="float">
            <text:p>0.7703793</text:p>
          </table:table-cell>
          <table:table-cell office:value-type="float" office:value="0.600491332039427" calcext:value-type="float">
            <text:p>0.600491332039427</text:p>
          </table:table-cell>
          <table:table-cell office:value-type="float" office:value="0.571085941366349" calcext:value-type="float">
            <text:p>0.571085941366349</text:p>
          </table:table-cell>
          <table:table-cell office:value-type="float" office:value="0.84200794" calcext:value-type="float">
            <text:p>0.84200794</text:p>
          </table:table-cell>
          <table:table-cell office:value-type="float" office:value="0.8180583" calcext:value-type="float">
            <text:p>0.8180583</text:p>
          </table:table-cell>
          <table:table-cell office:value-type="float" office:value="0.90661484" calcext:value-type="float">
            <text:p>0.90661484</text:p>
          </table:table-cell>
          <table:table-cell office:value-type="float" office:value="0.8899585" calcext:value-type="float">
            <text:p>0.8899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50304" calcext:value-type="float">
            <text:p>0.7750304</text:p>
          </table:table-cell>
          <table:table-cell office:value-type="float" office:value="0.7703468" calcext:value-type="float">
            <text:p>0.7703468</text:p>
          </table:table-cell>
          <table:table-cell office:value-type="float" office:value="0.612811333442119" calcext:value-type="float">
            <text:p>0.612811333442119</text:p>
          </table:table-cell>
          <table:table-cell office:value-type="float" office:value="0.534944168957568" calcext:value-type="float">
            <text:p>0.534944168957568</text:p>
          </table:table-cell>
          <table:table-cell office:value-type="float" office:value="0.8161163" calcext:value-type="float">
            <text:p>0.8161163</text:p>
          </table:table-cell>
          <table:table-cell office:value-type="float" office:value="0.76241153" calcext:value-type="float">
            <text:p>0.76241153</text:p>
          </table:table-cell>
          <table:table-cell office:value-type="float" office:value="0.8883609" calcext:value-type="float">
            <text:p>0.8883609</text:p>
          </table:table-cell>
          <table:table-cell office:value-type="float" office:value="0.8513577" calcext:value-type="float">
            <text:p>0.85135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384105" calcext:value-type="float">
            <text:p>0.80384105</text:p>
          </table:table-cell>
          <table:table-cell office:value-type="float" office:value="0.77015436" calcext:value-type="float">
            <text:p>0.77015436</text:p>
          </table:table-cell>
          <table:table-cell office:value-type="float" office:value="0.58793701295167" calcext:value-type="float">
            <text:p>0.58793701295167</text:p>
          </table:table-cell>
          <table:table-cell office:value-type="float" office:value="0.63151870819505" calcext:value-type="float">
            <text:p>0.63151870819505</text:p>
          </table:table-cell>
          <table:table-cell office:value-type="float" office:value="0.80607665" calcext:value-type="float">
            <text:p>0.80607665</text:p>
          </table:table-cell>
          <table:table-cell office:value-type="float" office:value="0.84483445" calcext:value-type="float">
            <text:p>0.84483445</text:p>
          </table:table-cell>
          <table:table-cell office:value-type="float" office:value="0.8822337" calcext:value-type="float">
            <text:p>0.8822337</text:p>
          </table:table-cell>
          <table:table-cell office:value-type="float" office:value="0.90752685" calcext:value-type="float">
            <text:p>0.907526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44907" calcext:value-type="float">
            <text:p>0.7544907</text:p>
          </table:table-cell>
          <table:table-cell office:value-type="float" office:value="0.77005285" calcext:value-type="float">
            <text:p>0.77005285</text:p>
          </table:table-cell>
          <table:table-cell office:value-type="float" office:value="0.679025158459021" calcext:value-type="float">
            <text:p>0.679025158459021</text:p>
          </table:table-cell>
          <table:table-cell office:value-type="float" office:value="0.674992847001694" calcext:value-type="float">
            <text:p>0.674992847001694</text:p>
          </table:table-cell>
          <table:table-cell office:value-type="float" office:value="0.71743727" calcext:value-type="float">
            <text:p>0.71743727</text:p>
          </table:table-cell>
          <table:table-cell office:value-type="float" office:value="0.77973396" calcext:value-type="float">
            <text:p>0.77973396</text:p>
          </table:table-cell>
          <table:table-cell office:value-type="float" office:value="0.8187653" calcext:value-type="float">
            <text:p>0.8187653</text:p>
          </table:table-cell>
          <table:table-cell office:value-type="float" office:value="0.86173177" calcext:value-type="float">
            <text:p>0.86173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922025" calcext:value-type="float">
            <text:p>0.80922025</text:p>
          </table:table-cell>
          <table:table-cell office:value-type="float" office:value="0.7695354" calcext:value-type="float">
            <text:p>0.7695354</text:p>
          </table:table-cell>
          <table:table-cell office:value-type="float" office:value="0.542641443198037" calcext:value-type="float">
            <text:p>0.542641443198037</text:p>
          </table:table-cell>
          <table:table-cell office:value-type="float" office:value="0.547289320153321" calcext:value-type="float">
            <text:p>0.547289320153321</text:p>
          </table:table-cell>
          <table:table-cell office:value-type="float" office:value="0.84491414" calcext:value-type="float">
            <text:p>0.84491414</text:p>
          </table:table-cell>
          <table:table-cell office:value-type="float" office:value="0.8589867" calcext:value-type="float">
            <text:p>0.8589867</text:p>
          </table:table-cell>
          <table:table-cell office:value-type="float" office:value="0.9058254" calcext:value-type="float">
            <text:p>0.9058254</text:p>
          </table:table-cell>
          <table:table-cell office:value-type="float" office:value="0.9162084" calcext:value-type="float">
            <text:p>0.91620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28836" calcext:value-type="float">
            <text:p>0.7728836</text:p>
          </table:table-cell>
          <table:table-cell office:value-type="float" office:value="0.76930463" calcext:value-type="float">
            <text:p>0.76930463</text:p>
          </table:table-cell>
          <table:table-cell office:value-type="float" office:value="0.660176693465262" calcext:value-type="float">
            <text:p>0.660176693465262</text:p>
          </table:table-cell>
          <table:table-cell office:value-type="float" office:value="0.614915806440885" calcext:value-type="float">
            <text:p>0.614915806440885</text:p>
          </table:table-cell>
          <table:table-cell office:value-type="float" office:value="0.79167765" calcext:value-type="float">
            <text:p>0.79167765</text:p>
          </table:table-cell>
          <table:table-cell office:value-type="float" office:value="0.7954147" calcext:value-type="float">
            <text:p>0.7954147</text:p>
          </table:table-cell>
          <table:table-cell office:value-type="float" office:value="0.8740559" calcext:value-type="float">
            <text:p>0.8740559</text:p>
          </table:table-cell>
          <table:table-cell office:value-type="float" office:value="0.8728578" calcext:value-type="float">
            <text:p>0.87285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415745" calcext:value-type="float">
            <text:p>0.78415745</text:p>
          </table:table-cell>
          <table:table-cell office:value-type="float" office:value="0.76890415" calcext:value-type="float">
            <text:p>0.76890415</text:p>
          </table:table-cell>
          <table:table-cell office:value-type="float" office:value="0.812702557873935" calcext:value-type="float">
            <text:p>0.812702557873935</text:p>
          </table:table-cell>
          <table:table-cell office:value-type="float" office:value="0.977482479346161" calcext:value-type="float">
            <text:p>0.977482479346161</text:p>
          </table:table-cell>
          <table:table-cell office:value-type="float" office:value="0.84200794" calcext:value-type="float">
            <text:p>0.84200794</text:p>
          </table:table-cell>
          <table:table-cell office:value-type="float" office:value="0.8600057" calcext:value-type="float">
            <text:p>0.8600057</text:p>
          </table:table-cell>
          <table:table-cell office:value-type="float" office:value="0.90764314" calcext:value-type="float">
            <text:p>0.90764314</text:p>
          </table:table-cell>
          <table:table-cell office:value-type="float" office:value="0.91892517" calcext:value-type="float">
            <text:p>0.918925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34036" calcext:value-type="float">
            <text:p>0.7934036</text:p>
          </table:table-cell>
          <table:table-cell office:value-type="float" office:value="0.7688884" calcext:value-type="float">
            <text:p>0.7688884</text:p>
          </table:table-cell>
          <table:table-cell office:value-type="float" office:value="0.670725226503508" calcext:value-type="float">
            <text:p>0.670725226503508</text:p>
          </table:table-cell>
          <table:table-cell office:value-type="float" office:value="0.768287009969255" calcext:value-type="float">
            <text:p>0.768287009969255</text:p>
          </table:table-cell>
          <table:table-cell office:value-type="float" office:value="0.84425366" calcext:value-type="float">
            <text:p>0.84425366</text:p>
          </table:table-cell>
          <table:table-cell office:value-type="float" office:value="0.8629493" calcext:value-type="float">
            <text:p>0.8629493</text:p>
          </table:table-cell>
          <table:table-cell office:value-type="float" office:value="0.9077222" calcext:value-type="float">
            <text:p>0.9077222</text:p>
          </table:table-cell>
          <table:table-cell office:value-type="float" office:value="0.9203967" calcext:value-type="float">
            <text:p>0.9203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19631" calcext:value-type="float">
            <text:p>0.7719631</text:p>
          </table:table-cell>
          <table:table-cell office:value-type="float" office:value="0.76826584" calcext:value-type="float">
            <text:p>0.76826584</text:p>
          </table:table-cell>
          <table:table-cell office:value-type="float" office:value="1.25907217852293" calcext:value-type="float">
            <text:p>1.25907217852293</text:p>
          </table:table-cell>
          <table:table-cell office:value-type="float" office:value="1.15705836275925" calcext:value-type="float">
            <text:p>1.15705836275925</text:p>
          </table:table-cell>
          <table:table-cell office:value-type="float" office:value="0.7169089" calcext:value-type="float">
            <text:p>0.7169089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81603724" calcext:value-type="float">
            <text:p>0.81603724</text:p>
          </table:table-cell>
          <table:table-cell office:value-type="float" office:value="0.80996585" calcext:value-type="float">
            <text:p>0.80996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650604" calcext:value-type="float">
            <text:p>0.80650604</text:p>
          </table:table-cell>
          <table:table-cell office:value-type="float" office:value="0.7676996" calcext:value-type="float">
            <text:p>0.7676996</text:p>
          </table:table-cell>
          <table:table-cell office:value-type="float" office:value="0.632483172005039" calcext:value-type="float">
            <text:p>0.632483172005039</text:p>
          </table:table-cell>
          <table:table-cell office:value-type="float" office:value="0.766555426457757" calcext:value-type="float">
            <text:p>0.766555426457757</text:p>
          </table:table-cell>
          <table:table-cell office:value-type="float" office:value="0.8661823" calcext:value-type="float">
            <text:p>0.8661823</text:p>
          </table:table-cell>
          <table:table-cell office:value-type="float" office:value="0.8315879" calcext:value-type="float">
            <text:p>0.8315879</text:p>
          </table:table-cell>
          <table:table-cell office:value-type="float" office:value="0.9226221" calcext:value-type="float">
            <text:p>0.9226221</text:p>
          </table:table-cell>
          <table:table-cell office:value-type="float" office:value="0.89744353" calcext:value-type="float">
            <text:p>0.897443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47453" calcext:value-type="float">
            <text:p>0.7647453</text:p>
          </table:table-cell>
          <table:table-cell office:value-type="float" office:value="0.7673618" calcext:value-type="float">
            <text:p>0.7673618</text:p>
          </table:table-cell>
          <table:table-cell office:value-type="float" office:value="0.74725708592353" calcext:value-type="float">
            <text:p>0.74725708592353</text:p>
          </table:table-cell>
          <table:table-cell office:value-type="float" office:value="0.669062100360699" calcext:value-type="float">
            <text:p>0.669062100360699</text:p>
          </table:table-cell>
          <table:table-cell office:value-type="float" office:value="0.8882431" calcext:value-type="float">
            <text:p>0.8882431</text:p>
          </table:table-cell>
          <table:table-cell office:value-type="float" office:value="0.8487971" calcext:value-type="float">
            <text:p>0.8487971</text:p>
          </table:table-cell>
          <table:table-cell office:value-type="float" office:value="0.9369693" calcext:value-type="float">
            <text:p>0.9369693</text:p>
          </table:table-cell>
          <table:table-cell office:value-type="float" office:value="0.9116155" calcext:value-type="float">
            <text:p>0.9116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995397" calcext:value-type="float">
            <text:p>0.76995397</text:p>
          </table:table-cell>
          <table:table-cell office:value-type="float" office:value="0.76646954" calcext:value-type="float">
            <text:p>0.76646954</text:p>
          </table:table-cell>
          <table:table-cell office:value-type="float" office:value="0.666271180277197" calcext:value-type="float">
            <text:p>0.666271180277197</text:p>
          </table:table-cell>
          <table:table-cell office:value-type="float" office:value="0.682269417074271" calcext:value-type="float">
            <text:p>0.682269417074271</text:p>
          </table:table-cell>
          <table:table-cell office:value-type="float" office:value="0.81690884" calcext:value-type="float">
            <text:p>0.81690884</text:p>
          </table:table-cell>
          <table:table-cell office:value-type="float" office:value="0.85474104" calcext:value-type="float">
            <text:p>0.85474104</text:p>
          </table:table-cell>
          <table:table-cell office:value-type="float" office:value="0.89128613" calcext:value-type="float">
            <text:p>0.89128613</text:p>
          </table:table-cell>
          <table:table-cell office:value-type="float" office:value="0.91404843" calcext:value-type="float">
            <text:p>0.914048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109035" calcext:value-type="float">
            <text:p>0.81109035</text:p>
          </table:table-cell>
          <table:table-cell office:value-type="float" office:value="0.76641124" calcext:value-type="float">
            <text:p>0.76641124</text:p>
          </table:table-cell>
          <table:table-cell office:value-type="float" office:value="0.564796227800451" calcext:value-type="float">
            <text:p>0.564796227800451</text:p>
          </table:table-cell>
          <table:table-cell office:value-type="float" office:value="0.678937476408844" calcext:value-type="float">
            <text:p>0.678937476408844</text:p>
          </table:table-cell>
          <table:table-cell office:value-type="float" office:value="0.67833555" calcext:value-type="float">
            <text:p>0.67833555</text:p>
          </table:table-cell>
          <table:table-cell office:value-type="float" office:value="0.71333146" calcext:value-type="float">
            <text:p>0.71333146</text:p>
          </table:table-cell>
          <table:table-cell office:value-type="float" office:value="0.7863258" calcext:value-type="float">
            <text:p>0.7863258</text:p>
          </table:table-cell>
          <table:table-cell office:value-type="float" office:value="0.80984527" calcext:value-type="float">
            <text:p>0.80984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25741" calcext:value-type="float">
            <text:p>0.8025741</text:p>
          </table:table-cell>
          <table:table-cell office:value-type="float" office:value="0.7662909" calcext:value-type="float">
            <text:p>0.7662909</text:p>
          </table:table-cell>
          <table:table-cell office:value-type="float" office:value="0.577803111180954" calcext:value-type="float">
            <text:p>0.577803111180954</text:p>
          </table:table-cell>
          <table:table-cell office:value-type="float" office:value="0.737402946819875" calcext:value-type="float">
            <text:p>0.737402946819875</text:p>
          </table:table-cell>
          <table:table-cell office:value-type="float" office:value="0.8422721" calcext:value-type="float">
            <text:p>0.8422721</text:p>
          </table:table-cell>
          <table:table-cell office:value-type="float" office:value="0.8500991" calcext:value-type="float">
            <text:p>0.8500991</text:p>
          </table:table-cell>
          <table:table-cell office:value-type="float" office:value="0.908183" calcext:value-type="float">
            <text:p>0.908183</text:p>
          </table:table-cell>
          <table:table-cell office:value-type="float" office:value="0.9115126" calcext:value-type="float">
            <text:p>0.9115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905057" calcext:value-type="float">
            <text:p>0.79905057</text:p>
          </table:table-cell>
          <table:table-cell office:value-type="float" office:value="0.7661862" calcext:value-type="float">
            <text:p>0.7661862</text:p>
          </table:table-cell>
          <table:table-cell office:value-type="float" office:value="0.565815679638304" calcext:value-type="float">
            <text:p>0.565815679638304</text:p>
          </table:table-cell>
          <table:table-cell office:value-type="float" office:value="0.587989710596153" calcext:value-type="float">
            <text:p>0.587989710596153</text:p>
          </table:table-cell>
          <table:table-cell office:value-type="float" office:value="0.84887713" calcext:value-type="float">
            <text:p>0.84887713</text:p>
          </table:table-cell>
          <table:table-cell office:value-type="float" office:value="0.85559016" calcext:value-type="float">
            <text:p>0.85559016</text:p>
          </table:table-cell>
          <table:table-cell office:value-type="float" office:value="0.9126902" calcext:value-type="float">
            <text:p>0.9126902</text:p>
          </table:table-cell>
          <table:table-cell office:value-type="float" office:value="0.91483593" calcext:value-type="float">
            <text:p>0.914835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27484" calcext:value-type="float">
            <text:p>0.7627484</text:p>
          </table:table-cell>
          <table:table-cell office:value-type="float" office:value="0.7661837" calcext:value-type="float">
            <text:p>0.7661837</text:p>
          </table:table-cell>
          <table:table-cell office:value-type="float" office:value="0.656364519434815" calcext:value-type="float">
            <text:p>0.656364519434815</text:p>
          </table:table-cell>
          <table:table-cell office:value-type="float" office:value="0.577465669560779" calcext:value-type="float">
            <text:p>0.577465669560779</text:p>
          </table:table-cell>
          <table:table-cell office:value-type="float" office:value="0.88652575" calcext:value-type="float">
            <text:p>0.88652575</text:p>
          </table:table-cell>
          <table:table-cell office:value-type="float" office:value="0.8061138" calcext:value-type="float">
            <text:p>0.8061138</text:p>
          </table:table-cell>
          <table:table-cell office:value-type="float" office:value="0.9362534" calcext:value-type="float">
            <text:p>0.9362534</text:p>
          </table:table-cell>
          <table:table-cell office:value-type="float" office:value="0.8791568" calcext:value-type="float">
            <text:p>0.87915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235907" calcext:value-type="float">
            <text:p>0.8235907</text:p>
          </table:table-cell>
          <table:table-cell office:value-type="float" office:value="0.76571625" calcext:value-type="float">
            <text:p>0.76571625</text:p>
          </table:table-cell>
          <table:table-cell office:value-type="float" office:value="0.497708390058015" calcext:value-type="float">
            <text:p>0.497708390058015</text:p>
          </table:table-cell>
          <table:table-cell office:value-type="float" office:value="0.542517764328965" calcext:value-type="float">
            <text:p>0.542517764328965</text:p>
          </table:table-cell>
          <table:table-cell office:value-type="float" office:value="0.84385735" calcext:value-type="float">
            <text:p>0.84385735</text:p>
          </table:table-cell>
          <table:table-cell office:value-type="float" office:value="0.84998584" calcext:value-type="float">
            <text:p>0.84998584</text:p>
          </table:table-cell>
          <table:table-cell office:value-type="float" office:value="0.9089461" calcext:value-type="float">
            <text:p>0.9089461</text:p>
          </table:table-cell>
          <table:table-cell office:value-type="float" office:value="0.91059715" calcext:value-type="float">
            <text:p>0.910597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447126" calcext:value-type="float">
            <text:p>0.79447126</text:p>
          </table:table-cell>
          <table:table-cell office:value-type="float" office:value="0.7651993" calcext:value-type="float">
            <text:p>0.7651993</text:p>
          </table:table-cell>
          <table:table-cell office:value-type="float" office:value="0.761415288953109" calcext:value-type="float">
            <text:p>0.761415288953109</text:p>
          </table:table-cell>
          <table:table-cell office:value-type="float" office:value="0.845449936594642" calcext:value-type="float">
            <text:p>0.845449936594642</text:p>
          </table:table-cell>
          <table:table-cell office:value-type="float" office:value="0.8490093" calcext:value-type="float">
            <text:p>0.8490093</text:p>
          </table:table-cell>
          <table:table-cell office:value-type="float" office:value="0.8280215" calcext:value-type="float">
            <text:p>0.8280215</text:p>
          </table:table-cell>
          <table:table-cell office:value-type="float" office:value="0.91254115" calcext:value-type="float">
            <text:p>0.91254115</text:p>
          </table:table-cell>
          <table:table-cell office:value-type="float" office:value="0.89616036" calcext:value-type="float">
            <text:p>0.896160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259805" calcext:value-type="float">
            <text:p>0.75259805</text:p>
          </table:table-cell>
          <table:table-cell office:value-type="float" office:value="0.76499397" calcext:value-type="float">
            <text:p>0.76499397</text:p>
          </table:table-cell>
          <table:table-cell office:value-type="float" office:value="0.66748862129212" calcext:value-type="float">
            <text:p>0.66748862129212</text:p>
          </table:table-cell>
          <table:table-cell office:value-type="float" office:value="0.755556369315995" calcext:value-type="float">
            <text:p>0.755556369315995</text:p>
          </table:table-cell>
          <table:table-cell office:value-type="float" office:value="0.7384412" calcext:value-type="float">
            <text:p>0.7384412</text:p>
          </table:table-cell>
          <table:table-cell office:value-type="float" office:value="0.7376168" calcext:value-type="float">
            <text:p>0.7376168</text:p>
          </table:table-cell>
          <table:table-cell office:value-type="float" office:value="0.83353764" calcext:value-type="float">
            <text:p>0.83353764</text:p>
          </table:table-cell>
          <table:table-cell office:value-type="float" office:value="0.83339757" calcext:value-type="float">
            <text:p>0.83339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729287" calcext:value-type="float">
            <text:p>0.75729287</text:p>
          </table:table-cell>
          <table:table-cell office:value-type="float" office:value="0.76498103" calcext:value-type="float">
            <text:p>0.76498103</text:p>
          </table:table-cell>
          <table:table-cell office:value-type="float" office:value="0.600491332039427" calcext:value-type="float">
            <text:p>0.600491332039427</text:p>
          </table:table-cell>
          <table:table-cell office:value-type="float" office:value="0.571085946799269" calcext:value-type="float">
            <text:p>0.571085946799269</text:p>
          </table:table-cell>
          <table:table-cell office:value-type="float" office:value="0.84200794" calcext:value-type="float">
            <text:p>0.84200794</text:p>
          </table:table-cell>
          <table:table-cell office:value-type="float" office:value="0.8180583" calcext:value-type="float">
            <text:p>0.8180583</text:p>
          </table:table-cell>
          <table:table-cell office:value-type="float" office:value="0.9066526" calcext:value-type="float">
            <text:p>0.9066526</text:p>
          </table:table-cell>
          <table:table-cell office:value-type="float" office:value="0.8899585" calcext:value-type="float">
            <text:p>0.8899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351853" calcext:value-type="float">
            <text:p>0.80351853</text:p>
          </table:table-cell>
          <table:table-cell office:value-type="float" office:value="0.7647383" calcext:value-type="float">
            <text:p>0.7647383</text:p>
          </table:table-cell>
          <table:table-cell office:value-type="float" office:value="0.552084429900774" calcext:value-type="float">
            <text:p>0.552084429900774</text:p>
          </table:table-cell>
          <table:table-cell office:value-type="float" office:value="0.554083323856641" calcext:value-type="float">
            <text:p>0.554083323856641</text:p>
          </table:table-cell>
          <table:table-cell office:value-type="float" office:value="0.83804494" calcext:value-type="float">
            <text:p>0.83804494</text:p>
          </table:table-cell>
          <table:table-cell office:value-type="float" office:value="0.85179734" calcext:value-type="float">
            <text:p>0.85179734</text:p>
          </table:table-cell>
          <table:table-cell office:value-type="float" office:value="0.9046058" calcext:value-type="float">
            <text:p>0.9046058</text:p>
          </table:table-cell>
          <table:table-cell office:value-type="float" office:value="0.912488" calcext:value-type="float">
            <text:p>0.9124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655094" calcext:value-type="float">
            <text:p>0.78655094</text:p>
          </table:table-cell>
          <table:table-cell office:value-type="float" office:value="0.76415914" calcext:value-type="float">
            <text:p>0.76415914</text:p>
          </table:table-cell>
          <table:table-cell office:value-type="float" office:value="0.699462734806008" calcext:value-type="float">
            <text:p>0.699462734806008</text:p>
          </table:table-cell>
          <table:table-cell office:value-type="float" office:value="0.704962592931216" calcext:value-type="float">
            <text:p>0.704962592931216</text:p>
          </table:table-cell>
          <table:table-cell office:value-type="float" office:value="0.88018495" calcext:value-type="float">
            <text:p>0.88018495</text:p>
          </table:table-cell>
          <table:table-cell office:value-type="float" office:value="0.85372204" calcext:value-type="float">
            <text:p>0.85372204</text:p>
          </table:table-cell>
          <table:table-cell office:value-type="float" office:value="0.93177694" calcext:value-type="float">
            <text:p>0.93177694</text:p>
          </table:table-cell>
          <table:table-cell office:value-type="float" office:value="0.91395694" calcext:value-type="float">
            <text:p>0.913956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528593" calcext:value-type="float">
            <text:p>0.80528593</text:p>
          </table:table-cell>
          <table:table-cell office:value-type="float" office:value="0.764136" calcext:value-type="float">
            <text:p>0.764136</text:p>
          </table:table-cell>
          <table:table-cell office:value-type="float" office:value="0.564064016127566" calcext:value-type="float">
            <text:p>0.564064016127566</text:p>
          </table:table-cell>
          <table:table-cell office:value-type="float" office:value="0.660485813214568" calcext:value-type="float">
            <text:p>0.660485813214568</text:p>
          </table:table-cell>
          <table:table-cell office:value-type="float" office:value="0.7951123" calcext:value-type="float">
            <text:p>0.7951123</text:p>
          </table:table-cell>
          <table:table-cell office:value-type="float" office:value="0.8080385" calcext:value-type="float">
            <text:p>0.8080385</text:p>
          </table:table-cell>
          <table:table-cell office:value-type="float" office:value="0.8768861" calcext:value-type="float">
            <text:p>0.8768861</text:p>
          </table:table-cell>
          <table:table-cell office:value-type="float" office:value="0.88213915" calcext:value-type="float">
            <text:p>0.88213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260833" calcext:value-type="float">
            <text:p>0.78260833</text:p>
          </table:table-cell>
          <table:table-cell office:value-type="float" office:value="0.7640685" calcext:value-type="float">
            <text:p>0.7640685</text:p>
          </table:table-cell>
          <table:table-cell office:value-type="float" office:value="0.667511696826288" calcext:value-type="float">
            <text:p>0.667511696826288</text:p>
          </table:table-cell>
          <table:table-cell office:value-type="float" office:value="0.639775642945555" calcext:value-type="float">
            <text:p>0.639775642945555</text:p>
          </table:table-cell>
          <table:table-cell office:value-type="float" office:value="0.88309115" calcext:value-type="float">
            <text:p>0.88309115</text:p>
          </table:table-cell>
          <table:table-cell office:value-type="float" office:value="0.86934614" calcext:value-type="float">
            <text:p>0.86934614</text:p>
          </table:table-cell>
          <table:table-cell office:value-type="float" office:value="0.9330558" calcext:value-type="float">
            <text:p>0.9330558</text:p>
          </table:table-cell>
          <table:table-cell office:value-type="float" office:value="0.925004" calcext:value-type="float">
            <text:p>0.925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9513" calcext:value-type="float">
            <text:p>0.729513</text:p>
          </table:table-cell>
          <table:table-cell office:value-type="float" office:value="0.7638895" calcext:value-type="float">
            <text:p>0.7638895</text:p>
          </table:table-cell>
          <table:table-cell office:value-type="float" office:value="0.739074453918177" calcext:value-type="float">
            <text:p>0.739074453918177</text:p>
          </table:table-cell>
          <table:table-cell office:value-type="float" office:value="0.728504107209461" calcext:value-type="float">
            <text:p>0.728504107209461</text:p>
          </table:table-cell>
          <table:table-cell office:value-type="float" office:value="0.718362" calcext:value-type="float">
            <text:p>0.718362</text:p>
          </table:table-cell>
          <table:table-cell office:value-type="float" office:value="0.67557317" calcext:value-type="float">
            <text:p>0.67557317</text:p>
          </table:table-cell>
          <table:table-cell office:value-type="float" office:value="0.8183425" calcext:value-type="float">
            <text:p>0.8183425</text:p>
          </table:table-cell>
          <table:table-cell office:value-type="float" office:value="0.78473103" calcext:value-type="float">
            <text:p>0.78473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29015" calcext:value-type="float">
            <text:p>0.8029015</text:p>
          </table:table-cell>
          <table:table-cell office:value-type="float" office:value="0.7638033" calcext:value-type="float">
            <text:p>0.7638033</text:p>
          </table:table-cell>
          <table:table-cell office:value-type="float" office:value="0.546182877545717" calcext:value-type="float">
            <text:p>0.546182877545717</text:p>
          </table:table-cell>
          <table:table-cell office:value-type="float" office:value="0.594682863004299" calcext:value-type="float">
            <text:p>0.594682863004299</text:p>
          </table:table-cell>
          <table:table-cell office:value-type="float" office:value="0.8194188" calcext:value-type="float">
            <text:p>0.8194188</text:p>
          </table:table-cell>
          <table:table-cell office:value-type="float" office:value="0.86176056" calcext:value-type="float">
            <text:p>0.86176056</text:p>
          </table:table-cell>
          <table:table-cell office:value-type="float" office:value="0.8886356" calcext:value-type="float">
            <text:p>0.8886356</text:p>
          </table:table-cell>
          <table:table-cell office:value-type="float" office:value="0.91779625" calcext:value-type="float">
            <text:p>0.91779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337855" calcext:value-type="float">
            <text:p>0.77337855</text:p>
          </table:table-cell>
          <table:table-cell office:value-type="float" office:value="0.7637803" calcext:value-type="float">
            <text:p>0.7637803</text:p>
          </table:table-cell>
          <table:table-cell office:value-type="float" office:value="0.62972234390695" calcext:value-type="float">
            <text:p>0.62972234390695</text:p>
          </table:table-cell>
          <table:table-cell office:value-type="float" office:value="0.602405954226162" calcext:value-type="float">
            <text:p>0.602405954226162</text:p>
          </table:table-cell>
          <table:table-cell office:value-type="float" office:value="0.8232497" calcext:value-type="float">
            <text:p>0.8232497</text:p>
          </table:table-cell>
          <table:table-cell office:value-type="float" office:value="0.81352955" calcext:value-type="float">
            <text:p>0.81352955</text:p>
          </table:table-cell>
          <table:table-cell office:value-type="float" office:value="0.89241314" calcext:value-type="float">
            <text:p>0.89241314</text:p>
          </table:table-cell>
          <table:table-cell office:value-type="float" office:value="0.88768107" calcext:value-type="float">
            <text:p>0.88768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26287" calcext:value-type="float">
            <text:p>0.7826287</text:p>
          </table:table-cell>
          <table:table-cell office:value-type="float" office:value="0.7637588" calcext:value-type="float">
            <text:p>0.7637588</text:p>
          </table:table-cell>
          <table:table-cell office:value-type="float" office:value="1.03740183925143" calcext:value-type="float">
            <text:p>1.03740183925143</text:p>
          </table:table-cell>
          <table:table-cell office:value-type="float" office:value="0.83124123515667" calcext:value-type="float">
            <text:p>0.83124123515667</text:p>
          </table:table-cell>
          <table:table-cell office:value-type="float" office:value="0.87780714" calcext:value-type="float">
            <text:p>0.87780714</text:p>
          </table:table-cell>
          <table:table-cell office:value-type="float" office:value="0.8669686" calcext:value-type="float">
            <text:p>0.8669686</text:p>
          </table:table-cell>
          <table:table-cell office:value-type="float" office:value="0.93051946" calcext:value-type="float">
            <text:p>0.93051946</text:p>
          </table:table-cell>
          <table:table-cell office:value-type="float" office:value="0.9231679" calcext:value-type="float">
            <text:p>0.923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729287" calcext:value-type="float">
            <text:p>0.75729287</text:p>
          </table:table-cell>
          <table:table-cell office:value-type="float" office:value="0.7636661" calcext:value-type="float">
            <text:p>0.7636661</text:p>
          </table:table-cell>
          <table:table-cell office:value-type="float" office:value="0.600491332039427" calcext:value-type="float">
            <text:p>0.600491332039427</text:p>
          </table:table-cell>
          <table:table-cell office:value-type="float" office:value="0.5710859580588" calcext:value-type="float">
            <text:p>0.5710859580588</text:p>
          </table:table-cell>
          <table:table-cell office:value-type="float" office:value="0.84200794" calcext:value-type="float">
            <text:p>0.84200794</text:p>
          </table:table-cell>
          <table:table-cell office:value-type="float" office:value="0.8180583" calcext:value-type="float">
            <text:p>0.8180583</text:p>
          </table:table-cell>
          <table:table-cell office:value-type="float" office:value="0.90632564" calcext:value-type="float">
            <text:p>0.90632564</text:p>
          </table:table-cell>
          <table:table-cell office:value-type="float" office:value="0.8899585" calcext:value-type="float">
            <text:p>0.8899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42476" calcext:value-type="float">
            <text:p>0.7542476</text:p>
          </table:table-cell>
          <table:table-cell office:value-type="float" office:value="0.7636461" calcext:value-type="float">
            <text:p>0.7636461</text:p>
          </table:table-cell>
          <table:table-cell office:value-type="float" office:value="0.708952204552852" calcext:value-type="float">
            <text:p>0.708952204552852</text:p>
          </table:table-cell>
          <table:table-cell office:value-type="float" office:value="0.788349154682109" calcext:value-type="float">
            <text:p>0.788349154682109</text:p>
          </table:table-cell>
          <table:table-cell office:value-type="float" office:value="0.71136063" calcext:value-type="float">
            <text:p>0.71136063</text:p>
          </table:table-cell>
          <table:table-cell office:value-type="float" office:value="0.7497311" calcext:value-type="float">
            <text:p>0.7497311</text:p>
          </table:table-cell>
          <table:table-cell office:value-type="float" office:value="0.81774646" calcext:value-type="float">
            <text:p>0.81774646</text:p>
          </table:table-cell>
          <table:table-cell office:value-type="float" office:value="0.84229904" calcext:value-type="float">
            <text:p>0.84229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347055" calcext:value-type="float">
            <text:p>0.74347055</text:p>
          </table:table-cell>
          <table:table-cell office:value-type="float" office:value="0.76356286" calcext:value-type="float">
            <text:p>0.76356286</text:p>
          </table:table-cell>
          <table:table-cell office:value-type="float" office:value="0.743488874038623" calcext:value-type="float">
            <text:p>0.743488874038623</text:p>
          </table:table-cell>
          <table:table-cell office:value-type="float" office:value="0.769965021975604" calcext:value-type="float">
            <text:p>0.769965021975604</text:p>
          </table:table-cell>
          <table:table-cell office:value-type="float" office:value="0.7167767" calcext:value-type="float">
            <text:p>0.7167767</text:p>
          </table:table-cell>
          <table:table-cell office:value-type="float" office:value="0.71570903" calcext:value-type="float">
            <text:p>0.71570903</text:p>
          </table:table-cell>
          <table:table-cell office:value-type="float" office:value="0.8214224" calcext:value-type="float">
            <text:p>0.8214224</text:p>
          </table:table-cell>
          <table:table-cell office:value-type="float" office:value="0.8151693" calcext:value-type="float">
            <text:p>0.8151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21387" calcext:value-type="float">
            <text:p>0.8121387</text:p>
          </table:table-cell>
          <table:table-cell office:value-type="float" office:value="0.7631547" calcext:value-type="float">
            <text:p>0.7631547</text:p>
          </table:table-cell>
          <table:table-cell office:value-type="float" office:value="0.537683817792337" calcext:value-type="float">
            <text:p>0.537683817792337</text:p>
          </table:table-cell>
          <table:table-cell office:value-type="float" office:value="0.532060584666077" calcext:value-type="float">
            <text:p>0.532060584666077</text:p>
          </table:table-cell>
          <table:table-cell office:value-type="float" office:value="0.8450462" calcext:value-type="float">
            <text:p>0.8450462</text:p>
          </table:table-cell>
          <table:table-cell office:value-type="float" office:value="0.8476649" calcext:value-type="float">
            <text:p>0.8476649</text:p>
          </table:table-cell>
          <table:table-cell office:value-type="float" office:value="0.9094121" calcext:value-type="float">
            <text:p>0.9094121</text:p>
          </table:table-cell>
          <table:table-cell office:value-type="float" office:value="0.9090516" calcext:value-type="float">
            <text:p>0.90905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78477" calcext:value-type="float">
            <text:p>0.7478477</text:p>
          </table:table-cell>
          <table:table-cell office:value-type="float" office:value="0.7627939" calcext:value-type="float">
            <text:p>0.7627939</text:p>
          </table:table-cell>
          <table:table-cell office:value-type="float" office:value="0.696587578723291" calcext:value-type="float">
            <text:p>0.696587578723291</text:p>
          </table:table-cell>
          <table:table-cell office:value-type="float" office:value="0.69696051598855" calcext:value-type="float">
            <text:p>0.69696051598855</text:p>
          </table:table-cell>
          <table:table-cell office:value-type="float" office:value="0.667107" calcext:value-type="float">
            <text:p>0.667107</text:p>
          </table:table-cell>
          <table:table-cell office:value-type="float" office:value="0.724257" calcext:value-type="float">
            <text:p>0.724257</text:p>
          </table:table-cell>
          <table:table-cell office:value-type="float" office:value="0.7765891" calcext:value-type="float">
            <text:p>0.7765891</text:p>
          </table:table-cell>
          <table:table-cell office:value-type="float" office:value="0.8175044" calcext:value-type="float">
            <text:p>0.81750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605296" calcext:value-type="float">
            <text:p>0.76605296</text:p>
          </table:table-cell>
          <table:table-cell office:value-type="float" office:value="0.76265275" calcext:value-type="float">
            <text:p>0.76265275</text:p>
          </table:table-cell>
          <table:table-cell office:value-type="float" office:value="1.10149302704963" calcext:value-type="float">
            <text:p>1.10149302704963</text:p>
          </table:table-cell>
          <table:table-cell office:value-type="float" office:value="0.792614558256444" calcext:value-type="float">
            <text:p>0.792614558256444</text:p>
          </table:table-cell>
          <table:table-cell office:value-type="float" office:value="0.8648613" calcext:value-type="float">
            <text:p>0.8648613</text:p>
          </table:table-cell>
          <table:table-cell office:value-type="float" office:value="0.7835267" calcext:value-type="float">
            <text:p>0.7835267</text:p>
          </table:table-cell>
          <table:table-cell office:value-type="float" office:value="0.92042387" calcext:value-type="float">
            <text:p>0.92042387</text:p>
          </table:table-cell>
          <table:table-cell office:value-type="float" office:value="0.8595183" calcext:value-type="float">
            <text:p>0.8595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7944" calcext:value-type="float">
            <text:p>0.797944</text:p>
          </table:table-cell>
          <table:table-cell office:value-type="float" office:value="0.762205" calcext:value-type="float">
            <text:p>0.762205</text:p>
          </table:table-cell>
          <table:table-cell office:value-type="float" office:value="0.577985316067892" calcext:value-type="float">
            <text:p>0.577985316067892</text:p>
          </table:table-cell>
          <table:table-cell office:value-type="float" office:value="0.592843601300505" calcext:value-type="float">
            <text:p>0.592843601300505</text:p>
          </table:table-cell>
          <table:table-cell office:value-type="float" office:value="0.8862616" calcext:value-type="float">
            <text:p>0.8862616</text:p>
          </table:table-cell>
          <table:table-cell office:value-type="float" office:value="0.8883102" calcext:value-type="float">
            <text:p>0.8883102</text:p>
          </table:table-cell>
          <table:table-cell office:value-type="float" office:value="0.935024" calcext:value-type="float">
            <text:p>0.935024</text:p>
          </table:table-cell>
          <table:table-cell office:value-type="float" office:value="0.9361696" calcext:value-type="float">
            <text:p>0.93616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70457" calcext:value-type="float">
            <text:p>0.7470457</text:p>
          </table:table-cell>
          <table:table-cell office:value-type="float" office:value="0.76208836" calcext:value-type="float">
            <text:p>0.76208836</text:p>
          </table:table-cell>
          <table:table-cell office:value-type="float" office:value="0.776356811821039" calcext:value-type="float">
            <text:p>0.776356811821039</text:p>
          </table:table-cell>
          <table:table-cell office:value-type="float" office:value="0.690994310331786" calcext:value-type="float">
            <text:p>0.690994310331786</text:p>
          </table:table-cell>
          <table:table-cell office:value-type="float" office:value="0.75825626" calcext:value-type="float">
            <text:p>0.75825626</text:p>
          </table:table-cell>
          <table:table-cell office:value-type="float" office:value="0.7882253" calcext:value-type="float">
            <text:p>0.7882253</text:p>
          </table:table-cell>
          <table:table-cell office:value-type="float" office:value="0.84624374" calcext:value-type="float">
            <text:p>0.84624374</text:p>
          </table:table-cell>
          <table:table-cell office:value-type="float" office:value="0.8688687" calcext:value-type="float">
            <text:p>0.86886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39784" calcext:value-type="float">
            <text:p>0.8139784</text:p>
          </table:table-cell>
          <table:table-cell office:value-type="float" office:value="0.7619158" calcext:value-type="float">
            <text:p>0.7619158</text:p>
          </table:table-cell>
          <table:table-cell office:value-type="float" office:value="0.567904392020614" calcext:value-type="float">
            <text:p>0.567904392020614</text:p>
          </table:table-cell>
          <table:table-cell office:value-type="float" office:value="0.618925544119574" calcext:value-type="float">
            <text:p>0.618925544119574</text:p>
          </table:table-cell>
          <table:table-cell office:value-type="float" office:value="0.7937913" calcext:value-type="float">
            <text:p>0.7937913</text:p>
          </table:table-cell>
          <table:table-cell office:value-type="float" office:value="0.847495" calcext:value-type="float">
            <text:p>0.847495</text:p>
          </table:table-cell>
          <table:table-cell office:value-type="float" office:value="0.87335515" calcext:value-type="float">
            <text:p>0.87335515</text:p>
          </table:table-cell>
          <table:table-cell office:value-type="float" office:value="0.90901387" calcext:value-type="float">
            <text:p>0.90901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34686" calcext:value-type="float">
            <text:p>0.7534686</text:p>
          </table:table-cell>
          <table:table-cell office:value-type="float" office:value="0.7618716" calcext:value-type="float">
            <text:p>0.7618716</text:p>
          </table:table-cell>
          <table:table-cell office:value-type="float" office:value="0.693991778222826" calcext:value-type="float">
            <text:p>0.693991778222826</text:p>
          </table:table-cell>
          <table:table-cell office:value-type="float" office:value="0.82260980835994" calcext:value-type="float">
            <text:p>0.82260980835994</text:p>
          </table:table-cell>
          <table:table-cell office:value-type="float" office:value="0.694716" calcext:value-type="float">
            <text:p>0.694716</text:p>
          </table:table-cell>
          <table:table-cell office:value-type="float" office:value="0.7067648" calcext:value-type="float">
            <text:p>0.7067648</text:p>
          </table:table-cell>
          <table:table-cell office:value-type="float" office:value="0.8015176" calcext:value-type="float">
            <text:p>0.8015176</text:p>
          </table:table-cell>
          <table:table-cell office:value-type="float" office:value="0.80867845" calcext:value-type="float">
            <text:p>0.80867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4068" calcext:value-type="float">
            <text:p>0.764068</text:p>
          </table:table-cell>
          <table:table-cell office:value-type="float" office:value="0.7617301" calcext:value-type="float">
            <text:p>0.7617301</text:p>
          </table:table-cell>
          <table:table-cell office:value-type="float" office:value="0.639003460818231" calcext:value-type="float">
            <text:p>0.639003460818231</text:p>
          </table:table-cell>
          <table:table-cell office:value-type="float" office:value="0.605621525680688" calcext:value-type="float">
            <text:p>0.605621525680688</text:p>
          </table:table-cell>
          <table:table-cell office:value-type="float" office:value="0.86036986" calcext:value-type="float">
            <text:p>0.86036986</text:p>
          </table:table-cell>
          <table:table-cell office:value-type="float" office:value="0.8023776" calcext:value-type="float">
            <text:p>0.8023776</text:p>
          </table:table-cell>
          <table:table-cell office:value-type="float" office:value="0.9186231" calcext:value-type="float">
            <text:p>0.9186231</text:p>
          </table:table-cell>
          <table:table-cell office:value-type="float" office:value="0.88008785" calcext:value-type="float">
            <text:p>0.880087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94118" calcext:value-type="float">
            <text:p>0.7594118</text:p>
          </table:table-cell>
          <table:table-cell office:value-type="float" office:value="0.76134264" calcext:value-type="float">
            <text:p>0.76134264</text:p>
          </table:table-cell>
          <table:table-cell office:value-type="float" office:value="0.727599022343244" calcext:value-type="float">
            <text:p>0.727599022343244</text:p>
          </table:table-cell>
          <table:table-cell office:value-type="float" office:value="0.775993571098761" calcext:value-type="float">
            <text:p>0.775993571098761</text:p>
          </table:table-cell>
          <table:table-cell office:value-type="float" office:value="0.8873184" calcext:value-type="float">
            <text:p>0.8873184</text:p>
          </table:table-cell>
          <table:table-cell office:value-type="float" office:value="0.8717238" calcext:value-type="float">
            <text:p>0.8717238</text:p>
          </table:table-cell>
          <table:table-cell office:value-type="float" office:value="0.93675494" calcext:value-type="float">
            <text:p>0.93675494</text:p>
          </table:table-cell>
          <table:table-cell office:value-type="float" office:value="0.92645985" calcext:value-type="float">
            <text:p>0.92645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861383" calcext:value-type="float">
            <text:p>0.74861383</text:p>
          </table:table-cell>
          <table:table-cell office:value-type="float" office:value="0.76112694" calcext:value-type="float">
            <text:p>0.76112694</text:p>
          </table:table-cell>
          <table:table-cell office:value-type="float" office:value="0.896067456452731" calcext:value-type="float">
            <text:p>0.896067456452731</text:p>
          </table:table-cell>
          <table:table-cell office:value-type="float" office:value="0.788074257509239" calcext:value-type="float">
            <text:p>0.788074257509239</text:p>
          </table:table-cell>
          <table:table-cell office:value-type="float" office:value="0.6970938" calcext:value-type="float">
            <text:p>0.6970938</text:p>
          </table:table-cell>
          <table:table-cell office:value-type="float" office:value="0.722955" calcext:value-type="float">
            <text:p>0.722955</text:p>
          </table:table-cell>
          <table:table-cell office:value-type="float" office:value="0.80033904" calcext:value-type="float">
            <text:p>0.80033904</text:p>
          </table:table-cell>
          <table:table-cell office:value-type="float" office:value="0.8223284" calcext:value-type="float">
            <text:p>0.8223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34686" calcext:value-type="float">
            <text:p>0.7534686</text:p>
          </table:table-cell>
          <table:table-cell office:value-type="float" office:value="0.7611173" calcext:value-type="float">
            <text:p>0.7611173</text:p>
          </table:table-cell>
          <table:table-cell office:value-type="float" office:value="0.693991778222826" calcext:value-type="float">
            <text:p>0.693991778222826</text:p>
          </table:table-cell>
          <table:table-cell office:value-type="float" office:value="0.822609813084218" calcext:value-type="float">
            <text:p>0.822609813084218</text:p>
          </table:table-cell>
          <table:table-cell office:value-type="float" office:value="0.694716" calcext:value-type="float">
            <text:p>0.694716</text:p>
          </table:table-cell>
          <table:table-cell office:value-type="float" office:value="0.7067648" calcext:value-type="float">
            <text:p>0.7067648</text:p>
          </table:table-cell>
          <table:table-cell office:value-type="float" office:value="0.80081177" calcext:value-type="float">
            <text:p>0.80081177</text:p>
          </table:table-cell>
          <table:table-cell office:value-type="float" office:value="0.80867845" calcext:value-type="float">
            <text:p>0.80867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43237" calcext:value-type="float">
            <text:p>0.7543237</text:p>
          </table:table-cell>
          <table:table-cell office:value-type="float" office:value="0.76104164" calcext:value-type="float">
            <text:p>0.76104164</text:p>
          </table:table-cell>
          <table:table-cell office:value-type="float" office:value="0.650970089276992" calcext:value-type="float">
            <text:p>0.650970089276992</text:p>
          </table:table-cell>
          <table:table-cell office:value-type="float" office:value="0.675903872895587" calcext:value-type="float">
            <text:p>0.675903872895587</text:p>
          </table:table-cell>
          <table:table-cell office:value-type="float" office:value="0.6955086" calcext:value-type="float">
            <text:p>0.6955086</text:p>
          </table:table-cell>
          <table:table-cell office:value-type="float" office:value="0.7227852" calcext:value-type="float">
            <text:p>0.7227852</text:p>
          </table:table-cell>
          <table:table-cell office:value-type="float" office:value="0.8008818" calcext:value-type="float">
            <text:p>0.8008818</text:p>
          </table:table-cell>
          <table:table-cell office:value-type="float" office:value="0.820264" calcext:value-type="float">
            <text:p>0.8202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737597" calcext:value-type="float">
            <text:p>0.80737597</text:p>
          </table:table-cell>
          <table:table-cell office:value-type="float" office:value="0.76103324" calcext:value-type="float">
            <text:p>0.76103324</text:p>
          </table:table-cell>
          <table:table-cell office:value-type="float" office:value="0.555899363079659" calcext:value-type="float">
            <text:p>0.555899363079659</text:p>
          </table:table-cell>
          <table:table-cell office:value-type="float" office:value="0.513423826609452" calcext:value-type="float">
            <text:p>0.513423826609452</text:p>
          </table:table-cell>
          <table:table-cell office:value-type="float" office:value="0.8655218" calcext:value-type="float">
            <text:p>0.8655218</text:p>
          </table:table-cell>
          <table:table-cell office:value-type="float" office:value="0.8442117" calcext:value-type="float">
            <text:p>0.8442117</text:p>
          </table:table-cell>
          <table:table-cell office:value-type="float" office:value="0.9216583" calcext:value-type="float">
            <text:p>0.9216583</text:p>
          </table:table-cell>
          <table:table-cell office:value-type="float" office:value="0.9073514" calcext:value-type="float">
            <text:p>0.90735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23358" calcext:value-type="float">
            <text:p>0.7423358</text:p>
          </table:table-cell>
          <table:table-cell office:value-type="float" office:value="0.7608317" calcext:value-type="float">
            <text:p>0.7608317</text:p>
          </table:table-cell>
          <table:table-cell office:value-type="float" office:value="0.732775928597595" calcext:value-type="float">
            <text:p>0.732775928597595</text:p>
          </table:table-cell>
          <table:table-cell office:value-type="float" office:value="0.656245427528492" calcext:value-type="float">
            <text:p>0.656245427528492</text:p>
          </table:table-cell>
          <table:table-cell office:value-type="float" office:value="0.7301189" calcext:value-type="float">
            <text:p>0.7301189</text:p>
          </table:table-cell>
          <table:table-cell office:value-type="float" office:value="0.742655" calcext:value-type="float">
            <text:p>0.742655</text:p>
          </table:table-cell>
          <table:table-cell office:value-type="float" office:value="0.8270138" calcext:value-type="float">
            <text:p>0.8270138</text:p>
          </table:table-cell>
          <table:table-cell office:value-type="float" office:value="0.8363102" calcext:value-type="float">
            <text:p>0.8363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905133" calcext:value-type="float">
            <text:p>0.74905133</text:p>
          </table:table-cell>
          <table:table-cell office:value-type="float" office:value="0.76070046" calcext:value-type="float">
            <text:p>0.76070046</text:p>
          </table:table-cell>
          <table:table-cell office:value-type="float" office:value="0.717665838766732" calcext:value-type="float">
            <text:p>0.717665838766732</text:p>
          </table:table-cell>
          <table:table-cell office:value-type="float" office:value="0.667416170928406" calcext:value-type="float">
            <text:p>0.667416170928406</text:p>
          </table:table-cell>
          <table:table-cell office:value-type="float" office:value="0.7501981" calcext:value-type="float">
            <text:p>0.7501981</text:p>
          </table:table-cell>
          <table:table-cell office:value-type="float" office:value="0.76801586" calcext:value-type="float">
            <text:p>0.76801586</text:p>
          </table:table-cell>
          <table:table-cell office:value-type="float" office:value="0.84373087" calcext:value-type="float">
            <text:p>0.84373087</text:p>
          </table:table-cell>
          <table:table-cell office:value-type="float" office:value="0.8555103" calcext:value-type="float">
            <text:p>0.8555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03403" calcext:value-type="float">
            <text:p>0.7503403</text:p>
          </table:table-cell>
          <table:table-cell office:value-type="float" office:value="0.76042104" calcext:value-type="float">
            <text:p>0.76042104</text:p>
          </table:table-cell>
          <table:table-cell office:value-type="float" office:value="0.664620092695913" calcext:value-type="float">
            <text:p>0.664620092695913</text:p>
          </table:table-cell>
          <table:table-cell office:value-type="float" office:value="0.627129161531103" calcext:value-type="float">
            <text:p>0.627129161531103</text:p>
          </table:table-cell>
          <table:table-cell office:value-type="float" office:value="0.8681638" calcext:value-type="float">
            <text:p>0.8681638</text:p>
          </table:table-cell>
          <table:table-cell office:value-type="float" office:value="0.7696575" calcext:value-type="float">
            <text:p>0.7696575</text:p>
          </table:table-cell>
          <table:table-cell office:value-type="float" office:value="0.9260427" calcext:value-type="float">
            <text:p>0.9260427</text:p>
          </table:table-cell>
          <table:table-cell office:value-type="float" office:value="0.85869586" calcext:value-type="float">
            <text:p>0.858695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37444" calcext:value-type="float">
            <text:p>0.7537444</text:p>
          </table:table-cell>
          <table:table-cell office:value-type="float" office:value="0.76041085" calcext:value-type="float">
            <text:p>0.76041085</text:p>
          </table:table-cell>
          <table:table-cell office:value-type="float" office:value="0.64564661665203" calcext:value-type="float">
            <text:p>0.64564661665203</text:p>
          </table:table-cell>
          <table:table-cell office:value-type="float" office:value="0.553216644290889" calcext:value-type="float">
            <text:p>0.553216644290889</text:p>
          </table:table-cell>
          <table:table-cell office:value-type="float" office:value="0.86856014" calcext:value-type="float">
            <text:p>0.86856014</text:p>
          </table:table-cell>
          <table:table-cell office:value-type="float" office:value="0.78228134" calcext:value-type="float">
            <text:p>0.78228134</text:p>
          </table:table-cell>
          <table:table-cell office:value-type="float" office:value="0.92463505" calcext:value-type="float">
            <text:p>0.92463505</text:p>
          </table:table-cell>
          <table:table-cell office:value-type="float" office:value="0.8653277" calcext:value-type="float">
            <text:p>0.8653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94781" calcext:value-type="float">
            <text:p>0.7794781</text:p>
          </table:table-cell>
          <table:table-cell office:value-type="float" office:value="0.76027334" calcext:value-type="float">
            <text:p>0.76027334</text:p>
          </table:table-cell>
          <table:table-cell office:value-type="float" office:value="1.04367958514103" calcext:value-type="float">
            <text:p>1.04367958514103</text:p>
          </table:table-cell>
          <table:table-cell office:value-type="float" office:value="1.32090190600215" calcext:value-type="float">
            <text:p>1.32090190600215</text:p>
          </table:table-cell>
          <table:table-cell office:value-type="float" office:value="0.7299868" calcext:value-type="float">
            <text:p>0.7299868</text:p>
          </table:table-cell>
          <table:table-cell office:value-type="float" office:value="0.75137275" calcext:value-type="float">
            <text:p>0.75137275</text:p>
          </table:table-cell>
          <table:table-cell office:value-type="float" office:value="0.82553285" calcext:value-type="float">
            <text:p>0.82553285</text:p>
          </table:table-cell>
          <table:table-cell office:value-type="float" office:value="0.8376834" calcext:value-type="float">
            <text:p>0.8376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37444" calcext:value-type="float">
            <text:p>0.7537444</text:p>
          </table:table-cell>
          <table:table-cell office:value-type="float" office:value="0.76022345" calcext:value-type="float">
            <text:p>0.76022345</text:p>
          </table:table-cell>
          <table:table-cell office:value-type="float" office:value="0.64564661665203" calcext:value-type="float">
            <text:p>0.64564661665203</text:p>
          </table:table-cell>
          <table:table-cell office:value-type="float" office:value="0.553216638621755" calcext:value-type="float">
            <text:p>0.553216638621755</text:p>
          </table:table-cell>
          <table:table-cell office:value-type="float" office:value="0.86856014" calcext:value-type="float">
            <text:p>0.86856014</text:p>
          </table:table-cell>
          <table:table-cell office:value-type="float" office:value="0.78228134" calcext:value-type="float">
            <text:p>0.78228134</text:p>
          </table:table-cell>
          <table:table-cell office:value-type="float" office:value="0.9252534" calcext:value-type="float">
            <text:p>0.9252534</text:p>
          </table:table-cell>
          <table:table-cell office:value-type="float" office:value="0.8653277" calcext:value-type="float">
            <text:p>0.8653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053026" calcext:value-type="float">
            <text:p>0.79053026</text:p>
          </table:table-cell>
          <table:table-cell office:value-type="float" office:value="0.759709" calcext:value-type="float">
            <text:p>0.759709</text:p>
          </table:table-cell>
          <table:table-cell office:value-type="float" office:value="0.949625810313555" calcext:value-type="float">
            <text:p>0.949625810313555</text:p>
          </table:table-cell>
          <table:table-cell office:value-type="float" office:value="0.776758636083439" calcext:value-type="float">
            <text:p>0.776758636083439</text:p>
          </table:table-cell>
          <table:table-cell office:value-type="float" office:value="0.91294587" calcext:value-type="float">
            <text:p>0.91294587</text:p>
          </table:table-cell>
          <table:table-cell office:value-type="float" office:value="0.84823096" calcext:value-type="float">
            <text:p>0.84823096</text:p>
          </table:table-cell>
          <table:table-cell office:value-type="float" office:value="0.9520446" calcext:value-type="float">
            <text:p>0.9520446</text:p>
          </table:table-cell>
          <table:table-cell office:value-type="float" office:value="0.9089959" calcext:value-type="float">
            <text:p>0.90899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9047" calcext:value-type="float">
            <text:p>0.739047</text:p>
          </table:table-cell>
          <table:table-cell office:value-type="float" office:value="0.75946146" calcext:value-type="float">
            <text:p>0.75946146</text:p>
          </table:table-cell>
          <table:table-cell office:value-type="float" office:value="0.735254249237362" calcext:value-type="float">
            <text:p>0.735254249237362</text:p>
          </table:table-cell>
          <table:table-cell office:value-type="float" office:value="0.694410046387852" calcext:value-type="float">
            <text:p>0.694410046387852</text:p>
          </table:table-cell>
          <table:table-cell office:value-type="float" office:value="0.7418758" calcext:value-type="float">
            <text:p>0.7418758</text:p>
          </table:table-cell>
          <table:table-cell office:value-type="float" office:value="0.77305406" calcext:value-type="float">
            <text:p>0.77305406</text:p>
          </table:table-cell>
          <table:table-cell office:value-type="float" office:value="0.8360987" calcext:value-type="float">
            <text:p>0.8360987</text:p>
          </table:table-cell>
          <table:table-cell office:value-type="float" office:value="0.857517" calcext:value-type="float">
            <text:p>0.8575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00074" calcext:value-type="float">
            <text:p>0.8000074</text:p>
          </table:table-cell>
          <table:table-cell office:value-type="float" office:value="0.75925505" calcext:value-type="float">
            <text:p>0.75925505</text:p>
          </table:table-cell>
          <table:table-cell office:value-type="float" office:value="0.716284950444896" calcext:value-type="float">
            <text:p>0.716284950444896</text:p>
          </table:table-cell>
          <table:table-cell office:value-type="float" office:value="0.587434746708864" calcext:value-type="float">
            <text:p>0.587434746708864</text:p>
          </table:table-cell>
          <table:table-cell office:value-type="float" office:value="0.84623516" calcext:value-type="float">
            <text:p>0.84623516</text:p>
          </table:table-cell>
          <table:table-cell office:value-type="float" office:value="0.8516841" calcext:value-type="float">
            <text:p>0.8516841</text:p>
          </table:table-cell>
          <table:table-cell office:value-type="float" office:value="0.91039824" calcext:value-type="float">
            <text:p>0.91039824</text:p>
          </table:table-cell>
          <table:table-cell office:value-type="float" office:value="0.91270244" calcext:value-type="float">
            <text:p>0.91270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518944" calcext:value-type="float">
            <text:p>0.79518944</text:p>
          </table:table-cell>
          <table:table-cell office:value-type="float" office:value="0.75920606" calcext:value-type="float">
            <text:p>0.75920606</text:p>
          </table:table-cell>
          <table:table-cell office:value-type="float" office:value="0.551815453422262" calcext:value-type="float">
            <text:p>0.551815453422262</text:p>
          </table:table-cell>
          <table:table-cell office:value-type="float" office:value="0.584427531124579" calcext:value-type="float">
            <text:p>0.584427531124579</text:p>
          </table:table-cell>
          <table:table-cell office:value-type="float" office:value="0.81783354" calcext:value-type="float">
            <text:p>0.81783354</text:p>
          </table:table-cell>
          <table:table-cell office:value-type="float" office:value="0.85230684" calcext:value-type="float">
            <text:p>0.85230684</text:p>
          </table:table-cell>
          <table:table-cell office:value-type="float" office:value="0.89031357" calcext:value-type="float">
            <text:p>0.89031357</text:p>
          </table:table-cell>
          <table:table-cell office:value-type="float" office:value="0.91322315" calcext:value-type="float">
            <text:p>0.91322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42476" calcext:value-type="float">
            <text:p>0.7542476</text:p>
          </table:table-cell>
          <table:table-cell office:value-type="float" office:value="0.75909674" calcext:value-type="float">
            <text:p>0.75909674</text:p>
          </table:table-cell>
          <table:table-cell office:value-type="float" office:value="0.708952204552852" calcext:value-type="float">
            <text:p>0.708952204552852</text:p>
          </table:table-cell>
          <table:table-cell office:value-type="float" office:value="0.788349142871413" calcext:value-type="float">
            <text:p>0.788349142871413</text:p>
          </table:table-cell>
          <table:table-cell office:value-type="float" office:value="0.71136063" calcext:value-type="float">
            <text:p>0.71136063</text:p>
          </table:table-cell>
          <table:table-cell office:value-type="float" office:value="0.7497311" calcext:value-type="float">
            <text:p>0.7497311</text:p>
          </table:table-cell>
          <table:table-cell office:value-type="float" office:value="0.8109276" calcext:value-type="float">
            <text:p>0.8109276</text:p>
          </table:table-cell>
          <table:table-cell office:value-type="float" office:value="0.84229904" calcext:value-type="float">
            <text:p>0.84229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40908" calcext:value-type="float">
            <text:p>0.7540908</text:p>
          </table:table-cell>
          <table:table-cell office:value-type="float" office:value="0.7589524" calcext:value-type="float">
            <text:p>0.7589524</text:p>
          </table:table-cell>
          <table:table-cell office:value-type="float" office:value="0.665823176313385" calcext:value-type="float">
            <text:p>0.665823176313385</text:p>
          </table:table-cell>
          <table:table-cell office:value-type="float" office:value="0.655943365991509" calcext:value-type="float">
            <text:p>0.655943365991509</text:p>
          </table:table-cell>
          <table:table-cell office:value-type="float" office:value="0.84966975" calcext:value-type="float">
            <text:p>0.84966975</text:p>
          </table:table-cell>
          <table:table-cell office:value-type="float" office:value="0.8141523" calcext:value-type="float">
            <text:p>0.8141523</text:p>
          </table:table-cell>
          <table:table-cell office:value-type="float" office:value="0.91328424" calcext:value-type="float">
            <text:p>0.91328424</text:p>
          </table:table-cell>
          <table:table-cell office:value-type="float" office:value="0.88856626" calcext:value-type="float">
            <text:p>0.88856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410903" calcext:value-type="float">
            <text:p>0.74410903</text:p>
          </table:table-cell>
          <table:table-cell office:value-type="float" office:value="0.758938" calcext:value-type="float">
            <text:p>0.758938</text:p>
          </table:table-cell>
          <table:table-cell office:value-type="float" office:value="0.973297747916484" calcext:value-type="float">
            <text:p>0.973297747916484</text:p>
          </table:table-cell>
          <table:table-cell office:value-type="float" office:value="0.878975964600375" calcext:value-type="float">
            <text:p>0.878975964600375</text:p>
          </table:table-cell>
          <table:table-cell office:value-type="float" office:value="0.8568032" calcext:value-type="float">
            <text:p>0.8568032</text:p>
          </table:table-cell>
          <table:table-cell office:value-type="float" office:value="0.8849137" calcext:value-type="float">
            <text:p>0.8849137</text:p>
          </table:table-cell>
          <table:table-cell office:value-type="float" office:value="0.91781735" calcext:value-type="float">
            <text:p>0.91781735</text:p>
          </table:table-cell>
          <table:table-cell office:value-type="float" office:value="0.9346006" calcext:value-type="float">
            <text:p>0.9346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17397" calcext:value-type="float">
            <text:p>0.7517397</text:p>
          </table:table-cell>
          <table:table-cell office:value-type="float" office:value="0.7585382" calcext:value-type="float">
            <text:p>0.7585382</text:p>
          </table:table-cell>
          <table:table-cell office:value-type="float" office:value="0.772575490676476" calcext:value-type="float">
            <text:p>0.772575490676476</text:p>
          </table:table-cell>
          <table:table-cell office:value-type="float" office:value="0.635412104457341" calcext:value-type="float">
            <text:p>0.635412104457341</text:p>
          </table:table-cell>
          <table:table-cell office:value-type="float" office:value="0.9047556" calcext:value-type="float">
            <text:p>0.9047556</text:p>
          </table:table-cell>
          <table:table-cell office:value-type="float" office:value="0.81092554" calcext:value-type="float">
            <text:p>0.81092554</text:p>
          </table:table-cell>
          <table:table-cell office:value-type="float" office:value="0.9470171" calcext:value-type="float">
            <text:p>0.9470171</text:p>
          </table:table-cell>
          <table:table-cell office:value-type="float" office:value="0.88132006" calcext:value-type="float">
            <text:p>0.88132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27425" calcext:value-type="float">
            <text:p>0.7527425</text:p>
          </table:table-cell>
          <table:table-cell office:value-type="float" office:value="0.75845784" calcext:value-type="float">
            <text:p>0.75845784</text:p>
          </table:table-cell>
          <table:table-cell office:value-type="float" office:value="0.648079075254532" calcext:value-type="float">
            <text:p>0.648079075254532</text:p>
          </table:table-cell>
          <table:table-cell office:value-type="float" office:value="0.632848718679723" calcext:value-type="float">
            <text:p>0.632848718679723</text:p>
          </table:table-cell>
          <table:table-cell office:value-type="float" office:value="0.8626156" calcext:value-type="float">
            <text:p>0.8626156</text:p>
          </table:table-cell>
          <table:table-cell office:value-type="float" office:value="0.8277951" calcext:value-type="float">
            <text:p>0.8277951</text:p>
          </table:table-cell>
          <table:table-cell office:value-type="float" office:value="0.91984075" calcext:value-type="float">
            <text:p>0.91984075</text:p>
          </table:table-cell>
          <table:table-cell office:value-type="float" office:value="0.898154" calcext:value-type="float">
            <text:p>0.898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42933" calcext:value-type="float">
            <text:p>0.7342933</text:p>
          </table:table-cell>
          <table:table-cell office:value-type="float" office:value="0.75802076" calcext:value-type="float">
            <text:p>0.75802076</text:p>
          </table:table-cell>
          <table:table-cell office:value-type="float" office:value="0.696761241807433" calcext:value-type="float">
            <text:p>0.696761241807433</text:p>
          </table:table-cell>
          <table:table-cell office:value-type="float" office:value="0.635548648383847" calcext:value-type="float">
            <text:p>0.635548648383847</text:p>
          </table:table-cell>
          <table:table-cell office:value-type="float" office:value="0.769749" calcext:value-type="float">
            <text:p>0.769749</text:p>
          </table:table-cell>
          <table:table-cell office:value-type="float" office:value="0.7680725" calcext:value-type="float">
            <text:p>0.7680725</text:p>
          </table:table-cell>
          <table:table-cell office:value-type="float" office:value="0.85942423" calcext:value-type="float">
            <text:p>0.85942423</text:p>
          </table:table-cell>
          <table:table-cell office:value-type="float" office:value="0.8557675" calcext:value-type="float">
            <text:p>0.85576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029803" calcext:value-type="float">
            <text:p>0.74029803</text:p>
          </table:table-cell>
          <table:table-cell office:value-type="float" office:value="0.7579952" calcext:value-type="float">
            <text:p>0.7579952</text:p>
          </table:table-cell>
          <table:table-cell office:value-type="float" office:value="0.664933948941316" calcext:value-type="float">
            <text:p>0.664933948941316</text:p>
          </table:table-cell>
          <table:table-cell office:value-type="float" office:value="0.670259618617427" calcext:value-type="float">
            <text:p>0.670259618617427</text:p>
          </table:table-cell>
          <table:table-cell office:value-type="float" office:value="0.88150597" calcext:value-type="float">
            <text:p>0.88150597</text:p>
          </table:table-cell>
          <table:table-cell office:value-type="float" office:value="0.8478347" calcext:value-type="float">
            <text:p>0.8478347</text:p>
          </table:table-cell>
          <table:table-cell office:value-type="float" office:value="0.9356964" calcext:value-type="float">
            <text:p>0.9356964</text:p>
          </table:table-cell>
          <table:table-cell office:value-type="float" office:value="0.911278" calcext:value-type="float">
            <text:p>0.911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393873" calcext:value-type="float">
            <text:p>0.75393873</text:p>
          </table:table-cell>
          <table:table-cell office:value-type="float" office:value="0.75790006" calcext:value-type="float">
            <text:p>0.75790006</text:p>
          </table:table-cell>
          <table:table-cell office:value-type="float" office:value="0.663652958004123" calcext:value-type="float">
            <text:p>0.663652958004123</text:p>
          </table:table-cell>
          <table:table-cell office:value-type="float" office:value="0.671801616131393" calcext:value-type="float">
            <text:p>0.671801616131393</text:p>
          </table:table-cell>
          <table:table-cell office:value-type="float" office:value="0.756539" calcext:value-type="float">
            <text:p>0.756539</text:p>
          </table:table-cell>
          <table:table-cell office:value-type="float" office:value="0.7849986" calcext:value-type="float">
            <text:p>0.7849986</text:p>
          </table:table-cell>
          <table:table-cell office:value-type="float" office:value="0.84649694" calcext:value-type="float">
            <text:p>0.84649694</text:p>
          </table:table-cell>
          <table:table-cell office:value-type="float" office:value="0.8667503" calcext:value-type="float">
            <text:p>0.86675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42476" calcext:value-type="float">
            <text:p>0.7542476</text:p>
          </table:table-cell>
          <table:table-cell office:value-type="float" office:value="0.7574461" calcext:value-type="float">
            <text:p>0.7574461</text:p>
          </table:table-cell>
          <table:table-cell office:value-type="float" office:value="0.708952204552852" calcext:value-type="float">
            <text:p>0.708952204552852</text:p>
          </table:table-cell>
          <table:table-cell office:value-type="float" office:value="0.788349120746043" calcext:value-type="float">
            <text:p>0.788349120746043</text:p>
          </table:table-cell>
          <table:table-cell office:value-type="float" office:value="0.71136063" calcext:value-type="float">
            <text:p>0.71136063</text:p>
          </table:table-cell>
          <table:table-cell office:value-type="float" office:value="0.7497311" calcext:value-type="float">
            <text:p>0.7497311</text:p>
          </table:table-cell>
          <table:table-cell office:value-type="float" office:value="0.8141992" calcext:value-type="float">
            <text:p>0.8141992</text:p>
          </table:table-cell>
          <table:table-cell office:value-type="float" office:value="0.84229904" calcext:value-type="float">
            <text:p>0.84229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49397" calcext:value-type="float">
            <text:p>0.7649397</text:p>
          </table:table-cell>
          <table:table-cell office:value-type="float" office:value="0.7566755" calcext:value-type="float">
            <text:p>0.7566755</text:p>
          </table:table-cell>
          <table:table-cell office:value-type="float" office:value="1.14797092864104" calcext:value-type="float">
            <text:p>1.14797092864104</text:p>
          </table:table-cell>
          <table:table-cell office:value-type="float" office:value="1.18981871611218" calcext:value-type="float">
            <text:p>1.18981871611218</text:p>
          </table:table-cell>
          <table:table-cell office:value-type="float" office:value="0.7318362" calcext:value-type="float">
            <text:p>0.7318362</text:p>
          </table:table-cell>
          <table:table-cell office:value-type="float" office:value="0.78477216" calcext:value-type="float">
            <text:p>0.78477216</text:p>
          </table:table-cell>
          <table:table-cell office:value-type="float" office:value="0.828989" calcext:value-type="float">
            <text:p>0.828989</text:p>
          </table:table-cell>
          <table:table-cell office:value-type="float" office:value="0.86651635" calcext:value-type="float">
            <text:p>0.866516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49397" calcext:value-type="float">
            <text:p>0.7649397</text:p>
          </table:table-cell>
          <table:table-cell office:value-type="float" office:value="0.7566218" calcext:value-type="float">
            <text:p>0.7566218</text:p>
          </table:table-cell>
          <table:table-cell office:value-type="float" office:value="1.14797092864104" calcext:value-type="float">
            <text:p>1.14797092864104</text:p>
          </table:table-cell>
          <table:table-cell office:value-type="float" office:value="1.18981870918324" calcext:value-type="float">
            <text:p>1.18981870918324</text:p>
          </table:table-cell>
          <table:table-cell office:value-type="float" office:value="0.7318362" calcext:value-type="float">
            <text:p>0.7318362</text:p>
          </table:table-cell>
          <table:table-cell office:value-type="float" office:value="0.78477216" calcext:value-type="float">
            <text:p>0.78477216</text:p>
          </table:table-cell>
          <table:table-cell office:value-type="float" office:value="0.83013105" calcext:value-type="float">
            <text:p>0.83013105</text:p>
          </table:table-cell>
          <table:table-cell office:value-type="float" office:value="0.86651635" calcext:value-type="float">
            <text:p>0.866516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50649" calcext:value-type="float">
            <text:p>0.7550649</text:p>
          </table:table-cell>
          <table:table-cell office:value-type="float" office:value="0.75649464" calcext:value-type="float">
            <text:p>0.75649464</text:p>
          </table:table-cell>
          <table:table-cell office:value-type="float" office:value="0.661094471225987" calcext:value-type="float">
            <text:p>0.661094471225987</text:p>
          </table:table-cell>
          <table:table-cell office:value-type="float" office:value="0.713818221457568" calcext:value-type="float">
            <text:p>0.713818221457568</text:p>
          </table:table-cell>
          <table:table-cell office:value-type="float" office:value="0.781638" calcext:value-type="float">
            <text:p>0.781638</text:p>
          </table:table-cell>
          <table:table-cell office:value-type="float" office:value="0.8267195" calcext:value-type="float">
            <text:p>0.8267195</text:p>
          </table:table-cell>
          <table:table-cell office:value-type="float" office:value="0.8662582" calcext:value-type="float">
            <text:p>0.8662582</text:p>
          </table:table-cell>
          <table:table-cell office:value-type="float" office:value="0.8948555" calcext:value-type="float">
            <text:p>0.89485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357826" calcext:value-type="float">
            <text:p>0.74357826</text:p>
          </table:table-cell>
          <table:table-cell office:value-type="float" office:value="0.756051" calcext:value-type="float">
            <text:p>0.756051</text:p>
          </table:table-cell>
          <table:table-cell office:value-type="float" office:value="0.678382641139464" calcext:value-type="float">
            <text:p>0.678382641139464</text:p>
          </table:table-cell>
          <table:table-cell office:value-type="float" office:value="0.736274500976623" calcext:value-type="float">
            <text:p>0.736274500976623</text:p>
          </table:table-cell>
          <table:table-cell office:value-type="float" office:value="0.70303833" calcext:value-type="float">
            <text:p>0.70303833</text:p>
          </table:table-cell>
          <table:table-cell office:value-type="float" office:value="0.7137277" calcext:value-type="float">
            <text:p>0.7137277</text:p>
          </table:table-cell>
          <table:table-cell office:value-type="float" office:value="0.8061695" calcext:value-type="float">
            <text:p>0.8061695</text:p>
          </table:table-cell>
          <table:table-cell office:value-type="float" office:value="0.8103753" calcext:value-type="float">
            <text:p>0.8103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34686" calcext:value-type="float">
            <text:p>0.7534686</text:p>
          </table:table-cell>
          <table:table-cell office:value-type="float" office:value="0.75577724" calcext:value-type="float">
            <text:p>0.75577724</text:p>
          </table:table-cell>
          <table:table-cell office:value-type="float" office:value="0.693991778222826" calcext:value-type="float">
            <text:p>0.693991778222826</text:p>
          </table:table-cell>
          <table:table-cell office:value-type="float" office:value="0.822609855917675" calcext:value-type="float">
            <text:p>0.822609855917675</text:p>
          </table:table-cell>
          <table:table-cell office:value-type="float" office:value="0.694716" calcext:value-type="float">
            <text:p>0.694716</text:p>
          </table:table-cell>
          <table:table-cell office:value-type="float" office:value="0.7067648" calcext:value-type="float">
            <text:p>0.7067648</text:p>
          </table:table-cell>
          <table:table-cell office:value-type="float" office:value="0.8014025" calcext:value-type="float">
            <text:p>0.8014025</text:p>
          </table:table-cell>
          <table:table-cell office:value-type="float" office:value="0.80867845" calcext:value-type="float">
            <text:p>0.80867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34892" calcext:value-type="float">
            <text:p>0.7734892</text:p>
          </table:table-cell>
          <table:table-cell office:value-type="float" office:value="0.7554898" calcext:value-type="float">
            <text:p>0.7554898</text:p>
          </table:table-cell>
          <table:table-cell office:value-type="float" office:value="0.548363965115397" calcext:value-type="float">
            <text:p>0.548363965115397</text:p>
          </table:table-cell>
          <table:table-cell office:value-type="float" office:value="0.547705063731699" calcext:value-type="float">
            <text:p>0.547705063731699</text:p>
          </table:table-cell>
          <table:table-cell office:value-type="float" office:value="0.8731836" calcext:value-type="float">
            <text:p>0.8731836</text:p>
          </table:table-cell>
          <table:table-cell office:value-type="float" office:value="0.86544013" calcext:value-type="float">
            <text:p>0.86544013</text:p>
          </table:table-cell>
          <table:table-cell office:value-type="float" office:value="0.92713463" calcext:value-type="float">
            <text:p>0.92713463</text:p>
          </table:table-cell>
          <table:table-cell office:value-type="float" office:value="0.92170167" calcext:value-type="float">
            <text:p>0.92170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54593" calcext:value-type="float">
            <text:p>0.7454593</text:p>
          </table:table-cell>
          <table:table-cell office:value-type="float" office:value="0.7541311" calcext:value-type="float">
            <text:p>0.7541311</text:p>
          </table:table-cell>
          <table:table-cell office:value-type="float" office:value="0.719161347562788" calcext:value-type="float">
            <text:p>0.719161347562788</text:p>
          </table:table-cell>
          <table:table-cell office:value-type="float" office:value="0.715360775806472" calcext:value-type="float">
            <text:p>0.715360775806472</text:p>
          </table:table-cell>
          <table:table-cell office:value-type="float" office:value="0.82153237" calcext:value-type="float">
            <text:p>0.82153237</text:p>
          </table:table-cell>
          <table:table-cell office:value-type="float" office:value="0.81335974" calcext:value-type="float">
            <text:p>0.81335974</text:p>
          </table:table-cell>
          <table:table-cell office:value-type="float" office:value="0.8941589" calcext:value-type="float">
            <text:p>0.8941589</text:p>
          </table:table-cell>
          <table:table-cell office:value-type="float" office:value="0.8856278" calcext:value-type="float">
            <text:p>0.88562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74982" calcext:value-type="float">
            <text:p>0.7674982</text:p>
          </table:table-cell>
          <table:table-cell office:value-type="float" office:value="0.7536713" calcext:value-type="float">
            <text:p>0.7536713</text:p>
          </table:table-cell>
          <table:table-cell office:value-type="float" office:value="0.616438670921623" calcext:value-type="float">
            <text:p>0.616438670921623</text:p>
          </table:table-cell>
          <table:table-cell office:value-type="float" office:value="0.631430406866489" calcext:value-type="float">
            <text:p>0.631430406866489</text:p>
          </table:table-cell>
          <table:table-cell office:value-type="float" office:value="0.84055483" calcext:value-type="float">
            <text:p>0.84055483</text:p>
          </table:table-cell>
          <table:table-cell office:value-type="float" office:value="0.7858477" calcext:value-type="float">
            <text:p>0.7858477</text:p>
          </table:table-cell>
          <table:table-cell office:value-type="float" office:value="0.9044927" calcext:value-type="float">
            <text:p>0.9044927</text:p>
          </table:table-cell>
          <table:table-cell office:value-type="float" office:value="0.8691105" calcext:value-type="float">
            <text:p>0.8691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003225" calcext:value-type="float">
            <text:p>0.75003225</text:p>
          </table:table-cell>
          <table:table-cell office:value-type="float" office:value="0.75315" calcext:value-type="float">
            <text:p>0.75315</text:p>
          </table:table-cell>
          <table:table-cell office:value-type="float" office:value="0.689049334152204" calcext:value-type="float">
            <text:p>0.689049334152204</text:p>
          </table:table-cell>
          <table:table-cell office:value-type="float" office:value="0.614551312621078" calcext:value-type="float">
            <text:p>0.614551312621078</text:p>
          </table:table-cell>
          <table:table-cell office:value-type="float" office:value="0.7389696" calcext:value-type="float">
            <text:p>0.7389696</text:p>
          </table:table-cell>
          <table:table-cell office:value-type="float" office:value="0.78964055" calcext:value-type="float">
            <text:p>0.78964055</text:p>
          </table:table-cell>
          <table:table-cell office:value-type="float" office:value="0.83371866" calcext:value-type="float">
            <text:p>0.83371866</text:p>
          </table:table-cell>
          <table:table-cell office:value-type="float" office:value="0.8660942" calcext:value-type="float">
            <text:p>0.86609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34686" calcext:value-type="float">
            <text:p>0.7534686</text:p>
          </table:table-cell>
          <table:table-cell office:value-type="float" office:value="0.7529599" calcext:value-type="float">
            <text:p>0.7529599</text:p>
          </table:table-cell>
          <table:table-cell office:value-type="float" office:value="0.693991778222826" calcext:value-type="float">
            <text:p>0.693991778222826</text:p>
          </table:table-cell>
          <table:table-cell office:value-type="float" office:value="0.822609845681738" calcext:value-type="float">
            <text:p>0.822609845681738</text:p>
          </table:table-cell>
          <table:table-cell office:value-type="float" office:value="0.694716" calcext:value-type="float">
            <text:p>0.694716</text:p>
          </table:table-cell>
          <table:table-cell office:value-type="float" office:value="0.7067648" calcext:value-type="float">
            <text:p>0.7067648</text:p>
          </table:table-cell>
          <table:table-cell office:value-type="float" office:value="0.7988944" calcext:value-type="float">
            <text:p>0.7988944</text:p>
          </table:table-cell>
          <table:table-cell office:value-type="float" office:value="0.80867845" calcext:value-type="float">
            <text:p>0.80867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089526" calcext:value-type="float">
            <text:p>0.75089526</text:p>
          </table:table-cell>
          <table:table-cell office:value-type="float" office:value="0.7524893" calcext:value-type="float">
            <text:p>0.7524893</text:p>
          </table:table-cell>
          <table:table-cell office:value-type="float" office:value="0.684065095770302" calcext:value-type="float">
            <text:p>0.684065095770302</text:p>
          </table:table-cell>
          <table:table-cell office:value-type="float" office:value="0.926692325656291" calcext:value-type="float">
            <text:p>0.926692325656291</text:p>
          </table:table-cell>
          <table:table-cell office:value-type="float" office:value="0.72100395" calcext:value-type="float">
            <text:p>0.72100395</text:p>
          </table:table-cell>
          <table:table-cell office:value-type="float" office:value="0.79303706" calcext:value-type="float">
            <text:p>0.79303706</text:p>
          </table:table-cell>
          <table:table-cell office:value-type="float" office:value="0.8230871" calcext:value-type="float">
            <text:p>0.8230871</text:p>
          </table:table-cell>
          <table:table-cell office:value-type="float" office:value="0.8737824" calcext:value-type="float">
            <text:p>0.8737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355132" calcext:value-type="float">
            <text:p>0.7355132</text:p>
          </table:table-cell>
          <table:table-cell office:value-type="float" office:value="0.75247204" calcext:value-type="float">
            <text:p>0.75247204</text:p>
          </table:table-cell>
          <table:table-cell office:value-type="float" office:value="0.734052057091454" calcext:value-type="float">
            <text:p>0.734052057091454</text:p>
          </table:table-cell>
          <table:table-cell office:value-type="float" office:value="0.765505274976733" calcext:value-type="float">
            <text:p>0.765505274976733</text:p>
          </table:table-cell>
          <table:table-cell office:value-type="float" office:value="0.7143989" calcext:value-type="float">
            <text:p>0.7143989</text:p>
          </table:table-cell>
          <table:table-cell office:value-type="float" office:value="0.73325783" calcext:value-type="float">
            <text:p>0.73325783</text:p>
          </table:table-cell>
          <table:table-cell office:value-type="float" office:value="0.8168067" calcext:value-type="float">
            <text:p>0.8168067</text:p>
          </table:table-cell>
          <table:table-cell office:value-type="float" office:value="0.83021957" calcext:value-type="float">
            <text:p>0.830219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13542" calcext:value-type="float">
            <text:p>0.7513542</text:p>
          </table:table-cell>
          <table:table-cell office:value-type="float" office:value="0.75236684" calcext:value-type="float">
            <text:p>0.75236684</text:p>
          </table:table-cell>
          <table:table-cell office:value-type="float" office:value="0.937770899449534" calcext:value-type="float">
            <text:p>0.937770899449534</text:p>
          </table:table-cell>
          <table:table-cell office:value-type="float" office:value="0.861925754947108" calcext:value-type="float">
            <text:p>0.861925754947108</text:p>
          </table:table-cell>
          <table:table-cell office:value-type="float" office:value="0.6690885" calcext:value-type="float">
            <text:p>0.6690885</text:p>
          </table:table-cell>
          <table:table-cell office:value-type="float" office:value="0.80979335" calcext:value-type="float">
            <text:p>0.80979335</text:p>
          </table:table-cell>
          <table:table-cell office:value-type="float" office:value="0.78169143" calcext:value-type="float">
            <text:p>0.78169143</text:p>
          </table:table-cell>
          <table:table-cell office:value-type="float" office:value="0.8802154" calcext:value-type="float">
            <text:p>0.8802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99988" calcext:value-type="float">
            <text:p>0.7999988</text:p>
          </table:table-cell>
          <table:table-cell office:value-type="float" office:value="0.7520659" calcext:value-type="float">
            <text:p>0.7520659</text:p>
          </table:table-cell>
          <table:table-cell office:value-type="float" office:value="0.581162322522424" calcext:value-type="float">
            <text:p>0.581162322522424</text:p>
          </table:table-cell>
          <table:table-cell office:value-type="float" office:value="0.551684371152674" calcext:value-type="float">
            <text:p>0.551684371152674</text:p>
          </table:table-cell>
          <table:table-cell office:value-type="float" office:value="0.8365918" calcext:value-type="float">
            <text:p>0.8365918</text:p>
          </table:table-cell>
          <table:table-cell office:value-type="float" office:value="0.8377583" calcext:value-type="float">
            <text:p>0.8377583</text:p>
          </table:table-cell>
          <table:table-cell office:value-type="float" office:value="0.90035367" calcext:value-type="float">
            <text:p>0.90035367</text:p>
          </table:table-cell>
          <table:table-cell office:value-type="float" office:value="0.9028748" calcext:value-type="float">
            <text:p>0.90287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088377" calcext:value-type="float">
            <text:p>0.74088377</text:p>
          </table:table-cell>
          <table:table-cell office:value-type="float" office:value="0.75170386" calcext:value-type="float">
            <text:p>0.75170386</text:p>
          </table:table-cell>
          <table:table-cell office:value-type="float" office:value="0.984661255127777" calcext:value-type="float">
            <text:p>0.984661255127777</text:p>
          </table:table-cell>
          <table:table-cell office:value-type="float" office:value="0.915404445192773" calcext:value-type="float">
            <text:p>0.915404445192773</text:p>
          </table:table-cell>
          <table:table-cell office:value-type="float" office:value="0.71809775" calcext:value-type="float">
            <text:p>0.71809775</text:p>
          </table:table-cell>
          <table:table-cell office:value-type="float" office:value="0.7968865" calcext:value-type="float">
            <text:p>0.7968865</text:p>
          </table:table-cell>
          <table:table-cell office:value-type="float" office:value="0.8194988" calcext:value-type="float">
            <text:p>0.8194988</text:p>
          </table:table-cell>
          <table:table-cell office:value-type="float" office:value="0.8762055" calcext:value-type="float">
            <text:p>0.87620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43477" calcext:value-type="float">
            <text:p>0.8043477</text:p>
          </table:table-cell>
          <table:table-cell office:value-type="float" office:value="0.7511717" calcext:value-type="float">
            <text:p>0.7511717</text:p>
          </table:table-cell>
          <table:table-cell office:value-type="float" office:value="0.552836638366808" calcext:value-type="float">
            <text:p>0.552836638366808</text:p>
          </table:table-cell>
          <table:table-cell office:value-type="float" office:value="0.536117609890481" calcext:value-type="float">
            <text:p>0.536117609890481</text:p>
          </table:table-cell>
          <table:table-cell office:value-type="float" office:value="0.87384415" calcext:value-type="float">
            <text:p>0.87384415</text:p>
          </table:table-cell>
          <table:table-cell office:value-type="float" office:value="0.8572884" calcext:value-type="float">
            <text:p>0.8572884</text:p>
          </table:table-cell>
          <table:table-cell office:value-type="float" office:value="0.9273931" calcext:value-type="float">
            <text:p>0.9273931</text:p>
          </table:table-cell>
          <table:table-cell office:value-type="float" office:value="0.9161731" calcext:value-type="float">
            <text:p>0.91617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41783" calcext:value-type="float">
            <text:p>0.7141783</text:p>
          </table:table-cell>
          <table:table-cell office:value-type="float" office:value="0.75079125" calcext:value-type="float">
            <text:p>0.75079125</text:p>
          </table:table-cell>
          <table:table-cell office:value-type="float" office:value="0.840281422672007" calcext:value-type="float">
            <text:p>0.840281422672007</text:p>
          </table:table-cell>
          <table:table-cell office:value-type="float" office:value="0.725227775157994" calcext:value-type="float">
            <text:p>0.725227775157994</text:p>
          </table:table-cell>
          <table:table-cell office:value-type="float" office:value="0.75521797" calcext:value-type="float">
            <text:p>0.75521797</text:p>
          </table:table-cell>
          <table:table-cell office:value-type="float" office:value="0.68366826" calcext:value-type="float">
            <text:p>0.68366826</text:p>
          </table:table-cell>
          <table:table-cell office:value-type="float" office:value="0.84834194" calcext:value-type="float">
            <text:p>0.84834194</text:p>
          </table:table-cell>
          <table:table-cell office:value-type="float" office:value="0.79175997" calcext:value-type="float">
            <text:p>0.79175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07179" calcext:value-type="float">
            <text:p>0.7407179</text:p>
          </table:table-cell>
          <table:table-cell office:value-type="float" office:value="0.7506674" calcext:value-type="float">
            <text:p>0.7506674</text:p>
          </table:table-cell>
          <table:table-cell office:value-type="float" office:value="0.875378931931858" calcext:value-type="float">
            <text:p>0.875378931931858</text:p>
          </table:table-cell>
          <table:table-cell office:value-type="float" office:value="0.745950971679612" calcext:value-type="float">
            <text:p>0.745950971679612</text:p>
          </table:table-cell>
          <table:table-cell office:value-type="float" office:value="0.7055482" calcext:value-type="float">
            <text:p>0.7055482</text:p>
          </table:table-cell>
          <table:table-cell office:value-type="float" office:value="0.7986414" calcext:value-type="float">
            <text:p>0.7986414</text:p>
          </table:table-cell>
          <table:table-cell office:value-type="float" office:value="0.80947345" calcext:value-type="float">
            <text:p>0.80947345</text:p>
          </table:table-cell>
          <table:table-cell office:value-type="float" office:value="0.87627" calcext:value-type="float">
            <text:p>0.876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08072" calcext:value-type="float">
            <text:p>0.7808072</text:p>
          </table:table-cell>
          <table:table-cell office:value-type="float" office:value="0.75007755" calcext:value-type="float">
            <text:p>0.75007755</text:p>
          </table:table-cell>
          <table:table-cell office:value-type="float" office:value="0.977009208790141" calcext:value-type="float">
            <text:p>0.977009208790141</text:p>
          </table:table-cell>
          <table:table-cell office:value-type="float" office:value="1.06316327324317" calcext:value-type="float">
            <text:p>1.06316327324317</text:p>
          </table:table-cell>
          <table:table-cell office:value-type="float" office:value="0.84676355" calcext:value-type="float">
            <text:p>0.84676355</text:p>
          </table:table-cell>
          <table:table-cell office:value-type="float" office:value="0.8442117" calcext:value-type="float">
            <text:p>0.8442117</text:p>
          </table:table-cell>
          <table:table-cell office:value-type="float" office:value="0.9111047" calcext:value-type="float">
            <text:p>0.9111047</text:p>
          </table:table-cell>
          <table:table-cell office:value-type="float" office:value="0.90714145" calcext:value-type="float">
            <text:p>0.90714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55163" calcext:value-type="float">
            <text:p>0.7755163</text:p>
          </table:table-cell>
          <table:table-cell office:value-type="float" office:value="0.7497028" calcext:value-type="float">
            <text:p>0.7497028</text:p>
          </table:table-cell>
          <table:table-cell office:value-type="float" office:value="0.690148914902938" calcext:value-type="float">
            <text:p>0.690148914902938</text:p>
          </table:table-cell>
          <table:table-cell office:value-type="float" office:value="0.682654516778817" calcext:value-type="float">
            <text:p>0.682654516778817</text:p>
          </table:table-cell>
          <table:table-cell office:value-type="float" office:value="0.88996035" calcext:value-type="float">
            <text:p>0.88996035</text:p>
          </table:table-cell>
          <table:table-cell office:value-type="float" office:value="0.87296915" calcext:value-type="float">
            <text:p>0.87296915</text:p>
          </table:table-cell>
          <table:table-cell office:value-type="float" office:value="0.9394457" calcext:value-type="float">
            <text:p>0.9394457</text:p>
          </table:table-cell>
          <table:table-cell office:value-type="float" office:value="0.92691684" calcext:value-type="float">
            <text:p>0.92691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12385" calcext:value-type="float">
            <text:p>0.7412385</text:p>
          </table:table-cell>
          <table:table-cell office:value-type="float" office:value="0.74895394" calcext:value-type="float">
            <text:p>0.74895394</text:p>
          </table:table-cell>
          <table:table-cell office:value-type="float" office:value="0.820357914859028" calcext:value-type="float">
            <text:p>0.820357914859028</text:p>
          </table:table-cell>
          <table:table-cell office:value-type="float" office:value="0.966907046902605" calcext:value-type="float">
            <text:p>0.966907046902605</text:p>
          </table:table-cell>
          <table:table-cell office:value-type="float" office:value="0.7280053" calcext:value-type="float">
            <text:p>0.7280053</text:p>
          </table:table-cell>
          <table:table-cell office:value-type="float" office:value="0.698047" calcext:value-type="float">
            <text:p>0.698047</text:p>
          </table:table-cell>
          <table:table-cell office:value-type="float" office:value="0.82931745" calcext:value-type="float">
            <text:p>0.82931745</text:p>
          </table:table-cell>
          <table:table-cell office:value-type="float" office:value="0.80199504" calcext:value-type="float">
            <text:p>0.80199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311555" calcext:value-type="float">
            <text:p>0.73311555</text:p>
          </table:table-cell>
          <table:table-cell office:value-type="float" office:value="0.7485828" calcext:value-type="float">
            <text:p>0.7485828</text:p>
          </table:table-cell>
          <table:table-cell office:value-type="float" office:value="0.694549296585858" calcext:value-type="float">
            <text:p>0.694549296585858</text:p>
          </table:table-cell>
          <table:table-cell office:value-type="float" office:value="0.739103998974103" calcext:value-type="float">
            <text:p>0.739103998974103</text:p>
          </table:table-cell>
          <table:table-cell office:value-type="float" office:value="0.7240423" calcext:value-type="float">
            <text:p>0.7240423</text:p>
          </table:table-cell>
          <table:table-cell office:value-type="float" office:value="0.7677894" calcext:value-type="float">
            <text:p>0.7677894</text:p>
          </table:table-cell>
          <table:table-cell office:value-type="float" office:value="0.82412606" calcext:value-type="float">
            <text:p>0.82412606</text:p>
          </table:table-cell>
          <table:table-cell office:value-type="float" office:value="0.8541434" calcext:value-type="float">
            <text:p>0.8541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48536" calcext:value-type="float">
            <text:p>0.7448536</text:p>
          </table:table-cell>
          <table:table-cell office:value-type="float" office:value="0.74816346" calcext:value-type="float">
            <text:p>0.74816346</text:p>
          </table:table-cell>
          <table:table-cell office:value-type="float" office:value="0.7243793037705" calcext:value-type="float">
            <text:p>0.7243793037705</text:p>
          </table:table-cell>
          <table:table-cell office:value-type="float" office:value="0.700530812242702" calcext:value-type="float">
            <text:p>0.700530812242702</text:p>
          </table:table-cell>
          <table:table-cell office:value-type="float" office:value="0.7545575" calcext:value-type="float">
            <text:p>0.7545575</text:p>
          </table:table-cell>
          <table:table-cell office:value-type="float" office:value="0.73427683" calcext:value-type="float">
            <text:p>0.73427683</text:p>
          </table:table-cell>
          <table:table-cell office:value-type="float" office:value="0.84701335" calcext:value-type="float">
            <text:p>0.84701335</text:p>
          </table:table-cell>
          <table:table-cell office:value-type="float" office:value="0.8317338" calcext:value-type="float">
            <text:p>0.83173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90803" calcext:value-type="float">
            <text:p>0.7390803</text:p>
          </table:table-cell>
          <table:table-cell office:value-type="float" office:value="0.74813455" calcext:value-type="float">
            <text:p>0.74813455</text:p>
          </table:table-cell>
          <table:table-cell office:value-type="float" office:value="0.953133748200538" calcext:value-type="float">
            <text:p>0.953133748200538</text:p>
          </table:table-cell>
          <table:table-cell office:value-type="float" office:value="0.861800337325944" calcext:value-type="float">
            <text:p>0.861800337325944</text:p>
          </table:table-cell>
          <table:table-cell office:value-type="float" office:value="0.7725231" calcext:value-type="float">
            <text:p>0.7725231</text:p>
          </table:table-cell>
          <table:table-cell office:value-type="float" office:value="0.8048684" calcext:value-type="float">
            <text:p>0.8048684</text:p>
          </table:table-cell>
          <table:table-cell office:value-type="float" office:value="0.8598526" calcext:value-type="float">
            <text:p>0.8598526</text:p>
          </table:table-cell>
          <table:table-cell office:value-type="float" office:value="0.8827165" calcext:value-type="float">
            <text:p>0.8827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311555" calcext:value-type="float">
            <text:p>0.73311555</text:p>
          </table:table-cell>
          <table:table-cell office:value-type="float" office:value="0.74786747" calcext:value-type="float">
            <text:p>0.74786747</text:p>
          </table:table-cell>
          <table:table-cell office:value-type="float" office:value="0.694549296585858" calcext:value-type="float">
            <text:p>0.694549296585858</text:p>
          </table:table-cell>
          <table:table-cell office:value-type="float" office:value="0.739104004485762" calcext:value-type="float">
            <text:p>0.739104004485762</text:p>
          </table:table-cell>
          <table:table-cell office:value-type="float" office:value="0.7240423" calcext:value-type="float">
            <text:p>0.7240423</text:p>
          </table:table-cell>
          <table:table-cell office:value-type="float" office:value="0.7677894" calcext:value-type="float">
            <text:p>0.7677894</text:p>
          </table:table-cell>
          <table:table-cell office:value-type="float" office:value="0.8241779" calcext:value-type="float">
            <text:p>0.8241779</text:p>
          </table:table-cell>
          <table:table-cell office:value-type="float" office:value="0.8541434" calcext:value-type="float">
            <text:p>0.8541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12595" calcext:value-type="float">
            <text:p>0.7412595</text:p>
          </table:table-cell>
          <table:table-cell office:value-type="float" office:value="0.74734914" calcext:value-type="float">
            <text:p>0.74734914</text:p>
          </table:table-cell>
          <table:table-cell office:value-type="float" office:value="0.649887066217445" calcext:value-type="float">
            <text:p>0.649887066217445</text:p>
          </table:table-cell>
          <table:table-cell office:value-type="float" office:value="0.597364594000964" calcext:value-type="float">
            <text:p>0.597364594000964</text:p>
          </table:table-cell>
          <table:table-cell office:value-type="float" office:value="0.88295907" calcext:value-type="float">
            <text:p>0.88295907</text:p>
          </table:table-cell>
          <table:table-cell office:value-type="float" office:value="0.83606" calcext:value-type="float">
            <text:p>0.83606</text:p>
          </table:table-cell>
          <table:table-cell office:value-type="float" office:value="0.9341333" calcext:value-type="float">
            <text:p>0.9341333</text:p>
          </table:table-cell>
          <table:table-cell office:value-type="float" office:value="0.90253" calcext:value-type="float">
            <text:p>0.902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347055" calcext:value-type="float">
            <text:p>0.74347055</text:p>
          </table:table-cell>
          <table:table-cell office:value-type="float" office:value="0.7470766" calcext:value-type="float">
            <text:p>0.7470766</text:p>
          </table:table-cell>
          <table:table-cell office:value-type="float" office:value="0.743488874038623" calcext:value-type="float">
            <text:p>0.743488874038623</text:p>
          </table:table-cell>
          <table:table-cell office:value-type="float" office:value="0.769965023944054" calcext:value-type="float">
            <text:p>0.769965023944054</text:p>
          </table:table-cell>
          <table:table-cell office:value-type="float" office:value="0.7167767" calcext:value-type="float">
            <text:p>0.7167767</text:p>
          </table:table-cell>
          <table:table-cell office:value-type="float" office:value="0.71570903" calcext:value-type="float">
            <text:p>0.71570903</text:p>
          </table:table-cell>
          <table:table-cell office:value-type="float" office:value="0.8192542" calcext:value-type="float">
            <text:p>0.8192542</text:p>
          </table:table-cell>
          <table:table-cell office:value-type="float" office:value="0.8151693" calcext:value-type="float">
            <text:p>0.8151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91002" calcext:value-type="float">
            <text:p>0.7491002</text:p>
          </table:table-cell>
          <table:table-cell office:value-type="float" office:value="0.7470425" calcext:value-type="float">
            <text:p>0.7470425</text:p>
          </table:table-cell>
          <table:table-cell office:value-type="float" office:value="0.55975546600324" calcext:value-type="float">
            <text:p>0.55975546600324</text:p>
          </table:table-cell>
          <table:table-cell office:value-type="float" office:value="0.528063300972413" calcext:value-type="float">
            <text:p>0.528063300972413</text:p>
          </table:table-cell>
          <table:table-cell office:value-type="float" office:value="0.8704095" calcext:value-type="float">
            <text:p>0.8704095</text:p>
          </table:table-cell>
          <table:table-cell office:value-type="float" office:value="0.8801019" calcext:value-type="float">
            <text:p>0.8801019</text:p>
          </table:table-cell>
          <table:table-cell office:value-type="float" office:value="0.9263588" calcext:value-type="float">
            <text:p>0.9263588</text:p>
          </table:table-cell>
          <table:table-cell office:value-type="float" office:value="0.9314033" calcext:value-type="float">
            <text:p>0.9314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03403" calcext:value-type="float">
            <text:p>0.7503403</text:p>
          </table:table-cell>
          <table:table-cell office:value-type="float" office:value="0.7466735" calcext:value-type="float">
            <text:p>0.7466735</text:p>
          </table:table-cell>
          <table:table-cell office:value-type="float" office:value="0.664620092695913" calcext:value-type="float">
            <text:p>0.664620092695913</text:p>
          </table:table-cell>
          <table:table-cell office:value-type="float" office:value="0.627129206884175" calcext:value-type="float">
            <text:p>0.627129206884175</text:p>
          </table:table-cell>
          <table:table-cell office:value-type="float" office:value="0.8681638" calcext:value-type="float">
            <text:p>0.8681638</text:p>
          </table:table-cell>
          <table:table-cell office:value-type="float" office:value="0.7696575" calcext:value-type="float">
            <text:p>0.7696575</text:p>
          </table:table-cell>
          <table:table-cell office:value-type="float" office:value="0.9233969" calcext:value-type="float">
            <text:p>0.9233969</text:p>
          </table:table-cell>
          <table:table-cell office:value-type="float" office:value="0.85869586" calcext:value-type="float">
            <text:p>0.858695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661317" calcext:value-type="float">
            <text:p>0.78661317</text:p>
          </table:table-cell>
          <table:table-cell office:value-type="float" office:value="0.7466412" calcext:value-type="float">
            <text:p>0.7466412</text:p>
          </table:table-cell>
          <table:table-cell office:value-type="float" office:value="1.01207481178318" calcext:value-type="float">
            <text:p>1.01207481178318</text:p>
          </table:table-cell>
          <table:table-cell office:value-type="float" office:value="1.03702246465645" calcext:value-type="float">
            <text:p>1.03702246465645</text:p>
          </table:table-cell>
          <table:table-cell office:value-type="float" office:value="0.8344782" calcext:value-type="float">
            <text:p>0.8344782</text:p>
          </table:table-cell>
          <table:table-cell office:value-type="float" office:value="0.8356071" calcext:value-type="float">
            <text:p>0.8356071</text:p>
          </table:table-cell>
          <table:table-cell office:value-type="float" office:value="0.90214163" calcext:value-type="float">
            <text:p>0.90214163</text:p>
          </table:table-cell>
          <table:table-cell office:value-type="float" office:value="0.9022447" calcext:value-type="float">
            <text:p>0.90224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61391" calcext:value-type="float">
            <text:p>0.7461391</text:p>
          </table:table-cell>
          <table:table-cell office:value-type="float" office:value="0.74592966" calcext:value-type="float">
            <text:p>0.74592966</text:p>
          </table:table-cell>
          <table:table-cell office:value-type="float" office:value="0.621381127746592" calcext:value-type="float">
            <text:p>0.621381127746592</text:p>
          </table:table-cell>
          <table:table-cell office:value-type="float" office:value="0.61185705299579" calcext:value-type="float">
            <text:p>0.61185705299579</text:p>
          </table:table-cell>
          <table:table-cell office:value-type="float" office:value="0.74464995" calcext:value-type="float">
            <text:p>0.74464995</text:p>
          </table:table-cell>
          <table:table-cell office:value-type="float" office:value="0.7581093" calcext:value-type="float">
            <text:p>0.7581093</text:p>
          </table:table-cell>
          <table:table-cell office:value-type="float" office:value="0.8401662" calcext:value-type="float">
            <text:p>0.8401662</text:p>
          </table:table-cell>
          <table:table-cell office:value-type="float" office:value="0.8492243" calcext:value-type="float">
            <text:p>0.84922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34767" calcext:value-type="float">
            <text:p>0.7534767</text:p>
          </table:table-cell>
          <table:table-cell office:value-type="float" office:value="0.74513376" calcext:value-type="float">
            <text:p>0.74513376</text:p>
          </table:table-cell>
          <table:table-cell office:value-type="float" office:value="0.646366768810522" calcext:value-type="float">
            <text:p>0.646366768810522</text:p>
          </table:table-cell>
          <table:table-cell office:value-type="float" office:value="0.65664248516884" calcext:value-type="float">
            <text:p>0.65664248516884</text:p>
          </table:table-cell>
          <table:table-cell office:value-type="float" office:value="0.6959049" calcext:value-type="float">
            <text:p>0.6959049</text:p>
          </table:table-cell>
          <table:table-cell office:value-type="float" office:value="0.7330314" calcext:value-type="float">
            <text:p>0.7330314</text:p>
          </table:table-cell>
          <table:table-cell office:value-type="float" office:value="0.79646057" calcext:value-type="float">
            <text:p>0.79646057</text:p>
          </table:table-cell>
          <table:table-cell office:value-type="float" office:value="0.8284717" calcext:value-type="float">
            <text:p>0.82847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78109" calcext:value-type="float">
            <text:p>0.7478109</text:p>
          </table:table-cell>
          <table:table-cell office:value-type="float" office:value="0.74502337" calcext:value-type="float">
            <text:p>0.74502337</text:p>
          </table:table-cell>
          <table:table-cell office:value-type="float" office:value="0.686595759731226" calcext:value-type="float">
            <text:p>0.686595759731226</text:p>
          </table:table-cell>
          <table:table-cell office:value-type="float" office:value="0.66510419053477" calcext:value-type="float">
            <text:p>0.66510419053477</text:p>
          </table:table-cell>
          <table:table-cell office:value-type="float" office:value="0.84821665" calcext:value-type="float">
            <text:p>0.84821665</text:p>
          </table:table-cell>
          <table:table-cell office:value-type="float" office:value="0.8320408" calcext:value-type="float">
            <text:p>0.8320408</text:p>
          </table:table-cell>
          <table:table-cell office:value-type="float" office:value="0.91362655" calcext:value-type="float">
            <text:p>0.91362655</text:p>
          </table:table-cell>
          <table:table-cell office:value-type="float" office:value="0.9002582" calcext:value-type="float">
            <text:p>0.90025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16348" calcext:value-type="float">
            <text:p>0.7416348</text:p>
          </table:table-cell>
          <table:table-cell office:value-type="float" office:value="0.7447906" calcext:value-type="float">
            <text:p>0.7447906</text:p>
          </table:table-cell>
          <table:table-cell office:value-type="float" office:value="0.652943149373513" calcext:value-type="float">
            <text:p>0.652943149373513</text:p>
          </table:table-cell>
          <table:table-cell office:value-type="float" office:value="0.649092935114272" calcext:value-type="float">
            <text:p>0.649092935114272</text:p>
          </table:table-cell>
          <table:table-cell office:value-type="float" office:value="0.87054163" calcext:value-type="float">
            <text:p>0.87054163</text:p>
          </table:table-cell>
          <table:table-cell office:value-type="float" office:value="0.8410416" calcext:value-type="float">
            <text:p>0.8410416</text:p>
          </table:table-cell>
          <table:table-cell office:value-type="float" office:value="0.9289255" calcext:value-type="float">
            <text:p>0.9289255</text:p>
          </table:table-cell>
          <table:table-cell office:value-type="float" office:value="0.9070728" calcext:value-type="float">
            <text:p>0.9070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15374" calcext:value-type="float">
            <text:p>0.7515374</text:p>
          </table:table-cell>
          <table:table-cell office:value-type="float" office:value="0.74427766" calcext:value-type="float">
            <text:p>0.74427766</text:p>
          </table:table-cell>
          <table:table-cell office:value-type="float" office:value="0.676567076793177" calcext:value-type="float">
            <text:p>0.676567076793177</text:p>
          </table:table-cell>
          <table:table-cell office:value-type="float" office:value="0.686048713511488" calcext:value-type="float">
            <text:p>0.686048713511488</text:p>
          </table:table-cell>
          <table:table-cell office:value-type="float" office:value="0.7404227" calcext:value-type="float">
            <text:p>0.7404227</text:p>
          </table:table-cell>
          <table:table-cell office:value-type="float" office:value="0.75205207" calcext:value-type="float">
            <text:p>0.75205207</text:p>
          </table:table-cell>
          <table:table-cell office:value-type="float" office:value="0.83595586" calcext:value-type="float">
            <text:p>0.83595586</text:p>
          </table:table-cell>
          <table:table-cell office:value-type="float" office:value="0.84471136" calcext:value-type="float">
            <text:p>0.84471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42125" calcext:value-type="float">
            <text:p>0.7242125</text:p>
          </table:table-cell>
          <table:table-cell office:value-type="float" office:value="0.743461" calcext:value-type="float">
            <text:p>0.743461</text:p>
          </table:table-cell>
          <table:table-cell office:value-type="float" office:value="0.753136461613842" calcext:value-type="float">
            <text:p>0.753136461613842</text:p>
          </table:table-cell>
          <table:table-cell office:value-type="float" office:value="0.754340093784635" calcext:value-type="float">
            <text:p>0.754340093784635</text:p>
          </table:table-cell>
          <table:table-cell office:value-type="float" office:value="0.77371204" calcext:value-type="float">
            <text:p>0.77371204</text:p>
          </table:table-cell>
          <table:table-cell office:value-type="float" office:value="0.7628078" calcext:value-type="float">
            <text:p>0.7628078</text:p>
          </table:table-cell>
          <table:table-cell office:value-type="float" office:value="0.8630406" calcext:value-type="float">
            <text:p>0.8630406</text:p>
          </table:table-cell>
          <table:table-cell office:value-type="float" office:value="0.85130244" calcext:value-type="float">
            <text:p>0.85130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357076" calcext:value-type="float">
            <text:p>0.79357076</text:p>
          </table:table-cell>
          <table:table-cell office:value-type="float" office:value="0.74343127" calcext:value-type="float">
            <text:p>0.74343127</text:p>
          </table:table-cell>
          <table:table-cell office:value-type="float" office:value="1.12971923309448" calcext:value-type="float">
            <text:p>1.12971923309448</text:p>
          </table:table-cell>
          <table:table-cell office:value-type="float" office:value="1.21884054977009" calcext:value-type="float">
            <text:p>1.21884054977009</text:p>
          </table:table-cell>
          <table:table-cell office:value-type="float" office:value="0.77225894" calcext:value-type="float">
            <text:p>0.77225894</text:p>
          </table:table-cell>
          <table:table-cell office:value-type="float" office:value="0.7634871" calcext:value-type="float">
            <text:p>0.7634871</text:p>
          </table:table-cell>
          <table:table-cell office:value-type="float" office:value="0.85879105" calcext:value-type="float">
            <text:p>0.85879105</text:p>
          </table:table-cell>
          <table:table-cell office:value-type="float" office:value="0.8501358" calcext:value-type="float">
            <text:p>0.85013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5701" calcext:value-type="float">
            <text:p>0.765701</text:p>
          </table:table-cell>
          <table:table-cell office:value-type="float" office:value="0.74318856" calcext:value-type="float">
            <text:p>0.74318856</text:p>
          </table:table-cell>
          <table:table-cell office:value-type="float" office:value="0.88898902542693" calcext:value-type="float">
            <text:p>0.88898902542693</text:p>
          </table:table-cell>
          <table:table-cell office:value-type="float" office:value="0.85143590973422" calcext:value-type="float">
            <text:p>0.85143590973422</text:p>
          </table:table-cell>
          <table:table-cell office:value-type="float" office:value="0.8981506" calcext:value-type="float">
            <text:p>0.8981506</text:p>
          </table:table-cell>
          <table:table-cell office:value-type="float" office:value="0.8864421" calcext:value-type="float">
            <text:p>0.8864421</text:p>
          </table:table-cell>
          <table:table-cell office:value-type="float" office:value="0.94272804" calcext:value-type="float">
            <text:p>0.94272804</text:p>
          </table:table-cell>
          <table:table-cell office:value-type="float" office:value="0.9338841" calcext:value-type="float">
            <text:p>0.93388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02581" calcext:value-type="float">
            <text:p>0.7302581</text:p>
          </table:table-cell>
          <table:table-cell office:value-type="float" office:value="0.74304795" calcext:value-type="float">
            <text:p>0.74304795</text:p>
          </table:table-cell>
          <table:table-cell office:value-type="float" office:value="0.710669848995171" calcext:value-type="float">
            <text:p>0.710669848995171</text:p>
          </table:table-cell>
          <table:table-cell office:value-type="float" office:value="0.708089313781088" calcext:value-type="float">
            <text:p>0.708089313781088</text:p>
          </table:table-cell>
          <table:table-cell office:value-type="float" office:value="0.8327609" calcext:value-type="float">
            <text:p>0.8327609</text:p>
          </table:table-cell>
          <table:table-cell office:value-type="float" office:value="0.8510614" calcext:value-type="float">
            <text:p>0.8510614</text:p>
          </table:table-cell>
          <table:table-cell office:value-type="float" office:value="0.9021198" calcext:value-type="float">
            <text:p>0.9021198</text:p>
          </table:table-cell>
          <table:table-cell office:value-type="float" office:value="0.91312146" calcext:value-type="float">
            <text:p>0.91312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624856" calcext:value-type="float">
            <text:p>0.72624856</text:p>
          </table:table-cell>
          <table:table-cell office:value-type="float" office:value="0.74290323" calcext:value-type="float">
            <text:p>0.74290323</text:p>
          </table:table-cell>
          <table:table-cell office:value-type="float" office:value="0.669115559055351" calcext:value-type="float">
            <text:p>0.669115559055351</text:p>
          </table:table-cell>
          <table:table-cell office:value-type="float" office:value="0.746825873536824" calcext:value-type="float">
            <text:p>0.746825873536824</text:p>
          </table:table-cell>
          <table:table-cell office:value-type="float" office:value="0.7354029" calcext:value-type="float">
            <text:p>0.7354029</text:p>
          </table:table-cell>
          <table:table-cell office:value-type="float" office:value="0.7770167" calcext:value-type="float">
            <text:p>0.7770167</text:p>
          </table:table-cell>
          <table:table-cell office:value-type="float" office:value="0.8311291" calcext:value-type="float">
            <text:p>0.8311291</text:p>
          </table:table-cell>
          <table:table-cell office:value-type="float" office:value="0.86190164" calcext:value-type="float">
            <text:p>0.86190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428585" calcext:value-type="float">
            <text:p>0.71428585</text:p>
          </table:table-cell>
          <table:table-cell office:value-type="float" office:value="0.7428691" calcext:value-type="float">
            <text:p>0.7428691</text:p>
          </table:table-cell>
          <table:table-cell office:value-type="float" office:value="1.09111933198017" calcext:value-type="float">
            <text:p>1.09111933198017</text:p>
          </table:table-cell>
          <table:table-cell office:value-type="float" office:value="1.02626501395806" calcext:value-type="float">
            <text:p>1.02626501395806</text:p>
          </table:table-cell>
          <table:table-cell office:value-type="float" office:value="0.85416114" calcext:value-type="float">
            <text:p>0.85416114</text:p>
          </table:table-cell>
          <table:table-cell office:value-type="float" office:value="0.8188508" calcext:value-type="float">
            <text:p>0.8188508</text:p>
          </table:table-cell>
          <table:table-cell office:value-type="float" office:value="0.91616136" calcext:value-type="float">
            <text:p>0.91616136</text:p>
          </table:table-cell>
          <table:table-cell office:value-type="float" office:value="0.8853955" calcext:value-type="float">
            <text:p>0.88539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54843" calcext:value-type="float">
            <text:p>0.7754843</text:p>
          </table:table-cell>
          <table:table-cell office:value-type="float" office:value="0.7417183" calcext:value-type="float">
            <text:p>0.7417183</text:p>
          </table:table-cell>
          <table:table-cell office:value-type="float" office:value="0.907372096814416" calcext:value-type="float">
            <text:p>0.907372096814416</text:p>
          </table:table-cell>
          <table:table-cell office:value-type="float" office:value="0.826064301292994" calcext:value-type="float">
            <text:p>0.826064301292994</text:p>
          </table:table-cell>
          <table:table-cell office:value-type="float" office:value="0.88520473" calcext:value-type="float">
            <text:p>0.88520473</text:p>
          </table:table-cell>
          <table:table-cell office:value-type="float" office:value="0.83328617" calcext:value-type="float">
            <text:p>0.83328617</text:p>
          </table:table-cell>
          <table:table-cell office:value-type="float" office:value="0.9362136" calcext:value-type="float">
            <text:p>0.9362136</text:p>
          </table:table-cell>
          <table:table-cell office:value-type="float" office:value="0.90115994" calcext:value-type="float">
            <text:p>0.90115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49786" calcext:value-type="float">
            <text:p>0.7549786</text:p>
          </table:table-cell>
          <table:table-cell office:value-type="float" office:value="0.741464" calcext:value-type="float">
            <text:p>0.741464</text:p>
          </table:table-cell>
          <table:table-cell office:value-type="float" office:value="0.642819407503834" calcext:value-type="float">
            <text:p>0.642819407503834</text:p>
          </table:table-cell>
          <table:table-cell office:value-type="float" office:value="0.643286549273381" calcext:value-type="float">
            <text:p>0.643286549273381</text:p>
          </table:table-cell>
          <table:table-cell office:value-type="float" office:value="0.8712021" calcext:value-type="float">
            <text:p>0.8712021</text:p>
          </table:table-cell>
          <table:table-cell office:value-type="float" office:value="0.83617324" calcext:value-type="float">
            <text:p>0.83617324</text:p>
          </table:table-cell>
          <table:table-cell office:value-type="float" office:value="0.9264757" calcext:value-type="float">
            <text:p>0.9264757</text:p>
          </table:table-cell>
          <table:table-cell office:value-type="float" office:value="0.90413773" calcext:value-type="float">
            <text:p>0.90413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54843" calcext:value-type="float">
            <text:p>0.7754843</text:p>
          </table:table-cell>
          <table:table-cell office:value-type="float" office:value="0.7409623" calcext:value-type="float">
            <text:p>0.7409623</text:p>
          </table:table-cell>
          <table:table-cell office:value-type="float" office:value="0.907372096814416" calcext:value-type="float">
            <text:p>0.907372096814416</text:p>
          </table:table-cell>
          <table:table-cell office:value-type="float" office:value="0.826064302552802" calcext:value-type="float">
            <text:p>0.826064302552802</text:p>
          </table:table-cell>
          <table:table-cell office:value-type="float" office:value="0.88520473" calcext:value-type="float">
            <text:p>0.88520473</text:p>
          </table:table-cell>
          <table:table-cell office:value-type="float" office:value="0.83328617" calcext:value-type="float">
            <text:p>0.83328617</text:p>
          </table:table-cell>
          <table:table-cell office:value-type="float" office:value="0.934911" calcext:value-type="float">
            <text:p>0.934911</text:p>
          </table:table-cell>
          <table:table-cell office:value-type="float" office:value="0.90115994" calcext:value-type="float">
            <text:p>0.90115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02581" calcext:value-type="float">
            <text:p>0.7302581</text:p>
          </table:table-cell>
          <table:table-cell office:value-type="float" office:value="0.74095154" calcext:value-type="float">
            <text:p>0.74095154</text:p>
          </table:table-cell>
          <table:table-cell office:value-type="float" office:value="0.710669848995171" calcext:value-type="float">
            <text:p>0.710669848995171</text:p>
          </table:table-cell>
          <table:table-cell office:value-type="float" office:value="0.708089300868061" calcext:value-type="float">
            <text:p>0.708089300868061</text:p>
          </table:table-cell>
          <table:table-cell office:value-type="float" office:value="0.8327609" calcext:value-type="float">
            <text:p>0.8327609</text:p>
          </table:table-cell>
          <table:table-cell office:value-type="float" office:value="0.8510614" calcext:value-type="float">
            <text:p>0.8510614</text:p>
          </table:table-cell>
          <table:table-cell office:value-type="float" office:value="0.90224755" calcext:value-type="float">
            <text:p>0.90224755</text:p>
          </table:table-cell>
          <table:table-cell office:value-type="float" office:value="0.91312146" calcext:value-type="float">
            <text:p>0.91312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352273" calcext:value-type="float">
            <text:p>0.77352273</text:p>
          </table:table-cell>
          <table:table-cell office:value-type="float" office:value="0.74086666" calcext:value-type="float">
            <text:p>0.74086666</text:p>
          </table:table-cell>
          <table:table-cell office:value-type="float" office:value="0.556360545557888" calcext:value-type="float">
            <text:p>0.556360545557888</text:p>
          </table:table-cell>
          <table:table-cell office:value-type="float" office:value="0.529582791473308" calcext:value-type="float">
            <text:p>0.529582791473308</text:p>
          </table:table-cell>
          <table:table-cell office:value-type="float" office:value="0.88005286" calcext:value-type="float">
            <text:p>0.88005286</text:p>
          </table:table-cell>
          <table:table-cell office:value-type="float" office:value="0.8541183" calcext:value-type="float">
            <text:p>0.8541183</text:p>
          </table:table-cell>
          <table:table-cell office:value-type="float" office:value="0.9320183" calcext:value-type="float">
            <text:p>0.9320183</text:p>
          </table:table-cell>
          <table:table-cell office:value-type="float" office:value="0.91497964" calcext:value-type="float">
            <text:p>0.91497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02581" calcext:value-type="float">
            <text:p>0.7302581</text:p>
          </table:table-cell>
          <table:table-cell office:value-type="float" office:value="0.74067235" calcext:value-type="float">
            <text:p>0.74067235</text:p>
          </table:table-cell>
          <table:table-cell office:value-type="float" office:value="0.710669848995171" calcext:value-type="float">
            <text:p>0.710669848995171</text:p>
          </table:table-cell>
          <table:table-cell office:value-type="float" office:value="0.708089326851592" calcext:value-type="float">
            <text:p>0.708089326851592</text:p>
          </table:table-cell>
          <table:table-cell office:value-type="float" office:value="0.8327609" calcext:value-type="float">
            <text:p>0.8327609</text:p>
          </table:table-cell>
          <table:table-cell office:value-type="float" office:value="0.8510614" calcext:value-type="float">
            <text:p>0.8510614</text:p>
          </table:table-cell>
          <table:table-cell office:value-type="float" office:value="0.9020576" calcext:value-type="float">
            <text:p>0.9020576</text:p>
          </table:table-cell>
          <table:table-cell office:value-type="float" office:value="0.91312146" calcext:value-type="float">
            <text:p>0.91312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55421" calcext:value-type="float">
            <text:p>0.7255421</text:p>
          </table:table-cell>
          <table:table-cell office:value-type="float" office:value="0.7406553" calcext:value-type="float">
            <text:p>0.7406553</text:p>
          </table:table-cell>
          <table:table-cell office:value-type="float" office:value="0.72256731936387" calcext:value-type="float">
            <text:p>0.72256731936387</text:p>
          </table:table-cell>
          <table:table-cell office:value-type="float" office:value="0.743340353748442" calcext:value-type="float">
            <text:p>0.743340353748442</text:p>
          </table:table-cell>
          <table:table-cell office:value-type="float" office:value="0.8326288" calcext:value-type="float">
            <text:p>0.8326288</text:p>
          </table:table-cell>
          <table:table-cell office:value-type="float" office:value="0.78799886" calcext:value-type="float">
            <text:p>0.78799886</text:p>
          </table:table-cell>
          <table:table-cell office:value-type="float" office:value="0.90129125" calcext:value-type="float">
            <text:p>0.90129125</text:p>
          </table:table-cell>
          <table:table-cell office:value-type="float" office:value="0.8709101" calcext:value-type="float">
            <text:p>0.8709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5908" calcext:value-type="float">
            <text:p>0.735908</text:p>
          </table:table-cell>
          <table:table-cell office:value-type="float" office:value="0.7403763" calcext:value-type="float">
            <text:p>0.7403763</text:p>
          </table:table-cell>
          <table:table-cell office:value-type="float" office:value="0.675261510842386" calcext:value-type="float">
            <text:p>0.675261510842386</text:p>
          </table:table-cell>
          <table:table-cell office:value-type="float" office:value="0.645511711683109" calcext:value-type="float">
            <text:p>0.645511711683109</text:p>
          </table:table-cell>
          <table:table-cell office:value-type="float" office:value="0.87727875" calcext:value-type="float">
            <text:p>0.87727875</text:p>
          </table:table-cell>
          <table:table-cell office:value-type="float" office:value="0.8571186" calcext:value-type="float">
            <text:p>0.8571186</text:p>
          </table:table-cell>
          <table:table-cell office:value-type="float" office:value="0.9309028" calcext:value-type="float">
            <text:p>0.9309028</text:p>
          </table:table-cell>
          <table:table-cell office:value-type="float" office:value="0.91713744" calcext:value-type="float">
            <text:p>0.91713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4212" calcext:value-type="float">
            <text:p>0.724212</text:p>
          </table:table-cell>
          <table:table-cell office:value-type="float" office:value="0.7401886" calcext:value-type="float">
            <text:p>0.7401886</text:p>
          </table:table-cell>
          <table:table-cell office:value-type="float" office:value="0.966112754026419" calcext:value-type="float">
            <text:p>0.966112754026419</text:p>
          </table:table-cell>
          <table:table-cell office:value-type="float" office:value="0.875517988141966" calcext:value-type="float">
            <text:p>0.875517988141966</text:p>
          </table:table-cell>
          <table:table-cell office:value-type="float" office:value="0.81294584" calcext:value-type="float">
            <text:p>0.81294584</text:p>
          </table:table-cell>
          <table:table-cell office:value-type="float" office:value="0.7540334" calcext:value-type="float">
            <text:p>0.7540334</text:p>
          </table:table-cell>
          <table:table-cell office:value-type="float" office:value="0.8910156" calcext:value-type="float">
            <text:p>0.8910156</text:p>
          </table:table-cell>
          <table:table-cell office:value-type="float" office:value="0.84489775" calcext:value-type="float">
            <text:p>0.84489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78109" calcext:value-type="float">
            <text:p>0.7478109</text:p>
          </table:table-cell>
          <table:table-cell office:value-type="float" office:value="0.7398362" calcext:value-type="float">
            <text:p>0.7398362</text:p>
          </table:table-cell>
          <table:table-cell office:value-type="float" office:value="0.686595759731226" calcext:value-type="float">
            <text:p>0.686595759731226</text:p>
          </table:table-cell>
          <table:table-cell office:value-type="float" office:value="0.665104190298557" calcext:value-type="float">
            <text:p>0.665104190298557</text:p>
          </table:table-cell>
          <table:table-cell office:value-type="float" office:value="0.84821665" calcext:value-type="float">
            <text:p>0.84821665</text:p>
          </table:table-cell>
          <table:table-cell office:value-type="float" office:value="0.8320408" calcext:value-type="float">
            <text:p>0.8320408</text:p>
          </table:table-cell>
          <table:table-cell office:value-type="float" office:value="0.9117983" calcext:value-type="float">
            <text:p>0.9117983</text:p>
          </table:table-cell>
          <table:table-cell office:value-type="float" office:value="0.9002582" calcext:value-type="float">
            <text:p>0.90025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72148" calcext:value-type="float">
            <text:p>0.7572148</text:p>
          </table:table-cell>
          <table:table-cell office:value-type="float" office:value="0.73878974" calcext:value-type="float">
            <text:p>0.73878974</text:p>
          </table:table-cell>
          <table:table-cell office:value-type="float" office:value="0.648197254040003" calcext:value-type="float">
            <text:p>0.648197254040003</text:p>
          </table:table-cell>
          <table:table-cell office:value-type="float" office:value="0.617814656371642" calcext:value-type="float">
            <text:p>0.617814656371642</text:p>
          </table:table-cell>
          <table:table-cell office:value-type="float" office:value="0.8784676" calcext:value-type="float">
            <text:p>0.8784676</text:p>
          </table:table-cell>
          <table:table-cell office:value-type="float" office:value="0.75499576" calcext:value-type="float">
            <text:p>0.75499576</text:p>
          </table:table-cell>
          <table:table-cell office:value-type="float" office:value="0.932024" calcext:value-type="float">
            <text:p>0.932024</text:p>
          </table:table-cell>
          <table:table-cell office:value-type="float" office:value="0.84647655" calcext:value-type="float">
            <text:p>0.846476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26628" calcext:value-type="float">
            <text:p>0.7526628</text:p>
          </table:table-cell>
          <table:table-cell office:value-type="float" office:value="0.7382912" calcext:value-type="float">
            <text:p>0.7382912</text:p>
          </table:table-cell>
          <table:table-cell office:value-type="float" office:value="0.660529354308301" calcext:value-type="float">
            <text:p>0.660529354308301</text:p>
          </table:table-cell>
          <table:table-cell office:value-type="float" office:value="0.728593224657102" calcext:value-type="float">
            <text:p>0.728593224657102</text:p>
          </table:table-cell>
          <table:table-cell office:value-type="float" office:value="0.6968296" calcext:value-type="float">
            <text:p>0.6968296</text:p>
          </table:table-cell>
          <table:table-cell office:value-type="float" office:value="0.77186525" calcext:value-type="float">
            <text:p>0.77186525</text:p>
          </table:table-cell>
          <table:table-cell office:value-type="float" office:value="0.8025319" calcext:value-type="float">
            <text:p>0.8025319</text:p>
          </table:table-cell>
          <table:table-cell office:value-type="float" office:value="0.8558741" calcext:value-type="float">
            <text:p>0.85587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16385" calcext:value-type="float">
            <text:p>0.7716385</text:p>
          </table:table-cell>
          <table:table-cell office:value-type="float" office:value="0.73781043" calcext:value-type="float">
            <text:p>0.73781043</text:p>
          </table:table-cell>
          <table:table-cell office:value-type="float" office:value="0.712318021457188" calcext:value-type="float">
            <text:p>0.712318021457188</text:p>
          </table:table-cell>
          <table:table-cell office:value-type="float" office:value="0.579074437268659" calcext:value-type="float">
            <text:p>0.579074437268659</text:p>
          </table:table-cell>
          <table:table-cell office:value-type="float" office:value="0.85165125" calcext:value-type="float">
            <text:p>0.85165125</text:p>
          </table:table-cell>
          <table:table-cell office:value-type="float" office:value="0.8585904" calcext:value-type="float">
            <text:p>0.8585904</text:p>
          </table:table-cell>
          <table:table-cell office:value-type="float" office:value="0.91367626" calcext:value-type="float">
            <text:p>0.91367626</text:p>
          </table:table-cell>
          <table:table-cell office:value-type="float" office:value="0.91698635" calcext:value-type="float">
            <text:p>0.916986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382855" calcext:value-type="float">
            <text:p>0.72382855</text:p>
          </table:table-cell>
          <table:table-cell office:value-type="float" office:value="0.73747224" calcext:value-type="float">
            <text:p>0.73747224</text:p>
          </table:table-cell>
          <table:table-cell office:value-type="float" office:value="0.768397227853343" calcext:value-type="float">
            <text:p>0.768397227853343</text:p>
          </table:table-cell>
          <table:table-cell office:value-type="float" office:value="0.823084369045897" calcext:value-type="float">
            <text:p>0.823084369045897</text:p>
          </table:table-cell>
          <table:table-cell office:value-type="float" office:value="0.7387054" calcext:value-type="float">
            <text:p>0.7387054</text:p>
          </table:table-cell>
          <table:table-cell office:value-type="float" office:value="0.7461081" calcext:value-type="float">
            <text:p>0.7461081</text:p>
          </table:table-cell>
          <table:table-cell office:value-type="float" office:value="0.83554703" calcext:value-type="float">
            <text:p>0.83554703</text:p>
          </table:table-cell>
          <table:table-cell office:value-type="float" office:value="0.8388363" calcext:value-type="float">
            <text:p>0.83883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79823" calcext:value-type="float">
            <text:p>0.7279823</text:p>
          </table:table-cell>
          <table:table-cell office:value-type="float" office:value="0.73746085" calcext:value-type="float">
            <text:p>0.73746085</text:p>
          </table:table-cell>
          <table:table-cell office:value-type="float" office:value="0.634916282277117" calcext:value-type="float">
            <text:p>0.634916282277117</text:p>
          </table:table-cell>
          <table:table-cell office:value-type="float" office:value="0.643910485104494" calcext:value-type="float">
            <text:p>0.643910485104494</text:p>
          </table:table-cell>
          <table:table-cell office:value-type="float" office:value="0.776354" calcext:value-type="float">
            <text:p>0.776354</text:p>
          </table:table-cell>
          <table:table-cell office:value-type="float" office:value="0.8175488" calcext:value-type="float">
            <text:p>0.8175488</text:p>
          </table:table-cell>
          <table:table-cell office:value-type="float" office:value="0.8622748" calcext:value-type="float">
            <text:p>0.8622748</text:p>
          </table:table-cell>
          <table:table-cell office:value-type="float" office:value="0.8897378" calcext:value-type="float">
            <text:p>0.88973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92057" calcext:value-type="float">
            <text:p>0.7292057</text:p>
          </table:table-cell>
          <table:table-cell office:value-type="float" office:value="0.737322" calcext:value-type="float">
            <text:p>0.737322</text:p>
          </table:table-cell>
          <table:table-cell office:value-type="float" office:value="0.765919055204502" calcext:value-type="float">
            <text:p>0.765919055204502</text:p>
          </table:table-cell>
          <table:table-cell office:value-type="float" office:value="0.932439444717044" calcext:value-type="float">
            <text:p>0.932439444717044</text:p>
          </table:table-cell>
          <table:table-cell office:value-type="float" office:value="0.8287979" calcext:value-type="float">
            <text:p>0.8287979</text:p>
          </table:table-cell>
          <table:table-cell office:value-type="float" office:value="0.798698" calcext:value-type="float">
            <text:p>0.798698</text:p>
          </table:table-cell>
          <table:table-cell office:value-type="float" office:value="0.8982008" calcext:value-type="float">
            <text:p>0.8982008</text:p>
          </table:table-cell>
          <table:table-cell office:value-type="float" office:value="0.87684554" calcext:value-type="float">
            <text:p>0.876845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15899" calcext:value-type="float">
            <text:p>0.7415899</text:p>
          </table:table-cell>
          <table:table-cell office:value-type="float" office:value="0.73719597" calcext:value-type="float">
            <text:p>0.73719597</text:p>
          </table:table-cell>
          <table:table-cell office:value-type="float" office:value="0.751791049072299" calcext:value-type="float">
            <text:p>0.751791049072299</text:p>
          </table:table-cell>
          <table:table-cell office:value-type="float" office:value="0.804576341195654" calcext:value-type="float">
            <text:p>0.804576341195654</text:p>
          </table:table-cell>
          <table:table-cell office:value-type="float" office:value="0.67978865" calcext:value-type="float">
            <text:p>0.67978865</text:p>
          </table:table-cell>
          <table:table-cell office:value-type="float" office:value="0.7467874" calcext:value-type="float">
            <text:p>0.7467874</text:p>
          </table:table-cell>
          <table:table-cell office:value-type="float" office:value="0.7900839" calcext:value-type="float">
            <text:p>0.7900839</text:p>
          </table:table-cell>
          <table:table-cell office:value-type="float" office:value="0.83895" calcext:value-type="float">
            <text:p>0.83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0039" calcext:value-type="float">
            <text:p>0.720039</text:p>
          </table:table-cell>
          <table:table-cell office:value-type="float" office:value="0.7363251" calcext:value-type="float">
            <text:p>0.7363251</text:p>
          </table:table-cell>
          <table:table-cell office:value-type="float" office:value="0.680609060234704" calcext:value-type="float">
            <text:p>0.680609060234704</text:p>
          </table:table-cell>
          <table:table-cell office:value-type="float" office:value="0.6189836264444" calcext:value-type="float">
            <text:p>0.6189836264444</text:p>
          </table:table-cell>
          <table:table-cell office:value-type="float" office:value="0.88665783" calcext:value-type="float">
            <text:p>0.88665783</text:p>
          </table:table-cell>
          <table:table-cell office:value-type="float" office:value="0.8610246" calcext:value-type="float">
            <text:p>0.8610246</text:p>
          </table:table-cell>
          <table:table-cell office:value-type="float" office:value="0.9377817" calcext:value-type="float">
            <text:p>0.9377817</text:p>
          </table:table-cell>
          <table:table-cell office:value-type="float" office:value="0.9199547" calcext:value-type="float">
            <text:p>0.91995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778296" calcext:value-type="float">
            <text:p>0.73778296</text:p>
          </table:table-cell>
          <table:table-cell office:value-type="float" office:value="0.73623836" calcext:value-type="float">
            <text:p>0.73623836</text:p>
          </table:table-cell>
          <table:table-cell office:value-type="float" office:value="0.680907053242923" calcext:value-type="float">
            <text:p>0.680907053242923</text:p>
          </table:table-cell>
          <table:table-cell office:value-type="float" office:value="0.718919376558483" calcext:value-type="float">
            <text:p>0.718919376558483</text:p>
          </table:table-cell>
          <table:table-cell office:value-type="float" office:value="0.74570674" calcext:value-type="float">
            <text:p>0.74570674</text:p>
          </table:table-cell>
          <table:table-cell office:value-type="float" office:value="0.7565242" calcext:value-type="float">
            <text:p>0.7565242</text:p>
          </table:table-cell>
          <table:table-cell office:value-type="float" office:value="0.8422103" calcext:value-type="float">
            <text:p>0.8422103</text:p>
          </table:table-cell>
          <table:table-cell office:value-type="float" office:value="0.8483317" calcext:value-type="float">
            <text:p>0.8483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5573" calcext:value-type="float">
            <text:p>0.725573</text:p>
          </table:table-cell>
          <table:table-cell office:value-type="float" office:value="0.73536885" calcext:value-type="float">
            <text:p>0.73536885</text:p>
          </table:table-cell>
          <table:table-cell office:value-type="float" office:value="0.799618045264049" calcext:value-type="float">
            <text:p>0.799618045264049</text:p>
          </table:table-cell>
          <table:table-cell office:value-type="float" office:value="0.771261011987255" calcext:value-type="float">
            <text:p>0.771261011987255</text:p>
          </table:table-cell>
          <table:table-cell office:value-type="float" office:value="0.7" calcext:value-type="float">
            <text:p>0.7</text:p>
          </table:table-cell>
          <table:table-cell office:value-type="float" office:value="0.7375035" calcext:value-type="float">
            <text:p>0.7375035</text:p>
          </table:table-cell>
          <table:table-cell office:value-type="float" office:value="0.80534893" calcext:value-type="float">
            <text:p>0.80534893</text:p>
          </table:table-cell>
          <table:table-cell office:value-type="float" office:value="0.83455753" calcext:value-type="float">
            <text:p>0.834557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06834" calcext:value-type="float">
            <text:p>0.7706834</text:p>
          </table:table-cell>
          <table:table-cell office:value-type="float" office:value="0.7344913" calcext:value-type="float">
            <text:p>0.7344913</text:p>
          </table:table-cell>
          <table:table-cell office:value-type="float" office:value="0.696405362448543" calcext:value-type="float">
            <text:p>0.696405362448543</text:p>
          </table:table-cell>
          <table:table-cell office:value-type="float" office:value="1.1115483582571" calcext:value-type="float">
            <text:p>1.1115483582571</text:p>
          </table:table-cell>
          <table:table-cell office:value-type="float" office:value="0.8974901" calcext:value-type="float">
            <text:p>0.8974901</text:p>
          </table:table-cell>
          <table:table-cell office:value-type="float" office:value="0.85700536" calcext:value-type="float">
            <text:p>0.85700536</text:p>
          </table:table-cell>
          <table:table-cell office:value-type="float" office:value="0.9435442" calcext:value-type="float">
            <text:p>0.9435442</text:p>
          </table:table-cell>
          <table:table-cell office:value-type="float" office:value="0.91643703" calcext:value-type="float">
            <text:p>0.916437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67597" calcext:value-type="float">
            <text:p>0.7267597</text:p>
          </table:table-cell>
          <table:table-cell office:value-type="float" office:value="0.7343954" calcext:value-type="float">
            <text:p>0.7343954</text:p>
          </table:table-cell>
          <table:table-cell office:value-type="float" office:value="0.750817255041871" calcext:value-type="float">
            <text:p>0.750817255041871</text:p>
          </table:table-cell>
          <table:table-cell office:value-type="float" office:value="0.660922705576001" calcext:value-type="float">
            <text:p>0.660922705576001</text:p>
          </table:table-cell>
          <table:table-cell office:value-type="float" office:value="0.7454425" calcext:value-type="float">
            <text:p>0.7454425</text:p>
          </table:table-cell>
          <table:table-cell office:value-type="float" office:value="0.7208605" calcext:value-type="float">
            <text:p>0.7208605</text:p>
          </table:table-cell>
          <table:table-cell office:value-type="float" office:value="0.84115356" calcext:value-type="float">
            <text:p>0.84115356</text:p>
          </table:table-cell>
          <table:table-cell office:value-type="float" office:value="0.8215692" calcext:value-type="float">
            <text:p>0.8215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16385" calcext:value-type="float">
            <text:p>0.7716385</text:p>
          </table:table-cell>
          <table:table-cell office:value-type="float" office:value="0.7343123" calcext:value-type="float">
            <text:p>0.7343123</text:p>
          </table:table-cell>
          <table:table-cell office:value-type="float" office:value="0.712318021457188" calcext:value-type="float">
            <text:p>0.712318021457188</text:p>
          </table:table-cell>
          <table:table-cell office:value-type="float" office:value="0.579074419631353" calcext:value-type="float">
            <text:p>0.579074419631353</text:p>
          </table:table-cell>
          <table:table-cell office:value-type="float" office:value="0.85165125" calcext:value-type="float">
            <text:p>0.85165125</text:p>
          </table:table-cell>
          <table:table-cell office:value-type="float" office:value="0.8585904" calcext:value-type="float">
            <text:p>0.8585904</text:p>
          </table:table-cell>
          <table:table-cell office:value-type="float" office:value="0.913791" calcext:value-type="float">
            <text:p>0.913791</text:p>
          </table:table-cell>
          <table:table-cell office:value-type="float" office:value="0.91698635" calcext:value-type="float">
            <text:p>0.916986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064887" calcext:value-type="float">
            <text:p>0.74064887</text:p>
          </table:table-cell>
          <table:table-cell office:value-type="float" office:value="0.7342017" calcext:value-type="float">
            <text:p>0.7342017</text:p>
          </table:table-cell>
          <table:table-cell office:value-type="float" office:value="0.677385803376383" calcext:value-type="float">
            <text:p>0.677385803376383</text:p>
          </table:table-cell>
          <table:table-cell office:value-type="float" office:value="0.673290615273908" calcext:value-type="float">
            <text:p>0.673290615273908</text:p>
          </table:table-cell>
          <table:table-cell office:value-type="float" office:value="0.8558785" calcext:value-type="float">
            <text:p>0.8558785</text:p>
          </table:table-cell>
          <table:table-cell office:value-type="float" office:value="0.8317577" calcext:value-type="float">
            <text:p>0.8317577</text:p>
          </table:table-cell>
          <table:table-cell office:value-type="float" office:value="0.9172645" calcext:value-type="float">
            <text:p>0.9172645</text:p>
          </table:table-cell>
          <table:table-cell office:value-type="float" office:value="0.89961314" calcext:value-type="float">
            <text:p>0.89961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30456" calcext:value-type="float">
            <text:p>0.7430456</text:p>
          </table:table-cell>
          <table:table-cell office:value-type="float" office:value="0.73394483" calcext:value-type="float">
            <text:p>0.73394483</text:p>
          </table:table-cell>
          <table:table-cell office:value-type="float" office:value="0.651472658315395" calcext:value-type="float">
            <text:p>0.651472658315395</text:p>
          </table:table-cell>
          <table:table-cell office:value-type="float" office:value="0.633089292789545" calcext:value-type="float">
            <text:p>0.633089292789545</text:p>
          </table:table-cell>
          <table:table-cell office:value-type="float" office:value="0.85204756" calcext:value-type="float">
            <text:p>0.85204756</text:p>
          </table:table-cell>
          <table:table-cell office:value-type="float" office:value="0.8271158" calcext:value-type="float">
            <text:p>0.8271158</text:p>
          </table:table-cell>
          <table:table-cell office:value-type="float" office:value="0.91457295" calcext:value-type="float">
            <text:p>0.91457295</text:p>
          </table:table-cell>
          <table:table-cell office:value-type="float" office:value="0.8966484" calcext:value-type="float">
            <text:p>0.8966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946977" calcext:value-type="float">
            <text:p>0.73946977</text:p>
          </table:table-cell>
          <table:table-cell office:value-type="float" office:value="0.7334806" calcext:value-type="float">
            <text:p>0.7334806</text:p>
          </table:table-cell>
          <table:table-cell office:value-type="float" office:value="0.724011169727011" calcext:value-type="float">
            <text:p>0.724011169727011</text:p>
          </table:table-cell>
          <table:table-cell office:value-type="float" office:value="0.827797783728162" calcext:value-type="float">
            <text:p>0.827797783728162</text:p>
          </table:table-cell>
          <table:table-cell office:value-type="float" office:value="0.6044914" calcext:value-type="float">
            <text:p>0.6044914</text:p>
          </table:table-cell>
          <table:table-cell office:value-type="float" office:value="0.65943956" calcext:value-type="float">
            <text:p>0.65943956</text:p>
          </table:table-cell>
          <table:table-cell office:value-type="float" office:value="0.72123444" calcext:value-type="float">
            <text:p>0.72123444</text:p>
          </table:table-cell>
          <table:table-cell office:value-type="float" office:value="0.7684953" calcext:value-type="float">
            <text:p>0.76849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928524" calcext:value-type="float">
            <text:p>0.72928524</text:p>
          </table:table-cell>
          <table:table-cell office:value-type="float" office:value="0.73340124" calcext:value-type="float">
            <text:p>0.73340124</text:p>
          </table:table-cell>
          <table:table-cell office:value-type="float" office:value="0.653556924516811" calcext:value-type="float">
            <text:p>0.653556924516811</text:p>
          </table:table-cell>
          <table:table-cell office:value-type="float" office:value="0.594589560318497" calcext:value-type="float">
            <text:p>0.594589560318497</text:p>
          </table:table-cell>
          <table:table-cell office:value-type="float" office:value="0.8953765" calcext:value-type="float">
            <text:p>0.8953765</text:p>
          </table:table-cell>
          <table:table-cell office:value-type="float" office:value="0.84257007" calcext:value-type="float">
            <text:p>0.84257007</text:p>
          </table:table-cell>
          <table:table-cell office:value-type="float" office:value="0.9421858" calcext:value-type="float">
            <text:p>0.9421858</text:p>
          </table:table-cell>
          <table:table-cell office:value-type="float" office:value="0.90908104" calcext:value-type="float">
            <text:p>0.90908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608094" calcext:value-type="float">
            <text:p>0.74608094</text:p>
          </table:table-cell>
          <table:table-cell office:value-type="float" office:value="0.7328804" calcext:value-type="float">
            <text:p>0.7328804</text:p>
          </table:table-cell>
          <table:table-cell office:value-type="float" office:value="0.723190326951159" calcext:value-type="float">
            <text:p>0.723190326951159</text:p>
          </table:table-cell>
          <table:table-cell office:value-type="float" office:value="0.958483849286718" calcext:value-type="float">
            <text:p>0.958483849286718</text:p>
          </table:table-cell>
          <table:table-cell office:value-type="float" office:value="0.7590489" calcext:value-type="float">
            <text:p>0.7590489</text:p>
          </table:table-cell>
          <table:table-cell office:value-type="float" office:value="0.78652704" calcext:value-type="float">
            <text:p>0.78652704</text:p>
          </table:table-cell>
          <table:table-cell office:value-type="float" office:value="0.85160345" calcext:value-type="float">
            <text:p>0.85160345</text:p>
          </table:table-cell>
          <table:table-cell office:value-type="float" office:value="0.8656166" calcext:value-type="float">
            <text:p>0.8656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099285" calcext:value-type="float">
            <text:p>0.7099285</text:p>
          </table:table-cell>
          <table:table-cell office:value-type="float" office:value="0.7326381" calcext:value-type="float">
            <text:p>0.7326381</text:p>
          </table:table-cell>
          <table:table-cell office:value-type="float" office:value="0.877149062456303" calcext:value-type="float">
            <text:p>0.877149062456303</text:p>
          </table:table-cell>
          <table:table-cell office:value-type="float" office:value="0.849449179682738" calcext:value-type="float">
            <text:p>0.849449179682738</text:p>
          </table:table-cell>
          <table:table-cell office:value-type="float" office:value="0.892074" calcext:value-type="float">
            <text:p>0.892074</text:p>
          </table:table-cell>
          <table:table-cell office:value-type="float" office:value="0.8230965" calcext:value-type="float">
            <text:p>0.8230965</text:p>
          </table:table-cell>
          <table:table-cell office:value-type="float" office:value="0.93967" calcext:value-type="float">
            <text:p>0.93967</text:p>
          </table:table-cell>
          <table:table-cell office:value-type="float" office:value="0.89046997" calcext:value-type="float">
            <text:p>0.89046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78109" calcext:value-type="float">
            <text:p>0.7478109</text:p>
          </table:table-cell>
          <table:table-cell office:value-type="float" office:value="0.7323859" calcext:value-type="float">
            <text:p>0.7323859</text:p>
          </table:table-cell>
          <table:table-cell office:value-type="float" office:value="0.686595759731226" calcext:value-type="float">
            <text:p>0.686595759731226</text:p>
          </table:table-cell>
          <table:table-cell office:value-type="float" office:value="0.665104152425592" calcext:value-type="float">
            <text:p>0.665104152425592</text:p>
          </table:table-cell>
          <table:table-cell office:value-type="float" office:value="0.84821665" calcext:value-type="float">
            <text:p>0.84821665</text:p>
          </table:table-cell>
          <table:table-cell office:value-type="float" office:value="0.8320408" calcext:value-type="float">
            <text:p>0.8320408</text:p>
          </table:table-cell>
          <table:table-cell office:value-type="float" office:value="0.9132931" calcext:value-type="float">
            <text:p>0.9132931</text:p>
          </table:table-cell>
          <table:table-cell office:value-type="float" office:value="0.9002582" calcext:value-type="float">
            <text:p>0.90025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092544" calcext:value-type="float">
            <text:p>0.7092544</text:p>
          </table:table-cell>
          <table:table-cell office:value-type="float" office:value="0.73163056" calcext:value-type="float">
            <text:p>0.73163056</text:p>
          </table:table-cell>
          <table:table-cell office:value-type="float" office:value="0.920808272070902" calcext:value-type="float">
            <text:p>0.920808272070902</text:p>
          </table:table-cell>
          <table:table-cell office:value-type="float" office:value="0.911668249212766" calcext:value-type="float">
            <text:p>0.911668249212766</text:p>
          </table:table-cell>
          <table:table-cell office:value-type="float" office:value="0.64504623" calcext:value-type="float">
            <text:p>0.64504623</text:p>
          </table:table-cell>
          <table:table-cell office:value-type="float" office:value="0.64749503" calcext:value-type="float">
            <text:p>0.64749503</text:p>
          </table:table-cell>
          <table:table-cell office:value-type="float" office:value="0.7581336" calcext:value-type="float">
            <text:p>0.7581336</text:p>
          </table:table-cell>
          <table:table-cell office:value-type="float" office:value="0.72602445" calcext:value-type="float">
            <text:p>0.726024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18499" calcext:value-type="float">
            <text:p>0.7318499</text:p>
          </table:table-cell>
          <table:table-cell office:value-type="float" office:value="0.7310908" calcext:value-type="float">
            <text:p>0.7310908</text:p>
          </table:table-cell>
          <table:table-cell office:value-type="float" office:value="0.840928882402635" calcext:value-type="float">
            <text:p>0.840928882402635</text:p>
          </table:table-cell>
          <table:table-cell office:value-type="float" office:value="0.639762236231069" calcext:value-type="float">
            <text:p>0.639762236231069</text:p>
          </table:table-cell>
          <table:table-cell office:value-type="float" office:value="0.91056806" calcext:value-type="float">
            <text:p>0.91056806</text:p>
          </table:table-cell>
          <table:table-cell office:value-type="float" office:value="0.9048967" calcext:value-type="float">
            <text:p>0.9048967</text:p>
          </table:table-cell>
          <table:table-cell office:value-type="float" office:value="0.95099825" calcext:value-type="float">
            <text:p>0.95099825</text:p>
          </table:table-cell>
          <table:table-cell office:value-type="float" office:value="0.9467911" calcext:value-type="float">
            <text:p>0.9467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800915" calcext:value-type="float">
            <text:p>0.74800915</text:p>
          </table:table-cell>
          <table:table-cell office:value-type="float" office:value="0.7310534" calcext:value-type="float">
            <text:p>0.7310534</text:p>
          </table:table-cell>
          <table:table-cell office:value-type="float" office:value="0.949798416591993" calcext:value-type="float">
            <text:p>0.949798416591993</text:p>
          </table:table-cell>
          <table:table-cell office:value-type="float" office:value="0.879974280354841" calcext:value-type="float">
            <text:p>0.879974280354841</text:p>
          </table:table-cell>
          <table:table-cell office:value-type="float" office:value="0.71334213" calcext:value-type="float">
            <text:p>0.71334213</text:p>
          </table:table-cell>
          <table:table-cell office:value-type="float" office:value="0.72521937" calcext:value-type="float">
            <text:p>0.72521937</text:p>
          </table:table-cell>
          <table:table-cell office:value-type="float" office:value="0.81645745" calcext:value-type="float">
            <text:p>0.81645745</text:p>
          </table:table-cell>
          <table:table-cell office:value-type="float" office:value="0.8228315" calcext:value-type="float">
            <text:p>0.8228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15899" calcext:value-type="float">
            <text:p>0.7415899</text:p>
          </table:table-cell>
          <table:table-cell office:value-type="float" office:value="0.730548" calcext:value-type="float">
            <text:p>0.730548</text:p>
          </table:table-cell>
          <table:table-cell office:value-type="float" office:value="0.751791049072299" calcext:value-type="float">
            <text:p>0.751791049072299</text:p>
          </table:table-cell>
          <table:table-cell office:value-type="float" office:value="0.804576351589067" calcext:value-type="float">
            <text:p>0.804576351589067</text:p>
          </table:table-cell>
          <table:table-cell office:value-type="float" office:value="0.67978865" calcext:value-type="float">
            <text:p>0.67978865</text:p>
          </table:table-cell>
          <table:table-cell office:value-type="float" office:value="0.7467874" calcext:value-type="float">
            <text:p>0.7467874</text:p>
          </table:table-cell>
          <table:table-cell office:value-type="float" office:value="0.78901887" calcext:value-type="float">
            <text:p>0.78901887</text:p>
          </table:table-cell>
          <table:table-cell office:value-type="float" office:value="0.83895" calcext:value-type="float">
            <text:p>0.83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608094" calcext:value-type="float">
            <text:p>0.74608094</text:p>
          </table:table-cell>
          <table:table-cell office:value-type="float" office:value="0.73007494" calcext:value-type="float">
            <text:p>0.73007494</text:p>
          </table:table-cell>
          <table:table-cell office:value-type="float" office:value="0.723190326951159" calcext:value-type="float">
            <text:p>0.723190326951159</text:p>
          </table:table-cell>
          <table:table-cell office:value-type="float" office:value="0.958483899993972" calcext:value-type="float">
            <text:p>0.958483899993972</text:p>
          </table:table-cell>
          <table:table-cell office:value-type="float" office:value="0.7590489" calcext:value-type="float">
            <text:p>0.7590489</text:p>
          </table:table-cell>
          <table:table-cell office:value-type="float" office:value="0.78652704" calcext:value-type="float">
            <text:p>0.78652704</text:p>
          </table:table-cell>
          <table:table-cell office:value-type="float" office:value="0.8502609" calcext:value-type="float">
            <text:p>0.8502609</text:p>
          </table:table-cell>
          <table:table-cell office:value-type="float" office:value="0.8656166" calcext:value-type="float">
            <text:p>0.8656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06138" calcext:value-type="float">
            <text:p>0.7206138</text:p>
          </table:table-cell>
          <table:table-cell office:value-type="float" office:value="0.7297418" calcext:value-type="float">
            <text:p>0.7297418</text:p>
          </table:table-cell>
          <table:table-cell office:value-type="float" office:value="0.757052958214077" calcext:value-type="float">
            <text:p>0.757052958214077</text:p>
          </table:table-cell>
          <table:table-cell office:value-type="float" office:value="0.749360492475124" calcext:value-type="float">
            <text:p>0.749360492475124</text:p>
          </table:table-cell>
          <table:table-cell office:value-type="float" office:value="0.88745046" calcext:value-type="float">
            <text:p>0.88745046</text:p>
          </table:table-cell>
          <table:table-cell office:value-type="float" office:value="0.8639117" calcext:value-type="float">
            <text:p>0.8639117</text:p>
          </table:table-cell>
          <table:table-cell office:value-type="float" office:value="0.93665886" calcext:value-type="float">
            <text:p>0.93665886</text:p>
          </table:table-cell>
          <table:table-cell office:value-type="float" office:value="0.92174137" calcext:value-type="float">
            <text:p>0.92174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88495" calcext:value-type="float">
            <text:p>0.7488495</text:p>
          </table:table-cell>
          <table:table-cell office:value-type="float" office:value="0.7292744" calcext:value-type="float">
            <text:p>0.7292744</text:p>
          </table:table-cell>
          <table:table-cell office:value-type="float" office:value="0.62464495132707" calcext:value-type="float">
            <text:p>0.62464495132707</text:p>
          </table:table-cell>
          <table:table-cell office:value-type="float" office:value="0.608872075455664" calcext:value-type="float">
            <text:p>0.608872075455664</text:p>
          </table:table-cell>
          <table:table-cell office:value-type="float" office:value="0.88652575" calcext:value-type="float">
            <text:p>0.88652575</text:p>
          </table:table-cell>
          <table:table-cell office:value-type="float" office:value="0.8651005" calcext:value-type="float">
            <text:p>0.8651005</text:p>
          </table:table-cell>
          <table:table-cell office:value-type="float" office:value="0.93605584" calcext:value-type="float">
            <text:p>0.93605584</text:p>
          </table:table-cell>
          <table:table-cell office:value-type="float" office:value="0.92217064" calcext:value-type="float">
            <text:p>0.922170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64228" calcext:value-type="float">
            <text:p>0.7164228</text:p>
          </table:table-cell>
          <table:table-cell office:value-type="float" office:value="0.7292083" calcext:value-type="float">
            <text:p>0.7292083</text:p>
          </table:table-cell>
          <table:table-cell office:value-type="float" office:value="0.796825691640056" calcext:value-type="float">
            <text:p>0.796825691640056</text:p>
          </table:table-cell>
          <table:table-cell office:value-type="float" office:value="0.694240058507755" calcext:value-type="float">
            <text:p>0.694240058507755</text:p>
          </table:table-cell>
          <table:table-cell office:value-type="float" office:value="0.78428006" calcext:value-type="float">
            <text:p>0.78428006</text:p>
          </table:table-cell>
          <table:table-cell office:value-type="float" office:value="0.80118877" calcext:value-type="float">
            <text:p>0.80118877</text:p>
          </table:table-cell>
          <table:table-cell office:value-type="float" office:value="0.8688092" calcext:value-type="float">
            <text:p>0.8688092</text:p>
          </table:table-cell>
          <table:table-cell office:value-type="float" office:value="0.874335" calcext:value-type="float">
            <text:p>0.874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902375" calcext:value-type="float">
            <text:p>0.72902375</text:p>
          </table:table-cell>
          <table:table-cell office:value-type="float" office:value="0.7288803" calcext:value-type="float">
            <text:p>0.7288803</text:p>
          </table:table-cell>
          <table:table-cell office:value-type="float" office:value="0.810993208447901" calcext:value-type="float">
            <text:p>0.810993208447901</text:p>
          </table:table-cell>
          <table:table-cell office:value-type="float" office:value="0.799760961154651" calcext:value-type="float">
            <text:p>0.799760961154651</text:p>
          </table:table-cell>
          <table:table-cell office:value-type="float" office:value="0.9060766" calcext:value-type="float">
            <text:p>0.9060766</text:p>
          </table:table-cell>
          <table:table-cell office:value-type="float" office:value="0.8356071" calcext:value-type="float">
            <text:p>0.8356071</text:p>
          </table:table-cell>
          <table:table-cell office:value-type="float" office:value="0.9479666" calcext:value-type="float">
            <text:p>0.9479666</text:p>
          </table:table-cell>
          <table:table-cell office:value-type="float" office:value="0.90181446" calcext:value-type="float">
            <text:p>0.901814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89798" calcext:value-type="float">
            <text:p>0.7389798</text:p>
          </table:table-cell>
          <table:table-cell office:value-type="float" office:value="0.7283268" calcext:value-type="float">
            <text:p>0.7283268</text:p>
          </table:table-cell>
          <table:table-cell office:value-type="float" office:value="0.671532252575161" calcext:value-type="float">
            <text:p>0.671532252575161</text:p>
          </table:table-cell>
          <table:table-cell office:value-type="float" office:value="0.586274464111505" calcext:value-type="float">
            <text:p>0.586274464111505</text:p>
          </table:table-cell>
          <table:table-cell office:value-type="float" office:value="0.878996" calcext:value-type="float">
            <text:p>0.878996</text:p>
          </table:table-cell>
          <table:table-cell office:value-type="float" office:value="0.82213414" calcext:value-type="float">
            <text:p>0.82213414</text:p>
          </table:table-cell>
          <table:table-cell office:value-type="float" office:value="0.931932" calcext:value-type="float">
            <text:p>0.931932</text:p>
          </table:table-cell>
          <table:table-cell office:value-type="float" office:value="0.8944005" calcext:value-type="float">
            <text:p>0.8944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89798" calcext:value-type="float">
            <text:p>0.7389798</text:p>
          </table:table-cell>
          <table:table-cell office:value-type="float" office:value="0.72803354" calcext:value-type="float">
            <text:p>0.72803354</text:p>
          </table:table-cell>
          <table:table-cell office:value-type="float" office:value="0.671532252575161" calcext:value-type="float">
            <text:p>0.671532252575161</text:p>
          </table:table-cell>
          <table:table-cell office:value-type="float" office:value="0.586274438836615" calcext:value-type="float">
            <text:p>0.586274438836615</text:p>
          </table:table-cell>
          <table:table-cell office:value-type="float" office:value="0.878996" calcext:value-type="float">
            <text:p>0.878996</text:p>
          </table:table-cell>
          <table:table-cell office:value-type="float" office:value="0.82213414" calcext:value-type="float">
            <text:p>0.82213414</text:p>
          </table:table-cell>
          <table:table-cell office:value-type="float" office:value="0.9308121" calcext:value-type="float">
            <text:p>0.9308121</text:p>
          </table:table-cell>
          <table:table-cell office:value-type="float" office:value="0.8944005" calcext:value-type="float">
            <text:p>0.8944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931206" calcext:value-type="float">
            <text:p>0.72931206</text:p>
          </table:table-cell>
          <table:table-cell office:value-type="float" office:value="0.72708434" calcext:value-type="float">
            <text:p>0.72708434</text:p>
          </table:table-cell>
          <table:table-cell office:value-type="float" office:value="0.963501352680799" calcext:value-type="float">
            <text:p>0.963501352680799</text:p>
          </table:table-cell>
          <table:table-cell office:value-type="float" office:value="0.998352124322516" calcext:value-type="float">
            <text:p>0.998352124322516</text:p>
          </table:table-cell>
          <table:table-cell office:value-type="float" office:value="0.8063408" calcext:value-type="float">
            <text:p>0.8063408</text:p>
          </table:table-cell>
          <table:table-cell office:value-type="float" office:value="0.8148882" calcext:value-type="float">
            <text:p>0.8148882</text:p>
          </table:table-cell>
          <table:table-cell office:value-type="float" office:value="0.8840182" calcext:value-type="float">
            <text:p>0.8840182</text:p>
          </table:table-cell>
          <table:table-cell office:value-type="float" office:value="0.8893408" calcext:value-type="float">
            <text:p>0.8893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98673" calcext:value-type="float">
            <text:p>0.7198673</text:p>
          </table:table-cell>
          <table:table-cell office:value-type="float" office:value="0.72651505" calcext:value-type="float">
            <text:p>0.72651505</text:p>
          </table:table-cell>
          <table:table-cell office:value-type="float" office:value="0.883650181416982" calcext:value-type="float">
            <text:p>0.883650181416982</text:p>
          </table:table-cell>
          <table:table-cell office:value-type="float" office:value="0.919923273150168" calcext:value-type="float">
            <text:p>0.919923273150168</text:p>
          </table:table-cell>
          <table:table-cell office:value-type="float" office:value="0.727609" calcext:value-type="float">
            <text:p>0.727609</text:p>
          </table:table-cell>
          <table:table-cell office:value-type="float" office:value="0.7582791" calcext:value-type="float">
            <text:p>0.7582791</text:p>
          </table:table-cell>
          <table:table-cell office:value-type="float" office:value="0.82850116" calcext:value-type="float">
            <text:p>0.82850116</text:p>
          </table:table-cell>
          <table:table-cell office:value-type="float" office:value="0.84830785" calcext:value-type="float">
            <text:p>0.848307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525905" calcext:value-type="float">
            <text:p>0.67525905</text:p>
          </table:table-cell>
          <table:table-cell office:value-type="float" office:value="0.72553873" calcext:value-type="float">
            <text:p>0.72553873</text:p>
          </table:table-cell>
          <table:table-cell office:value-type="float" office:value="0.707925496022424" calcext:value-type="float">
            <text:p>0.707925496022424</text:p>
          </table:table-cell>
          <table:table-cell office:value-type="float" office:value="0.621183039726323" calcext:value-type="float">
            <text:p>0.621183039726323</text:p>
          </table:table-cell>
          <table:table-cell office:value-type="float" office:value="0.8969617" calcext:value-type="float">
            <text:p>0.8969617</text:p>
          </table:table-cell>
          <table:table-cell office:value-type="float" office:value="0.8694594" calcext:value-type="float">
            <text:p>0.8694594</text:p>
          </table:table-cell>
          <table:table-cell office:value-type="float" office:value="0.9442471" calcext:value-type="float">
            <text:p>0.9442471</text:p>
          </table:table-cell>
          <table:table-cell office:value-type="float" office:value="0.924883" calcext:value-type="float">
            <text:p>0.9248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773594" calcext:value-type="float">
            <text:p>0.72773594</text:p>
          </table:table-cell>
          <table:table-cell office:value-type="float" office:value="0.7244145" calcext:value-type="float">
            <text:p>0.7244145</text:p>
          </table:table-cell>
          <table:table-cell office:value-type="float" office:value="0.679447830668124" calcext:value-type="float">
            <text:p>0.679447830668124</text:p>
          </table:table-cell>
          <table:table-cell office:value-type="float" office:value="0.645612984541385" calcext:value-type="float">
            <text:p>0.645612984541385</text:p>
          </table:table-cell>
          <table:table-cell office:value-type="float" office:value="0.8886394" calcext:value-type="float">
            <text:p>0.8886394</text:p>
          </table:table-cell>
          <table:table-cell office:value-type="float" office:value="0.83685255" calcext:value-type="float">
            <text:p>0.83685255</text:p>
          </table:table-cell>
          <table:table-cell office:value-type="float" office:value="0.9379781" calcext:value-type="float">
            <text:p>0.9379781</text:p>
          </table:table-cell>
          <table:table-cell office:value-type="float" office:value="0.90483814" calcext:value-type="float">
            <text:p>0.904838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334796" calcext:value-type="float">
            <text:p>0.7334796</text:p>
          </table:table-cell>
          <table:table-cell office:value-type="float" office:value="0.7243346" calcext:value-type="float">
            <text:p>0.7243346</text:p>
          </table:table-cell>
          <table:table-cell office:value-type="float" office:value="0.827506774685857" calcext:value-type="float">
            <text:p>0.827506774685857</text:p>
          </table:table-cell>
          <table:table-cell office:value-type="float" office:value="0.832326013156886" calcext:value-type="float">
            <text:p>0.832326013156886</text:p>
          </table:table-cell>
          <table:table-cell office:value-type="float" office:value="0.7919419" calcext:value-type="float">
            <text:p>0.7919419</text:p>
          </table:table-cell>
          <table:table-cell office:value-type="float" office:value="0.83815455" calcext:value-type="float">
            <text:p>0.83815455</text:p>
          </table:table-cell>
          <table:table-cell office:value-type="float" office:value="0.87703615" calcext:value-type="float">
            <text:p>0.87703615</text:p>
          </table:table-cell>
          <table:table-cell office:value-type="float" office:value="0.9044966" calcext:value-type="float">
            <text:p>0.90449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574615" calcext:value-type="float">
            <text:p>0.72574615</text:p>
          </table:table-cell>
          <table:table-cell office:value-type="float" office:value="0.724301" calcext:value-type="float">
            <text:p>0.724301</text:p>
          </table:table-cell>
          <table:table-cell office:value-type="float" office:value="0.798795612817306" calcext:value-type="float">
            <text:p>0.798795612817306</text:p>
          </table:table-cell>
          <table:table-cell office:value-type="float" office:value="0.734657519402246" calcext:value-type="float">
            <text:p>0.734657519402246</text:p>
          </table:table-cell>
          <table:table-cell office:value-type="float" office:value="0.85693526" calcext:value-type="float">
            <text:p>0.85693526</text:p>
          </table:table-cell>
          <table:table-cell office:value-type="float" office:value="0.84772146" calcext:value-type="float">
            <text:p>0.84772146</text:p>
          </table:table-cell>
          <table:table-cell office:value-type="float" office:value="0.9170587" calcext:value-type="float">
            <text:p>0.9170587</text:p>
          </table:table-cell>
          <table:table-cell office:value-type="float" office:value="0.9033402" calcext:value-type="float">
            <text:p>0.90334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69774" calcext:value-type="float">
            <text:p>0.7169774</text:p>
          </table:table-cell>
          <table:table-cell office:value-type="float" office:value="0.7242286" calcext:value-type="float">
            <text:p>0.7242286</text:p>
          </table:table-cell>
          <table:table-cell office:value-type="float" office:value="0.747136711129513" calcext:value-type="float">
            <text:p>0.747136711129513</text:p>
          </table:table-cell>
          <table:table-cell office:value-type="float" office:value="0.746200201690906" calcext:value-type="float">
            <text:p>0.746200201690906</text:p>
          </table:table-cell>
          <table:table-cell office:value-type="float" office:value="0.8692206" calcext:value-type="float">
            <text:p>0.8692206</text:p>
          </table:table-cell>
          <table:table-cell office:value-type="float" office:value="0.85745823" calcext:value-type="float">
            <text:p>0.85745823</text:p>
          </table:table-cell>
          <table:table-cell office:value-type="float" office:value="0.9248143" calcext:value-type="float">
            <text:p>0.9248143</text:p>
          </table:table-cell>
          <table:table-cell office:value-type="float" office:value="0.917426" calcext:value-type="float">
            <text:p>0.9174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98673" calcext:value-type="float">
            <text:p>0.7198673</text:p>
          </table:table-cell>
          <table:table-cell office:value-type="float" office:value="0.7231097" calcext:value-type="float">
            <text:p>0.7231097</text:p>
          </table:table-cell>
          <table:table-cell office:value-type="float" office:value="0.883650181416982" calcext:value-type="float">
            <text:p>0.883650181416982</text:p>
          </table:table-cell>
          <table:table-cell office:value-type="float" office:value="0.919923258898595" calcext:value-type="float">
            <text:p>0.919923258898595</text:p>
          </table:table-cell>
          <table:table-cell office:value-type="float" office:value="0.727609" calcext:value-type="float">
            <text:p>0.727609</text:p>
          </table:table-cell>
          <table:table-cell office:value-type="float" office:value="0.7582791" calcext:value-type="float">
            <text:p>0.7582791</text:p>
          </table:table-cell>
          <table:table-cell office:value-type="float" office:value="0.82708335" calcext:value-type="float">
            <text:p>0.82708335</text:p>
          </table:table-cell>
          <table:table-cell office:value-type="float" office:value="0.84830785" calcext:value-type="float">
            <text:p>0.848307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31182" calcext:value-type="float">
            <text:p>0.6931182</text:p>
          </table:table-cell>
          <table:table-cell office:value-type="float" office:value="0.7230268" calcext:value-type="float">
            <text:p>0.7230268</text:p>
          </table:table-cell>
          <table:table-cell office:value-type="float" office:value="0.731313534998334" calcext:value-type="float">
            <text:p>0.731313534998334</text:p>
          </table:table-cell>
          <table:table-cell office:value-type="float" office:value="0.870212553908047" calcext:value-type="float">
            <text:p>0.870212553908047</text:p>
          </table:table-cell>
          <table:table-cell office:value-type="float" office:value="0.5468956" calcext:value-type="float">
            <text:p>0.5468956</text:p>
          </table:table-cell>
          <table:table-cell office:value-type="float" office:value="0.82983303" calcext:value-type="float">
            <text:p>0.82983303</text:p>
          </table:table-cell>
          <table:table-cell office:value-type="float" office:value="0.671255" calcext:value-type="float">
            <text:p>0.671255</text:p>
          </table:table-cell>
          <table:table-cell office:value-type="float" office:value="0.8968437" calcext:value-type="float">
            <text:p>0.89684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107906" calcext:value-type="float">
            <text:p>0.71107906</text:p>
          </table:table-cell>
          <table:table-cell office:value-type="float" office:value="0.72281194" calcext:value-type="float">
            <text:p>0.72281194</text:p>
          </table:table-cell>
          <table:table-cell office:value-type="float" office:value="0.74325169838423" calcext:value-type="float">
            <text:p>0.74325169838423</text:p>
          </table:table-cell>
          <table:table-cell office:value-type="float" office:value="0.804577406126725" calcext:value-type="float">
            <text:p>0.804577406126725</text:p>
          </table:table-cell>
          <table:table-cell office:value-type="float" office:value="0.7129458" calcext:value-type="float">
            <text:p>0.7129458</text:p>
          </table:table-cell>
          <table:table-cell office:value-type="float" office:value="0.72957826" calcext:value-type="float">
            <text:p>0.72957826</text:p>
          </table:table-cell>
          <table:table-cell office:value-type="float" office:value="0.8153749" calcext:value-type="float">
            <text:p>0.8153749</text:p>
          </table:table-cell>
          <table:table-cell office:value-type="float" office:value="0.78523266" calcext:value-type="float">
            <text:p>0.785232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374396" calcext:value-type="float">
            <text:p>0.74374396</text:p>
          </table:table-cell>
          <table:table-cell office:value-type="float" office:value="0.7227827" calcext:value-type="float">
            <text:p>0.7227827</text:p>
          </table:table-cell>
          <table:table-cell office:value-type="float" office:value="0.709249915092753" calcext:value-type="float">
            <text:p>0.709249915092753</text:p>
          </table:table-cell>
          <table:table-cell office:value-type="float" office:value="0.769912787441218" calcext:value-type="float">
            <text:p>0.769912787441218</text:p>
          </table:table-cell>
          <table:table-cell office:value-type="float" office:value="0.60964334" calcext:value-type="float">
            <text:p>0.60964334</text:p>
          </table:table-cell>
          <table:table-cell office:value-type="float" office:value="0.7037079" calcext:value-type="float">
            <text:p>0.7037079</text:p>
          </table:table-cell>
          <table:table-cell office:value-type="float" office:value="0.7289501" calcext:value-type="float">
            <text:p>0.7289501</text:p>
          </table:table-cell>
          <table:table-cell office:value-type="float" office:value="0.80645657" calcext:value-type="float">
            <text:p>0.806456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103215" calcext:value-type="float">
            <text:p>0.71103215</text:p>
          </table:table-cell>
          <table:table-cell office:value-type="float" office:value="0.7206592" calcext:value-type="float">
            <text:p>0.7206592</text:p>
          </table:table-cell>
          <table:table-cell office:value-type="float" office:value="0.609100143564615" calcext:value-type="float">
            <text:p>0.609100143564615</text:p>
          </table:table-cell>
          <table:table-cell office:value-type="float" office:value="0.640618998355563" calcext:value-type="float">
            <text:p>0.640618998355563</text:p>
          </table:table-cell>
          <table:table-cell office:value-type="float" office:value="0.8929987" calcext:value-type="float">
            <text:p>0.8929987</text:p>
          </table:table-cell>
          <table:table-cell office:value-type="float" office:value="0.9117464" calcext:value-type="float">
            <text:p>0.9117464</text:p>
          </table:table-cell>
          <table:table-cell office:value-type="float" office:value="0.9406265" calcext:value-type="float">
            <text:p>0.9406265</text:p>
          </table:table-cell>
          <table:table-cell office:value-type="float" office:value="0.9509747" calcext:value-type="float">
            <text:p>0.95097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279803" calcext:value-type="float">
            <text:p>0.74279803</text:p>
          </table:table-cell>
          <table:table-cell office:value-type="float" office:value="0.7195939" calcext:value-type="float">
            <text:p>0.7195939</text:p>
          </table:table-cell>
          <table:table-cell office:value-type="float" office:value="0.711684435951855" calcext:value-type="float">
            <text:p>0.711684435951855</text:p>
          </table:table-cell>
          <table:table-cell office:value-type="float" office:value="0.672566710564073" calcext:value-type="float">
            <text:p>0.672566710564073</text:p>
          </table:table-cell>
          <table:table-cell office:value-type="float" office:value="0.77278733" calcext:value-type="float">
            <text:p>0.77278733</text:p>
          </table:table-cell>
          <table:table-cell office:value-type="float" office:value="0.8379281" calcext:value-type="float">
            <text:p>0.8379281</text:p>
          </table:table-cell>
          <table:table-cell office:value-type="float" office:value="0.8604915" calcext:value-type="float">
            <text:p>0.8604915</text:p>
          </table:table-cell>
          <table:table-cell office:value-type="float" office:value="0.9035932" calcext:value-type="float">
            <text:p>0.90359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444726" calcext:value-type="float">
            <text:p>0.71444726</text:p>
          </table:table-cell>
          <table:table-cell office:value-type="float" office:value="0.7185903" calcext:value-type="float">
            <text:p>0.7185903</text:p>
          </table:table-cell>
          <table:table-cell office:value-type="float" office:value="0.721154383498887" calcext:value-type="float">
            <text:p>0.721154383498887</text:p>
          </table:table-cell>
          <table:table-cell office:value-type="float" office:value="0.791859007417132" calcext:value-type="float">
            <text:p>0.791859007417132</text:p>
          </table:table-cell>
          <table:table-cell office:value-type="float" office:value="0.8067371" calcext:value-type="float">
            <text:p>0.8067371</text:p>
          </table:table-cell>
          <table:table-cell office:value-type="float" office:value="0.8364563" calcext:value-type="float">
            <text:p>0.8364563</text:p>
          </table:table-cell>
          <table:table-cell office:value-type="float" office:value="0.88635623" calcext:value-type="float">
            <text:p>0.88635623</text:p>
          </table:table-cell>
          <table:table-cell office:value-type="float" office:value="0.90428" calcext:value-type="float">
            <text:p>0.90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02352" calcext:value-type="float">
            <text:p>0.7302352</text:p>
          </table:table-cell>
          <table:table-cell office:value-type="float" office:value="0.7172959" calcext:value-type="float">
            <text:p>0.7172959</text:p>
          </table:table-cell>
          <table:table-cell office:value-type="float" office:value="0.809736981140194" calcext:value-type="float">
            <text:p>0.809736981140194</text:p>
          </table:table-cell>
          <table:table-cell office:value-type="float" office:value="0.904107077276061" calcext:value-type="float">
            <text:p>0.904107077276061</text:p>
          </table:table-cell>
          <table:table-cell office:value-type="float" office:value="0.69009244" calcext:value-type="float">
            <text:p>0.69009244</text:p>
          </table:table-cell>
          <table:table-cell office:value-type="float" office:value="0.7789414" calcext:value-type="float">
            <text:p>0.7789414</text:p>
          </table:table-cell>
          <table:table-cell office:value-type="float" office:value="0.7954036" calcext:value-type="float">
            <text:p>0.7954036</text:p>
          </table:table-cell>
          <table:table-cell office:value-type="float" office:value="0.85792136" calcext:value-type="float">
            <text:p>0.85792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07177" calcext:value-type="float">
            <text:p>0.7007177</text:p>
          </table:table-cell>
          <table:table-cell office:value-type="float" office:value="0.7172047" calcext:value-type="float">
            <text:p>0.7172047</text:p>
          </table:table-cell>
          <table:table-cell office:value-type="float" office:value="0.884404498289774" calcext:value-type="float">
            <text:p>0.884404498289774</text:p>
          </table:table-cell>
          <table:table-cell office:value-type="float" office:value="0.706082174532322" calcext:value-type="float">
            <text:p>0.706082174532322</text:p>
          </table:table-cell>
          <table:table-cell office:value-type="float" office:value="0.9051519" calcext:value-type="float">
            <text:p>0.9051519</text:p>
          </table:table-cell>
          <table:table-cell office:value-type="float" office:value="0.9073875" calcext:value-type="float">
            <text:p>0.9073875</text:p>
          </table:table-cell>
          <table:table-cell office:value-type="float" office:value="0.94765526" calcext:value-type="float">
            <text:p>0.94765526</text:p>
          </table:table-cell>
          <table:table-cell office:value-type="float" office:value="0.94876695" calcext:value-type="float">
            <text:p>0.948766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87049" calcext:value-type="float">
            <text:p>0.7187049</text:p>
          </table:table-cell>
          <table:table-cell office:value-type="float" office:value="0.71706325" calcext:value-type="float">
            <text:p>0.71706325</text:p>
          </table:table-cell>
          <table:table-cell office:value-type="float" office:value="0.717973053893994" calcext:value-type="float">
            <text:p>0.717973053893994</text:p>
          </table:table-cell>
          <table:table-cell office:value-type="float" office:value="0.701711999614141" calcext:value-type="float">
            <text:p>0.701711999614141</text:p>
          </table:table-cell>
          <table:table-cell office:value-type="float" office:value="0.8244386" calcext:value-type="float">
            <text:p>0.8244386</text:p>
          </table:table-cell>
          <table:table-cell office:value-type="float" office:value="0.8515143" calcext:value-type="float">
            <text:p>0.8515143</text:p>
          </table:table-cell>
          <table:table-cell office:value-type="float" office:value="0.89721966" calcext:value-type="float">
            <text:p>0.89721966</text:p>
          </table:table-cell>
          <table:table-cell office:value-type="float" office:value="0.91241306" calcext:value-type="float">
            <text:p>0.91241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728904" calcext:value-type="float">
            <text:p>0.70728904</text:p>
          </table:table-cell>
          <table:table-cell office:value-type="float" office:value="0.71651435" calcext:value-type="float">
            <text:p>0.71651435</text:p>
          </table:table-cell>
          <table:table-cell office:value-type="float" office:value="0.776495599912038" calcext:value-type="float">
            <text:p>0.776495599912038</text:p>
          </table:table-cell>
          <table:table-cell office:value-type="float" office:value="0.778260494002893" calcext:value-type="float">
            <text:p>0.778260494002893</text:p>
          </table:table-cell>
          <table:table-cell office:value-type="float" office:value="0.7865258" calcext:value-type="float">
            <text:p>0.7865258</text:p>
          </table:table-cell>
          <table:table-cell office:value-type="float" office:value="0.76558167" calcext:value-type="float">
            <text:p>0.76558167</text:p>
          </table:table-cell>
          <table:table-cell office:value-type="float" office:value="0.871526" calcext:value-type="float">
            <text:p>0.871526</text:p>
          </table:table-cell>
          <table:table-cell office:value-type="float" office:value="0.85709095" calcext:value-type="float">
            <text:p>0.857090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6621" calcext:value-type="float">
            <text:p>0.706621</text:p>
          </table:table-cell>
          <table:table-cell office:value-type="float" office:value="0.71628535" calcext:value-type="float">
            <text:p>0.71628535</text:p>
          </table:table-cell>
          <table:table-cell office:value-type="float" office:value="0.752048493966886" calcext:value-type="float">
            <text:p>0.752048493966886</text:p>
          </table:table-cell>
          <table:table-cell office:value-type="float" office:value="0.826761029591806" calcext:value-type="float">
            <text:p>0.826761029591806</text:p>
          </table:table-cell>
          <table:table-cell office:value-type="float" office:value="0.77899605" calcext:value-type="float">
            <text:p>0.77899605</text:p>
          </table:table-cell>
          <table:table-cell office:value-type="float" office:value="0.8503255" calcext:value-type="float">
            <text:p>0.8503255</text:p>
          </table:table-cell>
          <table:table-cell office:value-type="float" office:value="0.8661546" calcext:value-type="float">
            <text:p>0.8661546</text:p>
          </table:table-cell>
          <table:table-cell office:value-type="float" office:value="0.91172653" calcext:value-type="float">
            <text:p>0.911726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07177" calcext:value-type="float">
            <text:p>0.7007177</text:p>
          </table:table-cell>
          <table:table-cell office:value-type="float" office:value="0.71587497" calcext:value-type="float">
            <text:p>0.71587497</text:p>
          </table:table-cell>
          <table:table-cell office:value-type="float" office:value="0.884404498289774" calcext:value-type="float">
            <text:p>0.884404498289774</text:p>
          </table:table-cell>
          <table:table-cell office:value-type="float" office:value="0.706082189020109" calcext:value-type="float">
            <text:p>0.706082189020109</text:p>
          </table:table-cell>
          <table:table-cell office:value-type="float" office:value="0.9051519" calcext:value-type="float">
            <text:p>0.9051519</text:p>
          </table:table-cell>
          <table:table-cell office:value-type="float" office:value="0.9073875" calcext:value-type="float">
            <text:p>0.9073875</text:p>
          </table:table-cell>
          <table:table-cell office:value-type="float" office:value="0.94702345" calcext:value-type="float">
            <text:p>0.94702345</text:p>
          </table:table-cell>
          <table:table-cell office:value-type="float" office:value="0.94876695" calcext:value-type="float">
            <text:p>0.948766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809494" calcext:value-type="float">
            <text:p>0.72809494</text:p>
          </table:table-cell>
          <table:table-cell office:value-type="float" office:value="0.71548414" calcext:value-type="float">
            <text:p>0.71548414</text:p>
          </table:table-cell>
          <table:table-cell office:value-type="float" office:value="0.734769959558416" calcext:value-type="float">
            <text:p>0.734769959558416</text:p>
          </table:table-cell>
          <table:table-cell office:value-type="float" office:value="0.807447916292924" calcext:value-type="float">
            <text:p>0.807447916292924</text:p>
          </table:table-cell>
          <table:table-cell office:value-type="float" office:value="0.7266843" calcext:value-type="float">
            <text:p>0.7266843</text:p>
          </table:table-cell>
          <table:table-cell office:value-type="float" office:value="0.795075" calcext:value-type="float">
            <text:p>0.795075</text:p>
          </table:table-cell>
          <table:table-cell office:value-type="float" office:value="0.82260036" calcext:value-type="float">
            <text:p>0.82260036</text:p>
          </table:table-cell>
          <table:table-cell office:value-type="float" office:value="0.8725619" calcext:value-type="float">
            <text:p>0.8725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6621" calcext:value-type="float">
            <text:p>0.706621</text:p>
          </table:table-cell>
          <table:table-cell office:value-type="float" office:value="0.71453345" calcext:value-type="float">
            <text:p>0.71453345</text:p>
          </table:table-cell>
          <table:table-cell office:value-type="float" office:value="0.752048493966886" calcext:value-type="float">
            <text:p>0.752048493966886</text:p>
          </table:table-cell>
          <table:table-cell office:value-type="float" office:value="0.826761035733368" calcext:value-type="float">
            <text:p>0.826761035733368</text:p>
          </table:table-cell>
          <table:table-cell office:value-type="float" office:value="0.77899605" calcext:value-type="float">
            <text:p>0.77899605</text:p>
          </table:table-cell>
          <table:table-cell office:value-type="float" office:value="0.8503255" calcext:value-type="float">
            <text:p>0.8503255</text:p>
          </table:table-cell>
          <table:table-cell office:value-type="float" office:value="0.8654721" calcext:value-type="float">
            <text:p>0.8654721</text:p>
          </table:table-cell>
          <table:table-cell office:value-type="float" office:value="0.91172653" calcext:value-type="float">
            <text:p>0.911726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96696" calcext:value-type="float">
            <text:p>0.7196696</text:p>
          </table:table-cell>
          <table:table-cell office:value-type="float" office:value="0.7141931" calcext:value-type="float">
            <text:p>0.7141931</text:p>
          </table:table-cell>
          <table:table-cell office:value-type="float" office:value="0.666981227179273" calcext:value-type="float">
            <text:p>0.666981227179273</text:p>
          </table:table-cell>
          <table:table-cell office:value-type="float" office:value="0.642218214753754" calcext:value-type="float">
            <text:p>0.642218214753754</text:p>
          </table:table-cell>
          <table:table-cell office:value-type="float" office:value="0.87146634" calcext:value-type="float">
            <text:p>0.87146634</text:p>
          </table:table-cell>
          <table:table-cell office:value-type="float" office:value="0.8590999" calcext:value-type="float">
            <text:p>0.8590999</text:p>
          </table:table-cell>
          <table:table-cell office:value-type="float" office:value="0.92622536" calcext:value-type="float">
            <text:p>0.92622536</text:p>
          </table:table-cell>
          <table:table-cell office:value-type="float" office:value="0.91869915" calcext:value-type="float">
            <text:p>0.91869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7230105" calcext:value-type="float">
            <text:p>0.67230105</text:p>
          </table:table-cell>
          <table:table-cell office:value-type="float" office:value="0.71356374" calcext:value-type="float">
            <text:p>0.71356374</text:p>
          </table:table-cell>
          <table:table-cell office:value-type="float" office:value="1.39333710486917" calcext:value-type="float">
            <text:p>1.39333710486917</text:p>
          </table:table-cell>
          <table:table-cell office:value-type="float" office:value="2.32044479333583" calcext:value-type="float">
            <text:p>2.32044479333583</text:p>
          </table:table-cell>
          <table:table-cell office:value-type="float" office:value="0.78084546" calcext:value-type="float">
            <text:p>0.78084546</text:p>
          </table:table-cell>
          <table:table-cell office:value-type="float" office:value="0.7429946" calcext:value-type="float">
            <text:p>0.7429946</text:p>
          </table:table-cell>
          <table:table-cell office:value-type="float" office:value="0.8673552" calcext:value-type="float">
            <text:p>0.8673552</text:p>
          </table:table-cell>
          <table:table-cell office:value-type="float" office:value="0.8398856" calcext:value-type="float">
            <text:p>0.8398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092108" calcext:value-type="float">
            <text:p>0.7092108</text:p>
          </table:table-cell>
          <table:table-cell office:value-type="float" office:value="0.71356237" calcext:value-type="float">
            <text:p>0.71356237</text:p>
          </table:table-cell>
          <table:table-cell office:value-type="float" office:value="0.782100768896395" calcext:value-type="float">
            <text:p>0.782100768896395</text:p>
          </table:table-cell>
          <table:table-cell office:value-type="float" office:value="0.72150336743346" calcext:value-type="float">
            <text:p>0.72150336743346</text:p>
          </table:table-cell>
          <table:table-cell office:value-type="float" office:value="0.84253633" calcext:value-type="float">
            <text:p>0.84253633</text:p>
          </table:table-cell>
          <table:table-cell office:value-type="float" office:value="0.8369091" calcext:value-type="float">
            <text:p>0.8369091</text:p>
          </table:table-cell>
          <table:table-cell office:value-type="float" office:value="0.907865" calcext:value-type="float">
            <text:p>0.907865</text:p>
          </table:table-cell>
          <table:table-cell office:value-type="float" office:value="0.90362453" calcext:value-type="float">
            <text:p>0.903624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78689" calcext:value-type="float">
            <text:p>0.7178689</text:p>
          </table:table-cell>
          <table:table-cell office:value-type="float" office:value="0.7130189" calcext:value-type="float">
            <text:p>0.7130189</text:p>
          </table:table-cell>
          <table:table-cell office:value-type="float" office:value="0.959926464521882" calcext:value-type="float">
            <text:p>0.959926464521882</text:p>
          </table:table-cell>
          <table:table-cell office:value-type="float" office:value="0.903898102446623" calcext:value-type="float">
            <text:p>0.903898102446623</text:p>
          </table:table-cell>
          <table:table-cell office:value-type="float" office:value="0.91611624" calcext:value-type="float">
            <text:p>0.91611624</text:p>
          </table:table-cell>
          <table:table-cell office:value-type="float" office:value="0.8857628" calcext:value-type="float">
            <text:p>0.8857628</text:p>
          </table:table-cell>
          <table:table-cell office:value-type="float" office:value="0.9533416" calcext:value-type="float">
            <text:p>0.9533416</text:p>
          </table:table-cell>
          <table:table-cell office:value-type="float" office:value="0.9345157" calcext:value-type="float">
            <text:p>0.9345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65912" calcext:value-type="float">
            <text:p>0.7465912</text:p>
          </table:table-cell>
          <table:table-cell office:value-type="float" office:value="0.7127286" calcext:value-type="float">
            <text:p>0.7127286</text:p>
          </table:table-cell>
          <table:table-cell office:value-type="float" office:value="0.830560684710227" calcext:value-type="float">
            <text:p>0.830560684710227</text:p>
          </table:table-cell>
          <table:table-cell office:value-type="float" office:value="0.882491320410997" calcext:value-type="float">
            <text:p>0.882491320410997</text:p>
          </table:table-cell>
          <table:table-cell office:value-type="float" office:value="0.86129457" calcext:value-type="float">
            <text:p>0.86129457</text:p>
          </table:table-cell>
          <table:table-cell office:value-type="float" office:value="0.8271158" calcext:value-type="float">
            <text:p>0.8271158</text:p>
          </table:table-cell>
          <table:table-cell office:value-type="float" office:value="0.9182106" calcext:value-type="float">
            <text:p>0.9182106</text:p>
          </table:table-cell>
          <table:table-cell office:value-type="float" office:value="0.88446754" calcext:value-type="float">
            <text:p>0.884467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99627" calcext:value-type="float">
            <text:p>0.7099627</text:p>
          </table:table-cell>
          <table:table-cell office:value-type="float" office:value="0.71158093" calcext:value-type="float">
            <text:p>0.71158093</text:p>
          </table:table-cell>
          <table:table-cell office:value-type="float" office:value="0.903052231660147" calcext:value-type="float">
            <text:p>0.903052231660147</text:p>
          </table:table-cell>
          <table:table-cell office:value-type="float" office:value="0.966416100214778" calcext:value-type="float">
            <text:p>0.966416100214778</text:p>
          </table:table-cell>
          <table:table-cell office:value-type="float" office:value="0.7989432" calcext:value-type="float">
            <text:p>0.7989432</text:p>
          </table:table-cell>
          <table:table-cell office:value-type="float" office:value="0.81211436" calcext:value-type="float">
            <text:p>0.81211436</text:p>
          </table:table-cell>
          <table:table-cell office:value-type="float" office:value="0.88075525" calcext:value-type="float">
            <text:p>0.88075525</text:p>
          </table:table-cell>
          <table:table-cell office:value-type="float" office:value="0.8843806" calcext:value-type="float">
            <text:p>0.8843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99627" calcext:value-type="float">
            <text:p>0.7099627</text:p>
          </table:table-cell>
          <table:table-cell office:value-type="float" office:value="0.71134174" calcext:value-type="float">
            <text:p>0.71134174</text:p>
          </table:table-cell>
          <table:table-cell office:value-type="float" office:value="0.903052231660147" calcext:value-type="float">
            <text:p>0.903052231660147</text:p>
          </table:table-cell>
          <table:table-cell office:value-type="float" office:value="0.966416128796662" calcext:value-type="float">
            <text:p>0.966416128796662</text:p>
          </table:table-cell>
          <table:table-cell office:value-type="float" office:value="0.7989432" calcext:value-type="float">
            <text:p>0.7989432</text:p>
          </table:table-cell>
          <table:table-cell office:value-type="float" office:value="0.81211436" calcext:value-type="float">
            <text:p>0.81211436</text:p>
          </table:table-cell>
          <table:table-cell office:value-type="float" office:value="0.8792778" calcext:value-type="float">
            <text:p>0.8792778</text:p>
          </table:table-cell>
          <table:table-cell office:value-type="float" office:value="0.8843806" calcext:value-type="float">
            <text:p>0.8843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79882" calcext:value-type="float">
            <text:p>0.6979882</text:p>
          </table:table-cell>
          <table:table-cell office:value-type="float" office:value="0.7109884" calcext:value-type="float">
            <text:p>0.7109884</text:p>
          </table:table-cell>
          <table:table-cell office:value-type="float" office:value="0.99527140433681" calcext:value-type="float">
            <text:p>0.99527140433681</text:p>
          </table:table-cell>
          <table:table-cell office:value-type="float" office:value="1.06499844734388" calcext:value-type="float">
            <text:p>1.06499844734388</text:p>
          </table:table-cell>
          <table:table-cell office:value-type="float" office:value="0.7782034" calcext:value-type="float">
            <text:p>0.7782034</text:p>
          </table:table-cell>
          <table:table-cell office:value-type="float" office:value="0.7546561" calcext:value-type="float">
            <text:p>0.7546561</text:p>
          </table:table-cell>
          <table:table-cell office:value-type="float" office:value="0.86410266" calcext:value-type="float">
            <text:p>0.86410266</text:p>
          </table:table-cell>
          <table:table-cell office:value-type="float" office:value="0.848237" calcext:value-type="float">
            <text:p>0.848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86369" calcext:value-type="float">
            <text:p>0.7186369</text:p>
          </table:table-cell>
          <table:table-cell office:value-type="float" office:value="0.7109533" calcext:value-type="float">
            <text:p>0.7109533</text:p>
          </table:table-cell>
          <table:table-cell office:value-type="float" office:value="0.752448286495295" calcext:value-type="float">
            <text:p>0.752448286495295</text:p>
          </table:table-cell>
          <table:table-cell office:value-type="float" office:value="0.868189930915833" calcext:value-type="float">
            <text:p>0.868189930915833</text:p>
          </table:table-cell>
          <table:table-cell office:value-type="float" office:value="0.75640684" calcext:value-type="float">
            <text:p>0.75640684</text:p>
          </table:table-cell>
          <table:table-cell office:value-type="float" office:value="0.82643646" calcext:value-type="float">
            <text:p>0.82643646</text:p>
          </table:table-cell>
          <table:table-cell office:value-type="float" office:value="0.8492484" calcext:value-type="float">
            <text:p>0.8492484</text:p>
          </table:table-cell>
          <table:table-cell office:value-type="float" office:value="0.87348866" calcext:value-type="float">
            <text:p>0.8734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809494" calcext:value-type="float">
            <text:p>0.72809494</text:p>
          </table:table-cell>
          <table:table-cell office:value-type="float" office:value="0.71091235" calcext:value-type="float">
            <text:p>0.71091235</text:p>
          </table:table-cell>
          <table:table-cell office:value-type="float" office:value="0.734769959558416" calcext:value-type="float">
            <text:p>0.734769959558416</text:p>
          </table:table-cell>
          <table:table-cell office:value-type="float" office:value="0.807447901332709" calcext:value-type="float">
            <text:p>0.807447901332709</text:p>
          </table:table-cell>
          <table:table-cell office:value-type="float" office:value="0.7266843" calcext:value-type="float">
            <text:p>0.7266843</text:p>
          </table:table-cell>
          <table:table-cell office:value-type="float" office:value="0.795075" calcext:value-type="float">
            <text:p>0.795075</text:p>
          </table:table-cell>
          <table:table-cell office:value-type="float" office:value="0.8267793" calcext:value-type="float">
            <text:p>0.8267793</text:p>
          </table:table-cell>
          <table:table-cell office:value-type="float" office:value="0.8725619" calcext:value-type="float">
            <text:p>0.8725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996403" calcext:value-type="float">
            <text:p>0.64996403</text:p>
          </table:table-cell>
          <table:table-cell office:value-type="float" office:value="0.71063375" calcext:value-type="float">
            <text:p>0.71063375</text:p>
          </table:table-cell>
          <table:table-cell office:value-type="float" office:value="0.821065656817604" calcext:value-type="float">
            <text:p>0.821065656817604</text:p>
          </table:table-cell>
          <table:table-cell office:value-type="float" office:value="0.865192747887721" calcext:value-type="float">
            <text:p>0.865192747887721</text:p>
          </table:table-cell>
          <table:table-cell office:value-type="float" office:value="0.8712021" calcext:value-type="float">
            <text:p>0.8712021</text:p>
          </table:table-cell>
          <table:table-cell office:value-type="float" office:value="0.8720068" calcext:value-type="float">
            <text:p>0.8720068</text:p>
          </table:table-cell>
          <table:table-cell office:value-type="float" office:value="0.9298201" calcext:value-type="float">
            <text:p>0.9298201</text:p>
          </table:table-cell>
          <table:table-cell office:value-type="float" office:value="0.92745185" calcext:value-type="float">
            <text:p>0.92745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894814" calcext:value-type="float">
            <text:p>0.69894814</text:p>
          </table:table-cell>
          <table:table-cell office:value-type="float" office:value="0.71036243" calcext:value-type="float">
            <text:p>0.71036243</text:p>
          </table:table-cell>
          <table:table-cell office:value-type="float" office:value="0.897472873781411" calcext:value-type="float">
            <text:p>0.897472873781411</text:p>
          </table:table-cell>
          <table:table-cell office:value-type="float" office:value="0.854610353117732" calcext:value-type="float">
            <text:p>0.854610353117732</text:p>
          </table:table-cell>
          <table:table-cell office:value-type="float" office:value="0.8676354" calcext:value-type="float">
            <text:p>0.8676354</text:p>
          </table:table-cell>
          <table:table-cell office:value-type="float" office:value="0.8590433" calcext:value-type="float">
            <text:p>0.8590433</text:p>
          </table:table-cell>
          <table:table-cell office:value-type="float" office:value="0.9249773" calcext:value-type="float">
            <text:p>0.9249773</text:p>
          </table:table-cell>
          <table:table-cell office:value-type="float" office:value="0.9145297" calcext:value-type="float">
            <text:p>0.91452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912755" calcext:value-type="float">
            <text:p>0.69912755</text:p>
          </table:table-cell>
          <table:table-cell office:value-type="float" office:value="0.7092098" calcext:value-type="float">
            <text:p>0.7092098</text:p>
          </table:table-cell>
          <table:table-cell office:value-type="float" office:value="0.796636937496651" calcext:value-type="float">
            <text:p>0.796636937496651</text:p>
          </table:table-cell>
          <table:table-cell office:value-type="float" office:value="0.713178476931397" calcext:value-type="float">
            <text:p>0.713178476931397</text:p>
          </table:table-cell>
          <table:table-cell office:value-type="float" office:value="0.9075297" calcext:value-type="float">
            <text:p>0.9075297</text:p>
          </table:table-cell>
          <table:table-cell office:value-type="float" office:value="0.8317577" calcext:value-type="float">
            <text:p>0.8317577</text:p>
          </table:table-cell>
          <table:table-cell office:value-type="float" office:value="0.95078355" calcext:value-type="float">
            <text:p>0.95078355</text:p>
          </table:table-cell>
          <table:table-cell office:value-type="float" office:value="0.90149474" calcext:value-type="float">
            <text:p>0.901494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02639" calcext:value-type="float">
            <text:p>0.7202639</text:p>
          </table:table-cell>
          <table:table-cell office:value-type="float" office:value="0.7081754" calcext:value-type="float">
            <text:p>0.7081754</text:p>
          </table:table-cell>
          <table:table-cell office:value-type="float" office:value="0.737480015279617" calcext:value-type="float">
            <text:p>0.737480015279617</text:p>
          </table:table-cell>
          <table:table-cell office:value-type="float" office:value="0.717283297089006" calcext:value-type="float">
            <text:p>0.717283297089006</text:p>
          </table:table-cell>
          <table:table-cell office:value-type="float" office:value="0.7019815" calcext:value-type="float">
            <text:p>0.7019815</text:p>
          </table:table-cell>
          <table:table-cell office:value-type="float" office:value="0.7274271" calcext:value-type="float">
            <text:p>0.7274271</text:p>
          </table:table-cell>
          <table:table-cell office:value-type="float" office:value="0.80457413" calcext:value-type="float">
            <text:p>0.80457413</text:p>
          </table:table-cell>
          <table:table-cell office:value-type="float" office:value="0.8249399" calcext:value-type="float">
            <text:p>0.82493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856466" calcext:value-type="float">
            <text:p>0.68856466</text:p>
          </table:table-cell>
          <table:table-cell office:value-type="float" office:value="0.7075796" calcext:value-type="float">
            <text:p>0.7075796</text:p>
          </table:table-cell>
          <table:table-cell office:value-type="float" office:value="0.714144245545047" calcext:value-type="float">
            <text:p>0.714144245545047</text:p>
          </table:table-cell>
          <table:table-cell office:value-type="float" office:value="0.628840441117986" calcext:value-type="float">
            <text:p>0.628840441117986</text:p>
          </table:table-cell>
          <table:table-cell office:value-type="float" office:value="0.8886394" calcext:value-type="float">
            <text:p>0.8886394</text:p>
          </table:table-cell>
          <table:table-cell office:value-type="float" office:value="0.8905746" calcext:value-type="float">
            <text:p>0.8905746</text:p>
          </table:table-cell>
          <table:table-cell office:value-type="float" office:value="0.939172" calcext:value-type="float">
            <text:p>0.939172</text:p>
          </table:table-cell>
          <table:table-cell office:value-type="float" office:value="0.938723" calcext:value-type="float">
            <text:p>0.9387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70888" calcext:value-type="float">
            <text:p>0.7170888</text:p>
          </table:table-cell>
          <table:table-cell office:value-type="float" office:value="0.7055689" calcext:value-type="float">
            <text:p>0.7055689</text:p>
          </table:table-cell>
          <table:table-cell office:value-type="float" office:value="0.712794056398957" calcext:value-type="float">
            <text:p>0.712794056398957</text:p>
          </table:table-cell>
          <table:table-cell office:value-type="float" office:value="0.694984686973073" calcext:value-type="float">
            <text:p>0.694984686973073</text:p>
          </table:table-cell>
          <table:table-cell office:value-type="float" office:value="0.74517834" calcext:value-type="float">
            <text:p>0.74517834</text:p>
          </table:table-cell>
          <table:table-cell office:value-type="float" office:value="0.75307107" calcext:value-type="float">
            <text:p>0.75307107</text:p>
          </table:table-cell>
          <table:table-cell office:value-type="float" office:value="0.84094673" calcext:value-type="float">
            <text:p>0.84094673</text:p>
          </table:table-cell>
          <table:table-cell office:value-type="float" office:value="0.844107" calcext:value-type="float">
            <text:p>0.844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12349" calcext:value-type="float">
            <text:p>0.6912349</text:p>
          </table:table-cell>
          <table:table-cell office:value-type="float" office:value="0.70346236" calcext:value-type="float">
            <text:p>0.70346236</text:p>
          </table:table-cell>
          <table:table-cell office:value-type="float" office:value="0.788076085930265" calcext:value-type="float">
            <text:p>0.788076085930265</text:p>
          </table:table-cell>
          <table:table-cell office:value-type="float" office:value="0.900148641795432" calcext:value-type="float">
            <text:p>0.900148641795432</text:p>
          </table:table-cell>
          <table:table-cell office:value-type="float" office:value="0.68573314" calcext:value-type="float">
            <text:p>0.68573314</text:p>
          </table:table-cell>
          <table:table-cell office:value-type="float" office:value="0.8502689" calcext:value-type="float">
            <text:p>0.8502689</text:p>
          </table:table-cell>
          <table:table-cell office:value-type="float" office:value="0.79549456" calcext:value-type="float">
            <text:p>0.79549456</text:p>
          </table:table-cell>
          <table:table-cell office:value-type="float" office:value="0.9095485" calcext:value-type="float">
            <text:p>0.9095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12349" calcext:value-type="float">
            <text:p>0.6912349</text:p>
          </table:table-cell>
          <table:table-cell office:value-type="float" office:value="0.7016011" calcext:value-type="float">
            <text:p>0.7016011</text:p>
          </table:table-cell>
          <table:table-cell office:value-type="float" office:value="0.788076085930265" calcext:value-type="float">
            <text:p>0.788076085930265</text:p>
          </table:table-cell>
          <table:table-cell office:value-type="float" office:value="0.900148645968544" calcext:value-type="float">
            <text:p>0.900148645968544</text:p>
          </table:table-cell>
          <table:table-cell office:value-type="float" office:value="0.68573314" calcext:value-type="float">
            <text:p>0.68573314</text:p>
          </table:table-cell>
          <table:table-cell office:value-type="float" office:value="0.8502689" calcext:value-type="float">
            <text:p>0.8502689</text:p>
          </table:table-cell>
          <table:table-cell office:value-type="float" office:value="0.7938886" calcext:value-type="float">
            <text:p>0.7938886</text:p>
          </table:table-cell>
          <table:table-cell office:value-type="float" office:value="0.9095485" calcext:value-type="float">
            <text:p>0.9095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349631" calcext:value-type="float">
            <text:p>0.7349631</text:p>
          </table:table-cell>
          <table:table-cell office:value-type="float" office:value="0.7001477" calcext:value-type="float">
            <text:p>0.7001477</text:p>
          </table:table-cell>
          <table:table-cell office:value-type="float" office:value="0.767041810031926" calcext:value-type="float">
            <text:p>0.767041810031926</text:p>
          </table:table-cell>
          <table:table-cell office:value-type="float" office:value="0.659464415659835" calcext:value-type="float">
            <text:p>0.659464415659835</text:p>
          </table:table-cell>
          <table:table-cell office:value-type="float" office:value="0.8017173" calcext:value-type="float">
            <text:p>0.8017173</text:p>
          </table:table-cell>
          <table:table-cell office:value-type="float" office:value="0.76603454" calcext:value-type="float">
            <text:p>0.76603454</text:p>
          </table:table-cell>
          <table:table-cell office:value-type="float" office:value="0.8838844" calcext:value-type="float">
            <text:p>0.8838844</text:p>
          </table:table-cell>
          <table:table-cell office:value-type="float" office:value="0.8371778" calcext:value-type="float">
            <text:p>0.83717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7643" calcext:value-type="float">
            <text:p>0.697643</text:p>
          </table:table-cell>
          <table:table-cell office:value-type="float" office:value="0.6995909" calcext:value-type="float">
            <text:p>0.6995909</text:p>
          </table:table-cell>
          <table:table-cell office:value-type="float" office:value="0.774203835416373" calcext:value-type="float">
            <text:p>0.774203835416373</text:p>
          </table:table-cell>
          <table:table-cell office:value-type="float" office:value="0.856505066904398" calcext:value-type="float">
            <text:p>0.856505066904398</text:p>
          </table:table-cell>
          <table:table-cell office:value-type="float" office:value="0.7531044" calcext:value-type="float">
            <text:p>0.7531044</text:p>
          </table:table-cell>
          <table:table-cell office:value-type="float" office:value="0.839683" calcext:value-type="float">
            <text:p>0.839683</text:p>
          </table:table-cell>
          <table:table-cell office:value-type="float" office:value="0.8477729" calcext:value-type="float">
            <text:p>0.8477729</text:p>
          </table:table-cell>
          <table:table-cell office:value-type="float" office:value="0.90607154" calcext:value-type="float">
            <text:p>0.90607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956764" calcext:value-type="float">
            <text:p>0.66956764</text:p>
          </table:table-cell>
          <table:table-cell office:value-type="float" office:value="0.6994534" calcext:value-type="float">
            <text:p>0.6994534</text:p>
          </table:table-cell>
          <table:table-cell office:value-type="float" office:value="0.852048140998741" calcext:value-type="float">
            <text:p>0.852048140998741</text:p>
          </table:table-cell>
          <table:table-cell office:value-type="float" office:value="0.962509794153342" calcext:value-type="float">
            <text:p>0.962509794153342</text:p>
          </table:table-cell>
          <table:table-cell office:value-type="float" office:value="0.723646" calcext:value-type="float">
            <text:p>0.723646</text:p>
          </table:table-cell>
          <table:table-cell office:value-type="float" office:value="0.84936315" calcext:value-type="float">
            <text:p>0.84936315</text:p>
          </table:table-cell>
          <table:table-cell office:value-type="float" office:value="0.82687813" calcext:value-type="float">
            <text:p>0.82687813</text:p>
          </table:table-cell>
          <table:table-cell office:value-type="float" office:value="0.9014041" calcext:value-type="float">
            <text:p>0.9014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3667103" calcext:value-type="float">
            <text:p>0.73667103</text:p>
          </table:table-cell>
          <table:table-cell office:value-type="float" office:value="0.69864786" calcext:value-type="float">
            <text:p>0.69864786</text:p>
          </table:table-cell>
          <table:table-cell office:value-type="float" office:value="0.65526679558893" calcext:value-type="float">
            <text:p>0.65526679558893</text:p>
          </table:table-cell>
          <table:table-cell office:value-type="float" office:value="0.633454933506652" calcext:value-type="float">
            <text:p>0.633454933506652</text:p>
          </table:table-cell>
          <table:table-cell office:value-type="float" office:value="0.8731836" calcext:value-type="float">
            <text:p>0.8731836</text:p>
          </table:table-cell>
          <table:table-cell office:value-type="float" office:value="0.8313615" calcext:value-type="float">
            <text:p>0.8313615</text:p>
          </table:table-cell>
          <table:table-cell office:value-type="float" office:value="0.92801803" calcext:value-type="float">
            <text:p>0.92801803</text:p>
          </table:table-cell>
          <table:table-cell office:value-type="float" office:value="0.90108025" calcext:value-type="float">
            <text:p>0.90108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22943" calcext:value-type="float">
            <text:p>0.6922943</text:p>
          </table:table-cell>
          <table:table-cell office:value-type="float" office:value="0.69744474" calcext:value-type="float">
            <text:p>0.69744474</text:p>
          </table:table-cell>
          <table:table-cell office:value-type="float" office:value="0.838410031161158" calcext:value-type="float">
            <text:p>0.838410031161158</text:p>
          </table:table-cell>
          <table:table-cell office:value-type="float" office:value="0.850727031064002" calcext:value-type="float">
            <text:p>0.850727031064002</text:p>
          </table:table-cell>
          <table:table-cell office:value-type="float" office:value="0.89471596" calcext:value-type="float">
            <text:p>0.89471596</text:p>
          </table:table-cell>
          <table:table-cell office:value-type="float" office:value="0.79581094" calcext:value-type="float">
            <text:p>0.79581094</text:p>
          </table:table-cell>
          <table:table-cell office:value-type="float" office:value="0.9418875" calcext:value-type="float">
            <text:p>0.9418875</text:p>
          </table:table-cell>
          <table:table-cell office:value-type="float" office:value="0.8768233" calcext:value-type="float">
            <text:p>0.8768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61283" calcext:value-type="float">
            <text:p>0.6861283</text:p>
          </table:table-cell>
          <table:table-cell office:value-type="float" office:value="0.69580024" calcext:value-type="float">
            <text:p>0.69580024</text:p>
          </table:table-cell>
          <table:table-cell office:value-type="float" office:value="0.93420205575496" calcext:value-type="float">
            <text:p>0.93420205575496</text:p>
          </table:table-cell>
          <table:table-cell office:value-type="float" office:value="0.772518200792441" calcext:value-type="float">
            <text:p>0.772518200792441</text:p>
          </table:table-cell>
          <table:table-cell office:value-type="float" office:value="0.75865257" calcext:value-type="float">
            <text:p>0.75865257</text:p>
          </table:table-cell>
          <table:table-cell office:value-type="float" office:value="0.7154826" calcext:value-type="float">
            <text:p>0.7154826</text:p>
          </table:table-cell>
          <table:table-cell office:value-type="float" office:value="0.8536168" calcext:value-type="float">
            <text:p>0.8536168</text:p>
          </table:table-cell>
          <table:table-cell office:value-type="float" office:value="0.8189471" calcext:value-type="float">
            <text:p>0.81894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97677" calcext:value-type="float">
            <text:p>0.6897677</text:p>
          </table:table-cell>
          <table:table-cell office:value-type="float" office:value="0.69467765" calcext:value-type="float">
            <text:p>0.69467765</text:p>
          </table:table-cell>
          <table:table-cell office:value-type="float" office:value="0.712842744806486" calcext:value-type="float">
            <text:p>0.712842744806486</text:p>
          </table:table-cell>
          <table:table-cell office:value-type="float" office:value="0.664821872308043" calcext:value-type="float">
            <text:p>0.664821872308043</text:p>
          </table:table-cell>
          <table:table-cell office:value-type="float" office:value="0.88203436" calcext:value-type="float">
            <text:p>0.88203436</text:p>
          </table:table-cell>
          <table:table-cell office:value-type="float" office:value="0.853156" calcext:value-type="float">
            <text:p>0.853156</text:p>
          </table:table-cell>
          <table:table-cell office:value-type="float" office:value="0.93480206" calcext:value-type="float">
            <text:p>0.93480206</text:p>
          </table:table-cell>
          <table:table-cell office:value-type="float" office:value="0.91446644" calcext:value-type="float">
            <text:p>0.914466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956764" calcext:value-type="float">
            <text:p>0.66956764</text:p>
          </table:table-cell>
          <table:table-cell office:value-type="float" office:value="0.692244" calcext:value-type="float">
            <text:p>0.692244</text:p>
          </table:table-cell>
          <table:table-cell office:value-type="float" office:value="0.852048140998741" calcext:value-type="float">
            <text:p>0.852048140998741</text:p>
          </table:table-cell>
          <table:table-cell office:value-type="float" office:value="0.962509810845792" calcext:value-type="float">
            <text:p>0.962509810845792</text:p>
          </table:table-cell>
          <table:table-cell office:value-type="float" office:value="0.723646" calcext:value-type="float">
            <text:p>0.723646</text:p>
          </table:table-cell>
          <table:table-cell office:value-type="float" office:value="0.84936315" calcext:value-type="float">
            <text:p>0.84936315</text:p>
          </table:table-cell>
          <table:table-cell office:value-type="float" office:value="0.82289404" calcext:value-type="float">
            <text:p>0.82289404</text:p>
          </table:table-cell>
          <table:table-cell office:value-type="float" office:value="0.9014041" calcext:value-type="float">
            <text:p>0.9014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47264" calcext:value-type="float">
            <text:p>0.7447264</text:p>
          </table:table-cell>
          <table:table-cell office:value-type="float" office:value="0.6887828" calcext:value-type="float">
            <text:p>0.6887828</text:p>
          </table:table-cell>
          <table:table-cell office:value-type="float" office:value="0.999998965581888" calcext:value-type="float">
            <text:p>0.999998965581888</text:p>
          </table:table-cell>
          <table:table-cell office:value-type="float" office:value="1.81920624787143" calcext:value-type="float">
            <text:p>1.81920624787143</text:p>
          </table:table-cell>
          <table:table-cell office:value-type="float" office:value="0.9088507" calcext:value-type="float">
            <text:p>0.9088507</text:p>
          </table:table-cell>
          <table:table-cell office:value-type="float" office:value="0.83379567" calcext:value-type="float">
            <text:p>0.83379567</text:p>
          </table:table-cell>
          <table:table-cell office:value-type="float" office:value="0.9496772" calcext:value-type="float">
            <text:p>0.9496772</text:p>
          </table:table-cell>
          <table:table-cell office:value-type="float" office:value="0.9020623" calcext:value-type="float">
            <text:p>0.90206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51845" calcext:value-type="float">
            <text:p>0.6351845</text:p>
          </table:table-cell>
          <table:table-cell office:value-type="float" office:value="0.6821734" calcext:value-type="float">
            <text:p>0.6821734</text:p>
          </table:table-cell>
          <table:table-cell office:value-type="float" office:value="0.983200699976676" calcext:value-type="float">
            <text:p>0.983200699976676</text:p>
          </table:table-cell>
          <table:table-cell office:value-type="float" office:value="1.02276002258417" calcext:value-type="float">
            <text:p>1.02276002258417</text:p>
          </table:table-cell>
          <table:table-cell office:value-type="float" office:value="0.88546896" calcext:value-type="float">
            <text:p>0.88546896</text:p>
          </table:table-cell>
          <table:table-cell office:value-type="float" office:value="0.8344749" calcext:value-type="float">
            <text:p>0.8344749</text:p>
          </table:table-cell>
          <table:table-cell office:value-type="float" office:value="0.93779707" calcext:value-type="float">
            <text:p>0.93779707</text:p>
          </table:table-cell>
          <table:table-cell office:value-type="float" office:value="0.89455914" calcext:value-type="float">
            <text:p>0.89455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20398" calcext:value-type="float">
            <text:p>0.6320398</text:p>
          </table:table-cell>
          <table:table-cell office:value-type="float" office:value="0.68115914" calcext:value-type="float">
            <text:p>0.68115914</text:p>
          </table:table-cell>
          <table:table-cell office:value-type="float" office:value="1.05828223493664" calcext:value-type="float">
            <text:p>1.05828223493664</text:p>
          </table:table-cell>
          <table:table-cell office:value-type="float" office:value="0.829211410632064" calcext:value-type="float">
            <text:p>0.829211410632064</text:p>
          </table:table-cell>
          <table:table-cell office:value-type="float" office:value="0.88797885" calcext:value-type="float">
            <text:p>0.88797885</text:p>
          </table:table-cell>
          <table:table-cell office:value-type="float" office:value="0.8133031" calcext:value-type="float">
            <text:p>0.8133031</text:p>
          </table:table-cell>
          <table:table-cell office:value-type="float" office:value="0.9379124" calcext:value-type="float">
            <text:p>0.9379124</text:p>
          </table:table-cell>
          <table:table-cell office:value-type="float" office:value="0.86414886" calcext:value-type="float">
            <text:p>0.86414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97677" calcext:value-type="float">
            <text:p>0.6897677</text:p>
          </table:table-cell>
          <table:table-cell office:value-type="float" office:value="0.6796687" calcext:value-type="float">
            <text:p>0.6796687</text:p>
          </table:table-cell>
          <table:table-cell office:value-type="float" office:value="0.712842744806486" calcext:value-type="float">
            <text:p>0.712842744806486</text:p>
          </table:table-cell>
          <table:table-cell office:value-type="float" office:value="0.664821874512706" calcext:value-type="float">
            <text:p>0.664821874512706</text:p>
          </table:table-cell>
          <table:table-cell office:value-type="float" office:value="0.88203436" calcext:value-type="float">
            <text:p>0.88203436</text:p>
          </table:table-cell>
          <table:table-cell office:value-type="float" office:value="0.853156" calcext:value-type="float">
            <text:p>0.853156</text:p>
          </table:table-cell>
          <table:table-cell office:value-type="float" office:value="0.93229955" calcext:value-type="float">
            <text:p>0.93229955</text:p>
          </table:table-cell>
          <table:table-cell office:value-type="float" office:value="0.91446644" calcext:value-type="float">
            <text:p>0.914466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451614" calcext:value-type="float">
            <text:p>0.67451614</text:p>
          </table:table-cell>
          <table:table-cell office:value-type="float" office:value="0.6788541" calcext:value-type="float">
            <text:p>0.6788541</text:p>
          </table:table-cell>
          <table:table-cell office:value-type="float" office:value="0.796088095548772" calcext:value-type="float">
            <text:p>0.796088095548772</text:p>
          </table:table-cell>
          <table:table-cell office:value-type="float" office:value="0.76593497840385" calcext:value-type="float">
            <text:p>0.76593497840385</text:p>
          </table:table-cell>
          <table:table-cell office:value-type="float" office:value="0.9100396" calcext:value-type="float">
            <text:p>0.9100396</text:p>
          </table:table-cell>
          <table:table-cell office:value-type="float" office:value="0.8434758" calcext:value-type="float">
            <text:p>0.8434758</text:p>
          </table:table-cell>
          <table:table-cell office:value-type="float" office:value="0.9507767" calcext:value-type="float">
            <text:p>0.9507767</text:p>
          </table:table-cell>
          <table:table-cell office:value-type="float" office:value="0.9031849" calcext:value-type="float">
            <text:p>0.90318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51845" calcext:value-type="float">
            <text:p>0.6351845</text:p>
          </table:table-cell>
          <table:table-cell office:value-type="float" office:value="0.6778104" calcext:value-type="float">
            <text:p>0.6778104</text:p>
          </table:table-cell>
          <table:table-cell office:value-type="float" office:value="0.983200699976676" calcext:value-type="float">
            <text:p>0.983200699976676</text:p>
          </table:table-cell>
          <table:table-cell office:value-type="float" office:value="1.02276005203217" calcext:value-type="float">
            <text:p>1.02276005203217</text:p>
          </table:table-cell>
          <table:table-cell office:value-type="float" office:value="0.88546896" calcext:value-type="float">
            <text:p>0.88546896</text:p>
          </table:table-cell>
          <table:table-cell office:value-type="float" office:value="0.8344749" calcext:value-type="float">
            <text:p>0.8344749</text:p>
          </table:table-cell>
          <table:table-cell office:value-type="float" office:value="0.9346822" calcext:value-type="float">
            <text:p>0.9346822</text:p>
          </table:table-cell>
          <table:table-cell office:value-type="float" office:value="0.89455914" calcext:value-type="float">
            <text:p>0.89455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67884" calcext:value-type="float">
            <text:p>0.6767884</text:p>
          </table:table-cell>
          <table:table-cell office:value-type="float" office:value="0.6764764" calcext:value-type="float">
            <text:p>0.6764764</text:p>
          </table:table-cell>
          <table:table-cell office:value-type="float" office:value="0.694776293781301" calcext:value-type="float">
            <text:p>0.694776293781301</text:p>
          </table:table-cell>
          <table:table-cell office:value-type="float" office:value="1.11974621779695" calcext:value-type="float">
            <text:p>1.11974621779695</text:p>
          </table:table-cell>
          <table:table-cell office:value-type="float" office:value="0.91598415" calcext:value-type="float">
            <text:p>0.91598415</text:p>
          </table:table-cell>
          <table:table-cell office:value-type="float" office:value="0.89085764" calcext:value-type="float">
            <text:p>0.89085764</text:p>
          </table:table-cell>
          <table:table-cell office:value-type="float" office:value="0.95444274" calcext:value-type="float">
            <text:p>0.95444274</text:p>
          </table:table-cell>
          <table:table-cell office:value-type="float" office:value="0.9258001" calcext:value-type="float">
            <text:p>0.925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077836" calcext:value-type="float">
            <text:p>0.71077836</text:p>
          </table:table-cell>
          <table:table-cell office:value-type="float" office:value="0.6731721" calcext:value-type="float">
            <text:p>0.6731721</text:p>
          </table:table-cell>
          <table:table-cell office:value-type="float" office:value="0.799508929741879" calcext:value-type="float">
            <text:p>0.799508929741879</text:p>
          </table:table-cell>
          <table:table-cell office:value-type="float" office:value="0.820679453909003" calcext:value-type="float">
            <text:p>0.820679453909003</text:p>
          </table:table-cell>
          <table:table-cell office:value-type="float" office:value="0.84874505" calcext:value-type="float">
            <text:p>0.84874505</text:p>
          </table:table-cell>
          <table:table-cell office:value-type="float" office:value="0.79207474" calcext:value-type="float">
            <text:p>0.79207474</text:p>
          </table:table-cell>
          <table:table-cell office:value-type="float" office:value="0.91420466" calcext:value-type="float">
            <text:p>0.91420466</text:p>
          </table:table-cell>
          <table:table-cell office:value-type="float" office:value="0.8578423" calcext:value-type="float">
            <text:p>0.8578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78883" calcext:value-type="float">
            <text:p>0.6578883</text:p>
          </table:table-cell>
          <table:table-cell office:value-type="float" office:value="0.6722859" calcext:value-type="float">
            <text:p>0.6722859</text:p>
          </table:table-cell>
          <table:table-cell office:value-type="float" office:value="0.956088739989535" calcext:value-type="float">
            <text:p>0.956088739989535</text:p>
          </table:table-cell>
          <table:table-cell office:value-type="float" office:value="1.12431505287024" calcext:value-type="float">
            <text:p>1.12431505287024</text:p>
          </table:table-cell>
          <table:table-cell office:value-type="float" office:value="0.8926024" calcext:value-type="float">
            <text:p>0.8926024</text:p>
          </table:table-cell>
          <table:table-cell office:value-type="float" office:value="0.8681574" calcext:value-type="float">
            <text:p>0.8681574</text:p>
          </table:table-cell>
          <table:table-cell office:value-type="float" office:value="0.9395199" calcext:value-type="float">
            <text:p>0.9395199</text:p>
          </table:table-cell>
          <table:table-cell office:value-type="float" office:value="0.9258015" calcext:value-type="float">
            <text:p>0.9258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02148" calcext:value-type="float">
            <text:p>0.6902148</text:p>
          </table:table-cell>
          <table:table-cell office:value-type="float" office:value="0.6713533" calcext:value-type="float">
            <text:p>0.6713533</text:p>
          </table:table-cell>
          <table:table-cell office:value-type="float" office:value="0.830495356163761" calcext:value-type="float">
            <text:p>0.830495356163761</text:p>
          </table:table-cell>
          <table:table-cell office:value-type="float" office:value="1.07097040063639" calcext:value-type="float">
            <text:p>1.07097040063639</text:p>
          </table:table-cell>
          <table:table-cell office:value-type="float" office:value="0.736856" calcext:value-type="float">
            <text:p>0.736856</text:p>
          </table:table-cell>
          <table:table-cell office:value-type="float" office:value="0.7409001" calcext:value-type="float">
            <text:p>0.7409001</text:p>
          </table:table-cell>
          <table:table-cell office:value-type="float" office:value="0.83771664" calcext:value-type="float">
            <text:p>0.83771664</text:p>
          </table:table-cell>
          <table:table-cell office:value-type="float" office:value="0.8363248" calcext:value-type="float">
            <text:p>0.8363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77292" calcext:value-type="float">
            <text:p>0.6577292</text:p>
          </table:table-cell>
          <table:table-cell office:value-type="float" office:value="0.67013174" calcext:value-type="float">
            <text:p>0.67013174</text:p>
          </table:table-cell>
          <table:table-cell office:value-type="float" office:value="1.09591003330443" calcext:value-type="float">
            <text:p>1.09591003330443</text:p>
          </table:table-cell>
          <table:table-cell office:value-type="float" office:value="0.854881073398666" calcext:value-type="float">
            <text:p>0.854881073398666</text:p>
          </table:table-cell>
          <table:table-cell office:value-type="float" office:value="0.91505945" calcext:value-type="float">
            <text:p>0.91505945</text:p>
          </table:table-cell>
          <table:table-cell office:value-type="float" office:value="0.90942544" calcext:value-type="float">
            <text:p>0.90942544</text:p>
          </table:table-cell>
          <table:table-cell office:value-type="float" office:value="0.9538536" calcext:value-type="float">
            <text:p>0.9538536</text:p>
          </table:table-cell>
          <table:table-cell office:value-type="float" office:value="0.9504351" calcext:value-type="float">
            <text:p>0.9504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455405" calcext:value-type="float">
            <text:p>0.6455405</text:p>
          </table:table-cell>
          <table:table-cell office:value-type="float" office:value="0.6690832" calcext:value-type="float">
            <text:p>0.6690832</text:p>
          </table:table-cell>
          <table:table-cell office:value-type="float" office:value="0.818976050778958" calcext:value-type="float">
            <text:p>0.818976050778958</text:p>
          </table:table-cell>
          <table:table-cell office:value-type="float" office:value="0.842354693926152" calcext:value-type="float">
            <text:p>0.842354693926152</text:p>
          </table:table-cell>
          <table:table-cell office:value-type="float" office:value="0.7694848" calcext:value-type="float">
            <text:p>0.7694848</text:p>
          </table:table-cell>
          <table:table-cell office:value-type="float" office:value="0.811152" calcext:value-type="float">
            <text:p>0.811152</text:p>
          </table:table-cell>
          <table:table-cell office:value-type="float" office:value="0.8615935" calcext:value-type="float">
            <text:p>0.8615935</text:p>
          </table:table-cell>
          <table:table-cell office:value-type="float" office:value="0.8824507" calcext:value-type="float">
            <text:p>0.88245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02148" calcext:value-type="float">
            <text:p>0.6902148</text:p>
          </table:table-cell>
          <table:table-cell office:value-type="float" office:value="0.66895753" calcext:value-type="float">
            <text:p>0.66895753</text:p>
          </table:table-cell>
          <table:table-cell office:value-type="float" office:value="0.830495356163761" calcext:value-type="float">
            <text:p>0.830495356163761</text:p>
          </table:table-cell>
          <table:table-cell office:value-type="float" office:value="1.0709704313442" calcext:value-type="float">
            <text:p>1.0709704313442</text:p>
          </table:table-cell>
          <table:table-cell office:value-type="float" office:value="0.736856" calcext:value-type="float">
            <text:p>0.736856</text:p>
          </table:table-cell>
          <table:table-cell office:value-type="float" office:value="0.7409001" calcext:value-type="float">
            <text:p>0.7409001</text:p>
          </table:table-cell>
          <table:table-cell office:value-type="float" office:value="0.8358139" calcext:value-type="float">
            <text:p>0.8358139</text:p>
          </table:table-cell>
          <table:table-cell office:value-type="float" office:value="0.8363248" calcext:value-type="float">
            <text:p>0.8363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77292" calcext:value-type="float">
            <text:p>0.6577292</text:p>
          </table:table-cell>
          <table:table-cell office:value-type="float" office:value="0.66887975" calcext:value-type="float">
            <text:p>0.66887975</text:p>
          </table:table-cell>
          <table:table-cell office:value-type="float" office:value="1.09591003330443" calcext:value-type="float">
            <text:p>1.09591003330443</text:p>
          </table:table-cell>
          <table:table-cell office:value-type="float" office:value="0.854881036234343" calcext:value-type="float">
            <text:p>0.854881036234343</text:p>
          </table:table-cell>
          <table:table-cell office:value-type="float" office:value="0.91505945" calcext:value-type="float">
            <text:p>0.91505945</text:p>
          </table:table-cell>
          <table:table-cell office:value-type="float" office:value="0.90942544" calcext:value-type="float">
            <text:p>0.90942544</text:p>
          </table:table-cell>
          <table:table-cell office:value-type="float" office:value="0.9535928" calcext:value-type="float">
            <text:p>0.9535928</text:p>
          </table:table-cell>
          <table:table-cell office:value-type="float" office:value="0.9504351" calcext:value-type="float">
            <text:p>0.9504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77292" calcext:value-type="float">
            <text:p>0.6577292</text:p>
          </table:table-cell>
          <table:table-cell office:value-type="float" office:value="0.66838574" calcext:value-type="float">
            <text:p>0.66838574</text:p>
          </table:table-cell>
          <table:table-cell office:value-type="float" office:value="1.09591003330443" calcext:value-type="float">
            <text:p>1.09591003330443</text:p>
          </table:table-cell>
          <table:table-cell office:value-type="float" office:value="0.854881092138303" calcext:value-type="float">
            <text:p>0.854881092138303</text:p>
          </table:table-cell>
          <table:table-cell office:value-type="float" office:value="0.91505945" calcext:value-type="float">
            <text:p>0.91505945</text:p>
          </table:table-cell>
          <table:table-cell office:value-type="float" office:value="0.90942544" calcext:value-type="float">
            <text:p>0.90942544</text:p>
          </table:table-cell>
          <table:table-cell office:value-type="float" office:value="0.9530873" calcext:value-type="float">
            <text:p>0.9530873</text:p>
          </table:table-cell>
          <table:table-cell office:value-type="float" office:value="0.9504351" calcext:value-type="float">
            <text:p>0.9504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921496" calcext:value-type="float">
            <text:p>0.66921496</text:p>
          </table:table-cell>
          <table:table-cell office:value-type="float" office:value="0.6670437" calcext:value-type="float">
            <text:p>0.6670437</text:p>
          </table:table-cell>
          <table:table-cell office:value-type="float" office:value="0.796062315822896" calcext:value-type="float">
            <text:p>0.796062315822896</text:p>
          </table:table-cell>
          <table:table-cell office:value-type="float" office:value="0.788462079500428" calcext:value-type="float">
            <text:p>0.788462079500428</text:p>
          </table:table-cell>
          <table:table-cell office:value-type="float" office:value="0.74597096" calcext:value-type="float">
            <text:p>0.74597096</text:p>
          </table:table-cell>
          <table:table-cell office:value-type="float" office:value="0.7322389" calcext:value-type="float">
            <text:p>0.7322389</text:p>
          </table:table-cell>
          <table:table-cell office:value-type="float" office:value="0.8406976" calcext:value-type="float">
            <text:p>0.8406976</text:p>
          </table:table-cell>
          <table:table-cell office:value-type="float" office:value="0.8309065" calcext:value-type="float">
            <text:p>0.8309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8834054" calcext:value-type="float">
            <text:p>0.68834054</text:p>
          </table:table-cell>
          <table:table-cell office:value-type="float" office:value="0.6666843" calcext:value-type="float">
            <text:p>0.6666843</text:p>
          </table:table-cell>
          <table:table-cell office:value-type="float" office:value="1.00317476739163" calcext:value-type="float">
            <text:p>1.00317476739163</text:p>
          </table:table-cell>
          <table:table-cell office:value-type="float" office:value="1.50669344208515" calcext:value-type="float">
            <text:p>1.50669344208515</text:p>
          </table:table-cell>
          <table:table-cell office:value-type="float" office:value="0.6976222" calcext:value-type="float">
            <text:p>0.6976222</text:p>
          </table:table-cell>
          <table:table-cell office:value-type="float" office:value="0.8007925" calcext:value-type="float">
            <text:p>0.8007925</text:p>
          </table:table-cell>
          <table:table-cell office:value-type="float" office:value="0.8054641" calcext:value-type="float">
            <text:p>0.8054641</text:p>
          </table:table-cell>
          <table:table-cell office:value-type="float" office:value="0.87218064" calcext:value-type="float">
            <text:p>0.872180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809027" calcext:value-type="float">
            <text:p>0.6809027</text:p>
          </table:table-cell>
          <table:table-cell office:value-type="float" office:value="0.66506994" calcext:value-type="float">
            <text:p>0.66506994</text:p>
          </table:table-cell>
          <table:table-cell office:value-type="float" office:value="0.777150667526889" calcext:value-type="float">
            <text:p>0.777150667526889</text:p>
          </table:table-cell>
          <table:table-cell office:value-type="float" office:value="0.800909127159194" calcext:value-type="float">
            <text:p>0.800909127159194</text:p>
          </table:table-cell>
          <table:table-cell office:value-type="float" office:value="0.8601057" calcext:value-type="float">
            <text:p>0.8601057</text:p>
          </table:table-cell>
          <table:table-cell office:value-type="float" office:value="0.86045855" calcext:value-type="float">
            <text:p>0.86045855</text:p>
          </table:table-cell>
          <table:table-cell office:value-type="float" office:value="0.9231227" calcext:value-type="float">
            <text:p>0.9231227</text:p>
          </table:table-cell>
          <table:table-cell office:value-type="float" office:value="0.91884464" calcext:value-type="float">
            <text:p>0.91884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031396" calcext:value-type="float">
            <text:p>0.66031396</text:p>
          </table:table-cell>
          <table:table-cell office:value-type="float" office:value="0.65744174" calcext:value-type="float">
            <text:p>0.65744174</text:p>
          </table:table-cell>
          <table:table-cell office:value-type="float" office:value="0.741700924610302" calcext:value-type="float">
            <text:p>0.741700924610302</text:p>
          </table:table-cell>
          <table:table-cell office:value-type="float" office:value="0.761575417757979" calcext:value-type="float">
            <text:p>0.761575417757979</text:p>
          </table:table-cell>
          <table:table-cell office:value-type="float" office:value="0.9051519" calcext:value-type="float">
            <text:p>0.9051519</text:p>
          </table:table-cell>
          <table:table-cell office:value-type="float" office:value="0.88955563" calcext:value-type="float">
            <text:p>0.88955563</text:p>
          </table:table-cell>
          <table:table-cell office:value-type="float" office:value="0.94704497" calcext:value-type="float">
            <text:p>0.94704497</text:p>
          </table:table-cell>
          <table:table-cell office:value-type="float" office:value="0.9380414" calcext:value-type="float">
            <text:p>0.9380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18247" calcext:value-type="float">
            <text:p>0.6918247</text:p>
          </table:table-cell>
          <table:table-cell office:value-type="float" office:value="0.65611374" calcext:value-type="float">
            <text:p>0.65611374</text:p>
          </table:table-cell>
          <table:table-cell office:value-type="float" office:value="0.845025474445495" calcext:value-type="float">
            <text:p>0.845025474445495</text:p>
          </table:table-cell>
          <table:table-cell office:value-type="float" office:value="0.689857198351126" calcext:value-type="float">
            <text:p>0.689857198351126</text:p>
          </table:table-cell>
          <table:table-cell office:value-type="float" office:value="0.8656539" calcext:value-type="float">
            <text:p>0.8656539</text:p>
          </table:table-cell>
          <table:table-cell office:value-type="float" office:value="0.7950184" calcext:value-type="float">
            <text:p>0.7950184</text:p>
          </table:table-cell>
          <table:table-cell office:value-type="float" office:value="0.92293966" calcext:value-type="float">
            <text:p>0.92293966</text:p>
          </table:table-cell>
          <table:table-cell office:value-type="float" office:value="0.8756635" calcext:value-type="float">
            <text:p>0.87566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59535" calcext:value-type="float">
            <text:p>0.6559535</text:p>
          </table:table-cell>
          <table:table-cell office:value-type="float" office:value="0.6558977" calcext:value-type="float">
            <text:p>0.6558977</text:p>
          </table:table-cell>
          <table:table-cell office:value-type="float" office:value="0.773436631017254" calcext:value-type="float">
            <text:p>0.773436631017254</text:p>
          </table:table-cell>
          <table:table-cell office:value-type="float" office:value="0.677416665235945" calcext:value-type="float">
            <text:p>0.677416665235945</text:p>
          </table:table-cell>
          <table:table-cell office:value-type="float" office:value="0.89524436" calcext:value-type="float">
            <text:p>0.89524436</text:p>
          </table:table-cell>
          <table:table-cell office:value-type="float" office:value="0.851118" calcext:value-type="float">
            <text:p>0.851118</text:p>
          </table:table-cell>
          <table:table-cell office:value-type="float" office:value="0.94347006" calcext:value-type="float">
            <text:p>0.94347006</text:p>
          </table:table-cell>
          <table:table-cell office:value-type="float" office:value="0.91149795" calcext:value-type="float">
            <text:p>0.911497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179173" calcext:value-type="float">
            <text:p>0.67179173</text:p>
          </table:table-cell>
          <table:table-cell office:value-type="float" office:value="0.65391326" calcext:value-type="float">
            <text:p>0.65391326</text:p>
          </table:table-cell>
          <table:table-cell office:value-type="float" office:value="0.786897649719126" calcext:value-type="float">
            <text:p>0.786897649719126</text:p>
          </table:table-cell>
          <table:table-cell office:value-type="float" office:value="0.72708924797756" calcext:value-type="float">
            <text:p>0.72708924797756</text:p>
          </table:table-cell>
          <table:table-cell office:value-type="float" office:value="0.8926024" calcext:value-type="float">
            <text:p>0.8926024</text:p>
          </table:table-cell>
          <table:table-cell office:value-type="float" office:value="0.8657232" calcext:value-type="float">
            <text:p>0.8657232</text:p>
          </table:table-cell>
          <table:table-cell office:value-type="float" office:value="0.9391303" calcext:value-type="float">
            <text:p>0.9391303</text:p>
          </table:table-cell>
          <table:table-cell office:value-type="float" office:value="0.9235934" calcext:value-type="float">
            <text:p>0.92359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179173" calcext:value-type="float">
            <text:p>0.67179173</text:p>
          </table:table-cell>
          <table:table-cell office:value-type="float" office:value="0.65114784" calcext:value-type="float">
            <text:p>0.65114784</text:p>
          </table:table-cell>
          <table:table-cell office:value-type="float" office:value="0.786897649719126" calcext:value-type="float">
            <text:p>0.786897649719126</text:p>
          </table:table-cell>
          <table:table-cell office:value-type="float" office:value="0.727089241835998" calcext:value-type="float">
            <text:p>0.727089241835998</text:p>
          </table:table-cell>
          <table:table-cell office:value-type="float" office:value="0.8926024" calcext:value-type="float">
            <text:p>0.8926024</text:p>
          </table:table-cell>
          <table:table-cell office:value-type="float" office:value="0.8657232" calcext:value-type="float">
            <text:p>0.8657232</text:p>
          </table:table-cell>
          <table:table-cell office:value-type="float" office:value="0.9406413" calcext:value-type="float">
            <text:p>0.9406413</text:p>
          </table:table-cell>
          <table:table-cell office:value-type="float" office:value="0.9235934" calcext:value-type="float">
            <text:p>0.92359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66008" calcext:value-type="float">
            <text:p>0.6566008</text:p>
          </table:table-cell>
          <table:table-cell office:value-type="float" office:value="0.6503556" calcext:value-type="float">
            <text:p>0.6503556</text:p>
          </table:table-cell>
          <table:table-cell office:value-type="float" office:value="0.719221450656256" calcext:value-type="float">
            <text:p>0.719221450656256</text:p>
          </table:table-cell>
          <table:table-cell office:value-type="float" office:value="0.676363626669704" calcext:value-type="float">
            <text:p>0.676363626669704</text:p>
          </table:table-cell>
          <table:table-cell office:value-type="float" office:value="0.91175693" calcext:value-type="float">
            <text:p>0.91175693</text:p>
          </table:table-cell>
          <table:table-cell office:value-type="float" office:value="0.88955563" calcext:value-type="float">
            <text:p>0.88955563</text:p>
          </table:table-cell>
          <table:table-cell office:value-type="float" office:value="0.9519137" calcext:value-type="float">
            <text:p>0.9519137</text:p>
          </table:table-cell>
          <table:table-cell office:value-type="float" office:value="0.93879616" calcext:value-type="float">
            <text:p>0.938796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179173" calcext:value-type="float">
            <text:p>0.67179173</text:p>
          </table:table-cell>
          <table:table-cell office:value-type="float" office:value="0.6456634" calcext:value-type="float">
            <text:p>0.6456634</text:p>
          </table:table-cell>
          <table:table-cell office:value-type="float" office:value="0.786897649719126" calcext:value-type="float">
            <text:p>0.786897649719126</text:p>
          </table:table-cell>
          <table:table-cell office:value-type="float" office:value="0.727089247032705" calcext:value-type="float">
            <text:p>0.727089247032705</text:p>
          </table:table-cell>
          <table:table-cell office:value-type="float" office:value="0.8926024" calcext:value-type="float">
            <text:p>0.8926024</text:p>
          </table:table-cell>
          <table:table-cell office:value-type="float" office:value="0.8657232" calcext:value-type="float">
            <text:p>0.8657232</text:p>
          </table:table-cell>
          <table:table-cell office:value-type="float" office:value="0.93893075" calcext:value-type="float">
            <text:p>0.93893075</text:p>
          </table:table-cell>
          <table:table-cell office:value-type="float" office:value="0.9235934" calcext:value-type="float">
            <text:p>0.92359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35758" calcext:value-type="float">
            <text:p>0.6735758</text:p>
          </table:table-cell>
          <table:table-cell office:value-type="float" office:value="0.64550006" calcext:value-type="float">
            <text:p>0.64550006</text:p>
          </table:table-cell>
          <table:table-cell office:value-type="float" office:value="1.01623192427012" calcext:value-type="float">
            <text:p>1.01623192427012</text:p>
          </table:table-cell>
          <table:table-cell office:value-type="float" office:value="0.897404382219403" calcext:value-type="float">
            <text:p>0.897404382219403</text:p>
          </table:table-cell>
          <table:table-cell office:value-type="float" office:value="0.6331572" calcext:value-type="float">
            <text:p>0.6331572</text:p>
          </table:table-cell>
          <table:table-cell office:value-type="float" office:value="0.6744976" calcext:value-type="float">
            <text:p>0.6744976</text:p>
          </table:table-cell>
          <table:table-cell office:value-type="float" office:value="0.7522466" calcext:value-type="float">
            <text:p>0.7522466</text:p>
          </table:table-cell>
          <table:table-cell office:value-type="float" office:value="0.7803422" calcext:value-type="float">
            <text:p>0.7803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57989" calcext:value-type="float">
            <text:p>0.6857989</text:p>
          </table:table-cell>
          <table:table-cell office:value-type="float" office:value="0.6436546" calcext:value-type="float">
            <text:p>0.6436546</text:p>
          </table:table-cell>
          <table:table-cell office:value-type="float" office:value="0.840377951710952" calcext:value-type="float">
            <text:p>0.840377951710952</text:p>
          </table:table-cell>
          <table:table-cell office:value-type="float" office:value="0.722732529378788" calcext:value-type="float">
            <text:p>0.722732529378788</text:p>
          </table:table-cell>
          <table:table-cell office:value-type="float" office:value="0.88903564" calcext:value-type="float">
            <text:p>0.88903564</text:p>
          </table:table-cell>
          <table:table-cell office:value-type="float" office:value="0.85100484" calcext:value-type="float">
            <text:p>0.85100484</text:p>
          </table:table-cell>
          <table:table-cell office:value-type="float" office:value="0.93823946" calcext:value-type="float">
            <text:p>0.93823946</text:p>
          </table:table-cell>
          <table:table-cell office:value-type="float" office:value="0.91294193" calcext:value-type="float">
            <text:p>0.91294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759501" calcext:value-type="float">
            <text:p>0.6759501</text:p>
          </table:table-cell>
          <table:table-cell office:value-type="float" office:value="0.6117103" calcext:value-type="float">
            <text:p>0.6117103</text:p>
          </table:table-cell>
          <table:table-cell office:value-type="float" office:value="0.885008131600695" calcext:value-type="float">
            <text:p>0.885008131600695</text:p>
          </table:table-cell>
          <table:table-cell office:value-type="float" office:value="0.720100213467209" calcext:value-type="float">
            <text:p>0.720100213467209</text:p>
          </table:table-cell>
          <table:table-cell office:value-type="float" office:value="0.78335536" calcext:value-type="float">
            <text:p>0.78335536</text:p>
          </table:table-cell>
          <table:table-cell office:value-type="float" office:value="0.76133597" calcext:value-type="float">
            <text:p>0.76133597</text:p>
          </table:table-cell>
          <table:table-cell office:value-type="float" office:value="0.8709964" calcext:value-type="float">
            <text:p>0.8709964</text:p>
          </table:table-cell>
          <table:table-cell office:value-type="float" office:value="0.8488208" calcext:value-type="float">
            <text:p>0.84882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721785" calcext:value-type="float">
            <text:p>0.6721785</text:p>
          </table:table-cell>
          <table:table-cell office:value-type="float" office:value="0.5862083" calcext:value-type="float">
            <text:p>0.5862083</text:p>
          </table:table-cell>
          <table:table-cell office:value-type="float" office:value="0.879409622579197" calcext:value-type="float">
            <text:p>0.879409622579197</text:p>
          </table:table-cell>
          <table:table-cell office:value-type="float" office:value="0.863615962126768" calcext:value-type="float">
            <text:p>0.863615962126768</text:p>
          </table:table-cell>
          <table:table-cell office:value-type="float" office:value="0.81638044" calcext:value-type="float">
            <text:p>0.81638044</text:p>
          </table:table-cell>
          <table:table-cell office:value-type="float" office:value="0.8156241" calcext:value-type="float">
            <text:p>0.8156241</text:p>
          </table:table-cell>
          <table:table-cell office:value-type="float" office:value="0.8937552" calcext:value-type="float">
            <text:p>0.8937552</text:p>
          </table:table-cell>
          <table:table-cell office:value-type="float" office:value="0.89025074" calcext:value-type="float">
            <text:p>0.890250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74802" calcext:value-type="float">
            <text:p>0.49974802</text:p>
          </table:table-cell>
          <table:table-cell office:value-type="float" office:value="0.5088947" calcext:value-type="float">
            <text:p>0.5088947</text:p>
          </table:table-cell>
          <table:table-cell office:value-type="float" office:value="0.693277617284336" calcext:value-type="float">
            <text:p>0.693277617284336</text:p>
          </table:table-cell>
          <table:table-cell office:value-type="float" office:value="0.694991301750097" calcext:value-type="float">
            <text:p>0.69499130175009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7732804" calcext:value-type="float">
            <text:p>0.27732804</text:p>
          </table:table-cell>
          <table:table-cell office:value-type="float" office:value="0" calcext:value-type="float">
            <text:p>0</text:p>
          </table:table-cell>
          <table:table-cell office:value-type="float" office:value="0.205638" calcext:value-type="float">
            <text:p>0.2056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8172" calcext:value-type="float">
            <text:p>0.5008172</text:p>
          </table:table-cell>
          <table:table-cell office:value-type="float" office:value="0.50772953" calcext:value-type="float">
            <text:p>0.50772953</text:p>
          </table:table-cell>
          <table:table-cell office:value-type="float" office:value="0.693207049737596" calcext:value-type="float">
            <text:p>0.693207049737596</text:p>
          </table:table-cell>
          <table:table-cell office:value-type="float" office:value="0.696451058318467" calcext:value-type="float">
            <text:p>0.69645105831846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37487" calcext:value-type="float">
            <text:p>0.49937487</text:p>
          </table:table-cell>
          <table:table-cell office:value-type="float" office:value="0.5058125" calcext:value-type="float">
            <text:p>0.5058125</text:p>
          </table:table-cell>
          <table:table-cell office:value-type="float" office:value="0.693230300070441" calcext:value-type="float">
            <text:p>0.693230300070441</text:p>
          </table:table-cell>
          <table:table-cell office:value-type="float" office:value="0.695885903926633" calcext:value-type="float">
            <text:p>0.69588590392663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1372" calcext:value-type="float">
            <text:p>0.4991372</text:p>
          </table:table-cell>
          <table:table-cell office:value-type="float" office:value="0.50573784" calcext:value-type="float">
            <text:p>0.50573784</text:p>
          </table:table-cell>
          <table:table-cell office:value-type="float" office:value="0.69323139109019" calcext:value-type="float">
            <text:p>0.69323139109019</text:p>
          </table:table-cell>
          <table:table-cell office:value-type="float" office:value="0.695848713777812" calcext:value-type="float">
            <text:p>0.69584871377781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4627795" calcext:value-type="float">
            <text:p>0.14627795</text:p>
          </table:table-cell>
          <table:table-cell office:value-type="float" office:value="0" calcext:value-type="float">
            <text:p>0</text:p>
          </table:table-cell>
          <table:table-cell office:value-type="float" office:value="0.025654824" calcext:value-type="float">
            <text:p>0.025654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77404" calcext:value-type="float">
            <text:p>0.49977404</text:p>
          </table:table-cell>
          <table:table-cell office:value-type="float" office:value="0.50537574" calcext:value-type="float">
            <text:p>0.50537574</text:p>
          </table:table-cell>
          <table:table-cell office:value-type="float" office:value="0.693230419144764" calcext:value-type="float">
            <text:p>0.693230419144764</text:p>
          </table:table-cell>
          <table:table-cell office:value-type="float" office:value="0.69587818721169" calcext:value-type="float">
            <text:p>0.6958781872116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4627795" calcext:value-type="float">
            <text:p>0.14627795</text:p>
          </table:table-cell>
          <table:table-cell office:value-type="float" office:value="0" calcext:value-type="float">
            <text:p>0</text:p>
          </table:table-cell>
          <table:table-cell office:value-type="float" office:value="0.025654824" calcext:value-type="float">
            <text:p>0.025654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0355" calcext:value-type="float">
            <text:p>0.50020355</text:p>
          </table:table-cell>
          <table:table-cell office:value-type="float" office:value="0.5053012" calcext:value-type="float">
            <text:p>0.5053012</text:p>
          </table:table-cell>
          <table:table-cell office:value-type="float" office:value="0.693278918784568" calcext:value-type="float">
            <text:p>0.693278918784568</text:p>
          </table:table-cell>
          <table:table-cell office:value-type="float" office:value="0.695007818378262" calcext:value-type="float">
            <text:p>0.69500781837826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7732804" calcext:value-type="float">
            <text:p>0.27732804</text:p>
          </table:table-cell>
          <table:table-cell office:value-type="float" office:value="0" calcext:value-type="float">
            <text:p>0</text:p>
          </table:table-cell>
          <table:table-cell office:value-type="float" office:value="0.205638" calcext:value-type="float">
            <text:p>0.2056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103855" calcext:value-type="float">
            <text:p>0.50103855</text:p>
          </table:table-cell>
          <table:table-cell office:value-type="float" office:value="0.5041556" calcext:value-type="float">
            <text:p>0.5041556</text:p>
          </table:table-cell>
          <table:table-cell office:value-type="float" office:value="0.693330466679801" calcext:value-type="float">
            <text:p>0.693330466679801</text:p>
          </table:table-cell>
          <table:table-cell office:value-type="float" office:value="0.694281082487169" calcext:value-type="float">
            <text:p>0.69428108248716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53923" calcext:value-type="float">
            <text:p>0.49953923</text:p>
          </table:table-cell>
          <table:table-cell office:value-type="float" office:value="0.50377095" calcext:value-type="float">
            <text:p>0.50377095</text:p>
          </table:table-cell>
          <table:table-cell office:value-type="float" office:value="0.69333034644139" calcext:value-type="float">
            <text:p>0.69333034644139</text:p>
          </table:table-cell>
          <table:table-cell office:value-type="float" office:value="0.694283013142242" calcext:value-type="float">
            <text:p>0.69428301314224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172484" calcext:value-type="float">
            <text:p>0.50172484</text:p>
          </table:table-cell>
          <table:table-cell office:value-type="float" office:value="0.5033291" calcext:value-type="float">
            <text:p>0.5033291</text:p>
          </table:table-cell>
          <table:table-cell office:value-type="float" office:value="0.693205576914078" calcext:value-type="float">
            <text:p>0.693205576914078</text:p>
          </table:table-cell>
          <table:table-cell office:value-type="float" office:value="0.696391437532407" calcext:value-type="float">
            <text:p>0.69639143753240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0355" calcext:value-type="float">
            <text:p>0.50020355</text:p>
          </table:table-cell>
          <table:table-cell office:value-type="float" office:value="0.50324386" calcext:value-type="float">
            <text:p>0.50324386</text:p>
          </table:table-cell>
          <table:table-cell office:value-type="float" office:value="0.693278918784568" calcext:value-type="float">
            <text:p>0.693278918784568</text:p>
          </table:table-cell>
          <table:table-cell office:value-type="float" office:value="0.69500780641009" calcext:value-type="float">
            <text:p>0.6950078064100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7732804" calcext:value-type="float">
            <text:p>0.27732804</text:p>
          </table:table-cell>
          <table:table-cell office:value-type="float" office:value="0" calcext:value-type="float">
            <text:p>0</text:p>
          </table:table-cell>
          <table:table-cell office:value-type="float" office:value="0.205638" calcext:value-type="float">
            <text:p>0.2056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39744" calcext:value-type="float">
            <text:p>0.50039744</text:p>
          </table:table-cell>
          <table:table-cell office:value-type="float" office:value="0.50319606" calcext:value-type="float">
            <text:p>0.50319606</text:p>
          </table:table-cell>
          <table:table-cell office:value-type="float" office:value="0.69338838162653" calcext:value-type="float">
            <text:p>0.69338838162653</text:p>
          </table:table-cell>
          <table:table-cell office:value-type="float" office:value="0.693974537137635" calcext:value-type="float">
            <text:p>0.693974537137635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6190206" calcext:value-type="float">
            <text:p>0.36190206</text:p>
          </table:table-cell>
          <table:table-cell office:value-type="float" office:value="0" calcext:value-type="float">
            <text:p>0</text:p>
          </table:table-cell>
          <table:table-cell office:value-type="float" office:value="0.30924034" calcext:value-type="float">
            <text:p>0.30924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2288" calcext:value-type="float">
            <text:p>0.4992288</text:p>
          </table:table-cell>
          <table:table-cell office:value-type="float" office:value="0.5025888" calcext:value-type="float">
            <text:p>0.5025888</text:p>
          </table:table-cell>
          <table:table-cell office:value-type="float" office:value="0.693278236882463" calcext:value-type="float">
            <text:p>0.693278236882463</text:p>
          </table:table-cell>
          <table:table-cell office:value-type="float" office:value="0.694989202123337" calcext:value-type="float">
            <text:p>0.69498920212333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7732804" calcext:value-type="float">
            <text:p>0.27732804</text:p>
          </table:table-cell>
          <table:table-cell office:value-type="float" office:value="0" calcext:value-type="float">
            <text:p>0</text:p>
          </table:table-cell>
          <table:table-cell office:value-type="float" office:value="0.205638" calcext:value-type="float">
            <text:p>0.2056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35596" calcext:value-type="float">
            <text:p>0.50035596</text:p>
          </table:table-cell>
          <table:table-cell office:value-type="float" office:value="0.50252116" calcext:value-type="float">
            <text:p>0.50252116</text:p>
          </table:table-cell>
          <table:table-cell office:value-type="float" office:value="0.693391297732741" calcext:value-type="float">
            <text:p>0.693391297732741</text:p>
          </table:table-cell>
          <table:table-cell office:value-type="float" office:value="0.693970548980617" calcext:value-type="float">
            <text:p>0.69397054898061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6190206" calcext:value-type="float">
            <text:p>0.36190206</text:p>
          </table:table-cell>
          <table:table-cell office:value-type="float" office:value="0" calcext:value-type="float">
            <text:p>0</text:p>
          </table:table-cell>
          <table:table-cell office:value-type="float" office:value="0.30924034" calcext:value-type="float">
            <text:p>0.30924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934" calcext:value-type="float">
            <text:p>0.499934</text:p>
          </table:table-cell>
          <table:table-cell office:value-type="float" office:value="0.5025114" calcext:value-type="float">
            <text:p>0.5025114</text:p>
          </table:table-cell>
          <table:table-cell office:value-type="float" office:value="0.693230088274033" calcext:value-type="float">
            <text:p>0.693230088274033</text:p>
          </table:table-cell>
          <table:table-cell office:value-type="float" office:value="0.695889762323473" calcext:value-type="float">
            <text:p>0.69588976232347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71983" calcext:value-type="float">
            <text:p>0.49971983</text:p>
          </table:table-cell>
          <table:table-cell office:value-type="float" office:value="0.50233316" calcext:value-type="float">
            <text:p>0.50233316</text:p>
          </table:table-cell>
          <table:table-cell office:value-type="float" office:value="0.693230304085699" calcext:value-type="float">
            <text:p>0.693230304085699</text:p>
          </table:table-cell>
          <table:table-cell office:value-type="float" office:value="0.69588678768163" calcext:value-type="float">
            <text:p>0.6958867876816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021552" calcext:value-type="float">
            <text:p>0.5021552</text:p>
          </table:table-cell>
          <table:table-cell office:value-type="float" office:value="0.694028376453226" calcext:value-type="float">
            <text:p>0.694028376453226</text:p>
          </table:table-cell>
          <table:table-cell office:value-type="float" office:value="0.72922714249461" calcext:value-type="float">
            <text:p>0.7292271424946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5069912" calcext:value-type="float">
            <text:p>0.5069912</text:p>
          </table:table-cell>
          <table:table-cell office:value-type="float" office:value="0" calcext:value-type="float">
            <text:p>0</text:p>
          </table:table-cell>
          <table:table-cell office:value-type="float" office:value="0.46633613" calcext:value-type="float">
            <text:p>0.46633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29687" calcext:value-type="float">
            <text:p>0.49929687</text:p>
          </table:table-cell>
          <table:table-cell office:value-type="float" office:value="0.5019753" calcext:value-type="float">
            <text:p>0.5019753</text:p>
          </table:table-cell>
          <table:table-cell office:value-type="float" office:value="0.693230367435668" calcext:value-type="float">
            <text:p>0.693230367435668</text:p>
          </table:table-cell>
          <table:table-cell office:value-type="float" office:value="0.695879309385267" calcext:value-type="float">
            <text:p>0.69587930938526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4627795" calcext:value-type="float">
            <text:p>0.14627795</text:p>
          </table:table-cell>
          <table:table-cell office:value-type="float" office:value="0" calcext:value-type="float">
            <text:p>0</text:p>
          </table:table-cell>
          <table:table-cell office:value-type="float" office:value="0.025654824" calcext:value-type="float">
            <text:p>0.025654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5006639" calcext:value-type="float">
            <text:p>0.5006639</text:p>
          </table:table-cell>
          <table:table-cell office:value-type="float" office:value="0.693193426187538" calcext:value-type="float">
            <text:p>0.693193426187538</text:p>
          </table:table-cell>
          <table:table-cell office:value-type="float" office:value="0.696553223041751" calcext:value-type="float">
            <text:p>0.69655322304175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50025403" calcext:value-type="float">
            <text:p>0.50025403</text:p>
          </table:table-cell>
          <table:table-cell office:value-type="float" office:value="0.6931788346567" calcext:value-type="float">
            <text:p>0.6931788346567</text:p>
          </table:table-cell>
          <table:table-cell office:value-type="float" office:value="0.696488071700541" calcext:value-type="float">
            <text:p>0.69648807170054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50025153" calcext:value-type="float">
            <text:p>0.50025153</text:p>
          </table:table-cell>
          <table:table-cell office:value-type="float" office:value="0.693174774606944" calcext:value-type="float">
            <text:p>0.693174774606944</text:p>
          </table:table-cell>
          <table:table-cell office:value-type="float" office:value="0.696549924865582" calcext:value-type="float">
            <text:p>0.69654992486558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188184" calcext:value-type="float">
            <text:p>0.50188184</text:p>
          </table:table-cell>
          <table:table-cell office:value-type="float" office:value="0.5002501" calcext:value-type="float">
            <text:p>0.5002501</text:p>
          </table:table-cell>
          <table:table-cell office:value-type="float" office:value="0.693390807685722" calcext:value-type="float">
            <text:p>0.693390807685722</text:p>
          </table:table-cell>
          <table:table-cell office:value-type="float" office:value="0.693977319580088" calcext:value-type="float">
            <text:p>0.693977319580088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6190206" calcext:value-type="float">
            <text:p>0.36190206</text:p>
          </table:table-cell>
          <table:table-cell office:value-type="float" office:value="0" calcext:value-type="float">
            <text:p>0</text:p>
          </table:table-cell>
          <table:table-cell office:value-type="float" office:value="0.30924034" calcext:value-type="float">
            <text:p>0.30924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0025" calcext:value-type="float">
            <text:p>0.50025</text:p>
          </table:table-cell>
          <table:table-cell office:value-type="float" office:value="0.693184593953393" calcext:value-type="float">
            <text:p>0.693184593953393</text:p>
          </table:table-cell>
          <table:table-cell office:value-type="float" office:value="0.696429069165037" calcext:value-type="float">
            <text:p>0.69642906916503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00249" calcext:value-type="float">
            <text:p>0.500249</text:p>
          </table:table-cell>
          <table:table-cell office:value-type="float" office:value="0.693198868784998" calcext:value-type="float">
            <text:p>0.693198868784998</text:p>
          </table:table-cell>
          <table:table-cell office:value-type="float" office:value="0.696513870590744" calcext:value-type="float">
            <text:p>0.696513870590744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00248" calcext:value-type="float">
            <text:p>0.500248</text:p>
          </table:table-cell>
          <table:table-cell office:value-type="float" office:value="0.693175095388918" calcext:value-type="float">
            <text:p>0.693175095388918</text:p>
          </table:table-cell>
          <table:table-cell office:value-type="float" office:value="0.696557127421567" calcext:value-type="float">
            <text:p>0.69655712742156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500248" calcext:value-type="float">
            <text:p>0.500248</text:p>
          </table:table-cell>
          <table:table-cell office:value-type="float" office:value="0.693207548793638" calcext:value-type="float">
            <text:p>0.693207548793638</text:p>
          </table:table-cell>
          <table:table-cell office:value-type="float" office:value="0.6962025897821" calcext:value-type="float">
            <text:p>0.696202589782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002465" calcext:value-type="float">
            <text:p>0.5002465</text:p>
          </table:table-cell>
          <table:table-cell office:value-type="float" office:value="0.693193034548075" calcext:value-type="float">
            <text:p>0.693193034548075</text:p>
          </table:table-cell>
          <table:table-cell office:value-type="float" office:value="0.696233095785743" calcext:value-type="float">
            <text:p>0.69623309578574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002456" calcext:value-type="float">
            <text:p>0.5002456</text:p>
          </table:table-cell>
          <table:table-cell office:value-type="float" office:value="0.693207352248461" calcext:value-type="float">
            <text:p>0.693207352248461</text:p>
          </table:table-cell>
          <table:table-cell office:value-type="float" office:value="0.696210329409792" calcext:value-type="float">
            <text:p>0.69621032940979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5002456" calcext:value-type="float">
            <text:p>0.5002456</text:p>
          </table:table-cell>
          <table:table-cell office:value-type="float" office:value="0.693208364329593" calcext:value-type="float">
            <text:p>0.693208364329593</text:p>
          </table:table-cell>
          <table:table-cell office:value-type="float" office:value="0.696208650637492" calcext:value-type="float">
            <text:p>0.69620865063749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35214" calcext:value-type="float">
            <text:p>0.50035214</text:p>
          </table:table-cell>
          <table:table-cell office:value-type="float" office:value="0.50022215" calcext:value-type="float">
            <text:p>0.50022215</text:p>
          </table:table-cell>
          <table:table-cell office:value-type="float" office:value="0.693194163746514" calcext:value-type="float">
            <text:p>0.693194163746514</text:p>
          </table:table-cell>
          <table:table-cell office:value-type="float" office:value="0.696521412034961" calcext:value-type="float">
            <text:p>0.69652141203496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05777" calcext:value-type="float">
            <text:p>0.49905777</text:p>
          </table:table-cell>
          <table:table-cell office:value-type="float" office:value="0.5000148" calcext:value-type="float">
            <text:p>0.5000148</text:p>
          </table:table-cell>
          <table:table-cell office:value-type="float" office:value="0.693330979232507" calcext:value-type="float">
            <text:p>0.693330979232507</text:p>
          </table:table-cell>
          <table:table-cell office:value-type="float" office:value="0.694277507547028" calcext:value-type="float">
            <text:p>0.694277507547028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3959" calcext:value-type="float">
            <text:p>0.4993959</text:p>
          </table:table-cell>
          <table:table-cell office:value-type="float" office:value="0.5" calcext:value-type="float">
            <text:p>0.5</text:p>
          </table:table-cell>
          <table:table-cell office:value-type="float" office:value="0.693390668771303" calcext:value-type="float">
            <text:p>0.693390668771303</text:p>
          </table:table-cell>
          <table:table-cell office:value-type="float" office:value="0.693971462656044" calcext:value-type="float">
            <text:p>0.693971462656044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6190206" calcext:value-type="float">
            <text:p>0.36190206</text:p>
          </table:table-cell>
          <table:table-cell office:value-type="float" office:value="0" calcext:value-type="float">
            <text:p>0</text:p>
          </table:table-cell>
          <table:table-cell office:value-type="float" office:value="0.30924034" calcext:value-type="float">
            <text:p>0.30924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0091" calcext:value-type="float">
            <text:p>0.5000091</text:p>
          </table:table-cell>
          <table:table-cell office:value-type="float" office:value="0.5" calcext:value-type="float">
            <text:p>0.5</text:p>
          </table:table-cell>
          <table:table-cell office:value-type="float" office:value="0.693391023480518" calcext:value-type="float">
            <text:p>0.693391023480518</text:p>
          </table:table-cell>
          <table:table-cell office:value-type="float" office:value="0.693970476620421" calcext:value-type="float">
            <text:p>0.69397047662042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6190206" calcext:value-type="float">
            <text:p>0.36190206</text:p>
          </table:table-cell>
          <table:table-cell office:value-type="float" office:value="0" calcext:value-type="float">
            <text:p>0</text:p>
          </table:table-cell>
          <table:table-cell office:value-type="float" office:value="0.30924034" calcext:value-type="float">
            <text:p>0.30924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142145" calcext:value-type="float">
            <text:p>0.50142145</text:p>
          </table:table-cell>
          <table:table-cell office:value-type="float" office:value="0.5" calcext:value-type="float">
            <text:p>0.5</text:p>
          </table:table-cell>
          <table:table-cell office:value-type="float" office:value="0.693390622123456" calcext:value-type="float">
            <text:p>0.693390622123456</text:p>
          </table:table-cell>
          <table:table-cell office:value-type="float" office:value="0.693970667717479" calcext:value-type="float">
            <text:p>0.69397066771747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6190206" calcext:value-type="float">
            <text:p>0.36190206</text:p>
          </table:table-cell>
          <table:table-cell office:value-type="float" office:value="0" calcext:value-type="float">
            <text:p>0</text:p>
          </table:table-cell>
          <table:table-cell office:value-type="float" office:value="0.30924034" calcext:value-type="float">
            <text:p>0.30924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197494" calcext:value-type="float">
            <text:p>0.50197494</text:p>
          </table:table-cell>
          <table:table-cell office:value-type="float" office:value="0.5" calcext:value-type="float">
            <text:p>0.5</text:p>
          </table:table-cell>
          <table:table-cell office:value-type="float" office:value="0.693391586696329" calcext:value-type="float">
            <text:p>0.693391586696329</text:p>
          </table:table-cell>
          <table:table-cell office:value-type="float" office:value="0.693970475833041" calcext:value-type="float">
            <text:p>0.69397047583304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6190206" calcext:value-type="float">
            <text:p>0.36190206</text:p>
          </table:table-cell>
          <table:table-cell office:value-type="float" office:value="0" calcext:value-type="float">
            <text:p>0</text:p>
          </table:table-cell>
          <table:table-cell office:value-type="float" office:value="0.30924034" calcext:value-type="float">
            <text:p>0.30924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5119" calcext:value-type="float">
            <text:p>0.5005119</text:p>
          </table:table-cell>
          <table:table-cell office:value-type="float" office:value="0.5" calcext:value-type="float">
            <text:p>0.5</text:p>
          </table:table-cell>
          <table:table-cell office:value-type="float" office:value="0.693434676046315" calcext:value-type="float">
            <text:p>0.693434676046315</text:p>
          </table:table-cell>
          <table:table-cell office:value-type="float" office:value="0.69455983648212" calcext:value-type="float">
            <text:p>0.6945598364821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6190206" calcext:value-type="float">
            <text:p>0.36190206</text:p>
          </table:table-cell>
          <table:table-cell office:value-type="float" office:value="0" calcext:value-type="float">
            <text:p>0</text:p>
          </table:table-cell>
          <table:table-cell office:value-type="float" office:value="0.30924034" calcext:value-type="float">
            <text:p>0.30924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859107" calcext:value-type="float">
            <text:p>0.49859107</text:p>
          </table:table-cell>
          <table:table-cell office:value-type="float" office:value="0.5" calcext:value-type="float">
            <text:p>0.5</text:p>
          </table:table-cell>
          <table:table-cell office:value-type="float" office:value="0.693333221517742" calcext:value-type="float">
            <text:p>0.693333221517742</text:p>
          </table:table-cell>
          <table:table-cell office:value-type="float" office:value="0.694295049973492" calcext:value-type="float">
            <text:p>0.69429504997349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859107" calcext:value-type="float">
            <text:p>0.49859107</text:p>
          </table:table-cell>
          <table:table-cell office:value-type="float" office:value="0.5" calcext:value-type="float">
            <text:p>0.5</text:p>
          </table:table-cell>
          <table:table-cell office:value-type="float" office:value="0.693333221517742" calcext:value-type="float">
            <text:p>0.693333221517742</text:p>
          </table:table-cell>
          <table:table-cell office:value-type="float" office:value="0.694295067610797" calcext:value-type="float">
            <text:p>0.69429506761079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82432" calcext:value-type="float">
            <text:p>0.4982432</text:p>
          </table:table-cell>
          <table:table-cell office:value-type="float" office:value="0.5" calcext:value-type="float">
            <text:p>0.5</text:p>
          </table:table-cell>
          <table:table-cell office:value-type="float" office:value="0.693329961465905" calcext:value-type="float">
            <text:p>0.693329961465905</text:p>
          </table:table-cell>
          <table:table-cell office:value-type="float" office:value="0.694286876184622" calcext:value-type="float">
            <text:p>0.69428687618462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49974" calcext:value-type="float">
            <text:p>0.49949974</text:p>
          </table:table-cell>
          <table:table-cell office:value-type="float" office:value="0.5" calcext:value-type="float">
            <text:p>0.5</text:p>
          </table:table-cell>
          <table:table-cell office:value-type="float" office:value="0.693329904746173" calcext:value-type="float">
            <text:p>0.693329904746173</text:p>
          </table:table-cell>
          <table:table-cell office:value-type="float" office:value="0.694288919513733" calcext:value-type="float">
            <text:p>0.69428891951373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02663" calcext:value-type="float">
            <text:p>0.49902663</text:p>
          </table:table-cell>
          <table:table-cell office:value-type="float" office:value="0.5" calcext:value-type="float">
            <text:p>0.5</text:p>
          </table:table-cell>
          <table:table-cell office:value-type="float" office:value="0.693331215829037" calcext:value-type="float">
            <text:p>0.693331215829037</text:p>
          </table:table-cell>
          <table:table-cell office:value-type="float" office:value="0.694275386739754" calcext:value-type="float">
            <text:p>0.694275386739754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212675" calcext:value-type="float">
            <text:p>0.50212675</text:p>
          </table:table-cell>
          <table:table-cell office:value-type="float" office:value="0.5" calcext:value-type="float">
            <text:p>0.5</text:p>
          </table:table-cell>
          <table:table-cell office:value-type="float" office:value="0.693330869673333" calcext:value-type="float">
            <text:p>0.693330869673333</text:p>
          </table:table-cell>
          <table:table-cell office:value-type="float" office:value="0.694279363007338" calcext:value-type="float">
            <text:p>0.694279363007338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8379" calcext:value-type="float">
            <text:p>0.5008379</text:p>
          </table:table-cell>
          <table:table-cell office:value-type="float" office:value="0.5" calcext:value-type="float">
            <text:p>0.5</text:p>
          </table:table-cell>
          <table:table-cell office:value-type="float" office:value="0.693331035935369" calcext:value-type="float">
            <text:p>0.693331035935369</text:p>
          </table:table-cell>
          <table:table-cell office:value-type="float" office:value="0.694274610698302" calcext:value-type="float">
            <text:p>0.69427461069830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" calcext:value-type="float">
            <text:p>0.5</text:p>
          </table:table-cell>
          <table:table-cell office:value-type="float" office:value="0.693223715992578" calcext:value-type="float">
            <text:p>0.693223715992578</text:p>
          </table:table-cell>
          <table:table-cell office:value-type="float" office:value="0.6962863222611" calcext:value-type="float">
            <text:p>0.696286322261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6778941" calcext:value-type="float">
            <text:p>0.16778941</text:p>
          </table:table-cell>
          <table:table-cell office:value-type="float" office:value="0" calcext:value-type="float">
            <text:p>0</text:p>
          </table:table-cell>
          <table:table-cell office:value-type="float" office:value="0.05166161" calcext:value-type="float">
            <text:p>0.05166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778" calcext:value-type="float">
            <text:p>0.499778</text:p>
          </table:table-cell>
          <table:table-cell office:value-type="float" office:value="0.5" calcext:value-type="float">
            <text:p>0.5</text:p>
          </table:table-cell>
          <table:table-cell office:value-type="float" office:value="0.693234363882393" calcext:value-type="float">
            <text:p>0.693234363882393</text:p>
          </table:table-cell>
          <table:table-cell office:value-type="float" office:value="0.695812994611783" calcext:value-type="float">
            <text:p>0.69581299461178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4627795" calcext:value-type="float">
            <text:p>0.14627795</text:p>
          </table:table-cell>
          <table:table-cell office:value-type="float" office:value="0" calcext:value-type="float">
            <text:p>0</text:p>
          </table:table-cell>
          <table:table-cell office:value-type="float" office:value="0.025654824" calcext:value-type="float">
            <text:p>0.025654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842152" calcext:value-type="float">
            <text:p>0.49842152</text:p>
          </table:table-cell>
          <table:table-cell office:value-type="float" office:value="0.5" calcext:value-type="float">
            <text:p>0.5</text:p>
          </table:table-cell>
          <table:table-cell office:value-type="float" office:value="0.693230869849006" calcext:value-type="float">
            <text:p>0.693230869849006</text:p>
          </table:table-cell>
          <table:table-cell office:value-type="float" office:value="0.695867870096486" calcext:value-type="float">
            <text:p>0.695867870096486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4627795" calcext:value-type="float">
            <text:p>0.14627795</text:p>
          </table:table-cell>
          <table:table-cell office:value-type="float" office:value="0" calcext:value-type="float">
            <text:p>0</text:p>
          </table:table-cell>
          <table:table-cell office:value-type="float" office:value="0.025654824" calcext:value-type="float">
            <text:p>0.025654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5957" calcext:value-type="float">
            <text:p>0.5005957</text:p>
          </table:table-cell>
          <table:table-cell office:value-type="float" office:value="0.5" calcext:value-type="float">
            <text:p>0.5</text:p>
          </table:table-cell>
          <table:table-cell office:value-type="float" office:value="0.693231167011817" calcext:value-type="float">
            <text:p>0.693231167011817</text:p>
          </table:table-cell>
          <table:table-cell office:value-type="float" office:value="0.695858433508023" calcext:value-type="float">
            <text:p>0.69585843350802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4627795" calcext:value-type="float">
            <text:p>0.14627795</text:p>
          </table:table-cell>
          <table:table-cell office:value-type="float" office:value="0" calcext:value-type="float">
            <text:p>0</text:p>
          </table:table-cell>
          <table:table-cell office:value-type="float" office:value="0.025654824" calcext:value-type="float">
            <text:p>0.025654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875817" calcext:value-type="float">
            <text:p>0.49875817</text:p>
          </table:table-cell>
          <table:table-cell office:value-type="float" office:value="0.5" calcext:value-type="float">
            <text:p>0.5</text:p>
          </table:table-cell>
          <table:table-cell office:value-type="float" office:value="0.693230253017694" calcext:value-type="float">
            <text:p>0.693230253017694</text:p>
          </table:table-cell>
          <table:table-cell office:value-type="float" office:value="0.69588979271633" calcext:value-type="float">
            <text:p>0.6958897927163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19470369745" calcext:value-type="float">
            <text:p>0.69319470369745</text:p>
          </table:table-cell>
          <table:table-cell office:value-type="float" office:value="0.696399995877532" calcext:value-type="float">
            <text:p>0.69639999587753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5" calcext:value-type="float">
            <text:p>0.5</text:p>
          </table:table-cell>
          <table:table-cell office:value-type="float" office:value="0.693180460599877" calcext:value-type="float">
            <text:p>0.693180460599877</text:p>
          </table:table-cell>
          <table:table-cell office:value-type="float" office:value="0.696625867954491" calcext:value-type="float">
            <text:p>0.69662586795449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" calcext:value-type="float">
            <text:p>0.5</text:p>
          </table:table-cell>
          <table:table-cell office:value-type="float" office:value="0.693203469713585" calcext:value-type="float">
            <text:p>0.693203469713585</text:p>
          </table:table-cell>
          <table:table-cell office:value-type="float" office:value="0.696674055199642" calcext:value-type="float">
            <text:p>0.69667405519964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193866836765" calcext:value-type="float">
            <text:p>0.693193866836765</text:p>
          </table:table-cell>
          <table:table-cell office:value-type="float" office:value="0.696388112821541" calcext:value-type="float">
            <text:p>0.69638811282154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093" calcext:value-type="float">
            <text:p>0.5002093</text:p>
          </table:table-cell>
          <table:table-cell office:value-type="float" office:value="0.5" calcext:value-type="float">
            <text:p>0.5</text:p>
          </table:table-cell>
          <table:table-cell office:value-type="float" office:value="0.693207581539921" calcext:value-type="float">
            <text:p>0.693207581539921</text:p>
          </table:table-cell>
          <table:table-cell office:value-type="float" office:value="0.696409471362554" calcext:value-type="float">
            <text:p>0.696409471362554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5" calcext:value-type="float">
            <text:p>0.5</text:p>
          </table:table-cell>
          <table:table-cell office:value-type="float" office:value="0.69318726219336" calcext:value-type="float">
            <text:p>0.69318726219336</text:p>
          </table:table-cell>
          <table:table-cell office:value-type="float" office:value="0.696519507363419" calcext:value-type="float">
            <text:p>0.69651950736341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" calcext:value-type="float">
            <text:p>0.5</text:p>
          </table:table-cell>
          <table:table-cell office:value-type="float" office:value="0.693209408752108" calcext:value-type="float">
            <text:p>0.693209408752108</text:p>
          </table:table-cell>
          <table:table-cell office:value-type="float" office:value="0.696052387258336" calcext:value-type="float">
            <text:p>0.696052387258336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217502668091" calcext:value-type="float">
            <text:p>0.693217502668091</text:p>
          </table:table-cell>
          <table:table-cell office:value-type="float" office:value="0.696630415466062" calcext:value-type="float">
            <text:p>0.69663041546606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6229" calcext:value-type="float">
            <text:p>0.5006229</text:p>
          </table:table-cell>
          <table:table-cell office:value-type="float" office:value="0.5" calcext:value-type="float">
            <text:p>0.5</text:p>
          </table:table-cell>
          <table:table-cell office:value-type="float" office:value="0.693229969722706" calcext:value-type="float">
            <text:p>0.693229969722706</text:p>
          </table:table-cell>
          <table:table-cell office:value-type="float" office:value="0.695891748646291" calcext:value-type="float">
            <text:p>0.69589174864629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193336215398" calcext:value-type="float">
            <text:p>0.693193336215398</text:p>
          </table:table-cell>
          <table:table-cell office:value-type="float" office:value="0.696409452701654" calcext:value-type="float">
            <text:p>0.696409452701654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" calcext:value-type="float">
            <text:p>0.5</text:p>
          </table:table-cell>
          <table:table-cell office:value-type="float" office:value="0.6931961542346" calcext:value-type="float">
            <text:p>0.6931961542346</text:p>
          </table:table-cell>
          <table:table-cell office:value-type="float" office:value="0.696263428329634" calcext:value-type="float">
            <text:p>0.696263428329634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206690979382" calcext:value-type="float">
            <text:p>0.693206690979382</text:p>
          </table:table-cell>
          <table:table-cell office:value-type="float" office:value="0.696217893136855" calcext:value-type="float">
            <text:p>0.696217893136855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189333931367" calcext:value-type="float">
            <text:p>0.693189333931367</text:p>
          </table:table-cell>
          <table:table-cell office:value-type="float" office:value="0.696694363848536" calcext:value-type="float">
            <text:p>0.696694363848536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5648" calcext:value-type="float">
            <text:p>0.5005648</text:p>
          </table:table-cell>
          <table:table-cell office:value-type="float" office:value="0.5" calcext:value-type="float">
            <text:p>0.5</text:p>
          </table:table-cell>
          <table:table-cell office:value-type="float" office:value="0.693229785442622" calcext:value-type="float">
            <text:p>0.693229785442622</text:p>
          </table:table-cell>
          <table:table-cell office:value-type="float" office:value="0.695895612554789" calcext:value-type="float">
            <text:p>0.69589561255478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5" calcext:value-type="float">
            <text:p>0.5</text:p>
          </table:table-cell>
          <table:table-cell office:value-type="float" office:value="0.693215836757916" calcext:value-type="float">
            <text:p>0.693215836757916</text:p>
          </table:table-cell>
          <table:table-cell office:value-type="float" office:value="0.696529239534229" calcext:value-type="float">
            <text:p>0.69652923953422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198326067246" calcext:value-type="float">
            <text:p>0.693198326067246</text:p>
          </table:table-cell>
          <table:table-cell office:value-type="float" office:value="0.696638104307762" calcext:value-type="float">
            <text:p>0.69663810430776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05464" calcext:value-type="float">
            <text:p>0.49905464</text:p>
          </table:table-cell>
          <table:table-cell office:value-type="float" office:value="0.5" calcext:value-type="float">
            <text:p>0.5</text:p>
          </table:table-cell>
          <table:table-cell office:value-type="float" office:value="0.693230018091377" calcext:value-type="float">
            <text:p>0.693230018091377</text:p>
          </table:table-cell>
          <table:table-cell office:value-type="float" office:value="0.695892457681729" calcext:value-type="float">
            <text:p>0.69589245768172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12003" calcext:value-type="float">
            <text:p>0.49912003</text:p>
          </table:table-cell>
          <table:table-cell office:value-type="float" office:value="0.5" calcext:value-type="float">
            <text:p>0.5</text:p>
          </table:table-cell>
          <table:table-cell office:value-type="float" office:value="0.693202977203425" calcext:value-type="float">
            <text:p>0.693202977203425</text:p>
          </table:table-cell>
          <table:table-cell office:value-type="float" office:value="0.696472055058498" calcext:value-type="float">
            <text:p>0.696472055058498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193961431512" calcext:value-type="float">
            <text:p>0.693193961431512</text:p>
          </table:table-cell>
          <table:table-cell office:value-type="float" office:value="0.696401818346631" calcext:value-type="float">
            <text:p>0.69640181834663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107306" calcext:value-type="float">
            <text:p>0.50107306</text:p>
          </table:table-cell>
          <table:table-cell office:value-type="float" office:value="0.5" calcext:value-type="float">
            <text:p>0.5</text:p>
          </table:table-cell>
          <table:table-cell office:value-type="float" office:value="0.693230189937658" calcext:value-type="float">
            <text:p>0.693230189937658</text:p>
          </table:table-cell>
          <table:table-cell office:value-type="float" office:value="0.69588486545152" calcext:value-type="float">
            <text:p>0.6958848654515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60946" calcext:value-type="float">
            <text:p>0.50060946</text:p>
          </table:table-cell>
          <table:table-cell office:value-type="float" office:value="0.5" calcext:value-type="float">
            <text:p>0.5</text:p>
          </table:table-cell>
          <table:table-cell office:value-type="float" office:value="0.693202633342154" calcext:value-type="float">
            <text:p>0.693202633342154</text:p>
          </table:table-cell>
          <table:table-cell office:value-type="float" office:value="0.696498402673628" calcext:value-type="float">
            <text:p>0.696498402673628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5" calcext:value-type="float">
            <text:p>0.5</text:p>
          </table:table-cell>
          <table:table-cell office:value-type="float" office:value="0.69317963689844" calcext:value-type="float">
            <text:p>0.69317963689844</text:p>
          </table:table-cell>
          <table:table-cell office:value-type="float" office:value="0.696567489732367" calcext:value-type="float">
            <text:p>0.69656748973236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208950962117" calcext:value-type="float">
            <text:p>0.693208950962117</text:p>
          </table:table-cell>
          <table:table-cell office:value-type="float" office:value="0.69617322666012" calcext:value-type="float">
            <text:p>0.6961732266601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18403741843" calcext:value-type="float">
            <text:p>0.69318403741843</text:p>
          </table:table-cell>
          <table:table-cell office:value-type="float" office:value="0.696474776242809" calcext:value-type="float">
            <text:p>0.69647477624280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5" calcext:value-type="float">
            <text:p>0.5</text:p>
          </table:table-cell>
          <table:table-cell office:value-type="float" office:value="0.693179970401021" calcext:value-type="float">
            <text:p>0.693179970401021</text:p>
          </table:table-cell>
          <table:table-cell office:value-type="float" office:value="0.696560209698217" calcext:value-type="float">
            <text:p>0.69656020969821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" calcext:value-type="float">
            <text:p>0.5</text:p>
          </table:table-cell>
          <table:table-cell office:value-type="float" office:value="0.693185031211582" calcext:value-type="float">
            <text:p>0.693185031211582</text:p>
          </table:table-cell>
          <table:table-cell office:value-type="float" office:value="0.696541618167015" calcext:value-type="float">
            <text:p>0.696541618167015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204444307732" calcext:value-type="float">
            <text:p>0.693204444307732</text:p>
          </table:table-cell>
          <table:table-cell office:value-type="float" office:value="0.695883605407755" calcext:value-type="float">
            <text:p>0.695883605407755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5" calcext:value-type="float">
            <text:p>0.5</text:p>
          </table:table-cell>
          <table:table-cell office:value-type="float" office:value="0.693183002713514" calcext:value-type="float">
            <text:p>0.693183002713514</text:p>
          </table:table-cell>
          <table:table-cell office:value-type="float" office:value="0.696445933106396" calcext:value-type="float">
            <text:p>0.696445933106396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207764892108" calcext:value-type="float">
            <text:p>0.693207764892108</text:p>
          </table:table-cell>
          <table:table-cell office:value-type="float" office:value="0.696204658386099" calcext:value-type="float">
            <text:p>0.69620465838609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58754" calcext:value-type="float">
            <text:p>0.49958754</text:p>
          </table:table-cell>
          <table:table-cell office:value-type="float" office:value="0.5" calcext:value-type="float">
            <text:p>0.5</text:p>
          </table:table-cell>
          <table:table-cell office:value-type="float" office:value="0.693194462748246" calcext:value-type="float">
            <text:p>0.693194462748246</text:p>
          </table:table-cell>
          <table:table-cell office:value-type="float" office:value="0.696492615905117" calcext:value-type="float">
            <text:p>0.69649261590511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207902726795" calcext:value-type="float">
            <text:p>0.693207902726795</text:p>
          </table:table-cell>
          <table:table-cell office:value-type="float" office:value="0.696155932730696" calcext:value-type="float">
            <text:p>0.696155932730696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49975443" calcext:value-type="float">
            <text:p>0.49975443</text:p>
          </table:table-cell>
          <table:table-cell office:value-type="float" office:value="0.693201172749989" calcext:value-type="float">
            <text:p>0.693201172749989</text:p>
          </table:table-cell>
          <table:table-cell office:value-type="float" office:value="0.696432557650885" calcext:value-type="float">
            <text:p>0.696432557650885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11959" calcext:value-type="float">
            <text:p>0.5011959</text:p>
          </table:table-cell>
          <table:table-cell office:value-type="float" office:value="0.4997538" calcext:value-type="float">
            <text:p>0.4997538</text:p>
          </table:table-cell>
          <table:table-cell office:value-type="float" office:value="0.693204520125245" calcext:value-type="float">
            <text:p>0.693204520125245</text:p>
          </table:table-cell>
          <table:table-cell office:value-type="float" office:value="0.696435912124704" calcext:value-type="float">
            <text:p>0.696435912124704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49975246" calcext:value-type="float">
            <text:p>0.49975246</text:p>
          </table:table-cell>
          <table:table-cell office:value-type="float" office:value="0.693205066790771" calcext:value-type="float">
            <text:p>0.693205066790771</text:p>
          </table:table-cell>
          <table:table-cell office:value-type="float" office:value="0.696477584038889" calcext:value-type="float">
            <text:p>0.69647758403888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49975148" calcext:value-type="float">
            <text:p>0.49975148</text:p>
          </table:table-cell>
          <table:table-cell office:value-type="float" office:value="0.693181757072602" calcext:value-type="float">
            <text:p>0.693181757072602</text:p>
          </table:table-cell>
          <table:table-cell office:value-type="float" office:value="0.696491837659002" calcext:value-type="float">
            <text:p>0.69649183765900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2955" calcext:value-type="float">
            <text:p>0.5002955</text:p>
          </table:table-cell>
          <table:table-cell office:value-type="float" office:value="0.49975" calcext:value-type="float">
            <text:p>0.49975</text:p>
          </table:table-cell>
          <table:table-cell office:value-type="float" office:value="0.693244886843705" calcext:value-type="float">
            <text:p>0.693244886843705</text:p>
          </table:table-cell>
          <table:table-cell office:value-type="float" office:value="0.696311259915366" calcext:value-type="float">
            <text:p>0.696311259915366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0843476" calcext:value-type="float">
            <text:p>0.20843476</text:p>
          </table:table-cell>
          <table:table-cell office:value-type="float" office:value="0" calcext:value-type="float">
            <text:p>0</text:p>
          </table:table-cell>
          <table:table-cell office:value-type="float" office:value="0.10300342" calcext:value-type="float">
            <text:p>0.10300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4997495" calcext:value-type="float">
            <text:p>0.4997495</text:p>
          </table:table-cell>
          <table:table-cell office:value-type="float" office:value="0.693194705198954" calcext:value-type="float">
            <text:p>0.693194705198954</text:p>
          </table:table-cell>
          <table:table-cell office:value-type="float" office:value="0.69652319450517" calcext:value-type="float">
            <text:p>0.6965231945051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499749" calcext:value-type="float">
            <text:p>0.499749</text:p>
          </table:table-cell>
          <table:table-cell office:value-type="float" office:value="0.693213267060471" calcext:value-type="float">
            <text:p>0.693213267060471</text:p>
          </table:table-cell>
          <table:table-cell office:value-type="float" office:value="0.69650245823035" calcext:value-type="float">
            <text:p>0.69650245823035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499748" calcext:value-type="float">
            <text:p>0.499748</text:p>
          </table:table-cell>
          <table:table-cell office:value-type="float" office:value="0.693207002347433" calcext:value-type="float">
            <text:p>0.693207002347433</text:p>
          </table:table-cell>
          <table:table-cell office:value-type="float" office:value="0.696210282009533" calcext:value-type="float">
            <text:p>0.69621028200953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4997444" calcext:value-type="float">
            <text:p>0.4997444</text:p>
          </table:table-cell>
          <table:table-cell office:value-type="float" office:value="0.69318581268533" calcext:value-type="float">
            <text:p>0.69318581268533</text:p>
          </table:table-cell>
          <table:table-cell office:value-type="float" office:value="0.696426740017088" calcext:value-type="float">
            <text:p>0.696426740017088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49974334" calcext:value-type="float">
            <text:p>0.49974334</text:p>
          </table:table-cell>
          <table:table-cell office:value-type="float" office:value="0.693178138330035" calcext:value-type="float">
            <text:p>0.693178138330035</text:p>
          </table:table-cell>
          <table:table-cell office:value-type="float" office:value="0.696442183367957" calcext:value-type="float">
            <text:p>0.69644218336795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49939358" calcext:value-type="float">
            <text:p>0.49939358</text:p>
          </table:table-cell>
          <table:table-cell office:value-type="float" office:value="0.693174127492492" calcext:value-type="float">
            <text:p>0.693174127492492</text:p>
          </table:table-cell>
          <table:table-cell office:value-type="float" office:value="0.696598065340377" calcext:value-type="float">
            <text:p>0.69659806534037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49925745" calcext:value-type="float">
            <text:p>0.49925745</text:p>
          </table:table-cell>
          <table:table-cell office:value-type="float" office:value="0.693188381505492" calcext:value-type="float">
            <text:p>0.693188381505492</text:p>
          </table:table-cell>
          <table:table-cell office:value-type="float" office:value="0.696482236665653" calcext:value-type="float">
            <text:p>0.69648223666565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49925745" calcext:value-type="float">
            <text:p>0.49925745</text:p>
          </table:table-cell>
          <table:table-cell office:value-type="float" office:value="0.693219747888849" calcext:value-type="float">
            <text:p>0.693219747888849</text:p>
          </table:table-cell>
          <table:table-cell office:value-type="float" office:value="0.695858448625713" calcext:value-type="float">
            <text:p>0.69585844862571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70448" calcext:value-type="float">
            <text:p>0.49970448</text:p>
          </table:table-cell>
          <table:table-cell office:value-type="float" office:value="0.498985" calcext:value-type="float">
            <text:p>0.498985</text:p>
          </table:table-cell>
          <table:table-cell office:value-type="float" office:value="0.693203015314632" calcext:value-type="float">
            <text:p>0.693203015314632</text:p>
          </table:table-cell>
          <table:table-cell office:value-type="float" office:value="0.696271093786157" calcext:value-type="float">
            <text:p>0.69627109378615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118387" calcext:value-type="float">
            <text:p>0.50118387</text:p>
          </table:table-cell>
          <table:table-cell office:value-type="float" office:value="0.4989738" calcext:value-type="float">
            <text:p>0.4989738</text:p>
          </table:table-cell>
          <table:table-cell office:value-type="float" office:value="0.693277591404482" calcext:value-type="float">
            <text:p>0.693277591404482</text:p>
          </table:table-cell>
          <table:table-cell office:value-type="float" office:value="0.694990420672191" calcext:value-type="float">
            <text:p>0.69499042067219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7732804" calcext:value-type="float">
            <text:p>0.27732804</text:p>
          </table:table-cell>
          <table:table-cell office:value-type="float" office:value="0" calcext:value-type="float">
            <text:p>0</text:p>
          </table:table-cell>
          <table:table-cell office:value-type="float" office:value="0.205638" calcext:value-type="float">
            <text:p>0.2056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7269" calcext:value-type="float">
            <text:p>0.5007269</text:p>
          </table:table-cell>
          <table:table-cell office:value-type="float" office:value="0.49875292" calcext:value-type="float">
            <text:p>0.49875292</text:p>
          </table:table-cell>
          <table:table-cell office:value-type="float" office:value="0.693232242358564" calcext:value-type="float">
            <text:p>0.693232242358564</text:p>
          </table:table-cell>
          <table:table-cell office:value-type="float" office:value="0.695849683750888" calcext:value-type="float">
            <text:p>0.695849683750888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4627795" calcext:value-type="float">
            <text:p>0.14627795</text:p>
          </table:table-cell>
          <table:table-cell office:value-type="float" office:value="0" calcext:value-type="float">
            <text:p>0</text:p>
          </table:table-cell>
          <table:table-cell office:value-type="float" office:value="0.025654824" calcext:value-type="float">
            <text:p>0.025654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6492" calcext:value-type="float">
            <text:p>0.5006492</text:p>
          </table:table-cell>
          <table:table-cell office:value-type="float" office:value="0.49864224" calcext:value-type="float">
            <text:p>0.49864224</text:p>
          </table:table-cell>
          <table:table-cell office:value-type="float" office:value="0.693220205020878" calcext:value-type="float">
            <text:p>0.693220205020878</text:p>
          </table:table-cell>
          <table:table-cell office:value-type="float" office:value="0.696352678214543" calcext:value-type="float">
            <text:p>0.696352678214543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50324" calcext:value-type="float">
            <text:p>0.50050324</text:p>
          </table:table-cell>
          <table:table-cell office:value-type="float" office:value="0.49837548" calcext:value-type="float">
            <text:p>0.49837548</text:p>
          </table:table-cell>
          <table:table-cell office:value-type="float" office:value="0.69333102986187" calcext:value-type="float">
            <text:p>0.69333102986187</text:p>
          </table:table-cell>
          <table:table-cell office:value-type="float" office:value="0.694277333614848" calcext:value-type="float">
            <text:p>0.694277333614848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67925" calcext:value-type="float">
            <text:p>0.50067925</text:p>
          </table:table-cell>
          <table:table-cell office:value-type="float" office:value="0.49773586" calcext:value-type="float">
            <text:p>0.49773586</text:p>
          </table:table-cell>
          <table:table-cell office:value-type="float" office:value="0.693278181681105" calcext:value-type="float">
            <text:p>0.693278181681105</text:p>
          </table:table-cell>
          <table:table-cell office:value-type="float" office:value="0.694992773913959" calcext:value-type="float">
            <text:p>0.69499277391395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7732804" calcext:value-type="float">
            <text:p>0.27732804</text:p>
          </table:table-cell>
          <table:table-cell office:value-type="float" office:value="0" calcext:value-type="float">
            <text:p>0</text:p>
          </table:table-cell>
          <table:table-cell office:value-type="float" office:value="0.205638" calcext:value-type="float">
            <text:p>0.2056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10216" calcext:value-type="float">
            <text:p>0.50010216</text:p>
          </table:table-cell>
          <table:table-cell office:value-type="float" office:value="0.49765408" calcext:value-type="float">
            <text:p>0.49765408</text:p>
          </table:table-cell>
          <table:table-cell office:value-type="float" office:value="0.693198748057333" calcext:value-type="float">
            <text:p>0.693198748057333</text:p>
          </table:table-cell>
          <table:table-cell office:value-type="float" office:value="0.696542971594016" calcext:value-type="float">
            <text:p>0.696542971594016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48923" calcext:value-type="float">
            <text:p>0.50048923</text:p>
          </table:table-cell>
          <table:table-cell office:value-type="float" office:value="0.49731204" calcext:value-type="float">
            <text:p>0.49731204</text:p>
          </table:table-cell>
          <table:table-cell office:value-type="float" office:value="0.693330730235917" calcext:value-type="float">
            <text:p>0.693330730235917</text:p>
          </table:table-cell>
          <table:table-cell office:value-type="float" office:value="0.694279417887704" calcext:value-type="float">
            <text:p>0.694279417887704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4174922" calcext:value-type="float">
            <text:p>0.34174922</text:p>
          </table:table-cell>
          <table:table-cell office:value-type="float" office:value="0" calcext:value-type="float">
            <text:p>0</text:p>
          </table:table-cell>
          <table:table-cell office:value-type="float" office:value="0.28361773" calcext:value-type="float">
            <text:p>0.283617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829733" calcext:value-type="float">
            <text:p>0.49829733</text:p>
          </table:table-cell>
          <table:table-cell office:value-type="float" office:value="0.49704632" calcext:value-type="float">
            <text:p>0.49704632</text:p>
          </table:table-cell>
          <table:table-cell office:value-type="float" office:value="0.693230780349249" calcext:value-type="float">
            <text:p>0.693230780349249</text:p>
          </table:table-cell>
          <table:table-cell office:value-type="float" office:value="0.695887262550339" calcext:value-type="float">
            <text:p>0.695887262550339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260119" calcext:value-type="float">
            <text:p>0.126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143266" calcext:value-type="float">
            <text:p>0.50143266</text:p>
          </table:table-cell>
          <table:table-cell office:value-type="float" office:value="0.496907" calcext:value-type="float">
            <text:p>0.496907</text:p>
          </table:table-cell>
          <table:table-cell office:value-type="float" office:value="0.693242658443165" calcext:value-type="float">
            <text:p>0.693242658443165</text:p>
          </table:table-cell>
          <table:table-cell office:value-type="float" office:value="0.695706550952151" calcext:value-type="float">
            <text:p>0.69570655095215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291537" calcext:value-type="float">
            <text:p>0.2291537</text:p>
          </table:table-cell>
          <table:table-cell office:value-type="float" office:value="0" calcext:value-type="float">
            <text:p>0</text:p>
          </table:table-cell>
          <table:table-cell office:value-type="float" office:value="0.12877968" calcext:value-type="float">
            <text:p>0.12877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18895" calcext:value-type="float">
            <text:p>0.50018895</text:p>
          </table:table-cell>
          <table:table-cell office:value-type="float" office:value="0.49688113" calcext:value-type="float">
            <text:p>0.49688113</text:p>
          </table:table-cell>
          <table:table-cell office:value-type="float" office:value="0.693277755523922" calcext:value-type="float">
            <text:p>0.693277755523922</text:p>
          </table:table-cell>
          <table:table-cell office:value-type="float" office:value="0.694988529386105" calcext:value-type="float">
            <text:p>0.694988529386105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7732804" calcext:value-type="float">
            <text:p>0.27732804</text:p>
          </table:table-cell>
          <table:table-cell office:value-type="float" office:value="0" calcext:value-type="float">
            <text:p>0</text:p>
          </table:table-cell>
          <table:table-cell office:value-type="float" office:value="0.205638" calcext:value-type="float">
            <text:p>0.2056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93614" calcext:value-type="float">
            <text:p>0.4993614</text:p>
          </table:table-cell>
          <table:table-cell office:value-type="float" office:value="0.49682313" calcext:value-type="float">
            <text:p>0.49682313</text:p>
          </table:table-cell>
          <table:table-cell office:value-type="float" office:value="0.693390056680695" calcext:value-type="float">
            <text:p>0.693390056680695</text:p>
          </table:table-cell>
          <table:table-cell office:value-type="float" office:value="0.693972542074901" calcext:value-type="float">
            <text:p>0.693972542074901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36190206" calcext:value-type="float">
            <text:p>0.36190206</text:p>
          </table:table-cell>
          <table:table-cell office:value-type="float" office:value="0" calcext:value-type="float">
            <text:p>0</text:p>
          </table:table-cell>
          <table:table-cell office:value-type="float" office:value="0.30924034" calcext:value-type="float">
            <text:p>0.309240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929422" calcext:value-type="float">
            <text:p>0.49929422</text:p>
          </table:table-cell>
          <table:table-cell office:value-type="float" office:value="0.49660942" calcext:value-type="float">
            <text:p>0.49660942</text:p>
          </table:table-cell>
          <table:table-cell office:value-type="float" office:value="0.693235013088828" calcext:value-type="float">
            <text:p>0.693235013088828</text:p>
          </table:table-cell>
          <table:table-cell office:value-type="float" office:value="0.695828201040094" calcext:value-type="float">
            <text:p>0.695828201040094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4627795" calcext:value-type="float">
            <text:p>0.14627795</text:p>
          </table:table-cell>
          <table:table-cell office:value-type="float" office:value="0" calcext:value-type="float">
            <text:p>0</text:p>
          </table:table-cell>
          <table:table-cell office:value-type="float" office:value="0.025654824" calcext:value-type="float">
            <text:p>0.025654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130033" calcext:value-type="float">
            <text:p>0.50130033</text:p>
          </table:table-cell>
          <table:table-cell office:value-type="float" office:value="0.49481776" calcext:value-type="float">
            <text:p>0.49481776</text:p>
          </table:table-cell>
          <table:table-cell office:value-type="float" office:value="0.693230779488837" calcext:value-type="float">
            <text:p>0.693230779488837</text:p>
          </table:table-cell>
          <table:table-cell office:value-type="float" office:value="0.695875347447994" calcext:value-type="float">
            <text:p>0.695875347447994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4627795" calcext:value-type="float">
            <text:p>0.14627795</text:p>
          </table:table-cell>
          <table:table-cell office:value-type="float" office:value="0" calcext:value-type="float">
            <text:p>0</text:p>
          </table:table-cell>
          <table:table-cell office:value-type="float" office:value="0.025654824" calcext:value-type="float">
            <text:p>0.025654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02665" calcext:value-type="float">
            <text:p>0.5002665</text:p>
          </table:table-cell>
          <table:table-cell office:value-type="float" office:value="0.49395555" calcext:value-type="float">
            <text:p>0.49395555</text:p>
          </table:table-cell>
          <table:table-cell office:value-type="float" office:value="0.693277293583708" calcext:value-type="float">
            <text:p>0.693277293583708</text:p>
          </table:table-cell>
          <table:table-cell office:value-type="float" office:value="0.694994252061907" calcext:value-type="float">
            <text:p>0.694994252061907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7732804" calcext:value-type="float">
            <text:p>0.27732804</text:p>
          </table:table-cell>
          <table:table-cell office:value-type="float" office:value="0" calcext:value-type="float">
            <text:p>0</text:p>
          </table:table-cell>
          <table:table-cell office:value-type="float" office:value="0.205638" calcext:value-type="float">
            <text:p>0.2056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003136" calcext:value-type="float">
            <text:p>0.5003136</text:p>
          </table:table-cell>
          <table:table-cell office:value-type="float" office:value="0.493953" calcext:value-type="float">
            <text:p>0.493953</text:p>
          </table:table-cell>
          <table:table-cell office:value-type="float" office:value="0.693277736324917" calcext:value-type="float">
            <text:p>0.693277736324917</text:p>
          </table:table-cell>
          <table:table-cell office:value-type="float" office:value="0.694987296821892" calcext:value-type="float">
            <text:p>0.694987296821892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27732804" calcext:value-type="float">
            <text:p>0.27732804</text:p>
          </table:table-cell>
          <table:table-cell office:value-type="float" office:value="0" calcext:value-type="float">
            <text:p>0</text:p>
          </table:table-cell>
          <table:table-cell office:value-type="float" office:value="0.205638" calcext:value-type="float">
            <text:p>0.2056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.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108844" calcext:value-type="float">
            <text:p>0.50108844</text:p>
          </table:table-cell>
          <table:table-cell office:value-type="float" office:value="0.49127382" calcext:value-type="float">
            <text:p>0.49127382</text:p>
          </table:table-cell>
          <table:table-cell office:value-type="float" office:value="0.693231526596702" calcext:value-type="float">
            <text:p>0.693231526596702</text:p>
          </table:table-cell>
          <table:table-cell office:value-type="float" office:value="0.695849527377276" calcext:value-type="float">
            <text:p>0.695849527377276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14627795" calcext:value-type="float">
            <text:p>0.14627795</text:p>
          </table:table-cell>
          <table:table-cell office:value-type="float" office:value="0" calcext:value-type="float">
            <text:p>0</text:p>
          </table:table-cell>
          <table:table-cell office:value-type="float" office:value="0.025654824" calcext:value-type="float">
            <text:p>0.025654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4304703" calcext:value-type="float">
            <text:p>0.64304703</text:p>
          </table:table-cell>
          <table:table-cell office:value-type="float" office:value="0.28238294" calcext:value-type="float">
            <text:p>0.28238294</text:p>
          </table:table-cell>
          <table:table-cell office:value-type="float" office:value="1.55332138431737" calcext:value-type="float">
            <text:p>1.55332138431737</text:p>
          </table:table-cell>
          <table:table-cell office:value-type="float" office:value="1.76217837409268" calcext:value-type="float">
            <text:p>1.76217837409268</text:p>
          </table:table-cell>
          <table:table-cell office:value-type="float" office:value="0.120871864" calcext:value-type="float">
            <text:p>0.120871864</text:p>
          </table:table-cell>
          <table:table-cell office:value-type="float" office:value="0.63894707" calcext:value-type="float">
            <text:p>0.63894707</text:p>
          </table:table-cell>
          <table:table-cell office:value-type="float" office:value="0" calcext:value-type="float">
            <text:p>0</text:p>
          </table:table-cell>
          <table:table-cell office:value-type="float" office:value="0.6242725" calcext:value-type="float">
            <text:p>0.62427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lu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</table:table-row>
      </table:table>
      <table:named-expressions/>
      <table:database-ranges>
        <table:database-range table:name="__Anonymous_Sheet_DB__0" table:target-range-address="Weighted_all.A1:Weighted_all.AF513">
          <table:sort>
            <table:sort-by table:field-number="2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3T13:32:42.424055268</dc:date>
    <meta:editing-duration>PT2H8M41S</meta:editing-duration>
    <meta:editing-cycles>2</meta:editing-cycles>
    <meta:generator>LibreOffice/6.2.4.2$Linux_X86_64 LibreOffice_project/2412653d852ce75f65fbfa83fb7e7b669a126d64</meta:generator>
    <meta:document-statistic meta:table-count="1" meta:cell-count="16398" meta:object-count="0"/>
  </office:meta>
</office:document-meta>
</file>